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c07d" officeooo:paragraph-rsid="0010c0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doop-2.9.0/share/doc/hadoop/api/org/apache/hadoop/security/token/delegation/web/DelegationTokenAuthenticatedURL.Token.html</text:p>
      <text:p text:style-name="P1">hadoop-2.9.0/share/doc/hadoop/api/org/apache/hadoop/security/token/delegation/web/KerberosDelegationTokenAuthenticator.html</text:p>
      <text:p text:style-name="P1">hadoop-2.9.0/share/doc/hadoop/api/org/apache/hadoop/security/token/delegation/web/class-use/</text:p>
      <text:p text:style-name="P1">hadoop-2.9.0/share/doc/hadoop/api/org/apache/hadoop/security/token/delegation/web/class-use/DelegationTokenAuthenticator.html</text:p>
      <text:p text:style-name="P1">hadoop-2.9.0/share/doc/hadoop/api/org/apache/hadoop/security/token/delegation/web/class-use/DelegationTokenAuthenticatedURL.Token.html</text:p>
      <text:p text:style-name="P1">hadoop-2.9.0/share/doc/hadoop/api/org/apache/hadoop/security/token/delegation/web/class-use/KerberosDelegationTokenAuthenticator.html</text:p>
      <text:p text:style-name="P1">hadoop-2.9.0/share/doc/hadoop/api/org/apache/hadoop/security/token/delegation/web/class-use/PseudoDelegationTokenAuthenticator.html</text:p>
      <text:p text:style-name="P1">hadoop-2.9.0/share/doc/hadoop/api/org/apache/hadoop/security/token/delegation/web/class-use/DelegationTokenAuthenticatedURL.html</text:p>
      <text:p text:style-name="P1">hadoop-2.9.0/share/doc/hadoop/api/org/apache/hadoop/security/token/delegation/web/PseudoDelegationTokenAuthenticator.html</text:p>
      <text:p text:style-name="P1">hadoop-2.9.0/share/doc/hadoop/api/org/apache/hadoop/security/token/delegation/web/package-summary.html</text:p>
      <text:p text:style-name="P1">hadoop-2.9.0/share/doc/hadoop/api/org/apache/hadoop/security/token/delegation/web/DelegationTokenAuthenticatedURL.html</text:p>
      <text:p text:style-name="P1">hadoop-2.9.0/share/doc/hadoop/api/org/apache/hadoop/security/token/delegation/class-use/</text:p>
      <text:p text:style-name="P1">hadoop-2.9.0/share/doc/hadoop/api/org/apache/hadoop/security/token/delegation/class-use/AbstractDelegationTokenSecretManager.html</text:p>
      <text:p text:style-name="P1">hadoop-2.9.0/share/doc/hadoop/api/org/apache/hadoop/security/token/delegation/class-use/AbstractDelegationTokenIdentifier.html</text:p>
      <text:p text:style-name="P1">hadoop-2.9.0/share/doc/hadoop/api/org/apache/hadoop/security/token/package-summary.html</text:p>
      <text:p text:style-name="P1">hadoop-2.9.0/share/doc/hadoop/api/org/apache/hadoop/security/authorize/</text:p>
      <text:p text:style-name="P1">hadoop-2.9.0/share/doc/hadoop/api/org/apache/hadoop/security/authorize/package-use.html</text:p>
      <text:p text:style-name="P1">hadoop-2.9.0/share/doc/hadoop/api/org/apache/hadoop/security/authorize/package-tree.html</text:p>
      <text:p text:style-name="P1">hadoop-2.9.0/share/doc/hadoop/api/org/apache/hadoop/security/authorize/package-frame.html</text:p>
      <text:p text:style-name="P1">hadoop-2.9.0/share/doc/hadoop/api/org/apache/hadoop/security/authorize/ImpersonationProvider.html</text:p>
      <text:p text:style-name="P1">hadoop-2.9.0/share/doc/hadoop/api/org/apache/hadoop/security/authorize/AuthorizationException.html</text:p>
      <text:p text:style-name="P1">hadoop-2.9.0/share/doc/hadoop/api/org/apache/hadoop/security/authorize/DefaultImpersonationProvider.html</text:p>
      <text:p text:style-name="P1">hadoop-2.9.0/share/doc/hadoop/api/org/apache/hadoop/security/authorize/class-use/</text:p>
      <text:p text:style-name="P1">hadoop-2.9.0/share/doc/hadoop/api/org/apache/hadoop/security/authorize/class-use/ImpersonationProvider.html</text:p>
      <text:p text:style-name="P1">hadoop-2.9.0/share/doc/hadoop/api/org/apache/hadoop/security/authorize/class-use/AuthorizationException.html</text:p>
      <text:p text:style-name="P1">hadoop-2.9.0/share/doc/hadoop/api/org/apache/hadoop/security/authorize/class-use/DefaultImpersonationProvider.html</text:p>
      <text:p text:style-name="P1">hadoop-2.9.0/share/doc/hadoop/api/org/apache/hadoop/security/authorize/class-use/AccessControlList.html</text:p>
      <text:p text:style-name="P1">hadoop-2.9.0/share/doc/hadoop/api/org/apache/hadoop/security/authorize/AccessControlList.html</text:p>
      <text:p text:style-name="P1"><text:soft-page-break/>hadoop-2.9.0/share/doc/hadoop/api/org/apache/hadoop/security/authorize/package-summary.html</text:p>
      <text:p text:style-name="P1">hadoop-2.9.0/share/doc/hadoop/api/org/apache/hadoop/security/proto/</text:p>
      <text:p text:style-name="P1">hadoop-2.9.0/share/doc/hadoop/api/org/apache/hadoop/security/proto/package-use.html</text:p>
      <text:p text:style-name="P1">hadoop-2.9.0/share/doc/hadoop/api/org/apache/hadoop/security/proto/package-tree.html</text:p>
      <text:p text:style-name="P1">hadoop-2.9.0/share/doc/hadoop/api/org/apache/hadoop/security/proto/package-frame.html</text:p>
      <text:p text:style-name="P1">hadoop-2.9.0/share/doc/hadoop/api/org/apache/hadoop/security/proto/package-summary.html</text:p>
      <text:p text:style-name="P1">hadoop-2.9.0/share/doc/hadoop/api/org/apache/hadoop/security/protocolPB/</text:p>
      <text:p text:style-name="P1">hadoop-2.9.0/share/doc/hadoop/api/org/apache/hadoop/security/protocolPB/package-use.html</text:p>
      <text:p text:style-name="P1">hadoop-2.9.0/share/doc/hadoop/api/org/apache/hadoop/security/protocolPB/package-tree.html</text:p>
      <text:p text:style-name="P1">hadoop-2.9.0/share/doc/hadoop/api/org/apache/hadoop/security/protocolPB/package-frame.html</text:p>
      <text:p text:style-name="P1">hadoop-2.9.0/share/doc/hadoop/api/org/apache/hadoop/security/protocolPB/package-summary.html</text:p>
      <text:p text:style-name="P1">hadoop-2.9.0/share/doc/hadoop/api/org/apache/hadoop/security/KerberosAuthException.html</text:p>
      <text:p text:style-name="P1">hadoop-2.9.0/share/doc/hadoop/api/org/apache/hadoop/security/IdMappingServiceProvider.html</text:p>
      <text:p text:style-name="P1">hadoop-2.9.0/share/doc/hadoop/api/org/apache/hadoop/security/Credentials.html</text:p>
      <text:p text:style-name="P1">hadoop-2.9.0/share/doc/hadoop/api/org/apache/hadoop/security/class-use/</text:p>
      <text:p text:style-name="P1">hadoop-2.9.0/share/doc/hadoop/api/org/apache/hadoop/security/class-use/AccessControlException.html</text:p>
      <text:p text:style-name="P1">hadoop-2.9.0/share/doc/hadoop/api/org/apache/hadoop/security/class-use/UserGroupInformation.html</text:p>
      <text:p text:style-name="P1">hadoop-2.9.0/share/doc/hadoop/api/org/apache/hadoop/security/class-use/GroupMappingServiceProvider.html</text:p>
      <text:p text:style-name="P1">hadoop-2.9.0/share/doc/hadoop/api/org/apache/hadoop/security/class-use/KerberosAuthException.html</text:p>
      <text:p text:style-name="P1">hadoop-2.9.0/share/doc/hadoop/api/org/apache/hadoop/security/class-use/IdMappingServiceProvider.html</text:p>
      <text:p text:style-name="P1">hadoop-2.9.0/share/doc/hadoop/api/org/apache/hadoop/security/class-use/Credentials.html</text:p>
      <text:p text:style-name="P1">hadoop-2.9.0/share/doc/hadoop/api/org/apache/hadoop/security/class-use/SecurityUtil.html</text:p>
      <text:p text:style-name="P1">hadoop-2.9.0/share/doc/hadoop/api/org/apache/hadoop/security/class-use/UserGroupInformation.AuthenticationMethod.html</text:p>
      <text:p text:style-name="P1">hadoop-2.9.0/share/doc/hadoop/api/org/apache/hadoop/security/alias/</text:p>
      <text:p text:style-name="P1">hadoop-2.9.0/share/doc/hadoop/api/org/apache/hadoop/security/alias/package-use.html</text:p>
      <text:p text:style-name="P1">hadoop-2.9.0/share/doc/hadoop/api/org/apache/hadoop/security/alias/package-tree.html</text:p>
      <text:p text:style-name="P1">hadoop-2.9.0/share/doc/hadoop/api/org/apache/hadoop/security/alias/package-frame.html</text:p>
      <text:p text:style-name="P1">hadoop-2.9.0/share/doc/hadoop/api/org/apache/hadoop/security/alias/CredentialProviderFactory.html</text:p>
      <text:p text:style-name="P1">hadoop-2.9.0/share/doc/hadoop/api/org/apache/hadoop/security/alias/class-use/</text:p>
      <text:p text:style-name="P1">hadoop-2.9.0/share/doc/hadoop/api/org/apache/hadoop/security/alias/class-use/CredentialProviderFactory.html</text:p>
      <text:p text:style-name="P1">hadoop-2.9.0/share/doc/hadoop/api/org/apache/hadoop/security/alias/class-use/CredentialProvider.html</text:p>
      <text:p text:style-name="P1">hadoop-2.9.0/share/doc/hadoop/api/org/apache/hadoop/security/alias/CredentialProvider.html</text:p>
      <text:p text:style-name="P1">hadoop-2.9.0/share/doc/hadoop/api/org/apache/hadoop/security/alias/package-summary.html</text:p>
      <text:p text:style-name="P1">hadoop-2.9.0/share/doc/hadoop/api/org/apache/hadoop/security/authentication/</text:p>
      <text:p text:style-name="P1">hadoop-2.9.0/share/doc/hadoop/api/org/apache/hadoop/security/authentication/client/</text:p>
      <text:p text:style-name="P1">hadoop-2.9.0/share/doc/hadoop/api/org/apache/hadoop/security/authentication/client/package-use.html</text:p>
      <text:p text:style-name="P1">hadoop-2.9.0/share/doc/hadoop/api/org/apache/hadoop/security/authentication/client/package-tree.html</text:p>
      <text:p text:style-name="P1">hadoop-2.9.0/share/doc/hadoop/api/org/apache/hadoop/security/authentication/client/package-frame.html</text:p>
      <text:p text:style-name="P1">hadoop-2.9.0/share/doc/hadoop/api/org/apache/hadoop/security/authentication/client/package-summary.html</text:p>
      <text:p text:style-name="P1"><text:soft-page-break/>hadoop-2.9.0/share/doc/hadoop/api/org/apache/hadoop/security/authentication/examples/</text:p>
      <text:p text:style-name="P1">hadoop-2.9.0/share/doc/hadoop/api/org/apache/hadoop/security/authentication/examples/package-use.html</text:p>
      <text:p text:style-name="P1">hadoop-2.9.0/share/doc/hadoop/api/org/apache/hadoop/security/authentication/examples/package-tree.html</text:p>
      <text:p text:style-name="P1">hadoop-2.9.0/share/doc/hadoop/api/org/apache/hadoop/security/authentication/examples/package-frame.html</text:p>
      <text:p text:style-name="P1">hadoop-2.9.0/share/doc/hadoop/api/org/apache/hadoop/security/authentication/examples/package-summary.html</text:p>
      <text:p text:style-name="P1">hadoop-2.9.0/share/doc/hadoop/api/org/apache/hadoop/security/authentication/util/</text:p>
      <text:p text:style-name="P1">hadoop-2.9.0/share/doc/hadoop/api/org/apache/hadoop/security/authentication/util/package-use.html</text:p>
      <text:p text:style-name="P1">hadoop-2.9.0/share/doc/hadoop/api/org/apache/hadoop/security/authentication/util/package-tree.html</text:p>
      <text:p text:style-name="P1">hadoop-2.9.0/share/doc/hadoop/api/org/apache/hadoop/security/authentication/util/package-frame.html</text:p>
      <text:p text:style-name="P1">hadoop-2.9.0/share/doc/hadoop/api/org/apache/hadoop/security/authentication/util/package-summary.html</text:p>
      <text:p text:style-name="P1">hadoop-2.9.0/share/doc/hadoop/api/org/apache/hadoop/security/package-summary.html</text:p>
      <text:p text:style-name="P1">hadoop-2.9.0/share/doc/hadoop/api/org/apache/hadoop/security/SecurityUtil.html</text:p>
      <text:p text:style-name="P1">hadoop-2.9.0/share/doc/hadoop/api/org/apache/hadoop/security/UserGroupInformation.AuthenticationMethod.html</text:p>
      <text:p text:style-name="P1">hadoop-2.9.0/share/doc/hadoop/api/org/apache/hadoop/tracing/</text:p>
      <text:p text:style-name="P1">hadoop-2.9.0/share/doc/hadoop/api/org/apache/hadoop/tracing/TraceAdminProtocol.html</text:p>
      <text:p text:style-name="P1">hadoop-2.9.0/share/doc/hadoop/api/org/apache/hadoop/tracing/package-use.html</text:p>
      <text:p text:style-name="P1">hadoop-2.9.0/share/doc/hadoop/api/org/apache/hadoop/tracing/package-tree.html</text:p>
      <text:p text:style-name="P1">hadoop-2.9.0/share/doc/hadoop/api/org/apache/hadoop/tracing/SpanReceiverInfo.html</text:p>
      <text:p text:style-name="P1">hadoop-2.9.0/share/doc/hadoop/api/org/apache/hadoop/tracing/package-frame.html</text:p>
      <text:p text:style-name="P1">hadoop-2.9.0/share/doc/hadoop/api/org/apache/hadoop/tracing/SpanReceiverInfoBuilder.html</text:p>
      <text:p text:style-name="P1">hadoop-2.9.0/share/doc/hadoop/api/org/apache/hadoop/tracing/class-use/</text:p>
      <text:p text:style-name="P1">hadoop-2.9.0/share/doc/hadoop/api/org/apache/hadoop/tracing/class-use/TraceAdminProtocol.html</text:p>
      <text:p text:style-name="P1">hadoop-2.9.0/share/doc/hadoop/api/org/apache/hadoop/tracing/class-use/SpanReceiverInfo.html</text:p>
      <text:p text:style-name="P1">hadoop-2.9.0/share/doc/hadoop/api/org/apache/hadoop/tracing/class-use/SpanReceiverInfoBuilder.html</text:p>
      <text:p text:style-name="P1">hadoop-2.9.0/share/doc/hadoop/api/org/apache/hadoop/tracing/class-use/TraceAdminProtocolPB.html</text:p>
      <text:p text:style-name="P1">hadoop-2.9.0/share/doc/hadoop/api/org/apache/hadoop/tracing/TraceAdminProtocolPB.html</text:p>
      <text:p text:style-name="P1">hadoop-2.9.0/share/doc/hadoop/api/org/apache/hadoop/tracing/package-summary.html</text:p>
      <text:p text:style-name="P1">hadoop-2.9.0/share/doc/hadoop/api/org/apache/hadoop/oncrpc/</text:p>
      <text:p text:style-name="P1">hadoop-2.9.0/share/doc/hadoop/api/org/apache/hadoop/oncrpc/package-use.html</text:p>
      <text:p text:style-name="P1">hadoop-2.9.0/share/doc/hadoop/api/org/apache/hadoop/oncrpc/package-tree.html</text:p>
      <text:p text:style-name="P1">hadoop-2.9.0/share/doc/hadoop/api/org/apache/hadoop/oncrpc/package-frame.html</text:p>
      <text:p text:style-name="P1">hadoop-2.9.0/share/doc/hadoop/api/org/apache/hadoop/oncrpc/security/</text:p>
      <text:p text:style-name="P1">hadoop-2.9.0/share/doc/hadoop/api/org/apache/hadoop/oncrpc/security/package-use.html</text:p>
      <text:p text:style-name="P1">hadoop-2.9.0/share/doc/hadoop/api/org/apache/hadoop/oncrpc/security/package-tree.html</text:p>
      <text:p text:style-name="P1">hadoop-2.9.0/share/doc/hadoop/api/org/apache/hadoop/oncrpc/security/package-frame.html</text:p>
      <text:p text:style-name="P1">hadoop-2.9.0/share/doc/hadoop/api/org/apache/hadoop/oncrpc/security/package-summary.html</text:p>
      <text:p text:style-name="P1">hadoop-2.9.0/share/doc/hadoop/api/org/apache/hadoop/oncrpc/package-summary.html</text:p>
      <text:p text:style-name="P1">hadoop-2.9.0/share/doc/hadoop/api/org/apache/hadoop/maven/</text:p>
      <text:p text:style-name="P1">hadoop-2.9.0/share/doc/hadoop/api/org/apache/hadoop/maven/plugin/</text:p>
      <text:p text:style-name="P1">hadoop-2.9.0/share/doc/hadoop/api/org/apache/hadoop/maven/plugin/protoc/</text:p>
      <text:p text:style-name="P1"><text:soft-page-break/>hadoop-2.9.0/share/doc/hadoop/api/org/apache/hadoop/maven/plugin/protoc/package-use.html</text:p>
      <text:p text:style-name="P1">hadoop-2.9.0/share/doc/hadoop/api/org/apache/hadoop/maven/plugin/protoc/package-tree.html</text:p>
      <text:p text:style-name="P1">hadoop-2.9.0/share/doc/hadoop/api/org/apache/hadoop/maven/plugin/protoc/package-frame.html</text:p>
      <text:p text:style-name="P1">hadoop-2.9.0/share/doc/hadoop/api/org/apache/hadoop/maven/plugin/protoc/package-summary.html</text:p>
      <text:p text:style-name="P1">hadoop-2.9.0/share/doc/hadoop/api/org/apache/hadoop/maven/plugin/cmakebuilder/</text:p>
      <text:p text:style-name="P1">hadoop-2.9.0/share/doc/hadoop/api/org/apache/hadoop/maven/plugin/cmakebuilder/package-use.html</text:p>
      <text:p text:style-name="P1">hadoop-2.9.0/share/doc/hadoop/api/org/apache/hadoop/maven/plugin/cmakebuilder/package-tree.html</text:p>
      <text:p text:style-name="P1">hadoop-2.9.0/share/doc/hadoop/api/org/apache/hadoop/maven/plugin/cmakebuilder/package-frame.html</text:p>
      <text:p text:style-name="P1">hadoop-2.9.0/share/doc/hadoop/api/org/apache/hadoop/maven/plugin/cmakebuilder/package-summary.html</text:p>
      <text:p text:style-name="P1">hadoop-2.9.0/share/doc/hadoop/api/org/apache/hadoop/maven/plugin/versioninfo/</text:p>
      <text:p text:style-name="P1">hadoop-2.9.0/share/doc/hadoop/api/org/apache/hadoop/maven/plugin/versioninfo/package-use.html</text:p>
      <text:p text:style-name="P1">hadoop-2.9.0/share/doc/hadoop/api/org/apache/hadoop/maven/plugin/versioninfo/package-tree.html</text:p>
      <text:p text:style-name="P1">hadoop-2.9.0/share/doc/hadoop/api/org/apache/hadoop/maven/plugin/versioninfo/package-frame.html</text:p>
      <text:p text:style-name="P1">hadoop-2.9.0/share/doc/hadoop/api/org/apache/hadoop/maven/plugin/versioninfo/package-summary.html</text:p>
      <text:p text:style-name="P1">hadoop-2.9.0/share/doc/hadoop/api/org/apache/hadoop/maven/plugin/util/</text:p>
      <text:p text:style-name="P1">hadoop-2.9.0/share/doc/hadoop/api/org/apache/hadoop/maven/plugin/util/package-use.html</text:p>
      <text:p text:style-name="P1">hadoop-2.9.0/share/doc/hadoop/api/org/apache/hadoop/maven/plugin/util/package-tree.html</text:p>
      <text:p text:style-name="P1">hadoop-2.9.0/share/doc/hadoop/api/org/apache/hadoop/maven/plugin/util/package-frame.html</text:p>
      <text:p text:style-name="P1">hadoop-2.9.0/share/doc/hadoop/api/org/apache/hadoop/maven/plugin/util/package-summary.html</text:p>
      <text:p text:style-name="P1">hadoop-2.9.0/share/doc/hadoop/api/org/apache/hadoop/package-summary.html</text:p>
      <text:p text:style-name="P1">hadoop-2.9.0/share/doc/hadoop/api/org/apache/hadoop/ha/</text:p>
      <text:p text:style-name="P1">hadoop-2.9.0/share/doc/hadoop/api/org/apache/hadoop/ha/package-use.html</text:p>
      <text:p text:style-name="P1">hadoop-2.9.0/share/doc/hadoop/api/org/apache/hadoop/ha/FenceMethod.html</text:p>
      <text:p text:style-name="P1">hadoop-2.9.0/share/doc/hadoop/api/org/apache/hadoop/ha/package-tree.html</text:p>
      <text:p text:style-name="P1">hadoop-2.9.0/share/doc/hadoop/api/org/apache/hadoop/ha/BadFencingConfigurationException.html</text:p>
      <text:p text:style-name="P1">hadoop-2.9.0/share/doc/hadoop/api/org/apache/hadoop/ha/package-frame.html</text:p>
      <text:p text:style-name="P1">hadoop-2.9.0/share/doc/hadoop/api/org/apache/hadoop/ha/ServiceFailedException.html</text:p>
      <text:p text:style-name="P1">hadoop-2.9.0/share/doc/hadoop/api/org/apache/hadoop/ha/HealthCheckFailedException.html</text:p>
      <text:p text:style-name="P1">hadoop-2.9.0/share/doc/hadoop/api/org/apache/hadoop/ha/HAServiceProtocolHelper.html</text:p>
      <text:p text:style-name="P1">hadoop-2.9.0/share/doc/hadoop/api/org/apache/hadoop/ha/HAServiceTarget.html</text:p>
      <text:p text:style-name="P1">hadoop-2.9.0/share/doc/hadoop/api/org/apache/hadoop/ha/proto/</text:p>
      <text:p text:style-name="P1">hadoop-2.9.0/share/doc/hadoop/api/org/apache/hadoop/ha/proto/package-use.html</text:p>
      <text:p text:style-name="P1">hadoop-2.9.0/share/doc/hadoop/api/org/apache/hadoop/ha/proto/package-tree.html</text:p>
      <text:p text:style-name="P1">hadoop-2.9.0/share/doc/hadoop/api/org/apache/hadoop/ha/proto/package-frame.html</text:p>
      <text:p text:style-name="P1">hadoop-2.9.0/share/doc/hadoop/api/org/apache/hadoop/ha/proto/package-summary.html</text:p>
      <text:p text:style-name="P1">hadoop-2.9.0/share/doc/hadoop/api/org/apache/hadoop/ha/protocolPB/</text:p>
      <text:p text:style-name="P1">hadoop-2.9.0/share/doc/hadoop/api/org/apache/hadoop/ha/protocolPB/package-use.html</text:p>
      <text:p text:style-name="P1">hadoop-2.9.0/share/doc/hadoop/api/org/apache/hadoop/ha/protocolPB/package-tree.html</text:p>
      <text:p text:style-name="P1">hadoop-2.9.0/share/doc/hadoop/api/org/apache/hadoop/ha/protocolPB/HAServiceProtocolPB.html</text:p>
      <text:p text:style-name="P1">hadoop-2.9.0/share/doc/hadoop/api/org/apache/hadoop/ha/protocolPB/package-frame.html</text:p>
      <text:p text:style-name="P1">hadoop-2.9.0/share/doc/hadoop/api/org/apache/hadoop/ha/protocolPB/ZKFCProtocolPB.html</text:p>
      <text:p text:style-name="P1">hadoop-2.9.0/share/doc/hadoop/api/org/apache/hadoop/ha/protocolPB/class-use/</text:p>
      <text:p text:style-name="P1">hadoop-2.9.0/share/doc/hadoop/api/org/apache/hadoop/ha/protocolPB/class-use/HAServiceProtocolPB.html</text:p>
      <text:p text:style-name="P1"><text:soft-page-break/>hadoop-2.9.0/share/doc/hadoop/api/org/apache/hadoop/ha/protocolPB/class-use/ZKFCProtocolPB.html</text:p>
      <text:p text:style-name="P1">hadoop-2.9.0/share/doc/hadoop/api/org/apache/hadoop/ha/protocolPB/package-summary.html</text:p>
      <text:p text:style-name="P1">hadoop-2.9.0/share/doc/hadoop/api/org/apache/hadoop/ha/class-use/</text:p>
      <text:p text:style-name="P1">hadoop-2.9.0/share/doc/hadoop/api/org/apache/hadoop/ha/class-use/FenceMethod.html</text:p>
      <text:p text:style-name="P1">hadoop-2.9.0/share/doc/hadoop/api/org/apache/hadoop/ha/class-use/BadFencingConfigurationException.html</text:p>
      <text:p text:style-name="P1">hadoop-2.9.0/share/doc/hadoop/api/org/apache/hadoop/ha/class-use/ServiceFailedException.html</text:p>
      <text:p text:style-name="P1">hadoop-2.9.0/share/doc/hadoop/api/org/apache/hadoop/ha/class-use/HealthCheckFailedException.html</text:p>
      <text:p text:style-name="P1">hadoop-2.9.0/share/doc/hadoop/api/org/apache/hadoop/ha/class-use/HAServiceProtocolHelper.html</text:p>
      <text:p text:style-name="P1">hadoop-2.9.0/share/doc/hadoop/api/org/apache/hadoop/ha/class-use/HAServiceTarget.html</text:p>
      <text:p text:style-name="P1">hadoop-2.9.0/share/doc/hadoop/api/org/apache/hadoop/ha/class-use/HAServiceProtocol.html</text:p>
      <text:p text:style-name="P1">hadoop-2.9.0/share/doc/hadoop/api/org/apache/hadoop/ha/class-use/FailoverFailedException.html</text:p>
      <text:p text:style-name="P1">hadoop-2.9.0/share/doc/hadoop/api/org/apache/hadoop/ha/HAServiceProtocol.html</text:p>
      <text:p text:style-name="P1">hadoop-2.9.0/share/doc/hadoop/api/org/apache/hadoop/ha/FailoverFailedException.html</text:p>
      <text:p text:style-name="P1">hadoop-2.9.0/share/doc/hadoop/api/org/apache/hadoop/ha/package-summary.html</text:p>
      <text:p text:style-name="P1">hadoop-2.9.0/share/doc/hadoop/api/org/apache/hadoop/examples/</text:p>
      <text:p text:style-name="P1">hadoop-2.9.0/share/doc/hadoop/api/org/apache/hadoop/examples/package-use.html</text:p>
      <text:p text:style-name="P1">hadoop-2.9.0/share/doc/hadoop/api/org/apache/hadoop/examples/package-tree.html</text:p>
      <text:p text:style-name="P1">hadoop-2.9.0/share/doc/hadoop/api/org/apache/hadoop/examples/package-frame.html</text:p>
      <text:p text:style-name="P1">hadoop-2.9.0/share/doc/hadoop/api/org/apache/hadoop/examples/dancing/</text:p>
      <text:p text:style-name="P1">hadoop-2.9.0/share/doc/hadoop/api/org/apache/hadoop/examples/dancing/package-use.html</text:p>
      <text:p text:style-name="P1">hadoop-2.9.0/share/doc/hadoop/api/org/apache/hadoop/examples/dancing/package-tree.html</text:p>
      <text:p text:style-name="P1">hadoop-2.9.0/share/doc/hadoop/api/org/apache/hadoop/examples/dancing/package-frame.html</text:p>
      <text:p text:style-name="P1">hadoop-2.9.0/share/doc/hadoop/api/org/apache/hadoop/examples/dancing/package-summary.html</text:p>
      <text:p text:style-name="P1">hadoop-2.9.0/share/doc/hadoop/api/org/apache/hadoop/examples/terasort/</text:p>
      <text:p text:style-name="P1">hadoop-2.9.0/share/doc/hadoop/api/org/apache/hadoop/examples/terasort/package-use.html</text:p>
      <text:p text:style-name="P1">hadoop-2.9.0/share/doc/hadoop/api/org/apache/hadoop/examples/terasort/package-tree.html</text:p>
      <text:p text:style-name="P1">hadoop-2.9.0/share/doc/hadoop/api/org/apache/hadoop/examples/terasort/package-frame.html</text:p>
      <text:p text:style-name="P1">hadoop-2.9.0/share/doc/hadoop/api/org/apache/hadoop/examples/terasort/package-summary.html</text:p>
      <text:p text:style-name="P1">hadoop-2.9.0/share/doc/hadoop/api/org/apache/hadoop/examples/pi/</text:p>
      <text:p text:style-name="P1">hadoop-2.9.0/share/doc/hadoop/api/org/apache/hadoop/examples/pi/package-use.html</text:p>
      <text:p text:style-name="P1">hadoop-2.9.0/share/doc/hadoop/api/org/apache/hadoop/examples/pi/package-tree.html</text:p>
      <text:p text:style-name="P1">hadoop-2.9.0/share/doc/hadoop/api/org/apache/hadoop/examples/pi/package-frame.html</text:p>
      <text:p text:style-name="P1">hadoop-2.9.0/share/doc/hadoop/api/org/apache/hadoop/examples/pi/package-summary.html</text:p>
      <text:p text:style-name="P1">hadoop-2.9.0/share/doc/hadoop/api/org/apache/hadoop/examples/pi/math/</text:p>
      <text:p text:style-name="P1">hadoop-2.9.0/share/doc/hadoop/api/org/apache/hadoop/examples/pi/math/package-use.html</text:p>
      <text:p text:style-name="P1">hadoop-2.9.0/share/doc/hadoop/api/org/apache/hadoop/examples/pi/math/package-tree.html</text:p>
      <text:p text:style-name="P1">hadoop-2.9.0/share/doc/hadoop/api/org/apache/hadoop/examples/pi/math/package-frame.html</text:p>
      <text:p text:style-name="P1">hadoop-2.9.0/share/doc/hadoop/api/org/apache/hadoop/examples/pi/math/package-summary.html</text:p>
      <text:p text:style-name="P1">hadoop-2.9.0/share/doc/hadoop/api/org/apache/hadoop/examples/package-summary.html</text:p>
      <text:p text:style-name="P1">hadoop-2.9.0/share/doc/hadoop/api/org/apache/hadoop/filecache/</text:p>
      <text:p text:style-name="P1">hadoop-2.9.0/share/doc/hadoop/api/org/apache/hadoop/filecache/DistributedCache.html</text:p>
      <text:p text:style-name="P1">hadoop-2.9.0/share/doc/hadoop/api/org/apache/hadoop/filecache/package-use.html</text:p>
      <text:p text:style-name="P1">hadoop-2.9.0/share/doc/hadoop/api/org/apache/hadoop/filecache/package-tree.html</text:p>
      <text:p text:style-name="P1">hadoop-2.9.0/share/doc/hadoop/api/org/apache/hadoop/filecache/package-frame.html</text:p>
      <text:p text:style-name="P1">hadoop-2.9.0/share/doc/hadoop/api/org/apache/hadoop/filecache/class-use/</text:p>
      <text:p text:style-name="P1">hadoop-2.9.0/share/doc/hadoop/api/org/apache/hadoop/filecache/class-use/DistributedCache.html</text:p>
      <text:p text:style-name="P1">hadoop-2.9.0/share/doc/hadoop/api/org/apache/hadoop/filecache/package-summary.html</text:p>
      <text:p text:style-name="P1">hadoop-2.9.0/share/doc/hadoop/api/org/apache/hadoop/util/</text:p>
      <text:p text:style-name="P1">hadoop-2.9.0/share/doc/hadoop/api/org/apache/hadoop/util/package-use.html</text:p>
      <text:p text:style-name="P1"><text:soft-page-break/>hadoop-2.9.0/share/doc/hadoop/api/org/apache/hadoop/util/SysInfo.html</text:p>
      <text:p text:style-name="P1">hadoop-2.9.0/share/doc/hadoop/api/org/apache/hadoop/util/package-tree.html</text:p>
      <text:p text:style-name="P1">hadoop-2.9.0/share/doc/hadoop/api/org/apache/hadoop/util/curator/</text:p>
      <text:p text:style-name="P1">hadoop-2.9.0/share/doc/hadoop/api/org/apache/hadoop/util/curator/package-use.html</text:p>
      <text:p text:style-name="P1">hadoop-2.9.0/share/doc/hadoop/api/org/apache/hadoop/util/curator/package-tree.html</text:p>
      <text:p text:style-name="P1">hadoop-2.9.0/share/doc/hadoop/api/org/apache/hadoop/util/curator/package-frame.html</text:p>
      <text:p text:style-name="P1">hadoop-2.9.0/share/doc/hadoop/api/org/apache/hadoop/util/curator/package-summary.html</text:p>
      <text:p text:style-name="P1">hadoop-2.9.0/share/doc/hadoop/api/org/apache/hadoop/util/ApplicationClassLoader.html</text:p>
      <text:p text:style-name="P1">hadoop-2.9.0/share/doc/hadoop/api/org/apache/hadoop/util/package-frame.html</text:p>
      <text:p text:style-name="P1">hadoop-2.9.0/share/doc/hadoop/api/org/apache/hadoop/util/bloom/</text:p>
      <text:p text:style-name="P1">hadoop-2.9.0/share/doc/hadoop/api/org/apache/hadoop/util/bloom/CountingBloomFilter.html</text:p>
      <text:p text:style-name="P1">hadoop-2.9.0/share/doc/hadoop/api/org/apache/hadoop/util/bloom/package-use.html</text:p>
      <text:p text:style-name="P1">hadoop-2.9.0/share/doc/hadoop/api/org/apache/hadoop/util/bloom/package-tree.html</text:p>
      <text:p text:style-name="P1">hadoop-2.9.0/share/doc/hadoop/api/org/apache/hadoop/util/bloom/BloomFilter.html</text:p>
      <text:p text:style-name="P1">hadoop-2.9.0/share/doc/hadoop/api/org/apache/hadoop/util/bloom/package-frame.html</text:p>
      <text:p text:style-name="P1">hadoop-2.9.0/share/doc/hadoop/api/org/apache/hadoop/util/bloom/HashFunction.html</text:p>
      <text:p text:style-name="P1">hadoop-2.9.0/share/doc/hadoop/api/org/apache/hadoop/util/bloom/RemoveScheme.html</text:p>
      <text:p text:style-name="P1">hadoop-2.9.0/share/doc/hadoop/api/org/apache/hadoop/util/bloom/RetouchedBloomFilter.html</text:p>
      <text:p text:style-name="P1">hadoop-2.9.0/share/doc/hadoop/api/org/apache/hadoop/util/bloom/class-use/</text:p>
      <text:p text:style-name="P1">hadoop-2.9.0/share/doc/hadoop/api/org/apache/hadoop/util/bloom/class-use/CountingBloomFilter.html</text:p>
      <text:p text:style-name="P1">hadoop-2.9.0/share/doc/hadoop/api/org/apache/hadoop/util/bloom/class-use/BloomFilter.html</text:p>
      <text:p text:style-name="P1">hadoop-2.9.0/share/doc/hadoop/api/org/apache/hadoop/util/bloom/class-use/HashFunction.html</text:p>
      <text:p text:style-name="P1">hadoop-2.9.0/share/doc/hadoop/api/org/apache/hadoop/util/bloom/class-use/RemoveScheme.html</text:p>
      <text:p text:style-name="P1">hadoop-2.9.0/share/doc/hadoop/api/org/apache/hadoop/util/bloom/class-use/RetouchedBloomFilter.html</text:p>
      <text:p text:style-name="P1">hadoop-2.9.0/share/doc/hadoop/api/org/apache/hadoop/util/bloom/class-use/DynamicBloomFilter.html</text:p>
      <text:p text:style-name="P1">hadoop-2.9.0/share/doc/hadoop/api/org/apache/hadoop/util/bloom/package-summary.html</text:p>
      <text:p text:style-name="P1">hadoop-2.9.0/share/doc/hadoop/api/org/apache/hadoop/util/bloom/DynamicBloomFilter.html</text:p>
      <text:p text:style-name="P1">hadoop-2.9.0/share/doc/hadoop/api/org/apache/hadoop/util/ReflectionUtils.html</text:p>
      <text:p text:style-name="P1">hadoop-2.9.0/share/doc/hadoop/api/org/apache/hadoop/util/StringInterner.html</text:p>
      <text:p text:style-name="P1">hadoop-2.9.0/share/doc/hadoop/api/org/apache/hadoop/util/hash/</text:p>
      <text:p text:style-name="P1">hadoop-2.9.0/share/doc/hadoop/api/org/apache/hadoop/util/hash/package-use.html</text:p>
      <text:p text:style-name="P1">hadoop-2.9.0/share/doc/hadoop/api/org/apache/hadoop/util/hash/package-tree.html</text:p>
      <text:p text:style-name="P1">hadoop-2.9.0/share/doc/hadoop/api/org/apache/hadoop/util/hash/package-frame.html</text:p>
      <text:p text:style-name="P1">hadoop-2.9.0/share/doc/hadoop/api/org/apache/hadoop/util/hash/package-summary.html</text:p>
      <text:p text:style-name="P1">hadoop-2.9.0/share/doc/hadoop/api/org/apache/hadoop/util/Tool.html</text:p>
      <text:p text:style-name="P1">hadoop-2.9.0/share/doc/hadoop/api/org/apache/hadoop/util/PureJavaCrc32.html</text:p>
      <text:p text:style-name="P1">hadoop-2.9.0/share/doc/hadoop/api/org/apache/hadoop/util/VersionInfo.html</text:p>
      <text:p text:style-name="P1">hadoop-2.9.0/share/doc/hadoop/api/org/apache/hadoop/util/class-use/</text:p>
      <text:p text:style-name="P1">hadoop-2.9.0/share/doc/hadoop/api/org/apache/hadoop/util/class-use/SysInfo.html</text:p>
      <text:p text:style-name="P1">hadoop-2.9.0/share/doc/hadoop/api/org/apache/hadoop/util/class-use/ApplicationClassLoader.html</text:p>
      <text:p text:style-name="P1">hadoop-2.9.0/share/doc/hadoop/api/org/apache/hadoop/util/class-use/ReflectionUtils.html</text:p>
      <text:p text:style-name="P1">hadoop-2.9.0/share/doc/hadoop/api/org/apache/hadoop/util/class-use/StringInterner.html</text:p>
      <text:p text:style-name="P1">hadoop-2.9.0/share/doc/hadoop/api/org/apache/hadoop/util/class-use/Tool.html</text:p>
      <text:p text:style-name="P1">hadoop-2.9.0/share/doc/hadoop/api/org/apache/hadoop/util/class-use/PureJavaCrc32.html</text:p>
      <text:p text:style-name="P1">hadoop-2.9.0/share/doc/hadoop/api/org/apache/hadoop/util/class-use/VersionInfo.html</text:p>
      <text:p text:style-name="P1">hadoop-2.9.0/share/doc/hadoop/api/org/apache/hadoop/util/class-use/Progressable.html</text:p>
      <text:p text:style-name="P1">hadoop-2.9.0/share/doc/hadoop/api/org/apache/hadoop/util/class-use/Shell.html</text:p>
      <text:p text:style-name="P1">hadoop-2.9.0/share/doc/hadoop/api/org/apache/hadoop/util/class-use/IPList.html</text:p>
      <text:p text:style-name="P1">hadoop-2.9.0/share/doc/hadoop/api/org/apache/hadoop/util/class-use/PureJavaCrc32C.html</text:p>
      <text:p text:style-name="P1"><text:soft-page-break/>hadoop-2.9.0/share/doc/hadoop/api/org/apache/hadoop/util/class-use/ToolRunner.html</text:p>
      <text:p text:style-name="P1">hadoop-2.9.0/share/doc/hadoop/api/org/apache/hadoop/util/Progressable.html</text:p>
      <text:p text:style-name="P1">hadoop-2.9.0/share/doc/hadoop/api/org/apache/hadoop/util/Shell.html</text:p>
      <text:p text:style-name="P1">hadoop-2.9.0/share/doc/hadoop/api/org/apache/hadoop/util/IPList.html</text:p>
      <text:p text:style-name="P1">hadoop-2.9.0/share/doc/hadoop/api/org/apache/hadoop/util/package-summary.html</text:p>
      <text:p text:style-name="P1">hadoop-2.9.0/share/doc/hadoop/api/org/apache/hadoop/util/PureJavaCrc32C.html</text:p>
      <text:p text:style-name="P1">hadoop-2.9.0/share/doc/hadoop/api/org/apache/hadoop/util/ToolRunner.html</text:p>
      <text:p text:style-name="P1">hadoop-2.9.0/share/doc/hadoop/api/org/apache/hadoop/nfs/</text:p>
      <text:p text:style-name="P1">hadoop-2.9.0/share/doc/hadoop/api/org/apache/hadoop/nfs/package-use.html</text:p>
      <text:p text:style-name="P1">hadoop-2.9.0/share/doc/hadoop/api/org/apache/hadoop/nfs/package-tree.html</text:p>
      <text:p text:style-name="P1">hadoop-2.9.0/share/doc/hadoop/api/org/apache/hadoop/nfs/package-frame.html</text:p>
      <text:p text:style-name="P1">hadoop-2.9.0/share/doc/hadoop/api/org/apache/hadoop/nfs/nfs3/</text:p>
      <text:p text:style-name="P1">hadoop-2.9.0/share/doc/hadoop/api/org/apache/hadoop/nfs/nfs3/package-use.html</text:p>
      <text:p text:style-name="P1">hadoop-2.9.0/share/doc/hadoop/api/org/apache/hadoop/nfs/nfs3/package-tree.html</text:p>
      <text:p text:style-name="P1">hadoop-2.9.0/share/doc/hadoop/api/org/apache/hadoop/nfs/nfs3/request/</text:p>
      <text:p text:style-name="P1">hadoop-2.9.0/share/doc/hadoop/api/org/apache/hadoop/nfs/nfs3/request/package-use.html</text:p>
      <text:p text:style-name="P1">hadoop-2.9.0/share/doc/hadoop/api/org/apache/hadoop/nfs/nfs3/request/package-tree.html</text:p>
      <text:p text:style-name="P1">hadoop-2.9.0/share/doc/hadoop/api/org/apache/hadoop/nfs/nfs3/request/package-frame.html</text:p>
      <text:p text:style-name="P1">hadoop-2.9.0/share/doc/hadoop/api/org/apache/hadoop/nfs/nfs3/request/package-summary.html</text:p>
      <text:p text:style-name="P1">hadoop-2.9.0/share/doc/hadoop/api/org/apache/hadoop/nfs/nfs3/package-frame.html</text:p>
      <text:p text:style-name="P1">hadoop-2.9.0/share/doc/hadoop/api/org/apache/hadoop/nfs/nfs3/response/</text:p>
      <text:p text:style-name="P1">hadoop-2.9.0/share/doc/hadoop/api/org/apache/hadoop/nfs/nfs3/response/package-use.html</text:p>
      <text:p text:style-name="P1">hadoop-2.9.0/share/doc/hadoop/api/org/apache/hadoop/nfs/nfs3/response/package-tree.html</text:p>
      <text:p text:style-name="P1">hadoop-2.9.0/share/doc/hadoop/api/org/apache/hadoop/nfs/nfs3/response/package-frame.html</text:p>
      <text:p text:style-name="P1">hadoop-2.9.0/share/doc/hadoop/api/org/apache/hadoop/nfs/nfs3/response/package-summary.html</text:p>
      <text:p text:style-name="P1">hadoop-2.9.0/share/doc/hadoop/api/org/apache/hadoop/nfs/nfs3/package-summary.html</text:p>
      <text:p text:style-name="P1">hadoop-2.9.0/share/doc/hadoop/api/org/apache/hadoop/nfs/package-summary.html</text:p>
      <text:p text:style-name="P1">hadoop-2.9.0/share/doc/hadoop/api/org/apache/hadoop/fs/</text:p>
      <text:p text:style-name="P1">hadoop-2.9.0/share/doc/hadoop/api/org/apache/hadoop/fs/FSDataOutputStreamBuilder.html</text:p>
      <text:p text:style-name="P1">hadoop-2.9.0/share/doc/hadoop/api/org/apache/hadoop/fs/SWebHdfs.html</text:p>
      <text:p text:style-name="P1">hadoop-2.9.0/share/doc/hadoop/api/org/apache/hadoop/fs/CanSetReadahead.html</text:p>
      <text:p text:style-name="P1">hadoop-2.9.0/share/doc/hadoop/api/org/apache/hadoop/fs/s3native/</text:p>
      <text:p text:style-name="P1">hadoop-2.9.0/share/doc/hadoop/api/org/apache/hadoop/fs/s3native/package-use.html</text:p>
      <text:p text:style-name="P1">hadoop-2.9.0/share/doc/hadoop/api/org/apache/hadoop/fs/s3native/package-tree.html</text:p>
      <text:p text:style-name="P1">hadoop-2.9.0/share/doc/hadoop/api/org/apache/hadoop/fs/s3native/package-frame.html</text:p>
      <text:p text:style-name="P1">hadoop-2.9.0/share/doc/hadoop/api/org/apache/hadoop/fs/s3native/NativeS3FileSystem.html</text:p>
      <text:p text:style-name="P1">hadoop-2.9.0/share/doc/hadoop/api/org/apache/hadoop/fs/s3native/class-use/</text:p>
      <text:p text:style-name="P1">hadoop-2.9.0/share/doc/hadoop/api/org/apache/hadoop/fs/s3native/class-use/NativeS3FileSystem.html</text:p>
      <text:p text:style-name="P1">hadoop-2.9.0/share/doc/hadoop/api/org/apache/hadoop/fs/s3native/package-summary.html</text:p>
      <text:p text:style-name="P1">hadoop-2.9.0/share/doc/hadoop/api/org/apache/hadoop/fs/RawLocalFileSystem.html</text:p>
      <text:p text:style-name="P1">hadoop-2.9.0/share/doc/hadoop/api/org/apache/hadoop/fs/package-use.html</text:p>
      <text:p text:style-name="P1">hadoop-2.9.0/share/doc/hadoop/api/org/apache/hadoop/fs/adl/</text:p>
      <text:p text:style-name="P1">hadoop-2.9.0/share/doc/hadoop/api/org/apache/hadoop/fs/adl/package-use.html</text:p>
      <text:p text:style-name="P1">hadoop-2.9.0/share/doc/hadoop/api/org/apache/hadoop/fs/adl/package-tree.html</text:p>
      <text:p text:style-name="P1">hadoop-2.9.0/share/doc/hadoop/api/org/apache/hadoop/fs/adl/AdlFileSystem.html</text:p>
      <text:p text:style-name="P1">hadoop-2.9.0/share/doc/hadoop/api/org/apache/hadoop/fs/adl/package-frame.html</text:p>
      <text:p text:style-name="P1">hadoop-2.9.0/share/doc/hadoop/api/org/apache/hadoop/fs/adl/Adl.html</text:p>
      <text:p text:style-name="P1">hadoop-2.9.0/share/doc/hadoop/api/org/apache/hadoop/fs/adl/class-use/</text:p>
      <text:p text:style-name="P1">hadoop-2.9.0/share/doc/hadoop/api/org/apache/hadoop/fs/adl/class-use/AdlFileSystem.html</text:p>
      <text:p text:style-name="P1">hadoop-2.9.0/share/doc/hadoop/api/org/apache/hadoop/fs/adl/class-use/Adl.html</text:p>
      <text:p text:style-name="P1">hadoop-2.9.0/share/doc/hadoop/api/org/apache/hadoop/fs/adl/class-use/AdlConfKeys.html</text:p>
      <text:p text:style-name="P1"><text:soft-page-break/>hadoop-2.9.0/share/doc/hadoop/api/org/apache/hadoop/fs/adl/package-summary.html</text:p>
      <text:p text:style-name="P1">hadoop-2.9.0/share/doc/hadoop/api/org/apache/hadoop/fs/adl/AdlConfKeys.html</text:p>
      <text:p text:style-name="P1">hadoop-2.9.0/share/doc/hadoop/api/org/apache/hadoop/fs/adl/oauth2/</text:p>
      <text:p text:style-name="P1">hadoop-2.9.0/share/doc/hadoop/api/org/apache/hadoop/fs/adl/oauth2/package-use.html</text:p>
      <text:p text:style-name="P1">hadoop-2.9.0/share/doc/hadoop/api/org/apache/hadoop/fs/adl/oauth2/package-tree.html</text:p>
      <text:p text:style-name="P1">hadoop-2.9.0/share/doc/hadoop/api/org/apache/hadoop/fs/adl/oauth2/package-frame.html</text:p>
      <text:p text:style-name="P1">hadoop-2.9.0/share/doc/hadoop/api/org/apache/hadoop/fs/adl/oauth2/AzureADTokenProvider.html</text:p>
      <text:p text:style-name="P1">hadoop-2.9.0/share/doc/hadoop/api/org/apache/hadoop/fs/adl/oauth2/class-use/</text:p>
      <text:p text:style-name="P1">hadoop-2.9.0/share/doc/hadoop/api/org/apache/hadoop/fs/adl/oauth2/class-use/AzureADTokenProvider.html</text:p>
      <text:p text:style-name="P1">hadoop-2.9.0/share/doc/hadoop/api/org/apache/hadoop/fs/adl/oauth2/package-summary.html</text:p>
      <text:p text:style-name="P1">hadoop-2.9.0/share/doc/hadoop/api/org/apache/hadoop/fs/XAttrCodec.html</text:p>
      <text:p text:style-name="P1">hadoop-2.9.0/share/doc/hadoop/api/org/apache/hadoop/fs/shell/</text:p>
      <text:p text:style-name="P1">hadoop-2.9.0/share/doc/hadoop/api/org/apache/hadoop/fs/shell/find/</text:p>
      <text:p text:style-name="P1">hadoop-2.9.0/share/doc/hadoop/api/org/apache/hadoop/fs/shell/find/package-use.html</text:p>
      <text:p text:style-name="P1">hadoop-2.9.0/share/doc/hadoop/api/org/apache/hadoop/fs/shell/find/package-tree.html</text:p>
      <text:p text:style-name="P1">hadoop-2.9.0/share/doc/hadoop/api/org/apache/hadoop/fs/shell/find/package-frame.html</text:p>
      <text:p text:style-name="P1">hadoop-2.9.0/share/doc/hadoop/api/org/apache/hadoop/fs/shell/find/package-summary.html</text:p>
      <text:p text:style-name="P1">hadoop-2.9.0/share/doc/hadoop/api/org/apache/hadoop/fs/UnsupportedFileSystemException.html</text:p>
      <text:p text:style-name="P1">hadoop-2.9.0/share/doc/hadoop/api/org/apache/hadoop/fs/Path.html</text:p>
      <text:p text:style-name="P1">hadoop-2.9.0/share/doc/hadoop/api/org/apache/hadoop/fs/PositionedReadable.html</text:p>
      <text:p text:style-name="P1">hadoop-2.9.0/share/doc/hadoop/api/org/apache/hadoop/fs/package-tree.html</text:p>
      <text:p text:style-name="P1">hadoop-2.9.0/share/doc/hadoop/api/org/apache/hadoop/fs/ftp/</text:p>
      <text:p text:style-name="P1">hadoop-2.9.0/share/doc/hadoop/api/org/apache/hadoop/fs/ftp/package-use.html</text:p>
      <text:p text:style-name="P1">hadoop-2.9.0/share/doc/hadoop/api/org/apache/hadoop/fs/ftp/FTPException.html</text:p>
      <text:p text:style-name="P1">hadoop-2.9.0/share/doc/hadoop/api/org/apache/hadoop/fs/ftp/package-tree.html</text:p>
      <text:p text:style-name="P1">hadoop-2.9.0/share/doc/hadoop/api/org/apache/hadoop/fs/ftp/FTPFileSystem.html</text:p>
      <text:p text:style-name="P1">hadoop-2.9.0/share/doc/hadoop/api/org/apache/hadoop/fs/ftp/package-frame.html</text:p>
      <text:p text:style-name="P1">hadoop-2.9.0/share/doc/hadoop/api/org/apache/hadoop/fs/ftp/class-use/</text:p>
      <text:p text:style-name="P1">hadoop-2.9.0/share/doc/hadoop/api/org/apache/hadoop/fs/ftp/class-use/FTPException.html</text:p>
      <text:p text:style-name="P1">hadoop-2.9.0/share/doc/hadoop/api/org/apache/hadoop/fs/ftp/class-use/FTPFileSystem.html</text:p>
      <text:p text:style-name="P1">hadoop-2.9.0/share/doc/hadoop/api/org/apache/hadoop/fs/ftp/package-summary.html</text:p>
      <text:p text:style-name="P1">hadoop-2.9.0/share/doc/hadoop/api/org/apache/hadoop/fs/FileAlreadyExistsException.html</text:p>
      <text:p text:style-name="P1">hadoop-2.9.0/share/doc/hadoop/api/org/apache/hadoop/fs/package-frame.html</text:p>
      <text:p text:style-name="P1">hadoop-2.9.0/share/doc/hadoop/api/org/apache/hadoop/fs/FSError.html</text:p>
      <text:p text:style-name="P1">hadoop-2.9.0/share/doc/hadoop/api/org/apache/hadoop/fs/http/</text:p>
      <text:p text:style-name="P1">hadoop-2.9.0/share/doc/hadoop/api/org/apache/hadoop/fs/http/package-use.html</text:p>
      <text:p text:style-name="P1">hadoop-2.9.0/share/doc/hadoop/api/org/apache/hadoop/fs/http/package-tree.html</text:p>
      <text:p text:style-name="P1">hadoop-2.9.0/share/doc/hadoop/api/org/apache/hadoop/fs/http/package-frame.html</text:p>
      <text:p text:style-name="P1">hadoop-2.9.0/share/doc/hadoop/api/org/apache/hadoop/fs/http/client/</text:p>
      <text:p text:style-name="P1">hadoop-2.9.0/share/doc/hadoop/api/org/apache/hadoop/fs/http/client/package-use.html</text:p>
      <text:p text:style-name="P1">hadoop-2.9.0/share/doc/hadoop/api/org/apache/hadoop/fs/http/client/package-tree.html</text:p>
      <text:p text:style-name="P1">hadoop-2.9.0/share/doc/hadoop/api/org/apache/hadoop/fs/http/client/package-frame.html</text:p>
      <text:p text:style-name="P1">hadoop-2.9.0/share/doc/hadoop/api/org/apache/hadoop/fs/http/client/package-summary.html</text:p>
      <text:p text:style-name="P1">hadoop-2.9.0/share/doc/hadoop/api/org/apache/hadoop/fs/http/server/</text:p>
      <text:p text:style-name="P1">hadoop-2.9.0/share/doc/hadoop/api/org/apache/hadoop/fs/http/server/package-use.html</text:p>
      <text:p text:style-name="P1">hadoop-2.9.0/share/doc/hadoop/api/org/apache/hadoop/fs/http/server/package-tree.html</text:p>
      <text:p text:style-name="P1">hadoop-2.9.0/share/doc/hadoop/api/org/apache/hadoop/fs/http/server/package-frame.html</text:p>
      <text:p text:style-name="P1">hadoop-2.9.0/share/doc/hadoop/api/org/apache/hadoop/fs/http/server/package-summary.html</text:p>
      <text:p text:style-name="P1">hadoop-2.9.0/share/doc/hadoop/api/org/apache/hadoop/fs/http/package-summary.html</text:p>
      <text:p text:style-name="P1">hadoop-2.9.0/share/doc/hadoop/api/org/apache/hadoop/fs/FsConstants.html</text:p>
      <text:p text:style-name="P1">hadoop-2.9.0/share/doc/hadoop/api/org/apache/hadoop/fs/Seekable.html</text:p>
      <text:p text:style-name="P1"><text:soft-page-break/>hadoop-2.9.0/share/doc/hadoop/api/org/apache/hadoop/fs/WebHdfs.html</text:p>
      <text:p text:style-name="P1">hadoop-2.9.0/share/doc/hadoop/api/org/apache/hadoop/fs/ParentNotDirectoryException.html</text:p>
      <text:p text:style-name="P1">hadoop-2.9.0/share/doc/hadoop/api/org/apache/hadoop/fs/FileContext.html</text:p>
      <text:p text:style-name="P1">hadoop-2.9.0/share/doc/hadoop/api/org/apache/hadoop/fs/Syncable.html</text:p>
      <text:p text:style-name="P1">hadoop-2.9.0/share/doc/hadoop/api/org/apache/hadoop/fs/Trash.html</text:p>
      <text:p text:style-name="P1">hadoop-2.9.0/share/doc/hadoop/api/org/apache/hadoop/fs/CommonConfigurationKeysPublic.html</text:p>
      <text:p text:style-name="P1">hadoop-2.9.0/share/doc/hadoop/api/org/apache/hadoop/fs/AbstractFileSystem.html</text:p>
      <text:p text:style-name="P1">hadoop-2.9.0/share/doc/hadoop/api/org/apache/hadoop/fs/FsStatus.html</text:p>
      <text:p text:style-name="P1">hadoop-2.9.0/share/doc/hadoop/api/org/apache/hadoop/fs/TrashPolicy.html</text:p>
      <text:p text:style-name="P1">hadoop-2.9.0/share/doc/hadoop/api/org/apache/hadoop/fs/AvroFSInput.html</text:p>
      <text:p text:style-name="P1">hadoop-2.9.0/share/doc/hadoop/api/org/apache/hadoop/fs/FsServerDefaults.html</text:p>
      <text:p text:style-name="P1">hadoop-2.9.0/share/doc/hadoop/api/org/apache/hadoop/fs/FileSystem.html</text:p>
      <text:p text:style-name="P1">hadoop-2.9.0/share/doc/hadoop/api/org/apache/hadoop/fs/BlockStoragePolicySpi.html</text:p>
      <text:p text:style-name="P1">hadoop-2.9.0/share/doc/hadoop/api/org/apache/hadoop/fs/ChecksumFileSystem.html</text:p>
      <text:p text:style-name="P1">hadoop-2.9.0/share/doc/hadoop/api/org/apache/hadoop/fs/InvalidPathException.html</text:p>
      <text:p text:style-name="P1">hadoop-2.9.0/share/doc/hadoop/api/org/apache/hadoop/fs/FSInputStream.html</text:p>
      <text:p text:style-name="P1">hadoop-2.9.0/share/doc/hadoop/api/org/apache/hadoop/fs/CanSetDropBehind.html</text:p>
      <text:p text:style-name="P1">hadoop-2.9.0/share/doc/hadoop/api/org/apache/hadoop/fs/ContentSummary.html</text:p>
      <text:p text:style-name="P1">hadoop-2.9.0/share/doc/hadoop/api/org/apache/hadoop/fs/FilterFileSystem.html</text:p>
      <text:p text:style-name="P1">hadoop-2.9.0/share/doc/hadoop/api/org/apache/hadoop/fs/HdfsVolumeId.html</text:p>
      <text:p text:style-name="P1">hadoop-2.9.0/share/doc/hadoop/api/org/apache/hadoop/fs/CacheFlag.html</text:p>
      <text:p text:style-name="P1">hadoop-2.9.0/share/doc/hadoop/api/org/apache/hadoop/fs/s3a/</text:p>
      <text:p text:style-name="P1">hadoop-2.9.0/share/doc/hadoop/api/org/apache/hadoop/fs/s3a/class-use/</text:p>
      <text:p text:style-name="P1">hadoop-2.9.0/share/doc/hadoop/api/org/apache/hadoop/fs/s3a/class-use/Constants.html</text:p>
      <text:p text:style-name="P1">hadoop-2.9.0/share/doc/hadoop/api/org/apache/hadoop/fs/s3a/class-use/TemporaryAWSCredentialsProvider.html</text:p>
      <text:p text:style-name="P1">hadoop-2.9.0/share/doc/hadoop/api/org/apache/hadoop/fs/s3a/class-use/SimpleAWSCredentialsProvider.html</text:p>
      <text:p text:style-name="P1">hadoop-2.9.0/share/doc/hadoop/api/org/apache/hadoop/fs/s3a/class-use/AWSS3IOException.html</text:p>
      <text:p text:style-name="P1">hadoop-2.9.0/share/doc/hadoop/api/org/apache/hadoop/fs/s3a/class-use/S3A.html</text:p>
      <text:p text:style-name="P1">hadoop-2.9.0/share/doc/hadoop/api/org/apache/hadoop/fs/s3a/class-use/AWSServiceIOException.html</text:p>
      <text:p text:style-name="P1">hadoop-2.9.0/share/doc/hadoop/api/org/apache/hadoop/fs/ReadOption.html</text:p>
      <text:p text:style-name="P1">hadoop-2.9.0/share/doc/hadoop/api/org/apache/hadoop/fs/QuotaUsage.html</text:p>
      <text:p text:style-name="P1">hadoop-2.9.0/share/doc/hadoop/api/org/apache/hadoop/fs/StreamCapabilities.html</text:p>
      <text:p text:style-name="P1">hadoop-2.9.0/share/doc/hadoop/api/org/apache/hadoop/fs/Options.html</text:p>
      <text:p text:style-name="P1">hadoop-2.9.0/share/doc/hadoop/api/org/apache/hadoop/fs/sftp/</text:p>
      <text:p text:style-name="P1">hadoop-2.9.0/share/doc/hadoop/api/org/apache/hadoop/fs/sftp/package-use.html</text:p>
      <text:p text:style-name="P1">hadoop-2.9.0/share/doc/hadoop/api/org/apache/hadoop/fs/sftp/package-tree.html</text:p>
      <text:p text:style-name="P1">hadoop-2.9.0/share/doc/hadoop/api/org/apache/hadoop/fs/sftp/package-frame.html</text:p>
      <text:p text:style-name="P1">hadoop-2.9.0/share/doc/hadoop/api/org/apache/hadoop/fs/sftp/package-summary.html</text:p>
      <text:p text:style-name="P1">hadoop-2.9.0/share/doc/hadoop/api/org/apache/hadoop/fs/BlockLocation.html</text:p>
      <text:p text:style-name="P1">hadoop-2.9.0/share/doc/hadoop/api/org/apache/hadoop/fs/ChecksumException.html</text:p>
      <text:p text:style-name="P1">hadoop-2.9.0/share/doc/hadoop/api/org/apache/hadoop/fs/BlockStorageLocation.html</text:p>
      <text:p text:style-name="P1">hadoop-2.9.0/share/doc/hadoop/api/org/apache/hadoop/fs/CreateFlag.html</text:p>
      <text:p text:style-name="P1">hadoop-2.9.0/share/doc/hadoop/api/org/apache/hadoop/fs/GlobFilter.html</text:p>
      <text:p text:style-name="P1">hadoop-2.9.0/share/doc/hadoop/api/org/apache/hadoop/fs/XAttrSetFlag.html</text:p>
      <text:p text:style-name="P1">hadoop-2.9.0/share/doc/hadoop/api/org/apache/hadoop/fs/GlobalStorageStatistics.html</text:p>
      <text:p text:style-name="P1">hadoop-2.9.0/share/doc/hadoop/api/org/apache/hadoop/fs/StorageType.html</text:p>
      <text:p text:style-name="P1">hadoop-2.9.0/share/doc/hadoop/api/org/apache/hadoop/fs/viewfs/</text:p>
      <text:p text:style-name="P1">hadoop-2.9.0/share/doc/hadoop/api/org/apache/hadoop/fs/viewfs/package-use.html</text:p>
      <text:p text:style-name="P1">hadoop-2.9.0/share/doc/hadoop/api/org/apache/hadoop/fs/viewfs/package-tree.html</text:p>
      <text:p text:style-name="P1"><text:soft-page-break/>hadoop-2.9.0/share/doc/hadoop/api/org/apache/hadoop/fs/viewfs/package-frame.html</text:p>
      <text:p text:style-name="P1">hadoop-2.9.0/share/doc/hadoop/api/org/apache/hadoop/fs/viewfs/ViewFileSystem.html</text:p>
      <text:p text:style-name="P1">hadoop-2.9.0/share/doc/hadoop/api/org/apache/hadoop/fs/viewfs/NotInMountpointException.html</text:p>
      <text:p text:style-name="P1">hadoop-2.9.0/share/doc/hadoop/api/org/apache/hadoop/fs/viewfs/ViewFs.html</text:p>
      <text:p text:style-name="P1">hadoop-2.9.0/share/doc/hadoop/api/org/apache/hadoop/fs/viewfs/class-use/</text:p>
      <text:p text:style-name="P1">hadoop-2.9.0/share/doc/hadoop/api/org/apache/hadoop/fs/viewfs/class-use/ViewFileSystem.html</text:p>
      <text:p text:style-name="P1">hadoop-2.9.0/share/doc/hadoop/api/org/apache/hadoop/fs/viewfs/class-use/NotInMountpointException.html</text:p>
      <text:p text:style-name="P1">hadoop-2.9.0/share/doc/hadoop/api/org/apache/hadoop/fs/viewfs/class-use/ViewFs.html</text:p>
      <text:p text:style-name="P1">hadoop-2.9.0/share/doc/hadoop/api/org/apache/hadoop/fs/viewfs/package-summary.html</text:p>
      <text:p text:style-name="P1">hadoop-2.9.0/share/doc/hadoop/api/org/apache/hadoop/fs/class-use/</text:p>
      <text:p text:style-name="P1">hadoop-2.9.0/share/doc/hadoop/api/org/apache/hadoop/fs/class-use/FSDataOutputStreamBuilder.html</text:p>
      <text:p text:style-name="P1">hadoop-2.9.0/share/doc/hadoop/api/org/apache/hadoop/fs/class-use/SWebHdfs.html</text:p>
      <text:p text:style-name="P1">hadoop-2.9.0/share/doc/hadoop/api/org/apache/hadoop/fs/class-use/CanSetReadahead.html</text:p>
      <text:p text:style-name="P1">hadoop-2.9.0/share/doc/hadoop/api/org/apache/hadoop/fs/class-use/RawLocalFileSystem.html</text:p>
      <text:p text:style-name="P1">hadoop-2.9.0/share/doc/hadoop/api/org/apache/hadoop/fs/class-use/XAttrCodec.html</text:p>
      <text:p text:style-name="P1">hadoop-2.9.0/share/doc/hadoop/api/org/apache/hadoop/fs/class-use/UnsupportedFileSystemException.html</text:p>
      <text:p text:style-name="P1">hadoop-2.9.0/share/doc/hadoop/api/org/apache/hadoop/fs/class-use/Path.html</text:p>
      <text:p text:style-name="P1">hadoop-2.9.0/share/doc/hadoop/api/org/apache/hadoop/fs/class-use/PositionedReadable.html</text:p>
      <text:p text:style-name="P1">hadoop-2.9.0/share/doc/hadoop/api/org/apache/hadoop/fs/class-use/FileAlreadyExistsException.html</text:p>
      <text:p text:style-name="P1">hadoop-2.9.0/share/doc/hadoop/api/org/apache/hadoop/fs/class-use/FSError.html</text:p>
      <text:p text:style-name="P1">hadoop-2.9.0/share/doc/hadoop/api/org/apache/hadoop/fs/class-use/FsConstants.html</text:p>
      <text:p text:style-name="P1">hadoop-2.9.0/share/doc/hadoop/api/org/apache/hadoop/fs/class-use/Seekable.html</text:p>
      <text:p text:style-name="P1">hadoop-2.9.0/share/doc/hadoop/api/org/apache/hadoop/fs/class-use/WebHdfs.html</text:p>
      <text:p text:style-name="P1">hadoop-2.9.0/share/doc/hadoop/api/org/apache/hadoop/fs/class-use/ParentNotDirectoryException.html</text:p>
      <text:p text:style-name="P1">hadoop-2.9.0/share/doc/hadoop/api/org/apache/hadoop/fs/class-use/FileContext.html</text:p>
      <text:p text:style-name="P1">hadoop-2.9.0/share/doc/hadoop/api/org/apache/hadoop/fs/class-use/Syncable.html</text:p>
      <text:p text:style-name="P1">hadoop-2.9.0/share/doc/hadoop/api/org/apache/hadoop/fs/class-use/Trash.html</text:p>
      <text:p text:style-name="P1">hadoop-2.9.0/share/doc/hadoop/api/org/apache/hadoop/fs/class-use/CommonConfigurationKeysPublic.html</text:p>
      <text:p text:style-name="P1">hadoop-2.9.0/share/doc/hadoop/api/org/apache/hadoop/fs/class-use/AbstractFileSystem.html</text:p>
      <text:p text:style-name="P1">hadoop-2.9.0/share/doc/hadoop/api/org/apache/hadoop/fs/class-use/FsStatus.html</text:p>
      <text:p text:style-name="P1">hadoop-2.9.0/share/doc/hadoop/api/org/apache/hadoop/fs/class-use/TrashPolicy.html</text:p>
      <text:p text:style-name="P1">hadoop-2.9.0/share/doc/hadoop/api/org/apache/hadoop/fs/class-use/AvroFSInput.html</text:p>
      <text:p text:style-name="P1">hadoop-2.9.0/share/doc/hadoop/api/org/apache/hadoop/fs/class-use/FsServerDefaults.html</text:p>
      <text:p text:style-name="P1">hadoop-2.9.0/share/doc/hadoop/api/org/apache/hadoop/fs/class-use/FileSystem.html</text:p>
      <text:p text:style-name="P1">hadoop-2.9.0/share/doc/hadoop/api/org/apache/hadoop/fs/class-use/BlockStoragePolicySpi.html</text:p>
      <text:p text:style-name="P1">hadoop-2.9.0/share/doc/hadoop/api/org/apache/hadoop/fs/class-use/ChecksumFileSystem.html</text:p>
      <text:p text:style-name="P1">hadoop-2.9.0/share/doc/hadoop/api/org/apache/hadoop/fs/class-use/InvalidPathException.html</text:p>
      <text:p text:style-name="P1">hadoop-2.9.0/share/doc/hadoop/api/org/apache/hadoop/fs/class-use/FSInputStream.html</text:p>
      <text:p text:style-name="P1">hadoop-2.9.0/share/doc/hadoop/api/org/apache/hadoop/fs/class-use/CanSetDropBehind.html</text:p>
      <text:p text:style-name="P1">hadoop-2.9.0/share/doc/hadoop/api/org/apache/hadoop/fs/class-use/ContentSummary.html</text:p>
      <text:p text:style-name="P1">hadoop-2.9.0/share/doc/hadoop/api/org/apache/hadoop/fs/class-use/FilterFileSystem.html</text:p>
      <text:p text:style-name="P1">hadoop-2.9.0/share/doc/hadoop/api/org/apache/hadoop/fs/class-use/HdfsVolumeId.html</text:p>
      <text:p text:style-name="P1">hadoop-2.9.0/share/doc/hadoop/api/org/apache/hadoop/fs/class-use/CacheFlag.html</text:p>
      <text:p text:style-name="P1">hadoop-2.9.0/share/doc/hadoop/api/org/apache/hadoop/fs/class-use/ReadOption.html</text:p>
      <text:p text:style-name="P1">hadoop-2.9.0/share/doc/hadoop/api/org/apache/hadoop/fs/class-use/QuotaUsage.html</text:p>
      <text:p text:style-name="P1">hadoop-2.9.0/share/doc/hadoop/api/org/apache/hadoop/fs/class-use/StreamCapabilities.html</text:p>
      <text:p text:style-name="P1"><text:soft-page-break/>hadoop-2.9.0/share/doc/hadoop/api/org/apache/hadoop/fs/class-use/Options.html</text:p>
      <text:p text:style-name="P1">hadoop-2.9.0/share/doc/hadoop/api/org/apache/hadoop/fs/class-use/BlockLocation.html</text:p>
      <text:p text:style-name="P1">hadoop-2.9.0/share/doc/hadoop/api/org/apache/hadoop/fs/class-use/ChecksumException.html</text:p>
      <text:p text:style-name="P1">hadoop-2.9.0/share/doc/hadoop/api/org/apache/hadoop/fs/class-use/BlockStorageLocation.html</text:p>
      <text:p text:style-name="P1">hadoop-2.9.0/share/doc/hadoop/api/org/apache/hadoop/fs/class-use/CreateFlag.html</text:p>
      <text:p text:style-name="P1">hadoop-2.9.0/share/doc/hadoop/api/org/apache/hadoop/fs/class-use/GlobFilter.html</text:p>
      <text:p text:style-name="P1">hadoop-2.9.0/share/doc/hadoop/api/org/apache/hadoop/fs/class-use/XAttrSetFlag.html</text:p>
      <text:p text:style-name="P1">hadoop-2.9.0/share/doc/hadoop/api/org/apache/hadoop/fs/class-use/GlobalStorageStatistics.html</text:p>
      <text:p text:style-name="P1">hadoop-2.9.0/share/doc/hadoop/api/org/apache/hadoop/fs/class-use/StorageType.html</text:p>
      <text:p text:style-name="P1">hadoop-2.9.0/share/doc/hadoop/api/org/apache/hadoop/fs/class-use/FileStatus.html</text:p>
      <text:p text:style-name="P1">hadoop-2.9.0/share/doc/hadoop/api/org/apache/hadoop/fs/class-use/FSDataInputStream.html</text:p>
      <text:p text:style-name="P1">hadoop-2.9.0/share/doc/hadoop/api/org/apache/hadoop/fs/class-use/FileUtil.html</text:p>
      <text:p text:style-name="P1">hadoop-2.9.0/share/doc/hadoop/api/org/apache/hadoop/fs/class-use/LocalFileSystem.html</text:p>
      <text:p text:style-name="P1">hadoop-2.9.0/share/doc/hadoop/api/org/apache/hadoop/fs/class-use/StorageStatistics.html</text:p>
      <text:p text:style-name="P1">hadoop-2.9.0/share/doc/hadoop/api/org/apache/hadoop/fs/class-use/CanUnbuffer.html</text:p>
      <text:p text:style-name="P1">hadoop-2.9.0/share/doc/hadoop/api/org/apache/hadoop/fs/class-use/PathFilter.html</text:p>
      <text:p text:style-name="P1">hadoop-2.9.0/share/doc/hadoop/api/org/apache/hadoop/fs/class-use/LocatedFileStatus.html</text:p>
      <text:p text:style-name="P1">hadoop-2.9.0/share/doc/hadoop/api/org/apache/hadoop/fs/class-use/ByteBufferReadable.html</text:p>
      <text:p text:style-name="P1">hadoop-2.9.0/share/doc/hadoop/api/org/apache/hadoop/fs/class-use/FSDataOutputStream.html</text:p>
      <text:p text:style-name="P1">hadoop-2.9.0/share/doc/hadoop/api/org/apache/hadoop/fs/class-use/FileChecksum.html</text:p>
      <text:p text:style-name="P1">hadoop-2.9.0/share/doc/hadoop/api/org/apache/hadoop/fs/class-use/VolumeId.html</text:p>
      <text:p text:style-name="P1">hadoop-2.9.0/share/doc/hadoop/api/org/apache/hadoop/fs/FileStatus.html</text:p>
      <text:p text:style-name="P1">hadoop-2.9.0/share/doc/hadoop/api/org/apache/hadoop/fs/permission/</text:p>
      <text:p text:style-name="P1">hadoop-2.9.0/share/doc/hadoop/api/org/apache/hadoop/fs/permission/package-use.html</text:p>
      <text:p text:style-name="P1">hadoop-2.9.0/share/doc/hadoop/api/org/apache/hadoop/fs/permission/package-tree.html</text:p>
      <text:p text:style-name="P1">hadoop-2.9.0/share/doc/hadoop/api/org/apache/hadoop/fs/permission/AclEntryType.html</text:p>
      <text:p text:style-name="P1">hadoop-2.9.0/share/doc/hadoop/api/org/apache/hadoop/fs/permission/AccessControlException.html</text:p>
      <text:p text:style-name="P1">hadoop-2.9.0/share/doc/hadoop/api/org/apache/hadoop/fs/permission/FsPermission.html</text:p>
      <text:p text:style-name="P1">hadoop-2.9.0/share/doc/hadoop/api/org/apache/hadoop/fs/permission/package-frame.html</text:p>
      <text:p text:style-name="P1">hadoop-2.9.0/share/doc/hadoop/api/org/apache/hadoop/fs/permission/AclEntryScope.html</text:p>
      <text:p text:style-name="P1">hadoop-2.9.0/share/doc/hadoop/api/org/apache/hadoop/fs/permission/FsAction.html</text:p>
      <text:p text:style-name="P1">hadoop-2.9.0/share/doc/hadoop/api/org/apache/hadoop/fs/permission/class-use/</text:p>
      <text:p text:style-name="P1">hadoop-2.9.0/share/doc/hadoop/api/org/apache/hadoop/fs/permission/class-use/AclEntryType.html</text:p>
      <text:p text:style-name="P1">hadoop-2.9.0/share/doc/hadoop/api/org/apache/hadoop/fs/permission/class-use/AccessControlException.html</text:p>
      <text:p text:style-name="P1">hadoop-2.9.0/share/doc/hadoop/api/org/apache/hadoop/fs/permission/class-use/FsPermission.html</text:p>
      <text:p text:style-name="P1">hadoop-2.9.0/share/doc/hadoop/api/org/apache/hadoop/fs/permission/class-use/AclEntryScope.html</text:p>
      <text:p text:style-name="P1">hadoop-2.9.0/share/doc/hadoop/api/org/apache/hadoop/fs/permission/class-use/FsAction.html</text:p>
      <text:p text:style-name="P1">hadoop-2.9.0/share/doc/hadoop/api/org/apache/hadoop/fs/permission/class-use/AclStatus.html</text:p>
      <text:p text:style-name="P1">hadoop-2.9.0/share/doc/hadoop/api/org/apache/hadoop/fs/permission/class-use/AclEntry.html</text:p>
      <text:p text:style-name="P1">hadoop-2.9.0/share/doc/hadoop/api/org/apache/hadoop/fs/permission/AclStatus.html</text:p>
      <text:p text:style-name="P1">hadoop-2.9.0/share/doc/hadoop/api/org/apache/hadoop/fs/permission/package-summary.html</text:p>
      <text:p text:style-name="P1">hadoop-2.9.0/share/doc/hadoop/api/org/apache/hadoop/fs/permission/AclEntry.html</text:p>
      <text:p text:style-name="P1">hadoop-2.9.0/share/doc/hadoop/api/org/apache/hadoop/fs/FSDataInputStream.html</text:p>
      <text:p text:style-name="P1">hadoop-2.9.0/share/doc/hadoop/api/org/apache/hadoop/fs/FileUtil.html</text:p>
      <text:p text:style-name="P1">hadoop-2.9.0/share/doc/hadoop/api/org/apache/hadoop/fs/LocalFileSystem.html</text:p>
      <text:p text:style-name="P1">hadoop-2.9.0/share/doc/hadoop/api/org/apache/hadoop/fs/azure/</text:p>
      <text:p text:style-name="P1">hadoop-2.9.0/share/doc/hadoop/api/org/apache/hadoop/fs/azure/package-use.html</text:p>
      <text:p text:style-name="P1">hadoop-2.9.0/share/doc/hadoop/api/org/apache/hadoop/fs/azure/package-tree.html</text:p>
      <text:p text:style-name="P1">hadoop-2.9.0/share/doc/hadoop/api/org/apache/hadoop/fs/azure/WasbFsck.html</text:p>
      <text:p text:style-name="P1">hadoop-2.9.0/share/doc/hadoop/api/org/apache/hadoop/fs/azure/metrics/</text:p>
      <text:p text:style-name="P1">hadoop-2.9.0/share/doc/hadoop/api/org/apache/hadoop/fs/azure/metrics/package-use.html</text:p>
      <text:p text:style-name="P1"><text:soft-page-break/>hadoop-2.9.0/share/doc/hadoop/api/org/apache/hadoop/fs/azure/metrics/package-tree.html</text:p>
      <text:p text:style-name="P1">hadoop-2.9.0/share/doc/hadoop/api/org/apache/hadoop/fs/azure/metrics/package-frame.html</text:p>
      <text:p text:style-name="P1">hadoop-2.9.0/share/doc/hadoop/api/org/apache/hadoop/fs/azure/metrics/AzureFileSystemInstrumentation.html</text:p>
      <text:p text:style-name="P1">hadoop-2.9.0/share/doc/hadoop/api/org/apache/hadoop/fs/azure/metrics/class-use/</text:p>
      <text:p text:style-name="P1">hadoop-2.9.0/share/doc/hadoop/api/org/apache/hadoop/fs/azure/metrics/class-use/AzureFileSystemInstrumentation.html</text:p>
      <text:p text:style-name="P1">hadoop-2.9.0/share/doc/hadoop/api/org/apache/hadoop/fs/azure/metrics/package-summary.html</text:p>
      <text:p text:style-name="P1">hadoop-2.9.0/share/doc/hadoop/api/org/apache/hadoop/fs/azure/package-frame.html</text:p>
      <text:p text:style-name="P1">hadoop-2.9.0/share/doc/hadoop/api/org/apache/hadoop/fs/azure/AzureException.html</text:p>
      <text:p text:style-name="P1">hadoop-2.9.0/share/doc/hadoop/api/org/apache/hadoop/fs/azure/Wasbs.html</text:p>
      <text:p text:style-name="P1">hadoop-2.9.0/share/doc/hadoop/api/org/apache/hadoop/fs/azure/Wasb.html</text:p>
      <text:p text:style-name="P1">hadoop-2.9.0/share/doc/hadoop/api/org/apache/hadoop/fs/azure/class-use/</text:p>
      <text:p text:style-name="P1">hadoop-2.9.0/share/doc/hadoop/api/org/apache/hadoop/fs/azure/class-use/WasbFsck.html</text:p>
      <text:p text:style-name="P1">hadoop-2.9.0/share/doc/hadoop/api/org/apache/hadoop/fs/azure/class-use/AzureException.html</text:p>
      <text:p text:style-name="P1">hadoop-2.9.0/share/doc/hadoop/api/org/apache/hadoop/fs/azure/class-use/Wasbs.html</text:p>
      <text:p text:style-name="P1">hadoop-2.9.0/share/doc/hadoop/api/org/apache/hadoop/fs/azure/class-use/Wasb.html</text:p>
      <text:p text:style-name="P1">hadoop-2.9.0/share/doc/hadoop/api/org/apache/hadoop/fs/azure/class-use/NativeAzureFileSystem.html</text:p>
      <text:p text:style-name="P1">hadoop-2.9.0/share/doc/hadoop/api/org/apache/hadoop/fs/azure/NativeAzureFileSystem.html</text:p>
      <text:p text:style-name="P1">hadoop-2.9.0/share/doc/hadoop/api/org/apache/hadoop/fs/azure/package-summary.html</text:p>
      <text:p text:style-name="P1">hadoop-2.9.0/share/doc/hadoop/api/org/apache/hadoop/fs/StorageStatistics.html</text:p>
      <text:p text:style-name="P1">hadoop-2.9.0/share/doc/hadoop/api/org/apache/hadoop/fs/package-summary.html</text:p>
      <text:p text:style-name="P1">hadoop-2.9.0/share/doc/hadoop/api/org/apache/hadoop/fs/CanUnbuffer.html</text:p>
      <text:p text:style-name="P1">hadoop-2.9.0/share/doc/hadoop/api/org/apache/hadoop/fs/s3/</text:p>
      <text:p text:style-name="P1">hadoop-2.9.0/share/doc/hadoop/api/org/apache/hadoop/fs/s3/S3Exception.html</text:p>
      <text:p text:style-name="P1">hadoop-2.9.0/share/doc/hadoop/api/org/apache/hadoop/fs/s3/package-use.html</text:p>
      <text:p text:style-name="P1">hadoop-2.9.0/share/doc/hadoop/api/org/apache/hadoop/fs/s3/package-tree.html</text:p>
      <text:p text:style-name="P1">hadoop-2.9.0/share/doc/hadoop/api/org/apache/hadoop/fs/s3/package-frame.html</text:p>
      <text:p text:style-name="P1">hadoop-2.9.0/share/doc/hadoop/api/org/apache/hadoop/fs/s3/S3FileSystem.html</text:p>
      <text:p text:style-name="P1">hadoop-2.9.0/share/doc/hadoop/api/org/apache/hadoop/fs/s3/VersionMismatchException.html</text:p>
      <text:p text:style-name="P1">hadoop-2.9.0/share/doc/hadoop/api/org/apache/hadoop/fs/s3/S3FileSystemException.html</text:p>
      <text:p text:style-name="P1">hadoop-2.9.0/share/doc/hadoop/api/org/apache/hadoop/fs/s3/class-use/</text:p>
      <text:p text:style-name="P1">hadoop-2.9.0/share/doc/hadoop/api/org/apache/hadoop/fs/s3/class-use/S3Exception.html</text:p>
      <text:p text:style-name="P1">hadoop-2.9.0/share/doc/hadoop/api/org/apache/hadoop/fs/s3/class-use/S3FileSystem.html</text:p>
      <text:p text:style-name="P1">hadoop-2.9.0/share/doc/hadoop/api/org/apache/hadoop/fs/s3/class-use/VersionMismatchException.html</text:p>
      <text:p text:style-name="P1">hadoop-2.9.0/share/doc/hadoop/api/org/apache/hadoop/fs/s3/class-use/S3FileSystemException.html</text:p>
      <text:p text:style-name="P1">hadoop-2.9.0/share/doc/hadoop/api/org/apache/hadoop/fs/s3/class-use/MigrationTool.html</text:p>
      <text:p text:style-name="P1">hadoop-2.9.0/share/doc/hadoop/api/org/apache/hadoop/fs/s3/package-summary.html</text:p>
      <text:p text:style-name="P1">hadoop-2.9.0/share/doc/hadoop/api/org/apache/hadoop/fs/s3/MigrationTool.html</text:p>
      <text:p text:style-name="P1">hadoop-2.9.0/share/doc/hadoop/api/org/apache/hadoop/fs/PathFilter.html</text:p>
      <text:p text:style-name="P1">hadoop-2.9.0/share/doc/hadoop/api/org/apache/hadoop/fs/LocatedFileStatus.html</text:p>
      <text:p text:style-name="P1">hadoop-2.9.0/share/doc/hadoop/api/org/apache/hadoop/fs/ByteBufferReadable.html</text:p>
      <text:p text:style-name="P1">hadoop-2.9.0/share/doc/hadoop/api/org/apache/hadoop/fs/FSDataOutputStream.html</text:p>
      <text:p text:style-name="P1">hadoop-2.9.0/share/doc/hadoop/api/org/apache/hadoop/fs/FileChecksum.html</text:p>
      <text:p text:style-name="P1">hadoop-2.9.0/share/doc/hadoop/api/org/apache/hadoop/fs/VolumeId.html</text:p>
      <text:p text:style-name="P1">hadoop-2.9.0/share/doc/hadoop/api/org/apache/hadoop/fs/swift/</text:p>
      <text:p text:style-name="P1">hadoop-2.9.0/share/doc/hadoop/api/org/apache/hadoop/fs/swift/http/</text:p>
      <text:p text:style-name="P1">hadoop-2.9.0/share/doc/hadoop/api/org/apache/hadoop/fs/swift/http/package-use.html</text:p>
      <text:p text:style-name="P1">hadoop-2.9.0/share/doc/hadoop/api/org/apache/hadoop/fs/swift/http/package-tree.html</text:p>
      <text:p text:style-name="P1"><text:soft-page-break/>hadoop-2.9.0/share/doc/hadoop/api/org/apache/hadoop/fs/swift/http/package-frame.html</text:p>
      <text:p text:style-name="P1">hadoop-2.9.0/share/doc/hadoop/api/org/apache/hadoop/fs/swift/http/package-summary.html</text:p>
      <text:p text:style-name="P1">hadoop-2.9.0/share/doc/hadoop/api/org/apache/hadoop/fs/swift/exceptions/</text:p>
      <text:p text:style-name="P1">hadoop-2.9.0/share/doc/hadoop/api/org/apache/hadoop/fs/swift/exceptions/package-use.html</text:p>
      <text:p text:style-name="P1">hadoop-2.9.0/share/doc/hadoop/api/org/apache/hadoop/fs/swift/exceptions/package-tree.html</text:p>
      <text:p text:style-name="P1">hadoop-2.9.0/share/doc/hadoop/api/org/apache/hadoop/fs/swift/exceptions/package-frame.html</text:p>
      <text:p text:style-name="P1">hadoop-2.9.0/share/doc/hadoop/api/org/apache/hadoop/fs/swift/exceptions/package-summary.html</text:p>
      <text:p text:style-name="P1">hadoop-2.9.0/share/doc/hadoop/api/org/apache/hadoop/fs/swift/snative/</text:p>
      <text:p text:style-name="P1">hadoop-2.9.0/share/doc/hadoop/api/org/apache/hadoop/fs/swift/snative/package-use.html</text:p>
      <text:p text:style-name="P1">hadoop-2.9.0/share/doc/hadoop/api/org/apache/hadoop/fs/swift/snative/package-tree.html</text:p>
      <text:p text:style-name="P1">hadoop-2.9.0/share/doc/hadoop/api/org/apache/hadoop/fs/swift/snative/package-frame.html</text:p>
      <text:p text:style-name="P1">hadoop-2.9.0/share/doc/hadoop/api/org/apache/hadoop/fs/swift/snative/package-summary.html</text:p>
      <text:p text:style-name="P1">hadoop-2.9.0/share/doc/hadoop/api/org/apache/hadoop/fs/swift/util/</text:p>
      <text:p text:style-name="P1">hadoop-2.9.0/share/doc/hadoop/api/org/apache/hadoop/fs/swift/util/package-use.html</text:p>
      <text:p text:style-name="P1">hadoop-2.9.0/share/doc/hadoop/api/org/apache/hadoop/fs/swift/util/package-tree.html</text:p>
      <text:p text:style-name="P1">hadoop-2.9.0/share/doc/hadoop/api/org/apache/hadoop/fs/swift/util/package-frame.html</text:p>
      <text:p text:style-name="P1">hadoop-2.9.0/share/doc/hadoop/api/org/apache/hadoop/fs/swift/util/package-summary.html</text:p>
      <text:p text:style-name="P1">hadoop-2.9.0/share/doc/hadoop/api/org/apache/hadoop/fs/swift/auth/</text:p>
      <text:p text:style-name="P1">hadoop-2.9.0/share/doc/hadoop/api/org/apache/hadoop/fs/swift/auth/package-use.html</text:p>
      <text:p text:style-name="P1">hadoop-2.9.0/share/doc/hadoop/api/org/apache/hadoop/fs/swift/auth/package-tree.html</text:p>
      <text:p text:style-name="P1">hadoop-2.9.0/share/doc/hadoop/api/org/apache/hadoop/fs/swift/auth/package-frame.html</text:p>
      <text:p text:style-name="P1">hadoop-2.9.0/share/doc/hadoop/api/org/apache/hadoop/fs/swift/auth/entities/</text:p>
      <text:p text:style-name="P1">hadoop-2.9.0/share/doc/hadoop/api/org/apache/hadoop/fs/swift/auth/entities/package-use.html</text:p>
      <text:p text:style-name="P1">hadoop-2.9.0/share/doc/hadoop/api/org/apache/hadoop/fs/swift/auth/entities/package-tree.html</text:p>
      <text:p text:style-name="P1">hadoop-2.9.0/share/doc/hadoop/api/org/apache/hadoop/fs/swift/auth/entities/package-frame.html</text:p>
      <text:p text:style-name="P1">hadoop-2.9.0/share/doc/hadoop/api/org/apache/hadoop/fs/swift/auth/entities/package-summary.html</text:p>
      <text:p text:style-name="P1">hadoop-2.9.0/share/doc/hadoop/api/org/apache/hadoop/fs/swift/auth/package-summary.html</text:p>
      <text:p text:style-name="P1">hadoop-2.9.0/share/doc/hadoop/api/org/apache/hadoop/fs/crypto/</text:p>
      <text:p text:style-name="P1">hadoop-2.9.0/share/doc/hadoop/api/org/apache/hadoop/fs/crypto/package-use.html</text:p>
      <text:p text:style-name="P1">hadoop-2.9.0/share/doc/hadoop/api/org/apache/hadoop/fs/crypto/package-tree.html</text:p>
      <text:p text:style-name="P1">hadoop-2.9.0/share/doc/hadoop/api/org/apache/hadoop/fs/crypto/package-frame.html</text:p>
      <text:p text:style-name="P1">hadoop-2.9.0/share/doc/hadoop/api/org/apache/hadoop/fs/crypto/package-summary.html</text:p>
      <text:p text:style-name="P1">hadoop-2.9.0/share/doc/hadoop/api/org/apache/hadoop/crypto/</text:p>
      <text:p text:style-name="P1">hadoop-2.9.0/share/doc/hadoop/api/org/apache/hadoop/crypto/package-use.html</text:p>
      <text:p text:style-name="P1">hadoop-2.9.0/share/doc/hadoop/api/org/apache/hadoop/crypto/package-tree.html</text:p>
      <text:p text:style-name="P1">hadoop-2.9.0/share/doc/hadoop/api/org/apache/hadoop/crypto/key/</text:p>
      <text:p text:style-name="P1">hadoop-2.9.0/share/doc/hadoop/api/org/apache/hadoop/crypto/key/package-use.html</text:p>
      <text:p text:style-name="P1">hadoop-2.9.0/share/doc/hadoop/api/org/apache/hadoop/crypto/key/package-tree.html</text:p>
      <text:p text:style-name="P1">hadoop-2.9.0/share/doc/hadoop/api/org/apache/hadoop/crypto/key/KeyProviderFactory.html</text:p>
      <text:p text:style-name="P1">hadoop-2.9.0/share/doc/hadoop/api/org/apache/hadoop/crypto/key/kms/</text:p>
      <text:p text:style-name="P1">hadoop-2.9.0/share/doc/hadoop/api/org/apache/hadoop/crypto/key/kms/package-use.html</text:p>
      <text:p text:style-name="P1">hadoop-2.9.0/share/doc/hadoop/api/org/apache/hadoop/crypto/key/kms/package-tree.html</text:p>
      <text:p text:style-name="P1">hadoop-2.9.0/share/doc/hadoop/api/org/apache/hadoop/crypto/key/kms/package-frame.html</text:p>
      <text:p text:style-name="P1">hadoop-2.9.0/share/doc/hadoop/api/org/apache/hadoop/crypto/key/kms/server/</text:p>
      <text:p text:style-name="P1">hadoop-2.9.0/share/doc/hadoop/api/org/apache/hadoop/crypto/key/kms/server/package-use.html</text:p>
      <text:p text:style-name="P1">hadoop-2.9.0/share/doc/hadoop/api/org/apache/hadoop/crypto/key/kms/server/package-tree.html</text:p>
      <text:p text:style-name="P1">hadoop-2.9.0/share/doc/hadoop/api/org/apache/hadoop/crypto/key/kms/server/package-frame.html</text:p>
      <text:p text:style-name="P1">hadoop-2.9.0/share/doc/hadoop/api/org/apache/hadoop/crypto/key/kms/server/package-summary.html</text:p>
      <text:p text:style-name="P1">hadoop-2.9.0/share/doc/hadoop/api/org/apache/hadoop/crypto/key/kms/package-summary.html</text:p>
      <text:p text:style-name="P1">hadoop-2.9.0/share/doc/hadoop/api/org/apache/hadoop/crypto/key/package-frame.html</text:p>
      <text:p text:style-name="P1">hadoop-2.9.0/share/doc/hadoop/api/org/apache/hadoop/crypto/key/KeyProvider.html</text:p>
      <text:p text:style-name="P1"><text:soft-page-break/>hadoop-2.9.0/share/doc/hadoop/api/org/apache/hadoop/crypto/key/class-use/</text:p>
      <text:p text:style-name="P1">hadoop-2.9.0/share/doc/hadoop/api/org/apache/hadoop/crypto/key/class-use/KeyProviderFactory.html</text:p>
      <text:p text:style-name="P1">hadoop-2.9.0/share/doc/hadoop/api/org/apache/hadoop/crypto/key/class-use/KeyProvider.html</text:p>
      <text:p text:style-name="P1">hadoop-2.9.0/share/doc/hadoop/api/org/apache/hadoop/crypto/key/package-summary.html</text:p>
      <text:p text:style-name="P1">hadoop-2.9.0/share/doc/hadoop/api/org/apache/hadoop/crypto/package-frame.html</text:p>
      <text:p text:style-name="P1">hadoop-2.9.0/share/doc/hadoop/api/org/apache/hadoop/crypto/random/</text:p>
      <text:p text:style-name="P1">hadoop-2.9.0/share/doc/hadoop/api/org/apache/hadoop/crypto/random/package-use.html</text:p>
      <text:p text:style-name="P1">hadoop-2.9.0/share/doc/hadoop/api/org/apache/hadoop/crypto/random/package-tree.html</text:p>
      <text:p text:style-name="P1">hadoop-2.9.0/share/doc/hadoop/api/org/apache/hadoop/crypto/random/package-frame.html</text:p>
      <text:p text:style-name="P1">hadoop-2.9.0/share/doc/hadoop/api/org/apache/hadoop/crypto/random/package-summary.html</text:p>
      <text:p text:style-name="P1">hadoop-2.9.0/share/doc/hadoop/api/org/apache/hadoop/crypto/package-summary.html</text:p>
      <text:p text:style-name="P1">hadoop-2.9.0/share/doc/hadoop/api/org/apache/hadoop/typedbytes/</text:p>
      <text:p text:style-name="P1">hadoop-2.9.0/share/doc/hadoop/api/org/apache/hadoop/typedbytes/package-use.html</text:p>
      <text:p text:style-name="P1">hadoop-2.9.0/share/doc/hadoop/api/org/apache/hadoop/typedbytes/package-tree.html</text:p>
      <text:p text:style-name="P1">hadoop-2.9.0/share/doc/hadoop/api/org/apache/hadoop/typedbytes/package-frame.html</text:p>
      <text:p text:style-name="P1">hadoop-2.9.0/share/doc/hadoop/api/org/apache/hadoop/typedbytes/package-summary.html</text:p>
      <text:p text:style-name="P1">hadoop-2.9.0/share/doc/hadoop/api/stylesheet.css</text:p>
      <text:p text:style-name="P1">hadoop-2.9.0/share/doc/hadoop/api/index.html</text:p>
      <text:p text:style-name="P1">hadoop-2.9.0/share/doc/hadoop/api/overview-tree.html</text:p>
      <text:p text:style-name="P1">hadoop-2.9.0/share/doc/hadoop/api/allclasses-noframe.html</text:p>
      <text:p text:style-name="P1">hadoop-2.9.0/share/doc/hadoop/api/overview-frame.html</text:p>
      <text:p text:style-name="P1">hadoop-2.9.0/share/doc/hadoop/hadoop-minicluster/</text:p>
      <text:p text:style-name="P1">hadoop-2.9.0/share/doc/hadoop/hadoop-minicluster/images/</text:p>
      <text:p text:style-name="P1">hadoop-2.9.0/share/doc/hadoop/hadoop-minicluster/images/maven-logo-2.gif</text:p>
      <text:p text:style-name="P1">hadoop-2.9.0/share/doc/hadoop/hadoop-minicluster/images/newwindow.png</text:p>
      <text:p text:style-name="P1">hadoop-2.9.0/share/doc/hadoop/hadoop-minicluster/images/icon_info_sml.gif</text:p>
      <text:p text:style-name="P1">hadoop-2.9.0/share/doc/hadoop/hadoop-minicluster/images/expanded.gif</text:p>
      <text:p text:style-name="P1">hadoop-2.9.0/share/doc/hadoop/hadoop-minicluster/images/logo_apache.jpg</text:p>
      <text:p text:style-name="P1">hadoop-2.9.0/share/doc/hadoop/hadoop-minicluster/images/bg.jpg</text:p>
      <text:p text:style-name="P1">hadoop-2.9.0/share/doc/hadoop/hadoop-minicluster/images/icon_error_sml.gif</text:p>
      <text:p text:style-name="P1">hadoop-2.9.0/share/doc/hadoop/hadoop-minicluster/images/banner.jpg</text:p>
      <text:p text:style-name="P1">hadoop-2.9.0/share/doc/hadoop/hadoop-minicluster/images/external.png</text:p>
      <text:p text:style-name="P1">hadoop-2.9.0/share/doc/hadoop/hadoop-minicluster/images/logos/</text:p>
      <text:p text:style-name="P1">hadoop-2.9.0/share/doc/hadoop/hadoop-minicluster/images/logos/build-by-maven-white.png</text:p>
      <text:p text:style-name="P1">hadoop-2.9.0/share/doc/hadoop/hadoop-minicluster/images/logos/build-by-maven-black.png</text:p>
      <text:p text:style-name="P1">hadoop-2.9.0/share/doc/hadoop/hadoop-minicluster/images/logos/maven-feather.png</text:p>
      <text:p text:style-name="P1">hadoop-2.9.0/share/doc/hadoop/hadoop-minicluster/images/icon_warning_sml.gif</text:p>
      <text:p text:style-name="P1">hadoop-2.9.0/share/doc/hadoop/hadoop-minicluster/images/icon_success_sml.gif</text:p>
      <text:p text:style-name="P1">hadoop-2.9.0/share/doc/hadoop/hadoop-minicluster/images/breadcrumbs.jpg</text:p>
      <text:p text:style-name="P1">hadoop-2.9.0/share/doc/hadoop/hadoop-minicluster/images/h5.jpg</text:p>
      <text:p text:style-name="P1">hadoop-2.9.0/share/doc/hadoop/hadoop-minicluster/images/logo_maven.jpg</text:p>
      <text:p text:style-name="P1">hadoop-2.9.0/share/doc/hadoop/hadoop-minicluster/images/collapsed.gif</text:p>
      <text:p text:style-name="P1">hadoop-2.9.0/share/doc/hadoop/hadoop-minicluster/images/apache-maven-project-2.png</text:p>
      <text:p text:style-name="P1">hadoop-2.9.0/share/doc/hadoop/hadoop-minicluster/images/h3.jpg</text:p>
      <text:p text:style-name="P1">hadoop-2.9.0/share/doc/hadoop/hadoop-minicluster/dependency-analysis.html</text:p>
      <text:p text:style-name="P1">hadoop-2.9.0/share/doc/hadoop/hadoop-minicluster/css/</text:p>
      <text:p text:style-name="P1">hadoop-2.9.0/share/doc/hadoop/hadoop-minicluster/css/site.css</text:p>
      <text:p text:style-name="P1">hadoop-2.9.0/share/doc/hadoop/hadoop-minicluster/css/print.css</text:p>
      <text:p text:style-name="P1">hadoop-2.9.0/share/doc/hadoop/hadoop-minicluster/css/maven-theme.css</text:p>
      <text:p text:style-name="P1">hadoop-2.9.0/share/doc/hadoop/hadoop-minicluster/css/maven-base.css</text:p>
      <text:p text:style-name="P1">hadoop-2.9.0/share/doc/hadoop/hadoop-minicluster/project-reports.html</text:p>
      <text:p text:style-name="P1"><text:soft-page-break/>hadoop-2.9.0/share/doc/hadoop/hadoop-cloud-storage/</text:p>
      <text:p text:style-name="P1">hadoop-2.9.0/share/doc/hadoop/hadoop-cloud-storage/images/</text:p>
      <text:p text:style-name="P1">hadoop-2.9.0/share/doc/hadoop/hadoop-cloud-storage/images/maven-logo-2.gif</text:p>
      <text:p text:style-name="P1">hadoop-2.9.0/share/doc/hadoop/hadoop-cloud-storage/images/newwindow.png</text:p>
      <text:p text:style-name="P1">hadoop-2.9.0/share/doc/hadoop/hadoop-cloud-storage/images/icon_info_sml.gif</text:p>
      <text:p text:style-name="P1">hadoop-2.9.0/share/doc/hadoop/hadoop-cloud-storage/images/expanded.gif</text:p>
      <text:p text:style-name="P1">hadoop-2.9.0/share/doc/hadoop/hadoop-cloud-storage/images/logo_apache.jpg</text:p>
      <text:p text:style-name="P1">hadoop-2.9.0/share/doc/hadoop/hadoop-cloud-storage/images/bg.jpg</text:p>
      <text:p text:style-name="P1">hadoop-2.9.0/share/doc/hadoop/hadoop-cloud-storage/images/icon_error_sml.gif</text:p>
      <text:p text:style-name="P1">hadoop-2.9.0/share/doc/hadoop/hadoop-cloud-storage/images/banner.jpg</text:p>
      <text:p text:style-name="P1">hadoop-2.9.0/share/doc/hadoop/hadoop-cloud-storage/images/external.png</text:p>
      <text:p text:style-name="P1">hadoop-2.9.0/share/doc/hadoop/hadoop-cloud-storage/images/logos/</text:p>
      <text:p text:style-name="P1">hadoop-2.9.0/share/doc/hadoop/hadoop-cloud-storage/images/logos/build-by-maven-white.png</text:p>
      <text:p text:style-name="P1">hadoop-2.9.0/share/doc/hadoop/hadoop-cloud-storage/images/logos/build-by-maven-black.png</text:p>
      <text:p text:style-name="P1">hadoop-2.9.0/share/doc/hadoop/hadoop-cloud-storage/images/logos/maven-feather.png</text:p>
      <text:p text:style-name="P1">hadoop-2.9.0/share/doc/hadoop/hadoop-cloud-storage/images/icon_warning_sml.gif</text:p>
      <text:p text:style-name="P1">hadoop-2.9.0/share/doc/hadoop/hadoop-cloud-storage/images/icon_success_sml.gif</text:p>
      <text:p text:style-name="P1">hadoop-2.9.0/share/doc/hadoop/hadoop-cloud-storage/images/breadcrumbs.jpg</text:p>
      <text:p text:style-name="P1">hadoop-2.9.0/share/doc/hadoop/hadoop-cloud-storage/images/h5.jpg</text:p>
      <text:p text:style-name="P1">hadoop-2.9.0/share/doc/hadoop/hadoop-cloud-storage/images/logo_maven.jpg</text:p>
      <text:p text:style-name="P1">hadoop-2.9.0/share/doc/hadoop/hadoop-cloud-storage/images/collapsed.gif</text:p>
      <text:p text:style-name="P1">hadoop-2.9.0/share/doc/hadoop/hadoop-cloud-storage/images/apache-maven-project-2.png</text:p>
      <text:p text:style-name="P1">hadoop-2.9.0/share/doc/hadoop/hadoop-cloud-storage/images/h3.jpg</text:p>
      <text:p text:style-name="P1">hadoop-2.9.0/share/doc/hadoop/hadoop-cloud-storage/dependency-analysis.html</text:p>
      <text:p text:style-name="P1">hadoop-2.9.0/share/doc/hadoop/hadoop-cloud-storage/css/</text:p>
      <text:p text:style-name="P1">hadoop-2.9.0/share/doc/hadoop/hadoop-cloud-storage/css/site.css</text:p>
      <text:p text:style-name="P1">hadoop-2.9.0/share/doc/hadoop/hadoop-cloud-storage/css/print.css</text:p>
      <text:p text:style-name="P1">hadoop-2.9.0/share/doc/hadoop/hadoop-cloud-storage/css/maven-theme.css</text:p>
      <text:p text:style-name="P1">hadoop-2.9.0/share/doc/hadoop/hadoop-cloud-storage/css/maven-base.css</text:p>
      <text:p text:style-name="P1">hadoop-2.9.0/share/doc/hadoop/hadoop-cloud-storage/project-reports.html</text:p>
      <text:p text:style-name="P1">hadoop-2.9.0/share/doc/hadoop/hadoop-mapreduce-examples/</text:p>
      <text:p text:style-name="P1">hadoop-2.9.0/share/doc/hadoop/hadoop-mapreduce-examples/images/</text:p>
      <text:p text:style-name="P1">hadoop-2.9.0/share/doc/hadoop/hadoop-mapreduce-examples/images/maven-logo-2.gif</text:p>
      <text:p text:style-name="P1">hadoop-2.9.0/share/doc/hadoop/hadoop-mapreduce-examples/images/newwindow.png</text:p>
      <text:p text:style-name="P1">hadoop-2.9.0/share/doc/hadoop/hadoop-mapreduce-examples/images/icon_info_sml.gif</text:p>
      <text:p text:style-name="P1">hadoop-2.9.0/share/doc/hadoop/hadoop-mapreduce-examples/images/expanded.gif</text:p>
      <text:p text:style-name="P1">hadoop-2.9.0/share/doc/hadoop/hadoop-mapreduce-examples/images/logo_apache.jpg</text:p>
      <text:p text:style-name="P1">hadoop-2.9.0/share/doc/hadoop/hadoop-mapreduce-examples/images/bg.jpg</text:p>
      <text:p text:style-name="P1">hadoop-2.9.0/share/doc/hadoop/hadoop-mapreduce-examples/images/icon_error_sml.gif</text:p>
      <text:p text:style-name="P1">hadoop-2.9.0/share/doc/hadoop/hadoop-mapreduce-examples/images/banner.jpg</text:p>
      <text:p text:style-name="P1">hadoop-2.9.0/share/doc/hadoop/hadoop-mapreduce-examples/images/external.png</text:p>
      <text:p text:style-name="P1">hadoop-2.9.0/share/doc/hadoop/hadoop-mapreduce-examples/images/logos/</text:p>
      <text:p text:style-name="P1">hadoop-2.9.0/share/doc/hadoop/hadoop-mapreduce-examples/images/logos/build-by-maven-white.png</text:p>
      <text:p text:style-name="P1">hadoop-2.9.0/share/doc/hadoop/hadoop-mapreduce-examples/images/logos/build-by-maven-black.png</text:p>
      <text:p text:style-name="P1">hadoop-2.9.0/share/doc/hadoop/hadoop-mapreduce-examples/images/logos/maven-feather.png</text:p>
      <text:p text:style-name="P1">hadoop-2.9.0/share/doc/hadoop/hadoop-mapreduce-examples/images/icon_warning_sml.gif</text:p>
      <text:p text:style-name="P1">hadoop-2.9.0/share/doc/hadoop/hadoop-mapreduce-examples/images/icon_success_sml.gif</text:p>
      <text:p text:style-name="P1">hadoop-2.9.0/share/doc/hadoop/hadoop-mapreduce-examples/images/breadcrumbs.jpg</text:p>
      <text:p text:style-name="P1">hadoop-2.9.0/share/doc/hadoop/hadoop-mapreduce-examples/images/h5.jpg</text:p>
      <text:p text:style-name="P1">hadoop-2.9.0/share/doc/hadoop/hadoop-mapreduce-examples/images/logo_maven.jpg</text:p>
      <text:p text:style-name="P1"><text:soft-page-break/>hadoop-2.9.0/share/doc/hadoop/hadoop-mapreduce-examples/images/collapsed.gif</text:p>
      <text:p text:style-name="P1">hadoop-2.9.0/share/doc/hadoop/hadoop-mapreduce-examples/images/apache-maven-project-2.png</text:p>
      <text:p text:style-name="P1">hadoop-2.9.0/share/doc/hadoop/hadoop-mapreduce-examples/images/h3.jpg</text:p>
      <text:p text:style-name="P1">hadoop-2.9.0/share/doc/hadoop/hadoop-mapreduce-examples/dependency-analysis.html</text:p>
      <text:p text:style-name="P1">hadoop-2.9.0/share/doc/hadoop/hadoop-mapreduce-examples/css/</text:p>
      <text:p text:style-name="P1">hadoop-2.9.0/share/doc/hadoop/hadoop-mapreduce-examples/css/site.css</text:p>
      <text:p text:style-name="P1">hadoop-2.9.0/share/doc/hadoop/hadoop-mapreduce-examples/css/print.css</text:p>
      <text:p text:style-name="P1">hadoop-2.9.0/share/doc/hadoop/hadoop-mapreduce-examples/css/maven-theme.css</text:p>
      <text:p text:style-name="P1">hadoop-2.9.0/share/doc/hadoop/hadoop-mapreduce-examples/css/maven-base.css</text:p>
      <text:p text:style-name="P1">hadoop-2.9.0/share/doc/hadoop/hadoop-mapreduce-examples/project-reports.html</text:p>
      <text:p text:style-name="P1">hadoop-2.9.0/share/doc/hadoop/hadoop-auth/</text:p>
      <text:p text:style-name="P1">hadoop-2.9.0/share/doc/hadoop/hadoop-auth/images/</text:p>
      <text:p text:style-name="P1">hadoop-2.9.0/share/doc/hadoop/hadoop-auth/images/maven-logo-2.gif</text:p>
      <text:p text:style-name="P1">hadoop-2.9.0/share/doc/hadoop/hadoop-auth/images/close.gif</text:p>
      <text:p text:style-name="P1">hadoop-2.9.0/share/doc/hadoop/hadoop-auth/images/newwindow.png</text:p>
      <text:p text:style-name="P1">hadoop-2.9.0/share/doc/hadoop/hadoop-auth/images/icon_info_sml.gif</text:p>
      <text:p text:style-name="P1">hadoop-2.9.0/share/doc/hadoop/hadoop-auth/images/expanded.gif</text:p>
      <text:p text:style-name="P1">hadoop-2.9.0/share/doc/hadoop/hadoop-auth/images/logo_apache.jpg</text:p>
      <text:p text:style-name="P1">hadoop-2.9.0/share/doc/hadoop/hadoop-auth/images/bg.jpg</text:p>
      <text:p text:style-name="P1">hadoop-2.9.0/share/doc/hadoop/hadoop-auth/images/icon_error_sml.gif</text:p>
      <text:p text:style-name="P1">hadoop-2.9.0/share/doc/hadoop/hadoop-auth/images/banner.jpg</text:p>
      <text:p text:style-name="P1">hadoop-2.9.0/share/doc/hadoop/hadoop-auth/images/external.png</text:p>
      <text:p text:style-name="P1">hadoop-2.9.0/share/doc/hadoop/hadoop-auth/images/logos/</text:p>
      <text:p text:style-name="P1">hadoop-2.9.0/share/doc/hadoop/hadoop-auth/images/logos/build-by-maven-white.png</text:p>
      <text:p text:style-name="P1">hadoop-2.9.0/share/doc/hadoop/hadoop-auth/images/logos/build-by-maven-black.png</text:p>
      <text:p text:style-name="P1">hadoop-2.9.0/share/doc/hadoop/hadoop-auth/images/logos/maven-feather.png</text:p>
      <text:p text:style-name="P1">hadoop-2.9.0/share/doc/hadoop/hadoop-auth/images/icon_warning_sml.gif</text:p>
      <text:p text:style-name="P1">hadoop-2.9.0/share/doc/hadoop/hadoop-auth/images/icon_success_sml.gif</text:p>
      <text:p text:style-name="P1">hadoop-2.9.0/share/doc/hadoop/hadoop-auth/images/breadcrumbs.jpg</text:p>
      <text:p text:style-name="P1">hadoop-2.9.0/share/doc/hadoop/hadoop-auth/images/h5.jpg</text:p>
      <text:p text:style-name="P1">hadoop-2.9.0/share/doc/hadoop/hadoop-auth/images/logo_maven.jpg</text:p>
      <text:p text:style-name="P1">hadoop-2.9.0/share/doc/hadoop/hadoop-auth/images/collapsed.gif</text:p>
      <text:p text:style-name="P1">hadoop-2.9.0/share/doc/hadoop/hadoop-auth/images/apache-maven-project-2.png</text:p>
      <text:p text:style-name="P1">hadoop-2.9.0/share/doc/hadoop/hadoop-auth/images/h3.jpg</text:p>
      <text:p text:style-name="P1">hadoop-2.9.0/share/doc/hadoop/hadoop-auth/BuildingIt.html</text:p>
      <text:p text:style-name="P1">hadoop-2.9.0/share/doc/hadoop/hadoop-auth/dependency-analysis.html</text:p>
      <text:p text:style-name="P1">hadoop-2.9.0/share/doc/hadoop/hadoop-auth/dependencies.html</text:p>
      <text:p text:style-name="P1">hadoop-2.9.0/share/doc/hadoop/hadoop-auth/Configuration.html</text:p>
      <text:p text:style-name="P1">hadoop-2.9.0/share/doc/hadoop/hadoop-auth/index.html</text:p>
      <text:p text:style-name="P1">hadoop-2.9.0/share/doc/hadoop/hadoop-auth/Examples.html</text:p>
      <text:p text:style-name="P1">hadoop-2.9.0/share/doc/hadoop/hadoop-auth/css/</text:p>
      <text:p text:style-name="P1">hadoop-2.9.0/share/doc/hadoop/hadoop-auth/css/site.css</text:p>
      <text:p text:style-name="P1">hadoop-2.9.0/share/doc/hadoop/hadoop-auth/css/print.css</text:p>
      <text:p text:style-name="P1">hadoop-2.9.0/share/doc/hadoop/hadoop-auth/css/maven-theme.css</text:p>
      <text:p text:style-name="P1">hadoop-2.9.0/share/doc/hadoop/hadoop-auth/css/maven-base.css</text:p>
      <text:p text:style-name="P1">hadoop-2.9.0/share/doc/hadoop/hadoop-auth/project-reports.html</text:p>
      <text:p text:style-name="P1">hadoop-2.9.0/share/doc/hadoop/hadoop-auth/apidocs/</text:p>
      <text:p text:style-name="P1">hadoop-2.9.0/share/doc/hadoop/hadoop-auth/apidocs/overview-summary.html</text:p>
      <text:p text:style-name="P1">hadoop-2.9.0/share/doc/hadoop/hadoop-auth/apidocs/allclasses-frame.html</text:p>
      <text:p text:style-name="P1">hadoop-2.9.0/share/doc/hadoop/hadoop-auth/apidocs/index-all.html</text:p>
      <text:p text:style-name="P1">hadoop-2.9.0/share/doc/hadoop/hadoop-auth/apidocs/serialized-form.html</text:p>
      <text:p text:style-name="P1">hadoop-2.9.0/share/doc/hadoop/hadoop-auth/apidocs/resources/</text:p>
      <text:p text:style-name="P1"><text:soft-page-break/>hadoop-2.9.0/share/doc/hadoop/hadoop-auth/apidocs/resources/background.gif</text:p>
      <text:p text:style-name="P1">hadoop-2.9.0/share/doc/hadoop/hadoop-auth/apidocs/resources/tab.gif</text:p>
      <text:p text:style-name="P1">hadoop-2.9.0/share/doc/hadoop/hadoop-auth/apidocs/resources/titlebar.gif</text:p>
      <text:p text:style-name="P1">hadoop-2.9.0/share/doc/hadoop/hadoop-auth/apidocs/resources/titlebar_end.gif</text:p>
      <text:p text:style-name="P1">hadoop-2.9.0/share/doc/hadoop/hadoop-auth/apidocs/constant-values.html</text:p>
      <text:p text:style-name="P1">hadoop-2.9.0/share/doc/hadoop/hadoop-auth/apidocs/package-list</text:p>
      <text:p text:style-name="P1">hadoop-2.9.0/share/doc/hadoop/hadoop-auth/apidocs/deprecated-list.html</text:p>
      <text:p text:style-name="P1">hadoop-2.9.0/share/doc/hadoop/hadoop-auth/apidocs/help-doc.html</text:p>
      <text:p text:style-name="P1">hadoop-2.9.0/share/doc/hadoop/hadoop-auth/apidocs/org/</text:p>
      <text:p text:style-name="P1">hadoop-2.9.0/share/doc/hadoop/hadoop-auth/apidocs/org/apache/</text:p>
      <text:p text:style-name="P1">hadoop-2.9.0/share/doc/hadoop/hadoop-auth/apidocs/org/apache/hadoop/</text:p>
      <text:p text:style-name="P1">hadoop-2.9.0/share/doc/hadoop/hadoop-auth/apidocs/org/apache/hadoop/security/</text:p>
      <text:p text:style-name="P1">hadoop-2.9.0/share/doc/hadoop/hadoop-auth/apidocs/org/apache/hadoop/security/authentication/</text:p>
      <text:p text:style-name="P1">hadoop-2.9.0/share/doc/hadoop/hadoop-auth/apidocs/org/apache/hadoop/security/authentication/client/</text:p>
      <text:p text:style-name="P1">hadoop-2.9.0/share/doc/hadoop/hadoop-auth/apidocs/org/apache/hadoop/security/authentication/client/PseudoAuthenticator.html</text:p>
      <text:p text:style-name="P1">hadoop-2.9.0/share/doc/hadoop/hadoop-auth/apidocs/org/apache/hadoop/security/authentication/client/package-use.html</text:p>
      <text:p text:style-name="P1">hadoop-2.9.0/share/doc/hadoop/hadoop-auth/apidocs/org/apache/hadoop/security/authentication/client/package-tree.html</text:p>
      <text:p text:style-name="P1">hadoop-2.9.0/share/doc/hadoop/hadoop-auth/apidocs/org/apache/hadoop/security/authentication/client/KerberosAuthenticator.html</text:p>
      <text:p text:style-name="P1">hadoop-2.9.0/share/doc/hadoop/hadoop-auth/apidocs/org/apache/hadoop/security/authentication/client/package-frame.html</text:p>
      <text:p text:style-name="P1">hadoop-2.9.0/share/doc/hadoop/hadoop-auth/apidocs/org/apache/hadoop/security/authentication/client/Authenticator.html</text:p>
      <text:p text:style-name="P1">hadoop-2.9.0/share/doc/hadoop/hadoop-auth/apidocs/org/apache/hadoop/security/authentication/client/AuthenticatedURL.Token.html</text:p>
      <text:p text:style-name="P1">hadoop-2.9.0/share/doc/hadoop/hadoop-auth/apidocs/org/apache/hadoop/security/authentication/client/class-use/</text:p>
      <text:p text:style-name="P1">hadoop-2.9.0/share/doc/hadoop/hadoop-auth/apidocs/org/apache/hadoop/security/authentication/client/class-use/PseudoAuthenticator.html</text:p>
      <text:p text:style-name="P1">hadoop-2.9.0/share/doc/hadoop/hadoop-auth/apidocs/org/apache/hadoop/security/authentication/client/class-use/KerberosAuthenticator.html</text:p>
      <text:p text:style-name="P1">hadoop-2.9.0/share/doc/hadoop/hadoop-auth/apidocs/org/apache/hadoop/security/authentication/client/class-use/Authenticator.html</text:p>
      <text:p text:style-name="P1">hadoop-2.9.0/share/doc/hadoop/hadoop-auth/apidocs/org/apache/hadoop/security/authentication/client/class-use/AuthenticatedURL.Token.html</text:p>
      <text:p text:style-name="P1">hadoop-2.9.0/share/doc/hadoop/hadoop-auth/apidocs/org/apache/hadoop/security/authentication/client/class-use/ConnectionConfigurator.html</text:p>
      <text:p text:style-name="P1">hadoop-2.9.0/share/doc/hadoop/hadoop-auth/apidocs/org/apache/hadoop/security/authentication/client/class-use/AuthenticationException.html</text:p>
      <text:p text:style-name="P1">hadoop-2.9.0/share/doc/hadoop/hadoop-auth/apidocs/org/apache/hadoop/security/authentication/client/class-use/AuthenticatedURL.html</text:p>
      <text:p text:style-name="P1">hadoop-2.9.0/share/doc/hadoop/hadoop-auth/apidocs/org/apache/hadoop/security/authentication/client/ConnectionConfigurator.html</text:p>
      <text:p text:style-name="P1"><text:soft-page-break/>hadoop-2.9.0/share/doc/hadoop/hadoop-auth/apidocs/org/apache/hadoop/security/authentication/client/package-summary.html</text:p>
      <text:p text:style-name="P1">hadoop-2.9.0/share/doc/hadoop/hadoop-auth/apidocs/org/apache/hadoop/security/authentication/client/AuthenticationException.html</text:p>
      <text:p text:style-name="P1">hadoop-2.9.0/share/doc/hadoop/hadoop-auth/apidocs/org/apache/hadoop/security/authentication/client/AuthenticatedURL.html</text:p>
      <text:p text:style-name="P1">hadoop-2.9.0/share/doc/hadoop/hadoop-auth/apidocs/org/apache/hadoop/security/authentication/server/</text:p>
      <text:p text:style-name="P1">hadoop-2.9.0/share/doc/hadoop/hadoop-auth/apidocs/org/apache/hadoop/security/authentication/server/package-use.html</text:p>
      <text:p text:style-name="P1">hadoop-2.9.0/share/doc/hadoop/hadoop-auth/apidocs/org/apache/hadoop/security/authentication/server/HttpConstants.html</text:p>
      <text:p text:style-name="P1">hadoop-2.9.0/share/doc/hadoop/hadoop-auth/apidocs/org/apache/hadoop/security/authentication/server/package-tree.html</text:p>
      <text:p text:style-name="P1">hadoop-2.9.0/share/doc/hadoop/hadoop-auth/apidocs/org/apache/hadoop/security/authentication/server/AltKerberosAuthenticationHandler.html</text:p>
      <text:p text:style-name="P1">hadoop-2.9.0/share/doc/hadoop/hadoop-auth/apidocs/org/apache/hadoop/security/authentication/server/PseudoAuthenticationHandler.html</text:p>
      <text:p text:style-name="P1">hadoop-2.9.0/share/doc/hadoop/hadoop-auth/apidocs/org/apache/hadoop/security/authentication/server/AuthenticationHandlerUtil.html</text:p>
      <text:p text:style-name="P1">hadoop-2.9.0/share/doc/hadoop/hadoop-auth/apidocs/org/apache/hadoop/security/authentication/server/AuthenticationHandler.html</text:p>
      <text:p text:style-name="P1">hadoop-2.9.0/share/doc/hadoop/hadoop-auth/apidocs/org/apache/hadoop/security/authentication/server/package-frame.html</text:p>
      <text:p text:style-name="P1">hadoop-2.9.0/share/doc/hadoop/hadoop-auth/apidocs/org/apache/hadoop/security/authentication/server/KerberosAuthenticationHandler.html</text:p>
      <text:p text:style-name="P1">hadoop-2.9.0/share/doc/hadoop/hadoop-auth/apidocs/org/apache/hadoop/security/authentication/server/CompositeAuthenticationHandler.html</text:p>
      <text:p text:style-name="P1">hadoop-2.9.0/share/doc/hadoop/hadoop-auth/apidocs/org/apache/hadoop/security/authentication/server/AuthenticationToken.html</text:p>
      <text:p text:style-name="P1">hadoop-2.9.0/share/doc/hadoop/hadoop-auth/apidocs/org/apache/hadoop/security/authentication/server/class-use/</text:p>
      <text:p text:style-name="P1">hadoop-2.9.0/share/doc/hadoop/hadoop-auth/apidocs/org/apache/hadoop/security/authentication/server/class-use/HttpConstants.html</text:p>
      <text:p text:style-name="P1">hadoop-2.9.0/share/doc/hadoop/hadoop-auth/apidocs/org/apache/hadoop/security/authentication/server/class-use/AltKerberosAuthenticationHandler.html</text:p>
      <text:p text:style-name="P1">hadoop-2.9.0/share/doc/hadoop/hadoop-auth/apidocs/org/apache/hadoop/security/authentication/server/class-use/PseudoAuthenticationHandler.html</text:p>
      <text:p text:style-name="P1">hadoop-2.9.0/share/doc/hadoop/hadoop-auth/apidocs/org/apache/hadoop/security/authentication/server/class-use/AuthenticationHandlerUtil.html</text:p>
      <text:p text:style-name="P1">hadoop-2.9.0/share/doc/hadoop/hadoop-auth/apidocs/org/apache/hadoop/security/authentication/server/class-use/AuthenticationHandler.html</text:p>
      <text:p text:style-name="P1">hadoop-2.9.0/share/doc/hadoop/hadoop-auth/apidocs/org/apache/hadoop/security/authentication/server/class-use/KerberosAuthenticationHandler.html</text:p>
      <text:p text:style-name="P1"><text:soft-page-break/>hadoop-2.9.0/share/doc/hadoop/hadoop-auth/apidocs/org/apache/hadoop/security/authentication/server/class-use/CompositeAuthenticationHandler.html</text:p>
      <text:p text:style-name="P1">hadoop-2.9.0/share/doc/hadoop/hadoop-auth/apidocs/org/apache/hadoop/security/authentication/server/class-use/AuthenticationToken.html</text:p>
      <text:p text:style-name="P1">hadoop-2.9.0/share/doc/hadoop/hadoop-auth/apidocs/org/apache/hadoop/security/authentication/server/class-use/AuthenticationFilter.html</text:p>
      <text:p text:style-name="P1">hadoop-2.9.0/share/doc/hadoop/hadoop-auth/apidocs/org/apache/hadoop/security/authentication/server/class-use/MultiSchemeAuthenticationHandler.html</text:p>
      <text:p text:style-name="P1">hadoop-2.9.0/share/doc/hadoop/hadoop-auth/apidocs/org/apache/hadoop/security/authentication/server/class-use/JWTRedirectAuthenticationHandler.html</text:p>
      <text:p text:style-name="P1">hadoop-2.9.0/share/doc/hadoop/hadoop-auth/apidocs/org/apache/hadoop/security/authentication/server/class-use/LdapAuthenticationHandler.html</text:p>
      <text:p text:style-name="P1">hadoop-2.9.0/share/doc/hadoop/hadoop-auth/apidocs/org/apache/hadoop/security/authentication/server/AuthenticationFilter.html</text:p>
      <text:p text:style-name="P1">hadoop-2.9.0/share/doc/hadoop/hadoop-auth/apidocs/org/apache/hadoop/security/authentication/server/MultiSchemeAuthenticationHandler.html</text:p>
      <text:p text:style-name="P1">hadoop-2.9.0/share/doc/hadoop/hadoop-auth/apidocs/org/apache/hadoop/security/authentication/server/JWTRedirectAuthenticationHandler.html</text:p>
      <text:p text:style-name="P1">hadoop-2.9.0/share/doc/hadoop/hadoop-auth/apidocs/org/apache/hadoop/security/authentication/server/package-summary.html</text:p>
      <text:p text:style-name="P1">hadoop-2.9.0/share/doc/hadoop/hadoop-auth/apidocs/org/apache/hadoop/security/authentication/server/LdapAuthenticationHandler.html</text:p>
      <text:p text:style-name="P1">hadoop-2.9.0/share/doc/hadoop/hadoop-auth/apidocs/org/apache/hadoop/security/authentication/util/</text:p>
      <text:p text:style-name="P1">hadoop-2.9.0/share/doc/hadoop/hadoop-auth/apidocs/org/apache/hadoop/security/authentication/util/FileSignerSecretProvider.html</text:p>
      <text:p text:style-name="P1">hadoop-2.9.0/share/doc/hadoop/hadoop-auth/apidocs/org/apache/hadoop/security/authentication/util/package-use.html</text:p>
      <text:p text:style-name="P1">hadoop-2.9.0/share/doc/hadoop/hadoop-auth/apidocs/org/apache/hadoop/security/authentication/util/RandomSignerSecretProvider.html</text:p>
      <text:p text:style-name="P1">hadoop-2.9.0/share/doc/hadoop/hadoop-auth/apidocs/org/apache/hadoop/security/authentication/util/package-tree.html</text:p>
      <text:p text:style-name="P1">hadoop-2.9.0/share/doc/hadoop/hadoop-auth/apidocs/org/apache/hadoop/security/authentication/util/ZKSignerSecretProvider.JaasConfiguration.html</text:p>
      <text:p text:style-name="P1">hadoop-2.9.0/share/doc/hadoop/hadoop-auth/apidocs/org/apache/hadoop/security/authentication/util/SignerSecretProvider.html</text:p>
      <text:p text:style-name="P1">hadoop-2.9.0/share/doc/hadoop/hadoop-auth/apidocs/org/apache/hadoop/security/authentication/util/package-frame.html</text:p>
      <text:p text:style-name="P1">hadoop-2.9.0/share/doc/hadoop/hadoop-auth/apidocs/org/apache/hadoop/security/authentication/util/KerberosName.NoMatchingRule.html</text:p>
      <text:p text:style-name="P1">hadoop-2.9.0/share/doc/hadoop/hadoop-auth/apidocs/org/apache/hadoop/security/authentication/util/CertificateUtil.html</text:p>
      <text:p text:style-name="P1">hadoop-2.9.0/share/doc/hadoop/hadoop-auth/apidocs/org/apache/hadoop/security/authentication/util/Signer.html</text:p>
      <text:p text:style-name="P1"><text:soft-page-break/>hadoop-2.9.0/share/doc/hadoop/hadoop-auth/apidocs/org/apache/hadoop/security/authentication/util/SignerException.html</text:p>
      <text:p text:style-name="P1">hadoop-2.9.0/share/doc/hadoop/hadoop-auth/apidocs/org/apache/hadoop/security/authentication/util/class-use/</text:p>
      <text:p text:style-name="P1">hadoop-2.9.0/share/doc/hadoop/hadoop-auth/apidocs/org/apache/hadoop/security/authentication/util/class-use/FileSignerSecretProvider.html</text:p>
      <text:p text:style-name="P1">hadoop-2.9.0/share/doc/hadoop/hadoop-auth/apidocs/org/apache/hadoop/security/authentication/util/class-use/RandomSignerSecretProvider.html</text:p>
      <text:p text:style-name="P1">hadoop-2.9.0/share/doc/hadoop/hadoop-auth/apidocs/org/apache/hadoop/security/authentication/util/class-use/ZKSignerSecretProvider.JaasConfiguration.html</text:p>
      <text:p text:style-name="P1">hadoop-2.9.0/share/doc/hadoop/hadoop-auth/apidocs/org/apache/hadoop/security/authentication/util/class-use/SignerSecretProvider.html</text:p>
      <text:p text:style-name="P1">hadoop-2.9.0/share/doc/hadoop/hadoop-auth/apidocs/org/apache/hadoop/security/authentication/util/class-use/KerberosName.NoMatchingRule.html</text:p>
      <text:p text:style-name="P1">hadoop-2.9.0/share/doc/hadoop/hadoop-auth/apidocs/org/apache/hadoop/security/authentication/util/class-use/CertificateUtil.html</text:p>
      <text:p text:style-name="P1">hadoop-2.9.0/share/doc/hadoop/hadoop-auth/apidocs/org/apache/hadoop/security/authentication/util/class-use/Signer.html</text:p>
      <text:p text:style-name="P1">hadoop-2.9.0/share/doc/hadoop/hadoop-auth/apidocs/org/apache/hadoop/security/authentication/util/class-use/SignerException.html</text:p>
      <text:p text:style-name="P1">hadoop-2.9.0/share/doc/hadoop/hadoop-auth/apidocs/org/apache/hadoop/security/authentication/util/class-use/RolloverSignerSecretProvider.html</text:p>
      <text:p text:style-name="P1">hadoop-2.9.0/share/doc/hadoop/hadoop-auth/apidocs/org/apache/hadoop/security/authentication/util/class-use/KerberosUtil.html</text:p>
      <text:p text:style-name="P1">hadoop-2.9.0/share/doc/hadoop/hadoop-auth/apidocs/org/apache/hadoop/security/authentication/util/class-use/KerberosName.BadFormatString.html</text:p>
      <text:p text:style-name="P1">hadoop-2.9.0/share/doc/hadoop/hadoop-auth/apidocs/org/apache/hadoop/security/authentication/util/class-use/ZKSignerSecretProvider.html</text:p>
      <text:p text:style-name="P1">hadoop-2.9.0/share/doc/hadoop/hadoop-auth/apidocs/org/apache/hadoop/security/authentication/util/class-use/AuthToken.html</text:p>
      <text:p text:style-name="P1">hadoop-2.9.0/share/doc/hadoop/hadoop-auth/apidocs/org/apache/hadoop/security/authentication/util/class-use/KerberosName.html</text:p>
      <text:p text:style-name="P1">hadoop-2.9.0/share/doc/hadoop/hadoop-auth/apidocs/org/apache/hadoop/security/authentication/util/RolloverSignerSecretProvider.html</text:p>
      <text:p text:style-name="P1">hadoop-2.9.0/share/doc/hadoop/hadoop-auth/apidocs/org/apache/hadoop/security/authentication/util/KerberosUtil.html</text:p>
      <text:p text:style-name="P1">hadoop-2.9.0/share/doc/hadoop/hadoop-auth/apidocs/org/apache/hadoop/security/authentication/util/package-summary.html</text:p>
      <text:p text:style-name="P1">hadoop-2.9.0/share/doc/hadoop/hadoop-auth/apidocs/org/apache/hadoop/security/authentication/util/KerberosName.BadFormatString.html</text:p>
      <text:p text:style-name="P1">hadoop-2.9.0/share/doc/hadoop/hadoop-auth/apidocs/org/apache/hadoop/security/authentication/util/ZKSignerSecretProvider.html</text:p>
      <text:p text:style-name="P1">hadoop-2.9.0/share/doc/hadoop/hadoop-auth/apidocs/org/apache/hadoop/security/authentication/util/AuthToken.html</text:p>
      <text:p text:style-name="P1">hadoop-2.9.0/share/doc/hadoop/hadoop-auth/apidocs/org/apache/hadoop/security/authentication/util/KerberosName.html</text:p>
      <text:p text:style-name="P1"><text:soft-page-break/>hadoop-2.9.0/share/doc/hadoop/hadoop-auth/apidocs/org/apache/hadoop/util/</text:p>
      <text:p text:style-name="P1">hadoop-2.9.0/share/doc/hadoop/hadoop-auth/apidocs/org/apache/hadoop/util/package-use.html</text:p>
      <text:p text:style-name="P1">hadoop-2.9.0/share/doc/hadoop/hadoop-auth/apidocs/org/apache/hadoop/util/package-tree.html</text:p>
      <text:p text:style-name="P1">hadoop-2.9.0/share/doc/hadoop/hadoop-auth/apidocs/org/apache/hadoop/util/package-frame.html</text:p>
      <text:p text:style-name="P1">hadoop-2.9.0/share/doc/hadoop/hadoop-auth/apidocs/org/apache/hadoop/util/PlatformName.html</text:p>
      <text:p text:style-name="P1">hadoop-2.9.0/share/doc/hadoop/hadoop-auth/apidocs/org/apache/hadoop/util/class-use/</text:p>
      <text:p text:style-name="P1">hadoop-2.9.0/share/doc/hadoop/hadoop-auth/apidocs/org/apache/hadoop/util/class-use/PlatformName.html</text:p>
      <text:p text:style-name="P1">hadoop-2.9.0/share/doc/hadoop/hadoop-auth/apidocs/org/apache/hadoop/util/package-summary.html</text:p>
      <text:p text:style-name="P1">hadoop-2.9.0/share/doc/hadoop/hadoop-auth/apidocs/stylesheet.css</text:p>
      <text:p text:style-name="P1">hadoop-2.9.0/share/doc/hadoop/hadoop-auth/apidocs/index.html</text:p>
      <text:p text:style-name="P1">hadoop-2.9.0/share/doc/hadoop/hadoop-auth/apidocs/overview-tree.html</text:p>
      <text:p text:style-name="P1">hadoop-2.9.0/share/doc/hadoop/hadoop-auth/apidocs/allclasses-noframe.html</text:p>
      <text:p text:style-name="P1">hadoop-2.9.0/share/doc/hadoop/hadoop-auth/apidocs/overview-frame.html</text:p>
      <text:p text:style-name="P1">hadoop-2.9.0/share/doc/hadoop/hadoop-sls/</text:p>
      <text:p text:style-name="P1">hadoop-2.9.0/share/doc/hadoop/hadoop-sls/images/</text:p>
      <text:p text:style-name="P1">hadoop-2.9.0/share/doc/hadoop/hadoop-sls/images/maven-logo-2.gif</text:p>
      <text:p text:style-name="P1">hadoop-2.9.0/share/doc/hadoop/hadoop-sls/images/sls_scheduler_operation_timecost.png</text:p>
      <text:p text:style-name="P1">hadoop-2.9.0/share/doc/hadoop/hadoop-sls/images/newwindow.png</text:p>
      <text:p text:style-name="P1">hadoop-2.9.0/share/doc/hadoop/hadoop-sls/images/icon_info_sml.gif</text:p>
      <text:p text:style-name="P1">hadoop-2.9.0/share/doc/hadoop/hadoop-sls/images/sls_queue_allocated_vcores.png</text:p>
      <text:p text:style-name="P1">hadoop-2.9.0/share/doc/hadoop/hadoop-sls/images/expanded.gif</text:p>
      <text:p text:style-name="P1">hadoop-2.9.0/share/doc/hadoop/hadoop-sls/images/sls_cluster_memory.png</text:p>
      <text:p text:style-name="P1">hadoop-2.9.0/share/doc/hadoop/hadoop-sls/images/logo_apache.jpg</text:p>
      <text:p text:style-name="P1">hadoop-2.9.0/share/doc/hadoop/hadoop-sls/images/bg.jpg</text:p>
      <text:p text:style-name="P1">hadoop-2.9.0/share/doc/hadoop/hadoop-sls/images/sls_track_queue.png</text:p>
      <text:p text:style-name="P1">hadoop-2.9.0/share/doc/hadoop/hadoop-sls/images/icon_error_sml.gif</text:p>
      <text:p text:style-name="P1">hadoop-2.9.0/share/doc/hadoop/hadoop-sls/images/banner.jpg</text:p>
      <text:p text:style-name="P1">hadoop-2.9.0/share/doc/hadoop/hadoop-sls/images/external.png</text:p>
      <text:p text:style-name="P1">hadoop-2.9.0/share/doc/hadoop/hadoop-sls/images/logos/</text:p>
      <text:p text:style-name="P1">hadoop-2.9.0/share/doc/hadoop/hadoop-sls/images/logos/build-by-maven-white.png</text:p>
      <text:p text:style-name="P1">hadoop-2.9.0/share/doc/hadoop/hadoop-sls/images/logos/build-by-maven-black.png</text:p>
      <text:p text:style-name="P1">hadoop-2.9.0/share/doc/hadoop/hadoop-sls/images/logos/maven-feather.png</text:p>
      <text:p text:style-name="P1">hadoop-2.9.0/share/doc/hadoop/hadoop-sls/images/sls_track_job.png</text:p>
      <text:p text:style-name="P1">hadoop-2.9.0/share/doc/hadoop/hadoop-sls/images/sls_running_apps_containers.png</text:p>
      <text:p text:style-name="P1">hadoop-2.9.0/share/doc/hadoop/hadoop-sls/images/icon_warning_sml.gif</text:p>
      <text:p text:style-name="P1">hadoop-2.9.0/share/doc/hadoop/hadoop-sls/images/icon_success_sml.gif</text:p>
      <text:p text:style-name="P1">hadoop-2.9.0/share/doc/hadoop/hadoop-sls/images/sls_queue_allocated_memory.png</text:p>
      <text:p text:style-name="P1">hadoop-2.9.0/share/doc/hadoop/hadoop-sls/images/breadcrumbs.jpg</text:p>
      <text:p text:style-name="P1">hadoop-2.9.0/share/doc/hadoop/hadoop-sls/images/h5.jpg</text:p>
      <text:p text:style-name="P1">hadoop-2.9.0/share/doc/hadoop/hadoop-sls/images/logo_maven.jpg</text:p>
      <text:p text:style-name="P1">hadoop-2.9.0/share/doc/hadoop/hadoop-sls/images/collapsed.gif</text:p>
      <text:p text:style-name="P1">hadoop-2.9.0/share/doc/hadoop/hadoop-sls/images/sls_JVM.png</text:p>
      <text:p text:style-name="P1">hadoop-2.9.0/share/doc/hadoop/hadoop-sls/images/sls_cluster_vcores.png</text:p>
      <text:p text:style-name="P1">hadoop-2.9.0/share/doc/hadoop/hadoop-sls/images/sls_arch.png</text:p>
      <text:p text:style-name="P1">hadoop-2.9.0/share/doc/hadoop/hadoop-sls/images/apache-maven-project-2.png</text:p>
      <text:p text:style-name="P1">hadoop-2.9.0/share/doc/hadoop/hadoop-sls/images/h3.jpg</text:p>
      <text:p text:style-name="P1">hadoop-2.9.0/share/doc/hadoop/hadoop-sls/dependency-analysis.html</text:p>
      <text:p text:style-name="P1">hadoop-2.9.0/share/doc/hadoop/hadoop-sls/SchedulerLoadSimulator.html</text:p>
      <text:p text:style-name="P1">hadoop-2.9.0/share/doc/hadoop/hadoop-sls/css/</text:p>
      <text:p text:style-name="P1">hadoop-2.9.0/share/doc/hadoop/hadoop-sls/css/site.css</text:p>
      <text:p text:style-name="P1"><text:soft-page-break/>hadoop-2.9.0/share/doc/hadoop/hadoop-sls/css/print.css</text:p>
      <text:p text:style-name="P1">hadoop-2.9.0/share/doc/hadoop/hadoop-sls/css/maven-theme.css</text:p>
      <text:p text:style-name="P1">hadoop-2.9.0/share/doc/hadoop/hadoop-sls/css/maven-base.css</text:p>
      <text:p text:style-name="P1">hadoop-2.9.0/share/doc/hadoop/hadoop-sls/project-reports.html</text:p>
      <text:p text:style-name="P1">hadoop-2.9.0/share/doc/hadoop/hadoop-extras/</text:p>
      <text:p text:style-name="P1">hadoop-2.9.0/share/doc/hadoop/hadoop-extras/images/</text:p>
      <text:p text:style-name="P1">hadoop-2.9.0/share/doc/hadoop/hadoop-extras/images/maven-logo-2.gif</text:p>
      <text:p text:style-name="P1">hadoop-2.9.0/share/doc/hadoop/hadoop-extras/images/newwindow.png</text:p>
      <text:p text:style-name="P1">hadoop-2.9.0/share/doc/hadoop/hadoop-extras/images/icon_info_sml.gif</text:p>
      <text:p text:style-name="P1">hadoop-2.9.0/share/doc/hadoop/hadoop-extras/images/expanded.gif</text:p>
      <text:p text:style-name="P1">hadoop-2.9.0/share/doc/hadoop/hadoop-extras/images/logo_apache.jpg</text:p>
      <text:p text:style-name="P1">hadoop-2.9.0/share/doc/hadoop/hadoop-extras/images/bg.jpg</text:p>
      <text:p text:style-name="P1">hadoop-2.9.0/share/doc/hadoop/hadoop-extras/images/icon_error_sml.gif</text:p>
      <text:p text:style-name="P1">hadoop-2.9.0/share/doc/hadoop/hadoop-extras/images/banner.jpg</text:p>
      <text:p text:style-name="P1">hadoop-2.9.0/share/doc/hadoop/hadoop-extras/images/external.png</text:p>
      <text:p text:style-name="P1">hadoop-2.9.0/share/doc/hadoop/hadoop-extras/images/logos/</text:p>
      <text:p text:style-name="P1">hadoop-2.9.0/share/doc/hadoop/hadoop-extras/images/logos/build-by-maven-white.png</text:p>
      <text:p text:style-name="P1">hadoop-2.9.0/share/doc/hadoop/hadoop-extras/images/logos/build-by-maven-black.png</text:p>
      <text:p text:style-name="P1">hadoop-2.9.0/share/doc/hadoop/hadoop-extras/images/logos/maven-feather.png</text:p>
      <text:p text:style-name="P1">hadoop-2.9.0/share/doc/hadoop/hadoop-extras/images/icon_warning_sml.gif</text:p>
      <text:p text:style-name="P1">hadoop-2.9.0/share/doc/hadoop/hadoop-extras/images/icon_success_sml.gif</text:p>
      <text:p text:style-name="P1">hadoop-2.9.0/share/doc/hadoop/hadoop-extras/images/breadcrumbs.jpg</text:p>
      <text:p text:style-name="P1">hadoop-2.9.0/share/doc/hadoop/hadoop-extras/images/h5.jpg</text:p>
      <text:p text:style-name="P1">hadoop-2.9.0/share/doc/hadoop/hadoop-extras/images/logo_maven.jpg</text:p>
      <text:p text:style-name="P1">hadoop-2.9.0/share/doc/hadoop/hadoop-extras/images/collapsed.gif</text:p>
      <text:p text:style-name="P1">hadoop-2.9.0/share/doc/hadoop/hadoop-extras/images/apache-maven-project-2.png</text:p>
      <text:p text:style-name="P1">hadoop-2.9.0/share/doc/hadoop/hadoop-extras/images/h3.jpg</text:p>
      <text:p text:style-name="P1">hadoop-2.9.0/share/doc/hadoop/hadoop-extras/dependency-analysis.html</text:p>
      <text:p text:style-name="P1">hadoop-2.9.0/share/doc/hadoop/hadoop-extras/css/</text:p>
      <text:p text:style-name="P1">hadoop-2.9.0/share/doc/hadoop/hadoop-extras/css/site.css</text:p>
      <text:p text:style-name="P1">hadoop-2.9.0/share/doc/hadoop/hadoop-extras/css/print.css</text:p>
      <text:p text:style-name="P1">hadoop-2.9.0/share/doc/hadoop/hadoop-extras/css/maven-theme.css</text:p>
      <text:p text:style-name="P1">hadoop-2.9.0/share/doc/hadoop/hadoop-extras/css/maven-base.css</text:p>
      <text:p text:style-name="P1">hadoop-2.9.0/share/doc/hadoop/hadoop-extras/project-reports.html</text:p>
      <text:p text:style-name="P1">hadoop-2.9.0/share/doc/hadoop/css/</text:p>
      <text:p text:style-name="P1">hadoop-2.9.0/share/doc/hadoop/css/site.css</text:p>
      <text:p text:style-name="P1">hadoop-2.9.0/share/doc/hadoop/css/print.css</text:p>
      <text:p text:style-name="P1">hadoop-2.9.0/share/doc/hadoop/css/maven-theme.css</text:p>
      <text:p text:style-name="P1">hadoop-2.9.0/share/doc/hadoop/css/maven-base.css</text:p>
      <text:p text:style-name="P1">hadoop-2.9.0/share/doc/hadoop/project-reports.html</text:p>
      <text:p text:style-name="P1">hadoop-2.9.0/share/doc/hadoop/common/</text:p>
      <text:p text:style-name="P1">hadoop-2.9.0/share/doc/hadoop/common/api/</text:p>
      <text:p text:style-name="P1">hadoop-2.9.0/share/doc/hadoop/common/api/overview-summary.html</text:p>
      <text:p text:style-name="P1">hadoop-2.9.0/share/doc/hadoop/common/api/allclasses-frame.html</text:p>
      <text:p text:style-name="P1">hadoop-2.9.0/share/doc/hadoop/common/api/index-all.html</text:p>
      <text:p text:style-name="P1">hadoop-2.9.0/share/doc/hadoop/common/api/serialized-form.html</text:p>
      <text:p text:style-name="P1">hadoop-2.9.0/share/doc/hadoop/common/api/resources/</text:p>
      <text:p text:style-name="P1">hadoop-2.9.0/share/doc/hadoop/common/api/resources/background.gif</text:p>
      <text:p text:style-name="P1">hadoop-2.9.0/share/doc/hadoop/common/api/resources/tab.gif</text:p>
      <text:p text:style-name="P1">hadoop-2.9.0/share/doc/hadoop/common/api/resources/titlebar.gif</text:p>
      <text:p text:style-name="P1">hadoop-2.9.0/share/doc/hadoop/common/api/resources/titlebar_end.gif</text:p>
      <text:p text:style-name="P1">hadoop-2.9.0/share/doc/hadoop/common/api/constant-values.html</text:p>
      <text:p text:style-name="P1"><text:soft-page-break/>hadoop-2.9.0/share/doc/hadoop/common/api/package-list</text:p>
      <text:p text:style-name="P1">hadoop-2.9.0/share/doc/hadoop/common/api/deprecated-list.html</text:p>
      <text:p text:style-name="P1">hadoop-2.9.0/share/doc/hadoop/common/api/help-doc.html</text:p>
      <text:p text:style-name="P1">hadoop-2.9.0/share/doc/hadoop/common/api/org/</text:p>
      <text:p text:style-name="P1">hadoop-2.9.0/share/doc/hadoop/common/api/org/apache/</text:p>
      <text:p text:style-name="P1">hadoop-2.9.0/share/doc/hadoop/common/api/org/apache/hadoop/</text:p>
      <text:p text:style-name="P1">hadoop-2.9.0/share/doc/hadoop/common/api/org/apache/hadoop/package-use.html</text:p>
      <text:p text:style-name="P1">hadoop-2.9.0/share/doc/hadoop/common/api/org/apache/hadoop/record/</text:p>
      <text:p text:style-name="P1">hadoop-2.9.0/share/doc/hadoop/common/api/org/apache/hadoop/record/CsvRecordOutput.html</text:p>
      <text:p text:style-name="P1">hadoop-2.9.0/share/doc/hadoop/common/api/org/apache/hadoop/record/package-use.html</text:p>
      <text:p text:style-name="P1">hadoop-2.9.0/share/doc/hadoop/common/api/org/apache/hadoop/record/package-tree.html</text:p>
      <text:p text:style-name="P1">hadoop-2.9.0/share/doc/hadoop/common/api/org/apache/hadoop/record/XmlRecordOutput.html</text:p>
      <text:p text:style-name="P1">hadoop-2.9.0/share/doc/hadoop/common/api/org/apache/hadoop/record/Record.html</text:p>
      <text:p text:style-name="P1">hadoop-2.9.0/share/doc/hadoop/common/api/org/apache/hadoop/record/compiler/</text:p>
      <text:p text:style-name="P1">hadoop-2.9.0/share/doc/hadoop/common/api/org/apache/hadoop/record/compiler/package-use.html</text:p>
      <text:p text:style-name="P1">hadoop-2.9.0/share/doc/hadoop/common/api/org/apache/hadoop/record/compiler/package-tree.html</text:p>
      <text:p text:style-name="P1">hadoop-2.9.0/share/doc/hadoop/common/api/org/apache/hadoop/record/compiler/package-frame.html</text:p>
      <text:p text:style-name="P1">hadoop-2.9.0/share/doc/hadoop/common/api/org/apache/hadoop/record/compiler/JDouble.html</text:p>
      <text:p text:style-name="P1">hadoop-2.9.0/share/doc/hadoop/common/api/org/apache/hadoop/record/compiler/JLong.html</text:p>
      <text:p text:style-name="P1">hadoop-2.9.0/share/doc/hadoop/common/api/org/apache/hadoop/record/compiler/JString.html</text:p>
      <text:p text:style-name="P1">hadoop-2.9.0/share/doc/hadoop/common/api/org/apache/hadoop/record/compiler/ant/</text:p>
      <text:p text:style-name="P1">hadoop-2.9.0/share/doc/hadoop/common/api/org/apache/hadoop/record/compiler/ant/package-use.html</text:p>
      <text:p text:style-name="P1">hadoop-2.9.0/share/doc/hadoop/common/api/org/apache/hadoop/record/compiler/ant/package-tree.html</text:p>
      <text:p text:style-name="P1">hadoop-2.9.0/share/doc/hadoop/common/api/org/apache/hadoop/record/compiler/ant/package-frame.html</text:p>
      <text:p text:style-name="P1">hadoop-2.9.0/share/doc/hadoop/common/api/org/apache/hadoop/record/compiler/ant/RccTask.html</text:p>
      <text:p text:style-name="P1">hadoop-2.9.0/share/doc/hadoop/common/api/org/apache/hadoop/record/compiler/ant/class-use/</text:p>
      <text:p text:style-name="P1">hadoop-2.9.0/share/doc/hadoop/common/api/org/apache/hadoop/record/compiler/ant/class-use/RccTask.html</text:p>
      <text:p text:style-name="P1">hadoop-2.9.0/share/doc/hadoop/common/api/org/apache/hadoop/record/compiler/ant/package-summary.html</text:p>
      <text:p text:style-name="P1">hadoop-2.9.0/share/doc/hadoop/common/api/org/apache/hadoop/record/compiler/JFloat.html</text:p>
      <text:p text:style-name="P1">hadoop-2.9.0/share/doc/hadoop/common/api/org/apache/hadoop/record/compiler/JType.html</text:p>
      <text:p text:style-name="P1">hadoop-2.9.0/share/doc/hadoop/common/api/org/apache/hadoop/record/compiler/JMap.html</text:p>
      <text:p text:style-name="P1">hadoop-2.9.0/share/doc/hadoop/common/api/org/apache/hadoop/record/compiler/JBuffer.html</text:p>
      <text:p text:style-name="P1">hadoop-2.9.0/share/doc/hadoop/common/api/org/apache/hadoop/record/compiler/JRecord.html</text:p>
      <text:p text:style-name="P1">hadoop-2.9.0/share/doc/hadoop/common/api/org/apache/hadoop/record/compiler/Consts.html</text:p>
      <text:p text:style-name="P1">hadoop-2.9.0/share/doc/hadoop/common/api/org/apache/hadoop/record/compiler/class-use/</text:p>
      <text:p text:style-name="P1">hadoop-2.9.0/share/doc/hadoop/common/api/org/apache/hadoop/record/compiler/class-use/JDouble.html</text:p>
      <text:p text:style-name="P1">hadoop-2.9.0/share/doc/hadoop/common/api/org/apache/hadoop/record/compiler/class-use/JLong.html</text:p>
      <text:p text:style-name="P1">hadoop-2.9.0/share/doc/hadoop/common/api/org/apache/hadoop/record/compiler/class-use/JString.html</text:p>
      <text:p text:style-name="P1">hadoop-2.9.0/share/doc/hadoop/common/api/org/apache/hadoop/record/compiler/class-use/JFloat.html</text:p>
      <text:p text:style-name="P1">hadoop-2.9.0/share/doc/hadoop/common/api/org/apache/hadoop/record/compiler/class-use/JType.html</text:p>
      <text:p text:style-name="P1"><text:soft-page-break/>hadoop-2.9.0/share/doc/hadoop/common/api/org/apache/hadoop/record/compiler/class-use/JMap.html</text:p>
      <text:p text:style-name="P1">hadoop-2.9.0/share/doc/hadoop/common/api/org/apache/hadoop/record/compiler/class-use/JBuffer.html</text:p>
      <text:p text:style-name="P1">hadoop-2.9.0/share/doc/hadoop/common/api/org/apache/hadoop/record/compiler/class-use/JRecord.html</text:p>
      <text:p text:style-name="P1">hadoop-2.9.0/share/doc/hadoop/common/api/org/apache/hadoop/record/compiler/class-use/Consts.html</text:p>
      <text:p text:style-name="P1">hadoop-2.9.0/share/doc/hadoop/common/api/org/apache/hadoop/record/compiler/class-use/JVector.html</text:p>
      <text:p text:style-name="P1">hadoop-2.9.0/share/doc/hadoop/common/api/org/apache/hadoop/record/compiler/class-use/JInt.html</text:p>
      <text:p text:style-name="P1">hadoop-2.9.0/share/doc/hadoop/common/api/org/apache/hadoop/record/compiler/class-use/JFile.html</text:p>
      <text:p text:style-name="P1">hadoop-2.9.0/share/doc/hadoop/common/api/org/apache/hadoop/record/compiler/class-use/CodeBuffer.html</text:p>
      <text:p text:style-name="P1">hadoop-2.9.0/share/doc/hadoop/common/api/org/apache/hadoop/record/compiler/class-use/JByte.html</text:p>
      <text:p text:style-name="P1">hadoop-2.9.0/share/doc/hadoop/common/api/org/apache/hadoop/record/compiler/class-use/JBoolean.html</text:p>
      <text:p text:style-name="P1">hadoop-2.9.0/share/doc/hadoop/common/api/org/apache/hadoop/record/compiler/class-use/JField.html</text:p>
      <text:p text:style-name="P1">hadoop-2.9.0/share/doc/hadoop/common/api/org/apache/hadoop/record/compiler/JVector.html</text:p>
      <text:p text:style-name="P1">hadoop-2.9.0/share/doc/hadoop/common/api/org/apache/hadoop/record/compiler/JInt.html</text:p>
      <text:p text:style-name="P1">hadoop-2.9.0/share/doc/hadoop/common/api/org/apache/hadoop/record/compiler/JFile.html</text:p>
      <text:p text:style-name="P1">hadoop-2.9.0/share/doc/hadoop/common/api/org/apache/hadoop/record/compiler/package-summary.html</text:p>
      <text:p text:style-name="P1">hadoop-2.9.0/share/doc/hadoop/common/api/org/apache/hadoop/record/compiler/generated/</text:p>
      <text:p text:style-name="P1">hadoop-2.9.0/share/doc/hadoop/common/api/org/apache/hadoop/record/compiler/generated/package-use.html</text:p>
      <text:p text:style-name="P1">hadoop-2.9.0/share/doc/hadoop/common/api/org/apache/hadoop/record/compiler/generated/package-tree.html</text:p>
      <text:p text:style-name="P1">hadoop-2.9.0/share/doc/hadoop/common/api/org/apache/hadoop/record/compiler/generated/package-frame.html</text:p>
      <text:p text:style-name="P1">hadoop-2.9.0/share/doc/hadoop/common/api/org/apache/hadoop/record/compiler/generated/RccTokenManager.html</text:p>
      <text:p text:style-name="P1">hadoop-2.9.0/share/doc/hadoop/common/api/org/apache/hadoop/record/compiler/generated/ParseException.html</text:p>
      <text:p text:style-name="P1">hadoop-2.9.0/share/doc/hadoop/common/api/org/apache/hadoop/record/compiler/generated/TokenMgrError.html</text:p>
      <text:p text:style-name="P1">hadoop-2.9.0/share/doc/hadoop/common/api/org/apache/hadoop/record/compiler/generated/SimpleCharStream.html</text:p>
      <text:p text:style-name="P1">hadoop-2.9.0/share/doc/hadoop/common/api/org/apache/hadoop/record/compiler/generated/Token.html</text:p>
      <text:p text:style-name="P1"><text:soft-page-break/>hadoop-2.9.0/share/doc/hadoop/common/api/org/apache/hadoop/record/compiler/generated/class-use/</text:p>
      <text:p text:style-name="P1">hadoop-2.9.0/share/doc/hadoop/common/api/org/apache/hadoop/record/compiler/generated/class-use/RccTokenManager.html</text:p>
      <text:p text:style-name="P1">hadoop-2.9.0/share/doc/hadoop/common/api/org/apache/hadoop/record/compiler/generated/class-use/ParseException.html</text:p>
      <text:p text:style-name="P1">hadoop-2.9.0/share/doc/hadoop/common/api/org/apache/hadoop/record/compiler/generated/class-use/TokenMgrError.html</text:p>
      <text:p text:style-name="P1">hadoop-2.9.0/share/doc/hadoop/common/api/org/apache/hadoop/record/compiler/generated/class-use/SimpleCharStream.html</text:p>
      <text:p text:style-name="P1">hadoop-2.9.0/share/doc/hadoop/common/api/org/apache/hadoop/record/compiler/generated/class-use/Token.html</text:p>
      <text:p text:style-name="P1">hadoop-2.9.0/share/doc/hadoop/common/api/org/apache/hadoop/record/compiler/generated/class-use/Rcc.html</text:p>
      <text:p text:style-name="P1">hadoop-2.9.0/share/doc/hadoop/common/api/org/apache/hadoop/record/compiler/generated/class-use/RccConstants.html</text:p>
      <text:p text:style-name="P1">hadoop-2.9.0/share/doc/hadoop/common/api/org/apache/hadoop/record/compiler/generated/Rcc.html</text:p>
      <text:p text:style-name="P1">hadoop-2.9.0/share/doc/hadoop/common/api/org/apache/hadoop/record/compiler/generated/package-summary.html</text:p>
      <text:p text:style-name="P1">hadoop-2.9.0/share/doc/hadoop/common/api/org/apache/hadoop/record/compiler/generated/RccConstants.html</text:p>
      <text:p text:style-name="P1">hadoop-2.9.0/share/doc/hadoop/common/api/org/apache/hadoop/record/compiler/CodeBuffer.html</text:p>
      <text:p text:style-name="P1">hadoop-2.9.0/share/doc/hadoop/common/api/org/apache/hadoop/record/compiler/JByte.html</text:p>
      <text:p text:style-name="P1">hadoop-2.9.0/share/doc/hadoop/common/api/org/apache/hadoop/record/compiler/JBoolean.html</text:p>
      <text:p text:style-name="P1">hadoop-2.9.0/share/doc/hadoop/common/api/org/apache/hadoop/record/compiler/JField.html</text:p>
      <text:p text:style-name="P1">hadoop-2.9.0/share/doc/hadoop/common/api/org/apache/hadoop/record/package-frame.html</text:p>
      <text:p text:style-name="P1">hadoop-2.9.0/share/doc/hadoop/common/api/org/apache/hadoop/record/Index.html</text:p>
      <text:p text:style-name="P1">hadoop-2.9.0/share/doc/hadoop/common/api/org/apache/hadoop/record/RecordOutput.html</text:p>
      <text:p text:style-name="P1">hadoop-2.9.0/share/doc/hadoop/common/api/org/apache/hadoop/record/CsvRecordInput.html</text:p>
      <text:p text:style-name="P1">hadoop-2.9.0/share/doc/hadoop/common/api/org/apache/hadoop/record/RecordInput.html</text:p>
      <text:p text:style-name="P1">hadoop-2.9.0/share/doc/hadoop/common/api/org/apache/hadoop/record/BinaryRecordOutput.html</text:p>
      <text:p text:style-name="P1">hadoop-2.9.0/share/doc/hadoop/common/api/org/apache/hadoop/record/meta/</text:p>
      <text:p text:style-name="P1">hadoop-2.9.0/share/doc/hadoop/common/api/org/apache/hadoop/record/meta/package-use.html</text:p>
      <text:p text:style-name="P1">hadoop-2.9.0/share/doc/hadoop/common/api/org/apache/hadoop/record/meta/package-tree.html</text:p>
      <text:p text:style-name="P1">hadoop-2.9.0/share/doc/hadoop/common/api/org/apache/hadoop/record/meta/FieldTypeInfo.html</text:p>
      <text:p text:style-name="P1">hadoop-2.9.0/share/doc/hadoop/common/api/org/apache/hadoop/record/meta/package-frame.html</text:p>
      <text:p text:style-name="P1">hadoop-2.9.0/share/doc/hadoop/common/api/org/apache/hadoop/record/meta/TypeID.html</text:p>
      <text:p text:style-name="P1">hadoop-2.9.0/share/doc/hadoop/common/api/org/apache/hadoop/record/meta/VectorTypeID.html</text:p>
      <text:p text:style-name="P1">hadoop-2.9.0/share/doc/hadoop/common/api/org/apache/hadoop/record/meta/class-use/</text:p>
      <text:p text:style-name="P1">hadoop-2.9.0/share/doc/hadoop/common/api/org/apache/hadoop/record/meta/class-use/FieldTypeInfo.html</text:p>
      <text:p text:style-name="P1">hadoop-2.9.0/share/doc/hadoop/common/api/org/apache/hadoop/record/meta/class-use/TypeID.html</text:p>
      <text:p text:style-name="P1">hadoop-2.9.0/share/doc/hadoop/common/api/org/apache/hadoop/record/meta/class-use/VectorTypeID.html</text:p>
      <text:p text:style-name="P1">hadoop-2.9.0/share/doc/hadoop/common/api/org/apache/hadoop/record/meta/class-use/StructTypeID.html</text:p>
      <text:p text:style-name="P1">hadoop-2.9.0/share/doc/hadoop/common/api/org/apache/hadoop/record/meta/class-use/RecordTypeInfo.html</text:p>
      <text:p text:style-name="P1"><text:soft-page-break/>hadoop-2.9.0/share/doc/hadoop/common/api/org/apache/hadoop/record/meta/class-use/TypeID.RIOType.html</text:p>
      <text:p text:style-name="P1">hadoop-2.9.0/share/doc/hadoop/common/api/org/apache/hadoop/record/meta/class-use/MapTypeID.html</text:p>
      <text:p text:style-name="P1">hadoop-2.9.0/share/doc/hadoop/common/api/org/apache/hadoop/record/meta/class-use/Utils.html</text:p>
      <text:p text:style-name="P1">hadoop-2.9.0/share/doc/hadoop/common/api/org/apache/hadoop/record/meta/StructTypeID.html</text:p>
      <text:p text:style-name="P1">hadoop-2.9.0/share/doc/hadoop/common/api/org/apache/hadoop/record/meta/RecordTypeInfo.html</text:p>
      <text:p text:style-name="P1">hadoop-2.9.0/share/doc/hadoop/common/api/org/apache/hadoop/record/meta/package-summary.html</text:p>
      <text:p text:style-name="P1">hadoop-2.9.0/share/doc/hadoop/common/api/org/apache/hadoop/record/meta/TypeID.RIOType.html</text:p>
      <text:p text:style-name="P1">hadoop-2.9.0/share/doc/hadoop/common/api/org/apache/hadoop/record/meta/MapTypeID.html</text:p>
      <text:p text:style-name="P1">hadoop-2.9.0/share/doc/hadoop/common/api/org/apache/hadoop/record/meta/Utils.html</text:p>
      <text:p text:style-name="P1">hadoop-2.9.0/share/doc/hadoop/common/api/org/apache/hadoop/record/class-use/</text:p>
      <text:p text:style-name="P1">hadoop-2.9.0/share/doc/hadoop/common/api/org/apache/hadoop/record/class-use/CsvRecordOutput.html</text:p>
      <text:p text:style-name="P1">hadoop-2.9.0/share/doc/hadoop/common/api/org/apache/hadoop/record/class-use/XmlRecordOutput.html</text:p>
      <text:p text:style-name="P1">hadoop-2.9.0/share/doc/hadoop/common/api/org/apache/hadoop/record/class-use/Record.html</text:p>
      <text:p text:style-name="P1">hadoop-2.9.0/share/doc/hadoop/common/api/org/apache/hadoop/record/class-use/Index.html</text:p>
      <text:p text:style-name="P1">hadoop-2.9.0/share/doc/hadoop/common/api/org/apache/hadoop/record/class-use/RecordOutput.html</text:p>
      <text:p text:style-name="P1">hadoop-2.9.0/share/doc/hadoop/common/api/org/apache/hadoop/record/class-use/CsvRecordInput.html</text:p>
      <text:p text:style-name="P1">hadoop-2.9.0/share/doc/hadoop/common/api/org/apache/hadoop/record/class-use/RecordInput.html</text:p>
      <text:p text:style-name="P1">hadoop-2.9.0/share/doc/hadoop/common/api/org/apache/hadoop/record/class-use/BinaryRecordOutput.html</text:p>
      <text:p text:style-name="P1">hadoop-2.9.0/share/doc/hadoop/common/api/org/apache/hadoop/record/class-use/BinaryRecordInput.html</text:p>
      <text:p text:style-name="P1">hadoop-2.9.0/share/doc/hadoop/common/api/org/apache/hadoop/record/class-use/RecordComparator.html</text:p>
      <text:p text:style-name="P1">hadoop-2.9.0/share/doc/hadoop/common/api/org/apache/hadoop/record/class-use/Buffer.html</text:p>
      <text:p text:style-name="P1">hadoop-2.9.0/share/doc/hadoop/common/api/org/apache/hadoop/record/class-use/XmlRecordInput.html</text:p>
      <text:p text:style-name="P1">hadoop-2.9.0/share/doc/hadoop/common/api/org/apache/hadoop/record/class-use/Utils.html</text:p>
      <text:p text:style-name="P1">hadoop-2.9.0/share/doc/hadoop/common/api/org/apache/hadoop/record/BinaryRecordInput.html</text:p>
      <text:p text:style-name="P1">hadoop-2.9.0/share/doc/hadoop/common/api/org/apache/hadoop/record/RecordComparator.html</text:p>
      <text:p text:style-name="P1">hadoop-2.9.0/share/doc/hadoop/common/api/org/apache/hadoop/record/package-summary.html</text:p>
      <text:p text:style-name="P1">hadoop-2.9.0/share/doc/hadoop/common/api/org/apache/hadoop/record/Buffer.html</text:p>
      <text:p text:style-name="P1">hadoop-2.9.0/share/doc/hadoop/common/api/org/apache/hadoop/record/XmlRecordInput.html</text:p>
      <text:p text:style-name="P1">hadoop-2.9.0/share/doc/hadoop/common/api/org/apache/hadoop/record/Utils.html</text:p>
      <text:p text:style-name="P1">hadoop-2.9.0/share/doc/hadoop/common/api/org/apache/hadoop/service/</text:p>
      <text:p text:style-name="P1">hadoop-2.9.0/share/doc/hadoop/common/api/org/apache/hadoop/service/package-use.html</text:p>
      <text:p text:style-name="P1">hadoop-2.9.0/share/doc/hadoop/common/api/org/apache/hadoop/service/ServiceOperations.ServiceListeners.html</text:p>
      <text:p text:style-name="P1">hadoop-2.9.0/share/doc/hadoop/common/api/org/apache/hadoop/service/package-tree.html</text:p>
      <text:p text:style-name="P1">hadoop-2.9.0/share/doc/hadoop/common/api/org/apache/hadoop/service/ServiceStateModel.html</text:p>
      <text:p text:style-name="P1">hadoop-2.9.0/share/doc/hadoop/common/api/org/apache/hadoop/service/package-frame.html</text:p>
      <text:p text:style-name="P1">hadoop-2.9.0/share/doc/hadoop/common/api/org/apache/hadoop/service/LoggingStateChangeListener.html</text:p>
      <text:p text:style-name="P1"><text:soft-page-break/>hadoop-2.9.0/share/doc/hadoop/common/api/org/apache/hadoop/service/ServiceStateChangeListener.html</text:p>
      <text:p text:style-name="P1">hadoop-2.9.0/share/doc/hadoop/common/api/org/apache/hadoop/service/ServiceStateException.html</text:p>
      <text:p text:style-name="P1">hadoop-2.9.0/share/doc/hadoop/common/api/org/apache/hadoop/service/AbstractService.html</text:p>
      <text:p text:style-name="P1">hadoop-2.9.0/share/doc/hadoop/common/api/org/apache/hadoop/service/ServiceOperations.html</text:p>
      <text:p text:style-name="P1">hadoop-2.9.0/share/doc/hadoop/common/api/org/apache/hadoop/service/launcher/</text:p>
      <text:p text:style-name="P1">hadoop-2.9.0/share/doc/hadoop/common/api/org/apache/hadoop/service/launcher/package-use.html</text:p>
      <text:p text:style-name="P1">hadoop-2.9.0/share/doc/hadoop/common/api/org/apache/hadoop/service/launcher/package-tree.html</text:p>
      <text:p text:style-name="P1">hadoop-2.9.0/share/doc/hadoop/common/api/org/apache/hadoop/service/launcher/HadoopUncaughtExceptionHandler.html</text:p>
      <text:p text:style-name="P1">hadoop-2.9.0/share/doc/hadoop/common/api/org/apache/hadoop/service/launcher/LauncherExitCodes.html</text:p>
      <text:p text:style-name="P1">hadoop-2.9.0/share/doc/hadoop/common/api/org/apache/hadoop/service/launcher/package-frame.html</text:p>
      <text:p text:style-name="P1">hadoop-2.9.0/share/doc/hadoop/common/api/org/apache/hadoop/service/launcher/IrqHandler.InterruptData.html</text:p>
      <text:p text:style-name="P1">hadoop-2.9.0/share/doc/hadoop/common/api/org/apache/hadoop/service/launcher/LauncherArguments.html</text:p>
      <text:p text:style-name="P1">hadoop-2.9.0/share/doc/hadoop/common/api/org/apache/hadoop/service/launcher/InterruptEscalator.ServiceForcedShutdown.html</text:p>
      <text:p text:style-name="P1">hadoop-2.9.0/share/doc/hadoop/common/api/org/apache/hadoop/service/launcher/ServiceLaunchException.html</text:p>
      <text:p text:style-name="P1">hadoop-2.9.0/share/doc/hadoop/common/api/org/apache/hadoop/service/launcher/AbstractLaunchableService.html</text:p>
      <text:p text:style-name="P1">hadoop-2.9.0/share/doc/hadoop/common/api/org/apache/hadoop/service/launcher/LaunchableService.html</text:p>
      <text:p text:style-name="P1">hadoop-2.9.0/share/doc/hadoop/common/api/org/apache/hadoop/service/launcher/class-use/</text:p>
      <text:p text:style-name="P1">hadoop-2.9.0/share/doc/hadoop/common/api/org/apache/hadoop/service/launcher/class-use/HadoopUncaughtExceptionHandler.html</text:p>
      <text:p text:style-name="P1">hadoop-2.9.0/share/doc/hadoop/common/api/org/apache/hadoop/service/launcher/class-use/LauncherExitCodes.html</text:p>
      <text:p text:style-name="P1">hadoop-2.9.0/share/doc/hadoop/common/api/org/apache/hadoop/service/launcher/class-use/IrqHandler.InterruptData.html</text:p>
      <text:p text:style-name="P1">hadoop-2.9.0/share/doc/hadoop/common/api/org/apache/hadoop/service/launcher/class-use/LauncherArguments.html</text:p>
      <text:p text:style-name="P1">hadoop-2.9.0/share/doc/hadoop/common/api/org/apache/hadoop/service/launcher/class-use/InterruptEscalator.ServiceForcedShutdown.html</text:p>
      <text:p text:style-name="P1">hadoop-2.9.0/share/doc/hadoop/common/api/org/apache/hadoop/service/launcher/class-use/ServiceLaunchException.html</text:p>
      <text:p text:style-name="P1">hadoop-2.9.0/share/doc/hadoop/common/api/org/apache/hadoop/service/launcher/class-use/AbstractLaunchableService.html</text:p>
      <text:p text:style-name="P1">hadoop-2.9.0/share/doc/hadoop/common/api/org/apache/hadoop/service/launcher/class-use/LaunchableService.html</text:p>
      <text:p text:style-name="P1">hadoop-2.9.0/share/doc/hadoop/common/api/org/apache/hadoop/service/launcher/class-use/IrqHandler.Interrupted.html</text:p>
      <text:p text:style-name="P1"><text:soft-page-break/>hadoop-2.9.0/share/doc/hadoop/common/api/org/apache/hadoop/service/launcher/class-use/ServiceLauncher.MinimalGenericOptionsParser.html</text:p>
      <text:p text:style-name="P1">hadoop-2.9.0/share/doc/hadoop/common/api/org/apache/hadoop/service/launcher/class-use/ServiceLauncher.html</text:p>
      <text:p text:style-name="P1">hadoop-2.9.0/share/doc/hadoop/common/api/org/apache/hadoop/service/launcher/package-summary.html</text:p>
      <text:p text:style-name="P1">hadoop-2.9.0/share/doc/hadoop/common/api/org/apache/hadoop/service/launcher/IrqHandler.Interrupted.html</text:p>
      <text:p text:style-name="P1">hadoop-2.9.0/share/doc/hadoop/common/api/org/apache/hadoop/service/launcher/ServiceLauncher.MinimalGenericOptionsParser.html</text:p>
      <text:p text:style-name="P1">hadoop-2.9.0/share/doc/hadoop/common/api/org/apache/hadoop/service/launcher/ServiceLauncher.html</text:p>
      <text:p text:style-name="P1">hadoop-2.9.0/share/doc/hadoop/common/api/org/apache/hadoop/service/LifecycleEvent.html</text:p>
      <text:p text:style-name="P1">hadoop-2.9.0/share/doc/hadoop/common/api/org/apache/hadoop/service/Service.html</text:p>
      <text:p text:style-name="P1">hadoop-2.9.0/share/doc/hadoop/common/api/org/apache/hadoop/service/class-use/</text:p>
      <text:p text:style-name="P1">hadoop-2.9.0/share/doc/hadoop/common/api/org/apache/hadoop/service/class-use/ServiceOperations.ServiceListeners.html</text:p>
      <text:p text:style-name="P1">hadoop-2.9.0/share/doc/hadoop/common/api/org/apache/hadoop/service/class-use/ServiceStateModel.html</text:p>
      <text:p text:style-name="P1">hadoop-2.9.0/share/doc/hadoop/common/api/org/apache/hadoop/service/class-use/LoggingStateChangeListener.html</text:p>
      <text:p text:style-name="P1">hadoop-2.9.0/share/doc/hadoop/common/api/org/apache/hadoop/service/class-use/ServiceStateChangeListener.html</text:p>
      <text:p text:style-name="P1">hadoop-2.9.0/share/doc/hadoop/common/api/org/apache/hadoop/service/class-use/ServiceStateException.html</text:p>
      <text:p text:style-name="P1">hadoop-2.9.0/share/doc/hadoop/common/api/org/apache/hadoop/service/class-use/AbstractService.html</text:p>
      <text:p text:style-name="P1">hadoop-2.9.0/share/doc/hadoop/common/api/org/apache/hadoop/service/class-use/ServiceOperations.html</text:p>
      <text:p text:style-name="P1">hadoop-2.9.0/share/doc/hadoop/common/api/org/apache/hadoop/service/class-use/LifecycleEvent.html</text:p>
      <text:p text:style-name="P1">hadoop-2.9.0/share/doc/hadoop/common/api/org/apache/hadoop/service/class-use/Service.html</text:p>
      <text:p text:style-name="P1">hadoop-2.9.0/share/doc/hadoop/common/api/org/apache/hadoop/service/class-use/CompositeService.html</text:p>
      <text:p text:style-name="P1">hadoop-2.9.0/share/doc/hadoop/common/api/org/apache/hadoop/service/class-use/Service.STATE.html</text:p>
      <text:p text:style-name="P1">hadoop-2.9.0/share/doc/hadoop/common/api/org/apache/hadoop/service/class-use/CompositeService.CompositeServiceShutdownHook.html</text:p>
      <text:p text:style-name="P1">hadoop-2.9.0/share/doc/hadoop/common/api/org/apache/hadoop/service/CompositeService.html</text:p>
      <text:p text:style-name="P1">hadoop-2.9.0/share/doc/hadoop/common/api/org/apache/hadoop/service/package-summary.html</text:p>
      <text:p text:style-name="P1">hadoop-2.9.0/share/doc/hadoop/common/api/org/apache/hadoop/service/Service.STATE.html</text:p>
      <text:p text:style-name="P1">hadoop-2.9.0/share/doc/hadoop/common/api/org/apache/hadoop/service/CompositeService.CompositeServiceShutdownHook.html</text:p>
      <text:p text:style-name="P1">hadoop-2.9.0/share/doc/hadoop/common/api/org/apache/hadoop/HadoopIllegalArgumentException.html</text:p>
      <text:p text:style-name="P1">hadoop-2.9.0/share/doc/hadoop/common/api/org/apache/hadoop/package-tree.html</text:p>
      <text:p text:style-name="P1">hadoop-2.9.0/share/doc/hadoop/common/api/org/apache/hadoop/metrics/</text:p>
      <text:p text:style-name="P1">hadoop-2.9.0/share/doc/hadoop/common/api/org/apache/hadoop/metrics/package-use.html</text:p>
      <text:p text:style-name="P1">hadoop-2.9.0/share/doc/hadoop/common/api/org/apache/hadoop/metrics/jvm/</text:p>
      <text:p text:style-name="P1"><text:soft-page-break/>hadoop-2.9.0/share/doc/hadoop/common/api/org/apache/hadoop/metrics/jvm/class-use/</text:p>
      <text:p text:style-name="P1">hadoop-2.9.0/share/doc/hadoop/common/api/org/apache/hadoop/metrics/jvm/class-use/EventCounter.html</text:p>
      <text:p text:style-name="P1">hadoop-2.9.0/share/doc/hadoop/common/api/org/apache/hadoop/metrics/package-tree.html</text:p>
      <text:p text:style-name="P1">hadoop-2.9.0/share/doc/hadoop/common/api/org/apache/hadoop/metrics/package-frame.html</text:p>
      <text:p text:style-name="P1">hadoop-2.9.0/share/doc/hadoop/common/api/org/apache/hadoop/metrics/spi/</text:p>
      <text:p text:style-name="P1">hadoop-2.9.0/share/doc/hadoop/common/api/org/apache/hadoop/metrics/spi/package-use.html</text:p>
      <text:p text:style-name="P1">hadoop-2.9.0/share/doc/hadoop/common/api/org/apache/hadoop/metrics/spi/package-tree.html</text:p>
      <text:p text:style-name="P1">hadoop-2.9.0/share/doc/hadoop/common/api/org/apache/hadoop/metrics/spi/package-frame.html</text:p>
      <text:p text:style-name="P1">hadoop-2.9.0/share/doc/hadoop/common/api/org/apache/hadoop/metrics/spi/Util.html</text:p>
      <text:p text:style-name="P1">hadoop-2.9.0/share/doc/hadoop/common/api/org/apache/hadoop/metrics/spi/CompositeContext.html</text:p>
      <text:p text:style-name="P1">hadoop-2.9.0/share/doc/hadoop/common/api/org/apache/hadoop/metrics/spi/OutputRecord.html</text:p>
      <text:p text:style-name="P1">hadoop-2.9.0/share/doc/hadoop/common/api/org/apache/hadoop/metrics/spi/NullContextWithUpdateThread.html</text:p>
      <text:p text:style-name="P1">hadoop-2.9.0/share/doc/hadoop/common/api/org/apache/hadoop/metrics/spi/MetricValue.html</text:p>
      <text:p text:style-name="P1">hadoop-2.9.0/share/doc/hadoop/common/api/org/apache/hadoop/metrics/spi/MetricsRecordImpl.html</text:p>
      <text:p text:style-name="P1">hadoop-2.9.0/share/doc/hadoop/common/api/org/apache/hadoop/metrics/spi/NullContext.html</text:p>
      <text:p text:style-name="P1">hadoop-2.9.0/share/doc/hadoop/common/api/org/apache/hadoop/metrics/spi/NoEmitMetricsContext.html</text:p>
      <text:p text:style-name="P1">hadoop-2.9.0/share/doc/hadoop/common/api/org/apache/hadoop/metrics/spi/class-use/</text:p>
      <text:p text:style-name="P1">hadoop-2.9.0/share/doc/hadoop/common/api/org/apache/hadoop/metrics/spi/class-use/Util.html</text:p>
      <text:p text:style-name="P1">hadoop-2.9.0/share/doc/hadoop/common/api/org/apache/hadoop/metrics/spi/class-use/CompositeContext.html</text:p>
      <text:p text:style-name="P1">hadoop-2.9.0/share/doc/hadoop/common/api/org/apache/hadoop/metrics/spi/class-use/OutputRecord.html</text:p>
      <text:p text:style-name="P1">hadoop-2.9.0/share/doc/hadoop/common/api/org/apache/hadoop/metrics/spi/class-use/NullContextWithUpdateThread.html</text:p>
      <text:p text:style-name="P1">hadoop-2.9.0/share/doc/hadoop/common/api/org/apache/hadoop/metrics/spi/class-use/MetricValue.html</text:p>
      <text:p text:style-name="P1">hadoop-2.9.0/share/doc/hadoop/common/api/org/apache/hadoop/metrics/spi/class-use/MetricsRecordImpl.html</text:p>
      <text:p text:style-name="P1">hadoop-2.9.0/share/doc/hadoop/common/api/org/apache/hadoop/metrics/spi/class-use/NullContext.html</text:p>
      <text:p text:style-name="P1">hadoop-2.9.0/share/doc/hadoop/common/api/org/apache/hadoop/metrics/spi/class-use/NoEmitMetricsContext.html</text:p>
      <text:p text:style-name="P1">hadoop-2.9.0/share/doc/hadoop/common/api/org/apache/hadoop/metrics/spi/class-use/AbstractMetricsContext.html</text:p>
      <text:p text:style-name="P1">hadoop-2.9.0/share/doc/hadoop/common/api/org/apache/hadoop/metrics/spi/AbstractMetricsContext.html</text:p>
      <text:p text:style-name="P1">hadoop-2.9.0/share/doc/hadoop/common/api/org/apache/hadoop/metrics/spi/package-summary.html</text:p>
      <text:p text:style-name="P1">hadoop-2.9.0/share/doc/hadoop/common/api/org/apache/hadoop/metrics/ganglia/</text:p>
      <text:p text:style-name="P1">hadoop-2.9.0/share/doc/hadoop/common/api/org/apache/hadoop/metrics/ganglia/package-use.html</text:p>
      <text:p text:style-name="P1">hadoop-2.9.0/share/doc/hadoop/common/api/org/apache/hadoop/metrics/ganglia/package-tree.html</text:p>
      <text:p text:style-name="P1">hadoop-2.9.0/share/doc/hadoop/common/api/org/apache/hadoop/metrics/ganglia/GangliaContext31.html</text:p>
      <text:p text:style-name="P1">hadoop-2.9.0/share/doc/hadoop/common/api/org/apache/hadoop/metrics/ganglia/package-frame.html</text:p>
      <text:p text:style-name="P1">hadoop-2.9.0/share/doc/hadoop/common/api/org/apache/hadoop/metrics/ganglia/GangliaContext.html</text:p>
      <text:p text:style-name="P1"><text:soft-page-break/>hadoop-2.9.0/share/doc/hadoop/common/api/org/apache/hadoop/metrics/ganglia/class-use/</text:p>
      <text:p text:style-name="P1">hadoop-2.9.0/share/doc/hadoop/common/api/org/apache/hadoop/metrics/ganglia/class-use/GangliaContext31.html</text:p>
      <text:p text:style-name="P1">hadoop-2.9.0/share/doc/hadoop/common/api/org/apache/hadoop/metrics/ganglia/class-use/GangliaContext.html</text:p>
      <text:p text:style-name="P1">hadoop-2.9.0/share/doc/hadoop/common/api/org/apache/hadoop/metrics/ganglia/package-summary.html</text:p>
      <text:p text:style-name="P1">hadoop-2.9.0/share/doc/hadoop/common/api/org/apache/hadoop/metrics/package-summary.html</text:p>
      <text:p text:style-name="P1">hadoop-2.9.0/share/doc/hadoop/common/api/org/apache/hadoop/package-frame.html</text:p>
      <text:p text:style-name="P1">hadoop-2.9.0/share/doc/hadoop/common/api/org/apache/hadoop/http/</text:p>
      <text:p text:style-name="P1">hadoop-2.9.0/share/doc/hadoop/common/api/org/apache/hadoop/http/lib/</text:p>
      <text:p text:style-name="P1">hadoop-2.9.0/share/doc/hadoop/common/api/org/apache/hadoop/http/lib/package-use.html</text:p>
      <text:p text:style-name="P1">hadoop-2.9.0/share/doc/hadoop/common/api/org/apache/hadoop/http/lib/package-tree.html</text:p>
      <text:p text:style-name="P1">hadoop-2.9.0/share/doc/hadoop/common/api/org/apache/hadoop/http/lib/package-frame.html</text:p>
      <text:p text:style-name="P1">hadoop-2.9.0/share/doc/hadoop/common/api/org/apache/hadoop/http/lib/class-use/</text:p>
      <text:p text:style-name="P1">hadoop-2.9.0/share/doc/hadoop/common/api/org/apache/hadoop/http/lib/class-use/StaticUserWebFilter.StaticUserFilter.html</text:p>
      <text:p text:style-name="P1">hadoop-2.9.0/share/doc/hadoop/common/api/org/apache/hadoop/http/lib/class-use/StaticUserWebFilter.html</text:p>
      <text:p text:style-name="P1">hadoop-2.9.0/share/doc/hadoop/common/api/org/apache/hadoop/http/lib/StaticUserWebFilter.StaticUserFilter.html</text:p>
      <text:p text:style-name="P1">hadoop-2.9.0/share/doc/hadoop/common/api/org/apache/hadoop/http/lib/package-summary.html</text:p>
      <text:p text:style-name="P1">hadoop-2.9.0/share/doc/hadoop/common/api/org/apache/hadoop/http/lib/StaticUserWebFilter.html</text:p>
      <text:p text:style-name="P1">hadoop-2.9.0/share/doc/hadoop/common/api/org/apache/hadoop/http/class-use/</text:p>
      <text:p text:style-name="P1">hadoop-2.9.0/share/doc/hadoop/common/api/org/apache/hadoop/http/class-use/HttpServer2.QuotingInputFilter.html</text:p>
      <text:p text:style-name="P1">hadoop-2.9.0/share/doc/hadoop/common/api/org/apache/hadoop/http/class-use/HttpServer2.XFrameOption.html</text:p>
      <text:p text:style-name="P1">hadoop-2.9.0/share/doc/hadoop/common/api/org/apache/hadoop/http/class-use/HttpServer.StackServlet.html</text:p>
      <text:p text:style-name="P1">hadoop-2.9.0/share/doc/hadoop/common/api/org/apache/hadoop/http/class-use/HttpRequestLogAppender.html</text:p>
      <text:p text:style-name="P1">hadoop-2.9.0/share/doc/hadoop/common/api/org/apache/hadoop/http/class-use/HttpServer2.QuotingInputFilter.RequestQuoter.html</text:p>
      <text:p text:style-name="P1">hadoop-2.9.0/share/doc/hadoop/common/api/org/apache/hadoop/http/class-use/HttpServer.QuotingInputFilter.html</text:p>
      <text:p text:style-name="P1">hadoop-2.9.0/share/doc/hadoop/common/api/org/apache/hadoop/http/class-use/HttpServer2.Builder.html</text:p>
      <text:p text:style-name="P1">hadoop-2.9.0/share/doc/hadoop/common/api/org/apache/hadoop/http/class-use/HttpServer.QuotingInputFilter.RequestQuoter.html</text:p>
      <text:p text:style-name="P1">hadoop-2.9.0/share/doc/hadoop/common/api/org/apache/hadoop/http/class-use/FilterInitializer.html</text:p>
      <text:p text:style-name="P1">hadoop-2.9.0/share/doc/hadoop/common/api/org/apache/hadoop/http/class-use/HttpRequestLog.html</text:p>
      <text:p text:style-name="P1">hadoop-2.9.0/share/doc/hadoop/common/api/org/apache/hadoop/http/class-use/AdminAuthorizedServlet.html</text:p>
      <text:p text:style-name="P1">hadoop-2.9.0/share/doc/hadoop/common/api/org/apache/hadoop/http/class-use/FilterContainer.html</text:p>
      <text:p text:style-name="P1">hadoop-2.9.0/share/doc/hadoop/common/api/org/apache/hadoop/http/class-use/HttpServer2.StackServlet.html</text:p>
      <text:p text:style-name="P1">hadoop-2.9.0/share/doc/hadoop/common/api/org/apache/hadoop/http/class-use/HttpConfig.Policy.html</text:p>
      <text:p text:style-name="P1">hadoop-2.9.0/share/doc/hadoop/common/api/org/apache/hadoop/http/class-use/HtmlQuoting.html</text:p>
      <text:p text:style-name="P1"><text:soft-page-break/>hadoop-2.9.0/share/doc/hadoop/common/api/org/apache/hadoop/http/class-use/NoCacheFilter.html</text:p>
      <text:p text:style-name="P1">hadoop-2.9.0/share/doc/hadoop/common/api/org/apache/hadoop/log/</text:p>
      <text:p text:style-name="P1">hadoop-2.9.0/share/doc/hadoop/common/api/org/apache/hadoop/log/package-use.html</text:p>
      <text:p text:style-name="P1">hadoop-2.9.0/share/doc/hadoop/common/api/org/apache/hadoop/log/package-tree.html</text:p>
      <text:p text:style-name="P1">hadoop-2.9.0/share/doc/hadoop/common/api/org/apache/hadoop/log/metrics/</text:p>
      <text:p text:style-name="P1">hadoop-2.9.0/share/doc/hadoop/common/api/org/apache/hadoop/log/metrics/package-use.html</text:p>
      <text:p text:style-name="P1">hadoop-2.9.0/share/doc/hadoop/common/api/org/apache/hadoop/log/metrics/package-tree.html</text:p>
      <text:p text:style-name="P1">hadoop-2.9.0/share/doc/hadoop/common/api/org/apache/hadoop/log/metrics/package-frame.html</text:p>
      <text:p text:style-name="P1">hadoop-2.9.0/share/doc/hadoop/common/api/org/apache/hadoop/log/metrics/class-use/</text:p>
      <text:p text:style-name="P1">hadoop-2.9.0/share/doc/hadoop/common/api/org/apache/hadoop/log/metrics/class-use/EventCounter.html</text:p>
      <text:p text:style-name="P1">hadoop-2.9.0/share/doc/hadoop/common/api/org/apache/hadoop/log/metrics/EventCounter.html</text:p>
      <text:p text:style-name="P1">hadoop-2.9.0/share/doc/hadoop/common/api/org/apache/hadoop/log/metrics/package-summary.html</text:p>
      <text:p text:style-name="P1">hadoop-2.9.0/share/doc/hadoop/common/api/org/apache/hadoop/log/package-frame.html</text:p>
      <text:p text:style-name="P1">hadoop-2.9.0/share/doc/hadoop/common/api/org/apache/hadoop/log/class-use/</text:p>
      <text:p text:style-name="P1">hadoop-2.9.0/share/doc/hadoop/common/api/org/apache/hadoop/log/class-use/EventCounter.html</text:p>
      <text:p text:style-name="P1">hadoop-2.9.0/share/doc/hadoop/common/api/org/apache/hadoop/log/class-use/Log4Json.html</text:p>
      <text:p text:style-name="P1">hadoop-2.9.0/share/doc/hadoop/common/api/org/apache/hadoop/log/class-use/LogLevel.html</text:p>
      <text:p text:style-name="P1">hadoop-2.9.0/share/doc/hadoop/common/api/org/apache/hadoop/log/EventCounter.html</text:p>
      <text:p text:style-name="P1">hadoop-2.9.0/share/doc/hadoop/common/api/org/apache/hadoop/log/package-summary.html</text:p>
      <text:p text:style-name="P1">hadoop-2.9.0/share/doc/hadoop/common/api/org/apache/hadoop/log/Log4Json.html</text:p>
      <text:p text:style-name="P1">hadoop-2.9.0/share/doc/hadoop/common/api/org/apache/hadoop/log/LogLevel.html</text:p>
      <text:p text:style-name="P1">hadoop-2.9.0/share/doc/hadoop/common/api/org/apache/hadoop/conf/</text:p>
      <text:p text:style-name="P1">hadoop-2.9.0/share/doc/hadoop/common/api/org/apache/hadoop/conf/ConfServlet.BadFormatException.html</text:p>
      <text:p text:style-name="P1">hadoop-2.9.0/share/doc/hadoop/common/api/org/apache/hadoop/conf/Configurable.html</text:p>
      <text:p text:style-name="P1">hadoop-2.9.0/share/doc/hadoop/common/api/org/apache/hadoop/conf/package-use.html</text:p>
      <text:p text:style-name="P1">hadoop-2.9.0/share/doc/hadoop/common/api/org/apache/hadoop/conf/package-tree.html</text:p>
      <text:p text:style-name="P1">hadoop-2.9.0/share/doc/hadoop/common/api/org/apache/hadoop/conf/package-frame.html</text:p>
      <text:p text:style-name="P1">hadoop-2.9.0/share/doc/hadoop/common/api/org/apache/hadoop/conf/ReconfigurationUtil.PropertyChange.html</text:p>
      <text:p text:style-name="P1">hadoop-2.9.0/share/doc/hadoop/common/api/org/apache/hadoop/conf/Configured.html</text:p>
      <text:p text:style-name="P1">hadoop-2.9.0/share/doc/hadoop/common/api/org/apache/hadoop/conf/ReconfigurationTaskStatus.html</text:p>
      <text:p text:style-name="P1">hadoop-2.9.0/share/doc/hadoop/common/api/org/apache/hadoop/conf/ReconfigurationServlet.html</text:p>
      <text:p text:style-name="P1">hadoop-2.9.0/share/doc/hadoop/common/api/org/apache/hadoop/conf/Configuration.html</text:p>
      <text:p text:style-name="P1">hadoop-2.9.0/share/doc/hadoop/common/api/org/apache/hadoop/conf/ReconfigurationUtil.html</text:p>
      <text:p text:style-name="P1">hadoop-2.9.0/share/doc/hadoop/common/api/org/apache/hadoop/conf/ReconfigurationException.html</text:p>
      <text:p text:style-name="P1">hadoop-2.9.0/share/doc/hadoop/common/api/org/apache/hadoop/conf/class-use/</text:p>
      <text:p text:style-name="P1">hadoop-2.9.0/share/doc/hadoop/common/api/org/apache/hadoop/conf/class-use/ConfServlet.BadFormatException.html</text:p>
      <text:p text:style-name="P1">hadoop-2.9.0/share/doc/hadoop/common/api/org/apache/hadoop/conf/class-use/Configurable.html</text:p>
      <text:p text:style-name="P1">hadoop-2.9.0/share/doc/hadoop/common/api/org/apache/hadoop/conf/class-use/ReconfigurationUtil.PropertyChange.html</text:p>
      <text:p text:style-name="P1">hadoop-2.9.0/share/doc/hadoop/common/api/org/apache/hadoop/conf/class-use/Configured.html</text:p>
      <text:p text:style-name="P1">hadoop-2.9.0/share/doc/hadoop/common/api/org/apache/hadoop/conf/class-use/ReconfigurationTaskStatus.html</text:p>
      <text:p text:style-name="P1">hadoop-2.9.0/share/doc/hadoop/common/api/org/apache/hadoop/conf/class-use/ReconfigurationServlet.html</text:p>
      <text:p text:style-name="P1"><text:soft-page-break/>hadoop-2.9.0/share/doc/hadoop/common/api/org/apache/hadoop/conf/class-use/Configuration.html</text:p>
      <text:p text:style-name="P1">hadoop-2.9.0/share/doc/hadoop/common/api/org/apache/hadoop/conf/class-use/ReconfigurationUtil.html</text:p>
      <text:p text:style-name="P1">hadoop-2.9.0/share/doc/hadoop/common/api/org/apache/hadoop/conf/class-use/ReconfigurationException.html</text:p>
      <text:p text:style-name="P1">hadoop-2.9.0/share/doc/hadoop/common/api/org/apache/hadoop/conf/class-use/ReconfigurableBase.html</text:p>
      <text:p text:style-name="P1">hadoop-2.9.0/share/doc/hadoop/common/api/org/apache/hadoop/conf/class-use/Reconfigurable.html</text:p>
      <text:p text:style-name="P1">hadoop-2.9.0/share/doc/hadoop/common/api/org/apache/hadoop/conf/class-use/ConfigRedactor.html</text:p>
      <text:p text:style-name="P1">hadoop-2.9.0/share/doc/hadoop/common/api/org/apache/hadoop/conf/class-use/Configuration.DeprecationDelta.html</text:p>
      <text:p text:style-name="P1">hadoop-2.9.0/share/doc/hadoop/common/api/org/apache/hadoop/conf/class-use/Configuration.IntegerRanges.html</text:p>
      <text:p text:style-name="P1">hadoop-2.9.0/share/doc/hadoop/common/api/org/apache/hadoop/conf/ReconfigurableBase.html</text:p>
      <text:p text:style-name="P1">hadoop-2.9.0/share/doc/hadoop/common/api/org/apache/hadoop/conf/Reconfigurable.html</text:p>
      <text:p text:style-name="P1">hadoop-2.9.0/share/doc/hadoop/common/api/org/apache/hadoop/conf/package-summary.html</text:p>
      <text:p text:style-name="P1">hadoop-2.9.0/share/doc/hadoop/common/api/org/apache/hadoop/conf/ConfigRedactor.html</text:p>
      <text:p text:style-name="P1">hadoop-2.9.0/share/doc/hadoop/common/api/org/apache/hadoop/conf/Configuration.DeprecationDelta.html</text:p>
      <text:p text:style-name="P1">hadoop-2.9.0/share/doc/hadoop/common/api/org/apache/hadoop/conf/Configuration.IntegerRanges.html</text:p>
      <text:p text:style-name="P1">hadoop-2.9.0/share/doc/hadoop/common/api/org/apache/hadoop/ipc/</text:p>
      <text:p text:style-name="P1">hadoop-2.9.0/share/doc/hadoop/common/api/org/apache/hadoop/ipc/proto/</text:p>
      <text:p text:style-name="P1">hadoop-2.9.0/share/doc/hadoop/common/api/org/apache/hadoop/ipc/proto/GenericRefreshProtocolProtos.html</text:p>
      <text:p text:style-name="P1">hadoop-2.9.0/share/doc/hadoop/common/api/org/apache/hadoop/ipc/proto/package-use.html</text:p>
      <text:p text:style-name="P1">hadoop-2.9.0/share/doc/hadoop/common/api/org/apache/hadoop/ipc/proto/GenericRefreshProtocolProtos.GenericRefreshResponseCollectionProto.Builder.html</text:p>
      <text:p text:style-name="P1">hadoop-2.9.0/share/doc/hadoop/common/api/org/apache/hadoop/ipc/proto/package-tree.html</text:p>
      <text:p text:style-name="P1">hadoop-2.9.0/share/doc/hadoop/common/api/org/apache/hadoop/ipc/proto/RefreshCallQueueProtocolProtos.RefreshCallQueueResponseProtoOrBuilder.html</text:p>
      <text:p text:style-name="P1">hadoop-2.9.0/share/doc/hadoop/common/api/org/apache/hadoop/ipc/proto/GenericRefreshProtocolProtos.GenericRefreshResponseProto.Builder.html</text:p>
      <text:p text:style-name="P1">hadoop-2.9.0/share/doc/hadoop/common/api/org/apache/hadoop/ipc/proto/package-frame.html</text:p>
      <text:p text:style-name="P1">hadoop-2.9.0/share/doc/hadoop/common/api/org/apache/hadoop/ipc/proto/RefreshCallQueueProtocolProtos.RefreshCallQueueProtocolService.Interface.html</text:p>
      <text:p text:style-name="P1">hadoop-2.9.0/share/doc/hadoop/common/api/org/apache/hadoop/ipc/proto/GenericRefreshProtocolProtos.GenericRefreshResponseCollectionProtoOrBuilder.html</text:p>
      <text:p text:style-name="P1">hadoop-2.9.0/share/doc/hadoop/common/api/org/apache/hadoop/ipc/proto/GenericRefreshProtocolProtos.GenericRefreshRequestProtoOrBuilder.html</text:p>
      <text:p text:style-name="P1">hadoop-2.9.0/share/doc/hadoop/common/api/org/apache/hadoop/ipc/proto/GenericRefreshProtocolProtos.GenericRefreshResponseCollectionProto.html</text:p>
      <text:p text:style-name="P1"><text:soft-page-break/>hadoop-2.9.0/share/doc/hadoop/common/api/org/apache/hadoop/ipc/proto/RefreshCallQueueProtocolProtos.RefreshCallQueueRequestProto.html</text:p>
      <text:p text:style-name="P1">hadoop-2.9.0/share/doc/hadoop/common/api/org/apache/hadoop/ipc/proto/GenericRefreshProtocolProtos.GenericRefreshProtocolService.Stub.html</text:p>
      <text:p text:style-name="P1">hadoop-2.9.0/share/doc/hadoop/common/api/org/apache/hadoop/ipc/proto/RefreshCallQueueProtocolProtos.RefreshCallQueueResponseProto.html</text:p>
      <text:p text:style-name="P1">hadoop-2.9.0/share/doc/hadoop/common/api/org/apache/hadoop/ipc/proto/RefreshCallQueueProtocolProtos.html</text:p>
      <text:p text:style-name="P1">hadoop-2.9.0/share/doc/hadoop/common/api/org/apache/hadoop/ipc/proto/GenericRefreshProtocolProtos.GenericRefreshProtocolService.Interface.html</text:p>
      <text:p text:style-name="P1">hadoop-2.9.0/share/doc/hadoop/common/api/org/apache/hadoop/ipc/proto/RefreshCallQueueProtocolProtos.RefreshCallQueueProtocolService.BlockingInterface.html</text:p>
      <text:p text:style-name="P1">hadoop-2.9.0/share/doc/hadoop/common/api/org/apache/hadoop/ipc/proto/RefreshCallQueueProtocolProtos.RefreshCallQueueRequestProto.Builder.html</text:p>
      <text:p text:style-name="P1">hadoop-2.9.0/share/doc/hadoop/common/api/org/apache/hadoop/ipc/proto/GenericRefreshProtocolProtos.GenericRefreshResponseProto.html</text:p>
      <text:p text:style-name="P1">hadoop-2.9.0/share/doc/hadoop/common/api/org/apache/hadoop/ipc/proto/RefreshCallQueueProtocolProtos.RefreshCallQueueResponseProto.Builder.html</text:p>
      <text:p text:style-name="P1">hadoop-2.9.0/share/doc/hadoop/common/api/org/apache/hadoop/ipc/proto/RefreshCallQueueProtocolProtos.RefreshCallQueueRequestProtoOrBuilder.html</text:p>
      <text:p text:style-name="P1">hadoop-2.9.0/share/doc/hadoop/common/api/org/apache/hadoop/ipc/proto/RefreshCallQueueProtocolProtos.RefreshCallQueueProtocolService.html</text:p>
      <text:p text:style-name="P1">hadoop-2.9.0/share/doc/hadoop/common/api/org/apache/hadoop/ipc/proto/GenericRefreshProtocolProtos.GenericRefreshRequestProto.html</text:p>
      <text:p text:style-name="P1">hadoop-2.9.0/share/doc/hadoop/common/api/org/apache/hadoop/ipc/proto/class-use/</text:p>
      <text:p text:style-name="P1">hadoop-2.9.0/share/doc/hadoop/common/api/org/apache/hadoop/ipc/proto/class-use/GenericRefreshProtocolProtos.html</text:p>
      <text:p text:style-name="P1">hadoop-2.9.0/share/doc/hadoop/common/api/org/apache/hadoop/ipc/proto/class-use/GenericRefreshProtocolProtos.GenericRefreshResponseCollectionProto.Builder.html</text:p>
      <text:p text:style-name="P1">hadoop-2.9.0/share/doc/hadoop/common/api/org/apache/hadoop/ipc/proto/class-use/RefreshCallQueueProtocolProtos.RefreshCallQueueResponseProtoOrBuilder.html</text:p>
      <text:p text:style-name="P1">hadoop-2.9.0/share/doc/hadoop/common/api/org/apache/hadoop/ipc/proto/class-use/GenericRefreshProtocolProtos.GenericRefreshResponseProto.Builder.html</text:p>
      <text:p text:style-name="P1">hadoop-2.9.0/share/doc/hadoop/common/api/org/apache/hadoop/ipc/proto/class-use/RefreshCallQueueProtocolProtos.RefreshCallQueueProtocolService.Interface.html</text:p>
      <text:p text:style-name="P1">hadoop-2.9.0/share/doc/hadoop/common/api/org/apache/hadoop/ipc/proto/class-use/GenericRefreshProtocolProtos.GenericRefreshResponseCollectionProtoOrBuilder.html</text:p>
      <text:p text:style-name="P1">hadoop-2.9.0/share/doc/hadoop/common/api/org/apache/hadoop/ipc/proto/class-use/GenericRefreshProtocolProtos.GenericRefreshRequestProtoOrBuilder.html</text:p>
      <text:p text:style-name="P1"><text:soft-page-break/>hadoop-2.9.0/share/doc/hadoop/common/api/org/apache/hadoop/ipc/proto/class-use/GenericRefreshProtocolProtos.GenericRefreshResponseCollectionProto.html</text:p>
      <text:p text:style-name="P1">hadoop-2.9.0/share/doc/hadoop/common/api/org/apache/hadoop/ipc/proto/class-use/RefreshCallQueueProtocolProtos.RefreshCallQueueRequestProto.html</text:p>
      <text:p text:style-name="P1">hadoop-2.9.0/share/doc/hadoop/common/api/org/apache/hadoop/ipc/proto/class-use/GenericRefreshProtocolProtos.GenericRefreshProtocolService.Stub.html</text:p>
      <text:p text:style-name="P1">hadoop-2.9.0/share/doc/hadoop/common/api/org/apache/hadoop/ipc/proto/class-use/RefreshCallQueueProtocolProtos.RefreshCallQueueResponseProto.html</text:p>
      <text:p text:style-name="P1">hadoop-2.9.0/share/doc/hadoop/common/api/org/apache/hadoop/ipc/proto/class-use/RefreshCallQueueProtocolProtos.html</text:p>
      <text:p text:style-name="P1">hadoop-2.9.0/share/doc/hadoop/common/api/org/apache/hadoop/ipc/proto/class-use/GenericRefreshProtocolProtos.GenericRefreshProtocolService.Interface.html</text:p>
      <text:p text:style-name="P1">hadoop-2.9.0/share/doc/hadoop/common/api/org/apache/hadoop/ipc/proto/class-use/RefreshCallQueueProtocolProtos.RefreshCallQueueProtocolService.BlockingInterface.html</text:p>
      <text:p text:style-name="P1">hadoop-2.9.0/share/doc/hadoop/common/api/org/apache/hadoop/ipc/proto/class-use/RefreshCallQueueProtocolProtos.RefreshCallQueueRequestProto.Builder.html</text:p>
      <text:p text:style-name="P1">hadoop-2.9.0/share/doc/hadoop/common/api/org/apache/hadoop/ipc/proto/class-use/GenericRefreshProtocolProtos.GenericRefreshResponseProto.html</text:p>
      <text:p text:style-name="P1">hadoop-2.9.0/share/doc/hadoop/common/api/org/apache/hadoop/ipc/proto/class-use/RefreshCallQueueProtocolProtos.RefreshCallQueueResponseProto.Builder.html</text:p>
      <text:p text:style-name="P1">hadoop-2.9.0/share/doc/hadoop/common/api/org/apache/hadoop/ipc/proto/class-use/RefreshCallQueueProtocolProtos.RefreshCallQueueRequestProtoOrBuilder.html</text:p>
      <text:p text:style-name="P1">hadoop-2.9.0/share/doc/hadoop/common/api/org/apache/hadoop/ipc/proto/class-use/RefreshCallQueueProtocolProtos.RefreshCallQueueProtocolService.html</text:p>
      <text:p text:style-name="P1">hadoop-2.9.0/share/doc/hadoop/common/api/org/apache/hadoop/ipc/proto/class-use/GenericRefreshProtocolProtos.GenericRefreshRequestProto.html</text:p>
      <text:p text:style-name="P1">hadoop-2.9.0/share/doc/hadoop/common/api/org/apache/hadoop/ipc/proto/class-use/GenericRefreshProtocolProtos.GenericRefreshProtocolService.html</text:p>
      <text:p text:style-name="P1">hadoop-2.9.0/share/doc/hadoop/common/api/org/apache/hadoop/ipc/proto/class-use/GenericRefreshProtocolProtos.GenericRefreshProtocolService.BlockingInterface.html</text:p>
      <text:p text:style-name="P1">hadoop-2.9.0/share/doc/hadoop/common/api/org/apache/hadoop/ipc/proto/class-use/RefreshCallQueueProtocolProtos.RefreshCallQueueProtocolService.Stub.html</text:p>
      <text:p text:style-name="P1">hadoop-2.9.0/share/doc/hadoop/common/api/org/apache/hadoop/ipc/proto/class-use/GenericRefreshProtocolProtos.GenericRefreshRequestProto.Builder.html</text:p>
      <text:p text:style-name="P1">hadoop-2.9.0/share/doc/hadoop/common/api/org/apache/hadoop/ipc/proto/class-use/GenericRefreshProtocolProtos.GenericRefreshResponseProtoOrBuilder.html</text:p>
      <text:p text:style-name="P1">hadoop-2.9.0/share/doc/hadoop/common/api/org/apache/hadoop/ipc/proto/GenericRefreshProtocolProtos.GenericRefreshProtocolService.html</text:p>
      <text:p text:style-name="P1">hadoop-2.9.0/share/doc/hadoop/common/api/org/apache/hadoop/ipc/proto/GenericRefreshProtocolProtos.GenericRefreshProtocolService.BlockingInterface.html</text:p>
      <text:p text:style-name="P1">hadoop-2.9.0/share/doc/hadoop/common/api/org/apache/hadoop/ipc/proto/package-summary.html</text:p>
      <text:p text:style-name="P1">hadoop-2.9.0/share/doc/hadoop/common/api/org/apache/hadoop/ipc/proto/RefreshCallQueueProtocolProtos.RefreshCallQueueProtocolService.Stub.html</text:p>
      <text:p text:style-name="P1">hadoop-2.9.0/share/doc/hadoop/common/api/org/apache/hadoop/ipc/proto/GenericRefreshProtocolProtos.GenericRefreshRequestProto.Builder.html</text:p>
      <text:p text:style-name="P1">hadoop-2.9.0/share/doc/hadoop/common/api/org/apache/hadoop/ipc/proto/GenericRefreshProtocolProtos.GenericRefreshResponseProtoOrBuilder.html</text:p>
      <text:p text:style-name="P1"><text:soft-page-break/>hadoop-2.9.0/share/doc/hadoop/common/api/org/apache/hadoop/ipc/protocolPB/</text:p>
      <text:p text:style-name="P1">hadoop-2.9.0/share/doc/hadoop/common/api/org/apache/hadoop/ipc/protocolPB/package-use.html</text:p>
      <text:p text:style-name="P1">hadoop-2.9.0/share/doc/hadoop/common/api/org/apache/hadoop/ipc/protocolPB/package-tree.html</text:p>
      <text:p text:style-name="P1">hadoop-2.9.0/share/doc/hadoop/common/api/org/apache/hadoop/ipc/protocolPB/package-frame.html</text:p>
      <text:p text:style-name="P1">hadoop-2.9.0/share/doc/hadoop/common/api/org/apache/hadoop/ipc/protocolPB/RefreshCallQueueProtocolServerSideTranslatorPB.html</text:p>
      <text:p text:style-name="P1">hadoop-2.9.0/share/doc/hadoop/common/api/org/apache/hadoop/ipc/protocolPB/GenericRefreshProtocolServerSideTranslatorPB.html</text:p>
      <text:p text:style-name="P1">hadoop-2.9.0/share/doc/hadoop/common/api/org/apache/hadoop/ipc/protocolPB/GenericRefreshProtocolClientSideTranslatorPB.html</text:p>
      <text:p text:style-name="P1">hadoop-2.9.0/share/doc/hadoop/common/api/org/apache/hadoop/ipc/protocolPB/class-use/</text:p>
      <text:p text:style-name="P1">hadoop-2.9.0/share/doc/hadoop/common/api/org/apache/hadoop/ipc/protocolPB/class-use/RefreshCallQueueProtocolServerSideTranslatorPB.html</text:p>
      <text:p text:style-name="P1">hadoop-2.9.0/share/doc/hadoop/common/api/org/apache/hadoop/ipc/protocolPB/class-use/GenericRefreshProtocolServerSideTranslatorPB.html</text:p>
      <text:p text:style-name="P1">hadoop-2.9.0/share/doc/hadoop/common/api/org/apache/hadoop/ipc/protocolPB/class-use/GenericRefreshProtocolClientSideTranslatorPB.html</text:p>
      <text:p text:style-name="P1">hadoop-2.9.0/share/doc/hadoop/common/api/org/apache/hadoop/ipc/protocolPB/class-use/RefreshCallQueueProtocolClientSideTranslatorPB.html</text:p>
      <text:p text:style-name="P1">hadoop-2.9.0/share/doc/hadoop/common/api/org/apache/hadoop/ipc/protocolPB/RefreshCallQueueProtocolClientSideTranslatorPB.html</text:p>
      <text:p text:style-name="P1">hadoop-2.9.0/share/doc/hadoop/common/api/org/apache/hadoop/ipc/protocolPB/package-summary.html</text:p>
      <text:p text:style-name="P1">hadoop-2.9.0/share/doc/hadoop/common/api/org/apache/hadoop/ipc/class-use/</text:p>
      <text:p text:style-name="P1">hadoop-2.9.0/share/doc/hadoop/common/api/org/apache/hadoop/ipc/class-use/RpcInvocationHandler.html</text:p>
      <text:p text:style-name="P1">hadoop-2.9.0/share/doc/hadoop/common/api/org/apache/hadoop/ipc/class-use/DecayRpcScheduler.MetricsProxy.html</text:p>
      <text:p text:style-name="P1">hadoop-2.9.0/share/doc/hadoop/common/api/org/apache/hadoop/ipc/class-use/ProtobufRpcEngine.html</text:p>
      <text:p text:style-name="P1">hadoop-2.9.0/share/doc/hadoop/common/api/org/apache/hadoop/ipc/class-use/ProtobufRpcEngineCallback.html</text:p>
      <text:p text:style-name="P1">hadoop-2.9.0/share/doc/hadoop/common/api/org/apache/hadoop/ipc/class-use/IpcException.html</text:p>
      <text:p text:style-name="P1">hadoop-2.9.0/share/doc/hadoop/common/api/org/apache/hadoop/ipc/class-use/RpcException.html</text:p>
      <text:p text:style-name="P1">hadoop-2.9.0/share/doc/hadoop/common/api/org/apache/hadoop/ipc/class-use/RpcNoSuchProtocolException.html</text:p>
      <text:p text:style-name="P1">hadoop-2.9.0/share/doc/hadoop/common/api/org/apache/hadoop/ipc/class-use/WeightedRoundRobinMultiplexer.html</text:p>
      <text:p text:style-name="P1">hadoop-2.9.0/share/doc/hadoop/common/api/org/apache/hadoop/ipc/class-use/ProtobufRpcEngine.Server.html</text:p>
      <text:p text:style-name="P1">hadoop-2.9.0/share/doc/hadoop/common/api/org/apache/hadoop/ipc/class-use/RPC.RpcKind.html</text:p>
      <text:p text:style-name="P1">hadoop-2.9.0/share/doc/hadoop/common/api/org/apache/hadoop/ipc/class-use/RpcMultiplexer.html</text:p>
      <text:p text:style-name="P1">hadoop-2.9.0/share/doc/hadoop/common/api/org/apache/hadoop/ipc/class-use/ProtocolMetaInfoPB.html</text:p>
      <text:p text:style-name="P1">hadoop-2.9.0/share/doc/hadoop/common/api/org/apache/hadoop/ipc/class-use/UserIdentityProvider.html</text:p>
      <text:p text:style-name="P1">hadoop-2.9.0/share/doc/hadoop/common/api/org/apache/hadoop/ipc/class-use/Server.html</text:p>
      <text:p text:style-name="P1"><text:soft-page-break/>hadoop-2.9.0/share/doc/hadoop/common/api/org/apache/hadoop/ipc/class-use/RefreshResponse.html</text:p>
      <text:p text:style-name="P1">hadoop-2.9.0/share/doc/hadoop/common/api/org/apache/hadoop/ipc/class-use/RpcClientUtil.html</text:p>
      <text:p text:style-name="P1">hadoop-2.9.0/share/doc/hadoop/common/api/org/apache/hadoop/ipc/class-use/RpcNoSuchMethodException.html</text:p>
      <text:p text:style-name="P1">hadoop-2.9.0/share/doc/hadoop/common/api/org/apache/hadoop/ipc/class-use/RPC.Server.html</text:p>
      <text:p text:style-name="P1">hadoop-2.9.0/share/doc/hadoop/common/api/org/apache/hadoop/ipc/class-use/FairCallQueueMXBean.html</text:p>
      <text:p text:style-name="P1">hadoop-2.9.0/share/doc/hadoop/common/api/org/apache/hadoop/ipc/class-use/ProtocolSignature.html</text:p>
      <text:p text:style-name="P1">hadoop-2.9.0/share/doc/hadoop/common/api/org/apache/hadoop/ipc/class-use/RPC.VersionMismatch.html</text:p>
      <text:p text:style-name="P1">hadoop-2.9.0/share/doc/hadoop/common/api/org/apache/hadoop/ipc/class-use/WritableRpcEngine.html</text:p>
      <text:p text:style-name="P1">hadoop-2.9.0/share/doc/hadoop/common/api/org/apache/hadoop/ipc/class-use/Client.html</text:p>
      <text:p text:style-name="P1">hadoop-2.9.0/share/doc/hadoop/common/api/org/apache/hadoop/ipc/class-use/AsyncCallLimitExceededException.html</text:p>
      <text:p text:style-name="P1">hadoop-2.9.0/share/doc/hadoop/common/api/org/apache/hadoop/ipc/class-use/RemoteException.html</text:p>
      <text:p text:style-name="P1">hadoop-2.9.0/share/doc/hadoop/common/api/org/apache/hadoop/ipc/class-use/DefaultRpcScheduler.html</text:p>
      <text:p text:style-name="P1">hadoop-2.9.0/share/doc/hadoop/common/api/org/apache/hadoop/ipc/class-use/RpcScheduler.html</text:p>
      <text:p text:style-name="P1">hadoop-2.9.0/share/doc/hadoop/common/api/org/apache/hadoop/ipc/class-use/ProtocolInfo.html</text:p>
      <text:p text:style-name="P1">hadoop-2.9.0/share/doc/hadoop/common/api/org/apache/hadoop/ipc/class-use/ProtocolProxy.html</text:p>
      <text:p text:style-name="P1">hadoop-2.9.0/share/doc/hadoop/common/api/org/apache/hadoop/ipc/class-use/Server.Call.html</text:p>
      <text:p text:style-name="P1">hadoop-2.9.0/share/doc/hadoop/common/api/org/apache/hadoop/ipc/class-use/FairCallQueue.html</text:p>
      <text:p text:style-name="P1">hadoop-2.9.0/share/doc/hadoop/common/api/org/apache/hadoop/ipc/class-use/ExternalCall.html</text:p>
      <text:p text:style-name="P1">hadoop-2.9.0/share/doc/hadoop/common/api/org/apache/hadoop/ipc/class-use/RpcWritable.Buffer.html</text:p>
      <text:p text:style-name="P1">hadoop-2.9.0/share/doc/hadoop/common/api/org/apache/hadoop/ipc/class-use/RefreshHandler.html</text:p>
      <text:p text:style-name="P1">hadoop-2.9.0/share/doc/hadoop/common/api/org/apache/hadoop/ipc/class-use/RpcEngine.html</text:p>
      <text:p text:style-name="P1">hadoop-2.9.0/share/doc/hadoop/common/api/org/apache/hadoop/ipc/class-use/UnexpectedServerException.html</text:p>
      <text:p text:style-name="P1">hadoop-2.9.0/share/doc/hadoop/common/api/org/apache/hadoop/ipc/class-use/VersionedProtocol.html</text:p>
      <text:p text:style-name="P1">hadoop-2.9.0/share/doc/hadoop/common/api/org/apache/hadoop/ipc/class-use/DecayRpcSchedulerMXBean.html</text:p>
      <text:p text:style-name="P1">hadoop-2.9.0/share/doc/hadoop/common/api/org/apache/hadoop/ipc/class-use/RetryCache.CacheEntry.html</text:p>
      <text:p text:style-name="P1">hadoop-2.9.0/share/doc/hadoop/common/api/org/apache/hadoop/ipc/class-use/RetriableException.html</text:p>
      <text:p text:style-name="P1">hadoop-2.9.0/share/doc/hadoop/common/api/org/apache/hadoop/ipc/class-use/StandbyException.html</text:p>
      <text:p text:style-name="P1">hadoop-2.9.0/share/doc/hadoop/common/api/org/apache/hadoop/ipc/class-use/RpcServerException.html</text:p>
      <text:p text:style-name="P1">hadoop-2.9.0/share/doc/hadoop/common/api/org/apache/hadoop/ipc/class-use/DecayRpcScheduler.html</text:p>
      <text:p text:style-name="P1">hadoop-2.9.0/share/doc/hadoop/common/api/org/apache/hadoop/ipc/class-use/WritableRpcEngine.Server.html</text:p>
      <text:p text:style-name="P1">hadoop-2.9.0/share/doc/hadoop/common/api/org/apache/hadoop/ipc/class-use/RpcClientException.html</text:p>
      <text:p text:style-name="P1"><text:soft-page-break/>hadoop-2.9.0/share/doc/hadoop/common/api/org/apache/hadoop/ipc/class-use/CallerContext.Builder.html</text:p>
      <text:p text:style-name="P1">hadoop-2.9.0/share/doc/hadoop/common/api/org/apache/hadoop/ipc/class-use/RetryCache.CacheEntryWithPayload.html</text:p>
      <text:p text:style-name="P1">hadoop-2.9.0/share/doc/hadoop/common/api/org/apache/hadoop/ipc/class-use/Server.Connection.html</text:p>
      <text:p text:style-name="P1">hadoop-2.9.0/share/doc/hadoop/common/api/org/apache/hadoop/ipc/class-use/DecayRpcScheduler.DecayTask.html</text:p>
      <text:p text:style-name="P1">hadoop-2.9.0/share/doc/hadoop/common/api/org/apache/hadoop/ipc/class-use/CallQueueManager.html</text:p>
      <text:p text:style-name="P1">hadoop-2.9.0/share/doc/hadoop/common/api/org/apache/hadoop/ipc/class-use/ProtocolMetaInfoServerSideTranslatorPB.html</text:p>
      <text:p text:style-name="P1">hadoop-2.9.0/share/doc/hadoop/common/api/org/apache/hadoop/ipc/class-use/RPC.Builder.html</text:p>
      <text:p text:style-name="P1">hadoop-2.9.0/share/doc/hadoop/common/api/org/apache/hadoop/ipc/class-use/RefreshRegistry.html</text:p>
      <text:p text:style-name="P1">hadoop-2.9.0/share/doc/hadoop/common/api/org/apache/hadoop/ipc/protobuf/</text:p>
      <text:p text:style-name="P1">hadoop-2.9.0/share/doc/hadoop/common/api/org/apache/hadoop/ipc/protobuf/RpcHeaderProtos.RpcResponseHeaderProto.html</text:p>
      <text:p text:style-name="P1">hadoop-2.9.0/share/doc/hadoop/common/api/org/apache/hadoop/ipc/protobuf/IpcConnectionContextProtos.IpcConnectionContextProtoOrBuilder.html</text:p>
      <text:p text:style-name="P1">hadoop-2.9.0/share/doc/hadoop/common/api/org/apache/hadoop/ipc/protobuf/ProtocolInfoProtos.GetProtocolVersionsResponseProto.Builder.html</text:p>
      <text:p text:style-name="P1">hadoop-2.9.0/share/doc/hadoop/common/api/org/apache/hadoop/ipc/protobuf/RpcHeaderProtos.RpcResponseHeaderProto.Builder.html</text:p>
      <text:p text:style-name="P1">hadoop-2.9.0/share/doc/hadoop/common/api/org/apache/hadoop/ipc/protobuf/IpcConnectionContextProtos.IpcConnectionContextProto.html</text:p>
      <text:p text:style-name="P1">hadoop-2.9.0/share/doc/hadoop/common/api/org/apache/hadoop/ipc/protobuf/package-use.html</text:p>
      <text:p text:style-name="P1">hadoop-2.9.0/share/doc/hadoop/common/api/org/apache/hadoop/ipc/protobuf/IpcConnectionContextProtos.IpcConnectionContextProto.Builder.html</text:p>
      <text:p text:style-name="P1">hadoop-2.9.0/share/doc/hadoop/common/api/org/apache/hadoop/ipc/protobuf/RpcHeaderProtos.RPCTraceInfoProtoOrBuilder.html</text:p>
      <text:p text:style-name="P1">hadoop-2.9.0/share/doc/hadoop/common/api/org/apache/hadoop/ipc/protobuf/package-tree.html</text:p>
      <text:p text:style-name="P1">hadoop-2.9.0/share/doc/hadoop/common/api/org/apache/hadoop/ipc/protobuf/ProtocolInfoProtos.ProtocolVersionProto.html</text:p>
      <text:p text:style-name="P1">hadoop-2.9.0/share/doc/hadoop/common/api/org/apache/hadoop/ipc/protobuf/ProtobufRpcEngineProtos.RequestHeaderProtoOrBuilder.html</text:p>
      <text:p text:style-name="P1">hadoop-2.9.0/share/doc/hadoop/common/api/org/apache/hadoop/ipc/protobuf/IpcConnectionContextProtos.UserInformationProtoOrBuilder.html</text:p>
      <text:p text:style-name="P1">hadoop-2.9.0/share/doc/hadoop/common/api/org/apache/hadoop/ipc/protobuf/RpcHeaderProtos.RpcRequestHeaderProto.html</text:p>
      <text:p text:style-name="P1">hadoop-2.9.0/share/doc/hadoop/common/api/org/apache/hadoop/ipc/protobuf/package-frame.html</text:p>
      <text:p text:style-name="P1"><text:soft-page-break/>hadoop-2.9.0/share/doc/hadoop/common/api/org/apache/hadoop/ipc/protobuf/RpcHeaderProtos.RpcResponseHeaderProto.RpcStatusProto.html</text:p>
      <text:p text:style-name="P1">hadoop-2.9.0/share/doc/hadoop/common/api/org/apache/hadoop/ipc/protobuf/ProtocolInfoProtos.ProtocolSignatureProtoOrBuilder.html</text:p>
      <text:p text:style-name="P1">hadoop-2.9.0/share/doc/hadoop/common/api/org/apache/hadoop/ipc/protobuf/ProtocolInfoProtos.ProtocolSignatureProto.Builder.html</text:p>
      <text:p text:style-name="P1">hadoop-2.9.0/share/doc/hadoop/common/api/org/apache/hadoop/ipc/protobuf/ProtocolInfoProtos.GetProtocolVersionsRequestProtoOrBuilder.html</text:p>
      <text:p text:style-name="P1">hadoop-2.9.0/share/doc/hadoop/common/api/org/apache/hadoop/ipc/protobuf/ProtocolInfoProtos.GetProtocolSignatureRequestProtoOrBuilder.html</text:p>
      <text:p text:style-name="P1">hadoop-2.9.0/share/doc/hadoop/common/api/org/apache/hadoop/ipc/protobuf/RpcHeaderProtos.html</text:p>
      <text:p text:style-name="P1">hadoop-2.9.0/share/doc/hadoop/common/api/org/apache/hadoop/ipc/protobuf/RpcHeaderProtos.RpcSaslProto.SaslState.html</text:p>
      <text:p text:style-name="P1">hadoop-2.9.0/share/doc/hadoop/common/api/org/apache/hadoop/ipc/protobuf/ProtocolInfoProtos.GetProtocolVersionsResponseProtoOrBuilder.html</text:p>
      <text:p text:style-name="P1">hadoop-2.9.0/share/doc/hadoop/common/api/org/apache/hadoop/ipc/protobuf/RpcHeaderProtos.RpcSaslProto.SaslAuth.Builder.html</text:p>
      <text:p text:style-name="P1">hadoop-2.9.0/share/doc/hadoop/common/api/org/apache/hadoop/ipc/protobuf/ProtocolInfoProtos.GetProtocolSignatureResponseProtoOrBuilder.html</text:p>
      <text:p text:style-name="P1">hadoop-2.9.0/share/doc/hadoop/common/api/org/apache/hadoop/ipc/protobuf/RpcHeaderProtos.RpcRequestHeaderProto.OperationProto.html</text:p>
      <text:p text:style-name="P1">hadoop-2.9.0/share/doc/hadoop/common/api/org/apache/hadoop/ipc/protobuf/ProtocolInfoProtos.ProtocolSignatureProto.html</text:p>
      <text:p text:style-name="P1">hadoop-2.9.0/share/doc/hadoop/common/api/org/apache/hadoop/ipc/protobuf/RpcHeaderProtos.RPCTraceInfoProto.Builder.html</text:p>
      <text:p text:style-name="P1">hadoop-2.9.0/share/doc/hadoop/common/api/org/apache/hadoop/ipc/protobuf/RpcHeaderProtos.RPCCallerContextProtoOrBuilder.html</text:p>
      <text:p text:style-name="P1">hadoop-2.9.0/share/doc/hadoop/common/api/org/apache/hadoop/ipc/protobuf/ProtocolInfoProtos.GetProtocolSignatureRequestProto.html</text:p>
      <text:p text:style-name="P1">hadoop-2.9.0/share/doc/hadoop/common/api/org/apache/hadoop/ipc/protobuf/RpcHeaderProtos.RpcSaslProto.Builder.html</text:p>
      <text:p text:style-name="P1">hadoop-2.9.0/share/doc/hadoop/common/api/org/apache/hadoop/ipc/protobuf/ProtocolInfoProtos.ProtocolVersionProtoOrBuilder.html</text:p>
      <text:p text:style-name="P1"><text:soft-page-break/>hadoop-2.9.0/share/doc/hadoop/common/api/org/apache/hadoop/ipc/protobuf/IpcConnectionContextProtos.html</text:p>
      <text:p text:style-name="P1">hadoop-2.9.0/share/doc/hadoop/common/api/org/apache/hadoop/ipc/protobuf/RpcHeaderProtos.RpcSaslProto.SaslAuth.html</text:p>
      <text:p text:style-name="P1">hadoop-2.9.0/share/doc/hadoop/common/api/org/apache/hadoop/ipc/protobuf/RpcHeaderProtos.RpcSaslProto.html</text:p>
      <text:p text:style-name="P1">hadoop-2.9.0/share/doc/hadoop/common/api/org/apache/hadoop/ipc/protobuf/ProtobufRpcEngineProtos.RequestHeaderProto.Builder.html</text:p>
      <text:p text:style-name="P1">hadoop-2.9.0/share/doc/hadoop/common/api/org/apache/hadoop/ipc/protobuf/ProtocolInfoProtos.GetProtocolVersionsRequestProto.html</text:p>
      <text:p text:style-name="P1">hadoop-2.9.0/share/doc/hadoop/common/api/org/apache/hadoop/ipc/protobuf/class-use/</text:p>
      <text:p text:style-name="P1">hadoop-2.9.0/share/doc/hadoop/common/api/org/apache/hadoop/ipc/protobuf/class-use/RpcHeaderProtos.RpcResponseHeaderProto.html</text:p>
      <text:p text:style-name="P1">hadoop-2.9.0/share/doc/hadoop/common/api/org/apache/hadoop/ipc/protobuf/class-use/IpcConnectionContextProtos.IpcConnectionContextProtoOrBuilder.html</text:p>
      <text:p text:style-name="P1">hadoop-2.9.0/share/doc/hadoop/common/api/org/apache/hadoop/ipc/protobuf/class-use/ProtocolInfoProtos.GetProtocolVersionsResponseProto.Builder.html</text:p>
      <text:p text:style-name="P1">hadoop-2.9.0/share/doc/hadoop/common/api/org/apache/hadoop/ipc/protobuf/class-use/RpcHeaderProtos.RpcResponseHeaderProto.Builder.html</text:p>
      <text:p text:style-name="P1">hadoop-2.9.0/share/doc/hadoop/common/api/org/apache/hadoop/ipc/protobuf/class-use/IpcConnectionContextProtos.IpcConnectionContextProto.html</text:p>
      <text:p text:style-name="P1">hadoop-2.9.0/share/doc/hadoop/common/api/org/apache/hadoop/ipc/protobuf/class-use/IpcConnectionContextProtos.IpcConnectionContextProto.Builder.html</text:p>
      <text:p text:style-name="P1">hadoop-2.9.0/share/doc/hadoop/common/api/org/apache/hadoop/ipc/protobuf/class-use/RpcHeaderProtos.RPCTraceInfoProtoOrBuilder.html</text:p>
      <text:p text:style-name="P1">hadoop-2.9.0/share/doc/hadoop/common/api/org/apache/hadoop/ipc/protobuf/class-use/ProtocolInfoProtos.ProtocolVersionProto.html</text:p>
      <text:p text:style-name="P1">hadoop-2.9.0/share/doc/hadoop/common/api/org/apache/hadoop/ipc/protobuf/class-use/ProtobufRpcEngineProtos.RequestHeaderProtoOrBuilder.html</text:p>
      <text:p text:style-name="P1">hadoop-2.9.0/share/doc/hadoop/common/api/org/apache/hadoop/ipc/protobuf/class-use/IpcConnectionContextProtos.UserInformationProtoOrBuilder.html</text:p>
      <text:p text:style-name="P1">hadoop-2.9.0/share/doc/hadoop/common/api/org/apache/hadoop/ipc/protobuf/class-use/RpcHeaderProtos.RpcRequestHeaderProto.html</text:p>
      <text:p text:style-name="P1">hadoop-2.9.0/share/doc/hadoop/common/api/org/apache/hadoop/ipc/protobuf/class-use/RpcHeaderProtos.RpcResponseHeaderProto.RpcStatusProto.html</text:p>
      <text:p text:style-name="P1">hadoop-2.9.0/share/doc/hadoop/common/api/org/apache/hadoop/ipc/protobuf/class-use/ProtocolInfoProtos.ProtocolSignatureProtoOrBuilder.html</text:p>
      <text:p text:style-name="P1">hadoop-2.9.0/share/doc/hadoop/common/api/org/apache/hadoop/ipc/protobuf/class-use/ProtocolInfoProtos.ProtocolSignatureProto.Builder.html</text:p>
      <text:p text:style-name="P1">hadoop-2.9.0/share/doc/hadoop/common/api/org/apache/hadoop/ipc/protobuf/class-use/ProtocolInfoProtos.GetProtocolVersionsRequestProtoOrBuilder.html</text:p>
      <text:p text:style-name="P1">hadoop-2.9.0/share/doc/hadoop/common/api/org/apache/hadoop/ipc/protobuf/class-use/ProtocolInfoProtos.GetProtocolSignatureRequestProtoOrBuilder.html</text:p>
      <text:p text:style-name="P1">hadoop-2.9.0/share/doc/hadoop/common/api/org/apache/hadoop/ipc/protobuf/class-use/RpcHeaderProtos.html</text:p>
      <text:p text:style-name="P1">hadoop-2.9.0/share/doc/hadoop/common/api/org/apache/hadoop/ipc/protobuf/class-use/RpcHeaderProtos.RpcSaslProto.SaslState.html</text:p>
      <text:p text:style-name="P1"><text:soft-page-break/>hadoop-2.9.0/share/doc/hadoop/common/api/org/apache/hadoop/ipc/protobuf/class-use/ProtocolInfoProtos.GetProtocolVersionsResponseProtoOrBuilder.html</text:p>
      <text:p text:style-name="P1">hadoop-2.9.0/share/doc/hadoop/common/api/org/apache/hadoop/ipc/protobuf/class-use/RpcHeaderProtos.RpcSaslProto.SaslAuth.Builder.html</text:p>
      <text:p text:style-name="P1">hadoop-2.9.0/share/doc/hadoop/common/api/org/apache/hadoop/ipc/protobuf/class-use/ProtocolInfoProtos.GetProtocolSignatureResponseProtoOrBuilder.html</text:p>
      <text:p text:style-name="P1">hadoop-2.9.0/share/doc/hadoop/common/api/org/apache/hadoop/ipc/protobuf/class-use/RpcHeaderProtos.RpcRequestHeaderProto.OperationProto.html</text:p>
      <text:p text:style-name="P1">hadoop-2.9.0/share/doc/hadoop/common/api/org/apache/hadoop/ipc/protobuf/class-use/ProtocolInfoProtos.ProtocolSignatureProto.html</text:p>
      <text:p text:style-name="P1">hadoop-2.9.0/share/doc/hadoop/common/api/org/apache/hadoop/ipc/protobuf/class-use/RpcHeaderProtos.RPCTraceInfoProto.Builder.html</text:p>
      <text:p text:style-name="P1">hadoop-2.9.0/share/doc/hadoop/common/api/org/apache/hadoop/ipc/protobuf/class-use/RpcHeaderProtos.RPCCallerContextProtoOrBuilder.html</text:p>
      <text:p text:style-name="P1">hadoop-2.9.0/share/doc/hadoop/common/api/org/apache/hadoop/ipc/protobuf/class-use/ProtocolInfoProtos.GetProtocolSignatureRequestProto.html</text:p>
      <text:p text:style-name="P1">hadoop-2.9.0/share/doc/hadoop/common/api/org/apache/hadoop/ipc/protobuf/class-use/RpcHeaderProtos.RpcSaslProto.Builder.html</text:p>
      <text:p text:style-name="P1">hadoop-2.9.0/share/doc/hadoop/common/api/org/apache/hadoop/ipc/protobuf/class-use/ProtocolInfoProtos.ProtocolVersionProtoOrBuilder.html</text:p>
      <text:p text:style-name="P1">hadoop-2.9.0/share/doc/hadoop/common/api/org/apache/hadoop/ipc/protobuf/class-use/IpcConnectionContextProtos.html</text:p>
      <text:p text:style-name="P1">hadoop-2.9.0/share/doc/hadoop/common/api/org/apache/hadoop/ipc/protobuf/class-use/RpcHeaderProtos.RpcSaslProto.SaslAuth.html</text:p>
      <text:p text:style-name="P1">hadoop-2.9.0/share/doc/hadoop/common/api/org/apache/hadoop/ipc/protobuf/class-use/RpcHeaderProtos.RpcSaslProto.html</text:p>
      <text:p text:style-name="P1">hadoop-2.9.0/share/doc/hadoop/common/api/org/apache/hadoop/ipc/protobuf/class-use/ProtobufRpcEngineProtos.RequestHeaderProto.Builder.html</text:p>
      <text:p text:style-name="P1">hadoop-2.9.0/share/doc/hadoop/common/api/org/apache/hadoop/ipc/protobuf/class-use/ProtocolInfoProtos.GetProtocolVersionsRequestProto.html</text:p>
      <text:p text:style-name="P1">hadoop-2.9.0/share/doc/hadoop/common/api/org/apache/hadoop/ipc/protobuf/class-use/ProtocolInfoProtos.html</text:p>
      <text:p text:style-name="P1">hadoop-2.9.0/share/doc/hadoop/common/api/org/apache/hadoop/ipc/protobuf/class-use/RpcHeaderProtos.RpcRequestHeaderProtoOrBuilder.html</text:p>
      <text:p text:style-name="P1">hadoop-2.9.0/share/doc/hadoop/common/api/org/apache/hadoop/ipc/protobuf/class-use/RpcHeaderProtos.RpcSaslProto.SaslAuthOrBuilder.html</text:p>
      <text:p text:style-name="P1">hadoop-2.9.0/share/doc/hadoop/common/api/org/apache/hadoop/ipc/protobuf/class-use/ProtocolInfoProtos.ProtocolInfoService.html</text:p>
      <text:p text:style-name="P1">hadoop-2.9.0/share/doc/hadoop/common/api/org/apache/hadoop/ipc/protobuf/class-use/ProtobufRpcEngineProtos.html</text:p>
      <text:p text:style-name="P1">hadoop-2.9.0/share/doc/hadoop/common/api/org/apache/hadoop/ipc/protobuf/class-use/ProtocolInfoProtos.ProtocolInfoService.Stub.html</text:p>
      <text:p text:style-name="P1">hadoop-2.9.0/share/doc/hadoop/common/api/org/apache/hadoop/ipc/protobuf/class-use/RpcHeaderProtos.RpcSaslProtoOrBuilder.html</text:p>
      <text:p text:style-name="P1">hadoop-2.9.0/share/doc/hadoop/common/api/org/apache/hadoop/ipc/protobuf/class-use/RpcHeaderProtos.RPCCallerContextProto.html</text:p>
      <text:p text:style-name="P1">hadoop-2.9.0/share/doc/hadoop/common/api/org/apache/hadoop/ipc/protobuf/class-use/ProtocolInfoProtos.GetProtocolSignatureRequestProto.Builder.html</text:p>
      <text:p text:style-name="P1">hadoop-2.9.0/share/doc/hadoop/common/api/org/apache/hadoop/ipc/protobuf/class-use/ProtobufRpcEngineProtos.RequestHeaderProto.html</text:p>
      <text:p text:style-name="P1">hadoop-2.9.0/share/doc/hadoop/common/api/org/apache/hadoop/ipc/protobuf/class-use/RpcHeaderProtos.RPCTraceInfoProto.html</text:p>
      <text:p text:style-name="P1"><text:soft-page-break/>hadoop-2.9.0/share/doc/hadoop/common/api/org/apache/hadoop/ipc/protobuf/class-use/RpcHeaderProtos.RpcResponseHeaderProto.RpcErrorCodeProto.html</text:p>
      <text:p text:style-name="P1">hadoop-2.9.0/share/doc/hadoop/common/api/org/apache/hadoop/ipc/protobuf/class-use/ProtocolInfoProtos.ProtocolInfoService.Interface.html</text:p>
      <text:p text:style-name="P1">hadoop-2.9.0/share/doc/hadoop/common/api/org/apache/hadoop/ipc/protobuf/class-use/ProtocolInfoProtos.ProtocolInfoService.BlockingInterface.html</text:p>
      <text:p text:style-name="P1">hadoop-2.9.0/share/doc/hadoop/common/api/org/apache/hadoop/ipc/protobuf/class-use/ProtocolInfoProtos.GetProtocolVersionsRequestProto.Builder.html</text:p>
      <text:p text:style-name="P1">hadoop-2.9.0/share/doc/hadoop/common/api/org/apache/hadoop/ipc/protobuf/class-use/RpcHeaderProtos.RpcResponseHeaderProtoOrBuilder.html</text:p>
      <text:p text:style-name="P1">hadoop-2.9.0/share/doc/hadoop/common/api/org/apache/hadoop/ipc/protobuf/class-use/IpcConnectionContextProtos.UserInformationProto.html</text:p>
      <text:p text:style-name="P1">hadoop-2.9.0/share/doc/hadoop/common/api/org/apache/hadoop/ipc/protobuf/class-use/RpcHeaderProtos.RpcKindProto.html</text:p>
      <text:p text:style-name="P1">hadoop-2.9.0/share/doc/hadoop/common/api/org/apache/hadoop/ipc/protobuf/class-use/IpcConnectionContextProtos.UserInformationProto.Builder.html</text:p>
      <text:p text:style-name="P1">hadoop-2.9.0/share/doc/hadoop/common/api/org/apache/hadoop/ipc/protobuf/class-use/ProtocolInfoProtos.ProtocolVersionProto.Builder.html</text:p>
      <text:p text:style-name="P1">hadoop-2.9.0/share/doc/hadoop/common/api/org/apache/hadoop/ipc/protobuf/class-use/ProtocolInfoProtos.GetProtocolSignatureResponseProto.Builder.html</text:p>
      <text:p text:style-name="P1">hadoop-2.9.0/share/doc/hadoop/common/api/org/apache/hadoop/ipc/protobuf/class-use/RpcHeaderProtos.RPCCallerContextProto.Builder.html</text:p>
      <text:p text:style-name="P1">hadoop-2.9.0/share/doc/hadoop/common/api/org/apache/hadoop/ipc/protobuf/class-use/RpcHeaderProtos.RpcRequestHeaderProto.Builder.html</text:p>
      <text:p text:style-name="P1">hadoop-2.9.0/share/doc/hadoop/common/api/org/apache/hadoop/ipc/protobuf/class-use/ProtocolInfoProtos.GetProtocolSignatureResponseProto.html</text:p>
      <text:p text:style-name="P1">hadoop-2.9.0/share/doc/hadoop/common/api/org/apache/hadoop/ipc/protobuf/class-use/ProtocolInfoProtos.GetProtocolVersionsResponseProto.html</text:p>
      <text:p text:style-name="P1">hadoop-2.9.0/share/doc/hadoop/common/api/org/apache/hadoop/ipc/protobuf/ProtocolInfoProtos.html</text:p>
      <text:p text:style-name="P1">hadoop-2.9.0/share/doc/hadoop/common/api/org/apache/hadoop/ipc/protobuf/RpcHeaderProtos.RpcRequestHeaderProtoOrBuilder.html</text:p>
      <text:p text:style-name="P1">hadoop-2.9.0/share/doc/hadoop/common/api/org/apache/hadoop/ipc/protobuf/RpcHeaderProtos.RpcSaslProto.SaslAuthOrBuilder.html</text:p>
      <text:p text:style-name="P1">hadoop-2.9.0/share/doc/hadoop/common/api/org/apache/hadoop/ipc/protobuf/ProtocolInfoProtos.ProtocolInfoService.html</text:p>
      <text:p text:style-name="P1">hadoop-2.9.0/share/doc/hadoop/common/api/org/apache/hadoop/ipc/protobuf/ProtobufRpcEngineProtos.html</text:p>
      <text:p text:style-name="P1">hadoop-2.9.0/share/doc/hadoop/common/api/org/apache/hadoop/ipc/protobuf/ProtocolInfoProtos.ProtocolInfoService.Stub.html</text:p>
      <text:p text:style-name="P1">hadoop-2.9.0/share/doc/hadoop/common/api/org/apache/hadoop/ipc/protobuf/RpcHeaderProtos.RpcSaslProtoOrBuilder.html</text:p>
      <text:p text:style-name="P1">hadoop-2.9.0/share/doc/hadoop/common/api/org/apache/hadoop/ipc/protobuf/RpcHeaderProtos.RPCCallerContextProto.html</text:p>
      <text:p text:style-name="P1"><text:soft-page-break/>hadoop-2.9.0/share/doc/hadoop/common/api/org/apache/hadoop/ipc/protobuf/ProtocolInfoProtos.GetProtocolSignatureRequestProto.Builder.html</text:p>
      <text:p text:style-name="P1">hadoop-2.9.0/share/doc/hadoop/common/api/org/apache/hadoop/ipc/protobuf/ProtobufRpcEngineProtos.RequestHeaderProto.html</text:p>
      <text:p text:style-name="P1">hadoop-2.9.0/share/doc/hadoop/common/api/org/apache/hadoop/ipc/protobuf/RpcHeaderProtos.RPCTraceInfoProto.html</text:p>
      <text:p text:style-name="P1">hadoop-2.9.0/share/doc/hadoop/common/api/org/apache/hadoop/ipc/protobuf/RpcHeaderProtos.RpcResponseHeaderProto.RpcErrorCodeProto.html</text:p>
      <text:p text:style-name="P1">hadoop-2.9.0/share/doc/hadoop/common/api/org/apache/hadoop/ipc/protobuf/ProtocolInfoProtos.ProtocolInfoService.Interface.html</text:p>
      <text:p text:style-name="P1">hadoop-2.9.0/share/doc/hadoop/common/api/org/apache/hadoop/ipc/protobuf/ProtocolInfoProtos.ProtocolInfoService.BlockingInterface.html</text:p>
      <text:p text:style-name="P1">hadoop-2.9.0/share/doc/hadoop/common/api/org/apache/hadoop/ipc/protobuf/ProtocolInfoProtos.GetProtocolVersionsRequestProto.Builder.html</text:p>
      <text:p text:style-name="P1">hadoop-2.9.0/share/doc/hadoop/common/api/org/apache/hadoop/ipc/protobuf/package-summary.html</text:p>
      <text:p text:style-name="P1">hadoop-2.9.0/share/doc/hadoop/common/api/org/apache/hadoop/ipc/protobuf/RpcHeaderProtos.RpcResponseHeaderProtoOrBuilder.html</text:p>
      <text:p text:style-name="P1">hadoop-2.9.0/share/doc/hadoop/common/api/org/apache/hadoop/ipc/protobuf/IpcConnectionContextProtos.UserInformationProto.html</text:p>
      <text:p text:style-name="P1">hadoop-2.9.0/share/doc/hadoop/common/api/org/apache/hadoop/ipc/protobuf/RpcHeaderProtos.RpcKindProto.html</text:p>
      <text:p text:style-name="P1">hadoop-2.9.0/share/doc/hadoop/common/api/org/apache/hadoop/ipc/protobuf/IpcConnectionContextProtos.UserInformationProto.Builder.html</text:p>
      <text:p text:style-name="P1">hadoop-2.9.0/share/doc/hadoop/common/api/org/apache/hadoop/ipc/protobuf/ProtocolInfoProtos.ProtocolVersionProto.Builder.html</text:p>
      <text:p text:style-name="P1">hadoop-2.9.0/share/doc/hadoop/common/api/org/apache/hadoop/ipc/protobuf/ProtocolInfoProtos.GetProtocolSignatureResponseProto.Builder.html</text:p>
      <text:p text:style-name="P1">hadoop-2.9.0/share/doc/hadoop/common/api/org/apache/hadoop/ipc/protobuf/RpcHeaderProtos.RPCCallerContextProto.Builder.html</text:p>
      <text:p text:style-name="P1">hadoop-2.9.0/share/doc/hadoop/common/api/org/apache/hadoop/ipc/protobuf/RpcHeaderProtos.RpcRequestHeaderProto.Builder.html</text:p>
      <text:p text:style-name="P1">hadoop-2.9.0/share/doc/hadoop/common/api/org/apache/hadoop/ipc/protobuf/ProtocolInfoProtos.GetProtocolSignatureResponseProto.html</text:p>
      <text:p text:style-name="P1"><text:soft-page-break/>hadoop-2.9.0/share/doc/hadoop/common/api/org/apache/hadoop/ipc/protobuf/ProtocolInfoProtos.GetProtocolVersionsResponseProto.html</text:p>
      <text:p text:style-name="P1">hadoop-2.9.0/share/doc/hadoop/common/api/org/apache/hadoop/tools/</text:p>
      <text:p text:style-name="P1">hadoop-2.9.0/share/doc/hadoop/common/api/org/apache/hadoop/tools/package-use.html</text:p>
      <text:p text:style-name="P1">hadoop-2.9.0/share/doc/hadoop/common/api/org/apache/hadoop/tools/package-tree.html</text:p>
      <text:p text:style-name="P1">hadoop-2.9.0/share/doc/hadoop/common/api/org/apache/hadoop/tools/package-frame.html</text:p>
      <text:p text:style-name="P1">hadoop-2.9.0/share/doc/hadoop/common/api/org/apache/hadoop/tools/TableListing.Builder.html</text:p>
      <text:p text:style-name="P1">hadoop-2.9.0/share/doc/hadoop/common/api/org/apache/hadoop/tools/proto/</text:p>
      <text:p text:style-name="P1">hadoop-2.9.0/share/doc/hadoop/common/api/org/apache/hadoop/tools/proto/package-use.html</text:p>
      <text:p text:style-name="P1">hadoop-2.9.0/share/doc/hadoop/common/api/org/apache/hadoop/tools/proto/GetUserMappingsProtocolProtos.html</text:p>
      <text:p text:style-name="P1">hadoop-2.9.0/share/doc/hadoop/common/api/org/apache/hadoop/tools/proto/GetUserMappingsProtocolProtos.GetGroupsForUserRequestProtoOrBuilder.html</text:p>
      <text:p text:style-name="P1">hadoop-2.9.0/share/doc/hadoop/common/api/org/apache/hadoop/tools/proto/package-tree.html</text:p>
      <text:p text:style-name="P1">hadoop-2.9.0/share/doc/hadoop/common/api/org/apache/hadoop/tools/proto/GetUserMappingsProtocolProtos.GetUserMappingsProtocolService.Interface.html</text:p>
      <text:p text:style-name="P1">hadoop-2.9.0/share/doc/hadoop/common/api/org/apache/hadoop/tools/proto/GetUserMappingsProtocolProtos.GetUserMappingsProtocolService.BlockingInterface.html</text:p>
      <text:p text:style-name="P1">hadoop-2.9.0/share/doc/hadoop/common/api/org/apache/hadoop/tools/proto/package-frame.html</text:p>
      <text:p text:style-name="P1">hadoop-2.9.0/share/doc/hadoop/common/api/org/apache/hadoop/tools/proto/GetUserMappingsProtocolProtos.GetGroupsForUserResponseProto.Builder.html</text:p>
      <text:p text:style-name="P1">hadoop-2.9.0/share/doc/hadoop/common/api/org/apache/hadoop/tools/proto/GetUserMappingsProtocolProtos.GetGroupsForUserResponseProtoOrBuilder.html</text:p>
      <text:p text:style-name="P1">hadoop-2.9.0/share/doc/hadoop/common/api/org/apache/hadoop/tools/proto/class-use/</text:p>
      <text:p text:style-name="P1">hadoop-2.9.0/share/doc/hadoop/common/api/org/apache/hadoop/tools/proto/class-use/GetUserMappingsProtocolProtos.html</text:p>
      <text:p text:style-name="P1">hadoop-2.9.0/share/doc/hadoop/common/api/org/apache/hadoop/tools/proto/class-use/GetUserMappingsProtocolProtos.GetGroupsForUserRequestProtoOrBuilder.html</text:p>
      <text:p text:style-name="P1">hadoop-2.9.0/share/doc/hadoop/common/api/org/apache/hadoop/tools/proto/class-use/GetUserMappingsProtocolProtos.GetUserMappingsProtocolService.Interface.html</text:p>
      <text:p text:style-name="P1">hadoop-2.9.0/share/doc/hadoop/common/api/org/apache/hadoop/tools/proto/class-use/GetUserMappingsProtocolProtos.GetUserMappingsProtocolService.BlockingInterface.html</text:p>
      <text:p text:style-name="P1">hadoop-2.9.0/share/doc/hadoop/common/api/org/apache/hadoop/tools/proto/class-use/GetUserMappingsProtocolProtos.GetGroupsForUserResponseProto.Builder.html</text:p>
      <text:p text:style-name="P1">hadoop-2.9.0/share/doc/hadoop/common/api/org/apache/hadoop/tools/proto/class-use/GetUserMappingsProtocolProtos.GetGroupsForUserResponseProtoOrBuilder.html</text:p>
      <text:p text:style-name="P1">hadoop-2.9.0/share/doc/hadoop/common/api/org/apache/hadoop/tools/proto/class-use/GetUserMappingsProtocolProtos.GetGroupsForUserRequestProto.html</text:p>
      <text:p text:style-name="P1">hadoop-2.9.0/share/doc/hadoop/common/api/org/apache/hadoop/tools/proto/class-use/GetUserMappingsProtocolProtos.GetUserMappingsProtocolService.html</text:p>
      <text:p text:style-name="P1">hadoop-2.9.0/share/doc/hadoop/common/api/org/apache/hadoop/tools/proto/class-use/GetUserMappingsProtocolProtos.GetGroupsForUserResponseProto.html</text:p>
      <text:p text:style-name="P1">hadoop-2.9.0/share/doc/hadoop/common/api/org/apache/hadoop/tools/proto/class-use/GetUserMappingsProtocolProtos.GetGroupsForUserRequestProto.Builder.html</text:p>
      <text:p text:style-name="P1"><text:soft-page-break/>hadoop-2.9.0/share/doc/hadoop/common/api/org/apache/hadoop/tools/proto/class-use/GetUserMappingsProtocolProtos.GetUserMappingsProtocolService.Stub.html</text:p>
      <text:p text:style-name="P1">hadoop-2.9.0/share/doc/hadoop/common/api/org/apache/hadoop/tools/proto/GetUserMappingsProtocolProtos.GetGroupsForUserRequestProto.html</text:p>
      <text:p text:style-name="P1">hadoop-2.9.0/share/doc/hadoop/common/api/org/apache/hadoop/tools/proto/GetUserMappingsProtocolProtos.GetUserMappingsProtocolService.html</text:p>
      <text:p text:style-name="P1">hadoop-2.9.0/share/doc/hadoop/common/api/org/apache/hadoop/tools/proto/package-summary.html</text:p>
      <text:p text:style-name="P1">hadoop-2.9.0/share/doc/hadoop/common/api/org/apache/hadoop/tools/proto/GetUserMappingsProtocolProtos.GetGroupsForUserResponseProto.html</text:p>
      <text:p text:style-name="P1">hadoop-2.9.0/share/doc/hadoop/common/api/org/apache/hadoop/tools/proto/GetUserMappingsProtocolProtos.GetGroupsForUserRequestProto.Builder.html</text:p>
      <text:p text:style-name="P1">hadoop-2.9.0/share/doc/hadoop/common/api/org/apache/hadoop/tools/proto/GetUserMappingsProtocolProtos.GetUserMappingsProtocolService.Stub.html</text:p>
      <text:p text:style-name="P1">hadoop-2.9.0/share/doc/hadoop/common/api/org/apache/hadoop/tools/TableListing.Justification.html</text:p>
      <text:p text:style-name="P1">hadoop-2.9.0/share/doc/hadoop/common/api/org/apache/hadoop/tools/protocolPB/</text:p>
      <text:p text:style-name="P1">hadoop-2.9.0/share/doc/hadoop/common/api/org/apache/hadoop/tools/protocolPB/package-use.html</text:p>
      <text:p text:style-name="P1">hadoop-2.9.0/share/doc/hadoop/common/api/org/apache/hadoop/tools/protocolPB/GetUserMappingsProtocolServerSideTranslatorPB.html</text:p>
      <text:p text:style-name="P1">hadoop-2.9.0/share/doc/hadoop/common/api/org/apache/hadoop/tools/protocolPB/package-tree.html</text:p>
      <text:p text:style-name="P1">hadoop-2.9.0/share/doc/hadoop/common/api/org/apache/hadoop/tools/protocolPB/GetUserMappingsProtocolClientSideTranslatorPB.html</text:p>
      <text:p text:style-name="P1">hadoop-2.9.0/share/doc/hadoop/common/api/org/apache/hadoop/tools/protocolPB/package-frame.html</text:p>
      <text:p text:style-name="P1">hadoop-2.9.0/share/doc/hadoop/common/api/org/apache/hadoop/tools/protocolPB/class-use/</text:p>
      <text:p text:style-name="P1">hadoop-2.9.0/share/doc/hadoop/common/api/org/apache/hadoop/tools/protocolPB/class-use/GetUserMappingsProtocolServerSideTranslatorPB.html</text:p>
      <text:p text:style-name="P1">hadoop-2.9.0/share/doc/hadoop/common/api/org/apache/hadoop/tools/protocolPB/class-use/GetUserMappingsProtocolClientSideTranslatorPB.html</text:p>
      <text:p text:style-name="P1">hadoop-2.9.0/share/doc/hadoop/common/api/org/apache/hadoop/tools/protocolPB/package-summary.html</text:p>
      <text:p text:style-name="P1">hadoop-2.9.0/share/doc/hadoop/common/api/org/apache/hadoop/tools/class-use/</text:p>
      <text:p text:style-name="P1">hadoop-2.9.0/share/doc/hadoop/common/api/org/apache/hadoop/tools/class-use/TableListing.Builder.html</text:p>
      <text:p text:style-name="P1">hadoop-2.9.0/share/doc/hadoop/common/api/org/apache/hadoop/tools/class-use/TableListing.Justification.html</text:p>
      <text:p text:style-name="P1">hadoop-2.9.0/share/doc/hadoop/common/api/org/apache/hadoop/tools/class-use/GetGroupsBase.html</text:p>
      <text:p text:style-name="P1">hadoop-2.9.0/share/doc/hadoop/common/api/org/apache/hadoop/tools/package-summary.html</text:p>
      <text:p text:style-name="P1">hadoop-2.9.0/share/doc/hadoop/common/api/org/apache/hadoop/tools/GetGroupsBase.html</text:p>
      <text:p text:style-name="P1">hadoop-2.9.0/share/doc/hadoop/common/api/org/apache/hadoop/io/</text:p>
      <text:p text:style-name="P1">hadoop-2.9.0/share/doc/hadoop/common/api/org/apache/hadoop/io/RawComparator.html</text:p>
      <text:p text:style-name="P1">hadoop-2.9.0/share/doc/hadoop/common/api/org/apache/hadoop/io/Closeable.html</text:p>
      <text:p text:style-name="P1">hadoop-2.9.0/share/doc/hadoop/common/api/org/apache/hadoop/io/MapFile.Reader.html</text:p>
      <text:p text:style-name="P1"><text:soft-page-break/>hadoop-2.9.0/share/doc/hadoop/common/api/org/apache/hadoop/io/MultipleIOException.html</text:p>
      <text:p text:style-name="P1">hadoop-2.9.0/share/doc/hadoop/common/api/org/apache/hadoop/io/MD5Hash.Comparator.html</text:p>
      <text:p text:style-name="P1">hadoop-2.9.0/share/doc/hadoop/common/api/org/apache/hadoop/io/WritableFactories.html</text:p>
      <text:p text:style-name="P1">hadoop-2.9.0/share/doc/hadoop/common/api/org/apache/hadoop/io/package-use.html</text:p>
      <text:p text:style-name="P1">hadoop-2.9.0/share/doc/hadoop/common/api/org/apache/hadoop/io/MapFile.html</text:p>
      <text:p text:style-name="P1">hadoop-2.9.0/share/doc/hadoop/common/api/org/apache/hadoop/io/BloomMapFile.html</text:p>
      <text:p text:style-name="P1">hadoop-2.9.0/share/doc/hadoop/common/api/org/apache/hadoop/io/DataOutputByteBuffer.html</text:p>
      <text:p text:style-name="P1">hadoop-2.9.0/share/doc/hadoop/common/api/org/apache/hadoop/io/LongWritable.Comparator.html</text:p>
      <text:p text:style-name="P1">hadoop-2.9.0/share/doc/hadoop/common/api/org/apache/hadoop/io/package-tree.html</text:p>
      <text:p text:style-name="P1">hadoop-2.9.0/share/doc/hadoop/common/api/org/apache/hadoop/io/file/</text:p>
      <text:p text:style-name="P1">hadoop-2.9.0/share/doc/hadoop/common/api/org/apache/hadoop/io/file/tfile/</text:p>
      <text:p text:style-name="P1">hadoop-2.9.0/share/doc/hadoop/common/api/org/apache/hadoop/io/file/tfile/package-use.html</text:p>
      <text:p text:style-name="P1">hadoop-2.9.0/share/doc/hadoop/common/api/org/apache/hadoop/io/file/tfile/package-tree.html</text:p>
      <text:p text:style-name="P1">hadoop-2.9.0/share/doc/hadoop/common/api/org/apache/hadoop/io/file/tfile/Compression.html</text:p>
      <text:p text:style-name="P1">hadoop-2.9.0/share/doc/hadoop/common/api/org/apache/hadoop/io/file/tfile/package-frame.html</text:p>
      <text:p text:style-name="P1">hadoop-2.9.0/share/doc/hadoop/common/api/org/apache/hadoop/io/file/tfile/Utils.Version.html</text:p>
      <text:p text:style-name="P1">hadoop-2.9.0/share/doc/hadoop/common/api/org/apache/hadoop/io/file/tfile/TFile.Reader.Scanner.html</text:p>
      <text:p text:style-name="P1">hadoop-2.9.0/share/doc/hadoop/common/api/org/apache/hadoop/io/file/tfile/TFile.html</text:p>
      <text:p text:style-name="P1">hadoop-2.9.0/share/doc/hadoop/common/api/org/apache/hadoop/io/file/tfile/TFile.Reader.html</text:p>
      <text:p text:style-name="P1">hadoop-2.9.0/share/doc/hadoop/common/api/org/apache/hadoop/io/file/tfile/TFile.Writer.html</text:p>
      <text:p text:style-name="P1">hadoop-2.9.0/share/doc/hadoop/common/api/org/apache/hadoop/io/file/tfile/MetaBlockDoesNotExist.html</text:p>
      <text:p text:style-name="P1">hadoop-2.9.0/share/doc/hadoop/common/api/org/apache/hadoop/io/file/tfile/BoundedRangeFileInputStream.html</text:p>
      <text:p text:style-name="P1">hadoop-2.9.0/share/doc/hadoop/common/api/org/apache/hadoop/io/file/tfile/TFile.Reader.Scanner.Entry.html</text:p>
      <text:p text:style-name="P1">hadoop-2.9.0/share/doc/hadoop/common/api/org/apache/hadoop/io/file/tfile/class-use/</text:p>
      <text:p text:style-name="P1">hadoop-2.9.0/share/doc/hadoop/common/api/org/apache/hadoop/io/file/tfile/class-use/Compression.html</text:p>
      <text:p text:style-name="P1">hadoop-2.9.0/share/doc/hadoop/common/api/org/apache/hadoop/io/file/tfile/class-use/Utils.Version.html</text:p>
      <text:p text:style-name="P1">hadoop-2.9.0/share/doc/hadoop/common/api/org/apache/hadoop/io/file/tfile/class-use/TFile.Reader.Scanner.html</text:p>
      <text:p text:style-name="P1">hadoop-2.9.0/share/doc/hadoop/common/api/org/apache/hadoop/io/file/tfile/class-use/TFile.html</text:p>
      <text:p text:style-name="P1">hadoop-2.9.0/share/doc/hadoop/common/api/org/apache/hadoop/io/file/tfile/class-use/TFile.Reader.html</text:p>
      <text:p text:style-name="P1">hadoop-2.9.0/share/doc/hadoop/common/api/org/apache/hadoop/io/file/tfile/class-use/TFile.Writer.html</text:p>
      <text:p text:style-name="P1">hadoop-2.9.0/share/doc/hadoop/common/api/org/apache/hadoop/io/file/tfile/class-use/MetaBlockDoesNotExist.html</text:p>
      <text:p text:style-name="P1">hadoop-2.9.0/share/doc/hadoop/common/api/org/apache/hadoop/io/file/tfile/class-use/BoundedRangeFileInputStream.html</text:p>
      <text:p text:style-name="P1">hadoop-2.9.0/share/doc/hadoop/common/api/org/apache/hadoop/io/file/tfile/class-use/TFile.Reader.Scanner.Entry.html</text:p>
      <text:p text:style-name="P1">hadoop-2.9.0/share/doc/hadoop/common/api/org/apache/hadoop/io/file/tfile/class-use/RawComparable.html</text:p>
      <text:p text:style-name="P1">hadoop-2.9.0/share/doc/hadoop/common/api/org/apache/hadoop/io/file/tfile/class-use/MetaBlockAlreadyExists.html</text:p>
      <text:p text:style-name="P1"><text:soft-page-break/>hadoop-2.9.0/share/doc/hadoop/common/api/org/apache/hadoop/io/file/tfile/class-use/SimpleBufferedOutputStream.html</text:p>
      <text:p text:style-name="P1">hadoop-2.9.0/share/doc/hadoop/common/api/org/apache/hadoop/io/file/tfile/class-use/Compression.Algorithm.html</text:p>
      <text:p text:style-name="P1">hadoop-2.9.0/share/doc/hadoop/common/api/org/apache/hadoop/io/file/tfile/class-use/Utils.html</text:p>
      <text:p text:style-name="P1">hadoop-2.9.0/share/doc/hadoop/common/api/org/apache/hadoop/io/file/tfile/RawComparable.html</text:p>
      <text:p text:style-name="P1">hadoop-2.9.0/share/doc/hadoop/common/api/org/apache/hadoop/io/file/tfile/package-summary.html</text:p>
      <text:p text:style-name="P1">hadoop-2.9.0/share/doc/hadoop/common/api/org/apache/hadoop/io/file/tfile/MetaBlockAlreadyExists.html</text:p>
      <text:p text:style-name="P1">hadoop-2.9.0/share/doc/hadoop/common/api/org/apache/hadoop/io/file/tfile/SimpleBufferedOutputStream.html</text:p>
      <text:p text:style-name="P1">hadoop-2.9.0/share/doc/hadoop/common/api/org/apache/hadoop/io/file/tfile/Compression.Algorithm.html</text:p>
      <text:p text:style-name="P1">hadoop-2.9.0/share/doc/hadoop/common/api/org/apache/hadoop/io/file/tfile/Utils.html</text:p>
      <text:p text:style-name="P1">hadoop-2.9.0/share/doc/hadoop/common/api/org/apache/hadoop/io/BytesWritable.Comparator.html</text:p>
      <text:p text:style-name="P1">hadoop-2.9.0/share/doc/hadoop/common/api/org/apache/hadoop/io/Stringifier.html</text:p>
      <text:p text:style-name="P1">hadoop-2.9.0/share/doc/hadoop/common/api/org/apache/hadoop/io/WritableUtils.html</text:p>
      <text:p text:style-name="P1">hadoop-2.9.0/share/doc/hadoop/common/api/org/apache/hadoop/io/SecureIOUtils.AlreadyExistsException.html</text:p>
      <text:p text:style-name="P1">hadoop-2.9.0/share/doc/hadoop/common/api/org/apache/hadoop/io/SetFile.html</text:p>
      <text:p text:style-name="P1">hadoop-2.9.0/share/doc/hadoop/common/api/org/apache/hadoop/io/package-frame.html</text:p>
      <text:p text:style-name="P1">hadoop-2.9.0/share/doc/hadoop/common/api/org/apache/hadoop/io/CompressedWritable.html</text:p>
      <text:p text:style-name="P1">hadoop-2.9.0/share/doc/hadoop/common/api/org/apache/hadoop/io/SequenceFile.CompressionType.html</text:p>
      <text:p text:style-name="P1">hadoop-2.9.0/share/doc/hadoop/common/api/org/apache/hadoop/io/nativeio/</text:p>
      <text:p text:style-name="P1">hadoop-2.9.0/share/doc/hadoop/common/api/org/apache/hadoop/io/nativeio/class-use/</text:p>
      <text:p text:style-name="P1">hadoop-2.9.0/share/doc/hadoop/common/api/org/apache/hadoop/io/nativeio/class-use/NativeIO.POSIX.CacheManipulator.html</text:p>
      <text:p text:style-name="P1">hadoop-2.9.0/share/doc/hadoop/common/api/org/apache/hadoop/io/nativeio/class-use/NativeIO.Windows.html</text:p>
      <text:p text:style-name="P1">hadoop-2.9.0/share/doc/hadoop/common/api/org/apache/hadoop/io/nativeio/class-use/NativeIO.Windows.AccessRight.html</text:p>
      <text:p text:style-name="P1">hadoop-2.9.0/share/doc/hadoop/common/api/org/apache/hadoop/io/nativeio/class-use/NativeIOException.html</text:p>
      <text:p text:style-name="P1">hadoop-2.9.0/share/doc/hadoop/common/api/org/apache/hadoop/io/nativeio/class-use/NativeIO.POSIX.NoMlockCacheManipulator.html</text:p>
      <text:p text:style-name="P1">hadoop-2.9.0/share/doc/hadoop/common/api/org/apache/hadoop/io/nativeio/class-use/NativeIO.POSIX.html</text:p>
      <text:p text:style-name="P1">hadoop-2.9.0/share/doc/hadoop/common/api/org/apache/hadoop/io/nativeio/class-use/Errno.html</text:p>
      <text:p text:style-name="P1">hadoop-2.9.0/share/doc/hadoop/common/api/org/apache/hadoop/io/nativeio/class-use/NativeIO.POSIX.Stat.html</text:p>
      <text:p text:style-name="P1">hadoop-2.9.0/share/doc/hadoop/common/api/org/apache/hadoop/io/ReadaheadPool.ReadaheadRequest.html</text:p>
      <text:p text:style-name="P1">hadoop-2.9.0/share/doc/hadoop/common/api/org/apache/hadoop/io/ByteWritable.Comparator.html</text:p>
      <text:p text:style-name="P1">hadoop-2.9.0/share/doc/hadoop/common/api/org/apache/hadoop/io/SequenceFile.Sorter.SegmentDescriptor.html</text:p>
      <text:p text:style-name="P1">hadoop-2.9.0/share/doc/hadoop/common/api/org/apache/hadoop/io/SortedMapWritable.html</text:p>
      <text:p text:style-name="P1">hadoop-2.9.0/share/doc/hadoop/common/api/org/apache/hadoop/io/IntWritable.html</text:p>
      <text:p text:style-name="P1"><text:soft-page-break/>hadoop-2.9.0/share/doc/hadoop/common/api/org/apache/hadoop/io/VersionMismatchException.html</text:p>
      <text:p text:style-name="P1">hadoop-2.9.0/share/doc/hadoop/common/api/org/apache/hadoop/io/Text.html</text:p>
      <text:p text:style-name="P1">hadoop-2.9.0/share/doc/hadoop/common/api/org/apache/hadoop/io/MapFile.Reader.Option.html</text:p>
      <text:p text:style-name="P1">hadoop-2.9.0/share/doc/hadoop/common/api/org/apache/hadoop/io/WritableComparator.html</text:p>
      <text:p text:style-name="P1">hadoop-2.9.0/share/doc/hadoop/common/api/org/apache/hadoop/io/ElasticByteBufferPool.html</text:p>
      <text:p text:style-name="P1">hadoop-2.9.0/share/doc/hadoop/common/api/org/apache/hadoop/io/VersionedWritable.html</text:p>
      <text:p text:style-name="P1">hadoop-2.9.0/share/doc/hadoop/common/api/org/apache/hadoop/io/MultipleIOException.Builder.html</text:p>
      <text:p text:style-name="P1">hadoop-2.9.0/share/doc/hadoop/common/api/org/apache/hadoop/io/EnumSetWritable.html</text:p>
      <text:p text:style-name="P1">hadoop-2.9.0/share/doc/hadoop/common/api/org/apache/hadoop/io/LongWritable.html</text:p>
      <text:p text:style-name="P1">hadoop-2.9.0/share/doc/hadoop/common/api/org/apache/hadoop/io/SequenceFile.Metadata.html</text:p>
      <text:p text:style-name="P1">hadoop-2.9.0/share/doc/hadoop/common/api/org/apache/hadoop/io/BinaryComparable.html</text:p>
      <text:p text:style-name="P1">hadoop-2.9.0/share/doc/hadoop/common/api/org/apache/hadoop/io/ArrayPrimitiveWritable.html</text:p>
      <text:p text:style-name="P1">hadoop-2.9.0/share/doc/hadoop/common/api/org/apache/hadoop/io/Text.Comparator.html</text:p>
      <text:p text:style-name="P1">hadoop-2.9.0/share/doc/hadoop/common/api/org/apache/hadoop/io/BooleanWritable.html</text:p>
      <text:p text:style-name="P1">hadoop-2.9.0/share/doc/hadoop/common/api/org/apache/hadoop/io/ShortWritable.Comparator.html</text:p>
      <text:p text:style-name="P1">hadoop-2.9.0/share/doc/hadoop/common/api/org/apache/hadoop/io/SequenceFile.Writer.html</text:p>
      <text:p text:style-name="P1">hadoop-2.9.0/share/doc/hadoop/common/api/org/apache/hadoop/io/WritableComparable.html</text:p>
      <text:p text:style-name="P1">hadoop-2.9.0/share/doc/hadoop/common/api/org/apache/hadoop/io/IOUtils.html</text:p>
      <text:p text:style-name="P1">hadoop-2.9.0/share/doc/hadoop/common/api/org/apache/hadoop/io/UTF8.Comparator.html</text:p>
      <text:p text:style-name="P1">hadoop-2.9.0/share/doc/hadoop/common/api/org/apache/hadoop/io/DoubleWritable.html</text:p>
      <text:p text:style-name="P1">hadoop-2.9.0/share/doc/hadoop/common/api/org/apache/hadoop/io/WritableFactory.html</text:p>
      <text:p text:style-name="P1">hadoop-2.9.0/share/doc/hadoop/common/api/org/apache/hadoop/io/MapFile.Writer.Option.html</text:p>
      <text:p text:style-name="P1">hadoop-2.9.0/share/doc/hadoop/common/api/org/apache/hadoop/io/compress/</text:p>
      <text:p text:style-name="P1">hadoop-2.9.0/share/doc/hadoop/common/api/org/apache/hadoop/io/compress/zlib/</text:p>
      <text:p text:style-name="P1">hadoop-2.9.0/share/doc/hadoop/common/api/org/apache/hadoop/io/compress/zlib/class-use/</text:p>
      <text:p text:style-name="P1">hadoop-2.9.0/share/doc/hadoop/common/api/org/apache/hadoop/io/compress/zlib/class-use/ZlibDecompressor.ZlibDirectDecompressor.html</text:p>
      <text:p text:style-name="P1">hadoop-2.9.0/share/doc/hadoop/common/api/org/apache/hadoop/io/compress/zlib/class-use/BuiltInGzipDecompressor.html</text:p>
      <text:p text:style-name="P1">hadoop-2.9.0/share/doc/hadoop/common/api/org/apache/hadoop/io/compress/zlib/class-use/ZlibCompressor.CompressionLevel.html</text:p>
      <text:p text:style-name="P1">hadoop-2.9.0/share/doc/hadoop/common/api/org/apache/hadoop/io/compress/zlib/class-use/BuiltInZlibDeflater.html</text:p>
      <text:p text:style-name="P1">hadoop-2.9.0/share/doc/hadoop/common/api/org/apache/hadoop/io/compress/zlib/class-use/ZlibCompressor.html</text:p>
      <text:p text:style-name="P1">hadoop-2.9.0/share/doc/hadoop/common/api/org/apache/hadoop/io/compress/zlib/class-use/ZlibFactory.html</text:p>
      <text:p text:style-name="P1">hadoop-2.9.0/share/doc/hadoop/common/api/org/apache/hadoop/io/compress/zlib/class-use/ZlibCompressor.CompressionStrategy.html</text:p>
      <text:p text:style-name="P1">hadoop-2.9.0/share/doc/hadoop/common/api/org/apache/hadoop/io/compress/zlib/class-use/ZlibCompressor.CompressionHeader.html</text:p>
      <text:p text:style-name="P1">hadoop-2.9.0/share/doc/hadoop/common/api/org/apache/hadoop/io/compress/zlib/class-use/ZlibDecompressor.html</text:p>
      <text:p text:style-name="P1">hadoop-2.9.0/share/doc/hadoop/common/api/org/apache/hadoop/io/compress/zlib/class-use/ZlibDecompressor.CompressionHeader.html</text:p>
      <text:p text:style-name="P1">hadoop-2.9.0/share/doc/hadoop/common/api/org/apache/hadoop/io/compress/zlib/class-use/BuiltInZlibInflater.html</text:p>
      <text:p text:style-name="P1">hadoop-2.9.0/share/doc/hadoop/common/api/org/apache/hadoop/io/compress/package-use.html</text:p>
      <text:p text:style-name="P1">hadoop-2.9.0/share/doc/hadoop/common/api/org/apache/hadoop/io/compress/ZStandardCodec.html</text:p>
      <text:p text:style-name="P1"><text:soft-page-break/>hadoop-2.9.0/share/doc/hadoop/common/api/org/apache/hadoop/io/compress/BlockCompressorStream.html</text:p>
      <text:p text:style-name="P1">hadoop-2.9.0/share/doc/hadoop/common/api/org/apache/hadoop/io/compress/package-tree.html</text:p>
      <text:p text:style-name="P1">hadoop-2.9.0/share/doc/hadoop/common/api/org/apache/hadoop/io/compress/Decompressor.html</text:p>
      <text:p text:style-name="P1">hadoop-2.9.0/share/doc/hadoop/common/api/org/apache/hadoop/io/compress/DecompressorStream.html</text:p>
      <text:p text:style-name="P1">hadoop-2.9.0/share/doc/hadoop/common/api/org/apache/hadoop/io/compress/bzip2/</text:p>
      <text:p text:style-name="P1">hadoop-2.9.0/share/doc/hadoop/common/api/org/apache/hadoop/io/compress/bzip2/class-use/</text:p>
      <text:p text:style-name="P1">hadoop-2.9.0/share/doc/hadoop/common/api/org/apache/hadoop/io/compress/bzip2/class-use/CBZip2OutputStream.html</text:p>
      <text:p text:style-name="P1">hadoop-2.9.0/share/doc/hadoop/common/api/org/apache/hadoop/io/compress/bzip2/class-use/CBZip2InputStream.html</text:p>
      <text:p text:style-name="P1">hadoop-2.9.0/share/doc/hadoop/common/api/org/apache/hadoop/io/compress/bzip2/class-use/BZip2DummyDecompressor.html</text:p>
      <text:p text:style-name="P1">hadoop-2.9.0/share/doc/hadoop/common/api/org/apache/hadoop/io/compress/bzip2/class-use/BZip2DummyCompressor.html</text:p>
      <text:p text:style-name="P1">hadoop-2.9.0/share/doc/hadoop/common/api/org/apache/hadoop/io/compress/bzip2/class-use/Bzip2Factory.html</text:p>
      <text:p text:style-name="P1">hadoop-2.9.0/share/doc/hadoop/common/api/org/apache/hadoop/io/compress/bzip2/class-use/BZip2Constants.html</text:p>
      <text:p text:style-name="P1">hadoop-2.9.0/share/doc/hadoop/common/api/org/apache/hadoop/io/compress/bzip2/class-use/CBZip2InputStream.STATE.html</text:p>
      <text:p text:style-name="P1">hadoop-2.9.0/share/doc/hadoop/common/api/org/apache/hadoop/io/compress/bzip2/class-use/Bzip2Compressor.html</text:p>
      <text:p text:style-name="P1">hadoop-2.9.0/share/doc/hadoop/common/api/org/apache/hadoop/io/compress/bzip2/class-use/Bzip2Decompressor.html</text:p>
      <text:p text:style-name="P1">hadoop-2.9.0/share/doc/hadoop/common/api/org/apache/hadoop/io/compress/DefaultCodec.html</text:p>
      <text:p text:style-name="P1">hadoop-2.9.0/share/doc/hadoop/common/api/org/apache/hadoop/io/compress/SplitCompressionInputStream.html</text:p>
      <text:p text:style-name="P1">hadoop-2.9.0/share/doc/hadoop/common/api/org/apache/hadoop/io/compress/package-frame.html</text:p>
      <text:p text:style-name="P1">hadoop-2.9.0/share/doc/hadoop/common/api/org/apache/hadoop/io/compress/DirectDecompressor.html</text:p>
      <text:p text:style-name="P1">hadoop-2.9.0/share/doc/hadoop/common/api/org/apache/hadoop/io/compress/Lz4Codec.html</text:p>
      <text:p text:style-name="P1">hadoop-2.9.0/share/doc/hadoop/common/api/org/apache/hadoop/io/compress/DirectDecompressionCodec.html</text:p>
      <text:p text:style-name="P1">hadoop-2.9.0/share/doc/hadoop/common/api/org/apache/hadoop/io/compress/GzipCodec.GzipOutputStream.html</text:p>
      <text:p text:style-name="P1">hadoop-2.9.0/share/doc/hadoop/common/api/org/apache/hadoop/io/compress/SnappyCodec.html</text:p>
      <text:p text:style-name="P1">hadoop-2.9.0/share/doc/hadoop/common/api/org/apache/hadoop/io/compress/DeflateCodec.html</text:p>
      <text:p text:style-name="P1">hadoop-2.9.0/share/doc/hadoop/common/api/org/apache/hadoop/io/compress/lz4/</text:p>
      <text:p text:style-name="P1">hadoop-2.9.0/share/doc/hadoop/common/api/org/apache/hadoop/io/compress/lz4/class-use/</text:p>
      <text:p text:style-name="P1">hadoop-2.9.0/share/doc/hadoop/common/api/org/apache/hadoop/io/compress/lz4/class-use/Lz4Compressor.html</text:p>
      <text:p text:style-name="P1">hadoop-2.9.0/share/doc/hadoop/common/api/org/apache/hadoop/io/compress/lz4/class-use/Lz4Decompressor.html</text:p>
      <text:p text:style-name="P1">hadoop-2.9.0/share/doc/hadoop/common/api/org/apache/hadoop/io/compress/BZip2Codec.html</text:p>
      <text:p text:style-name="P1">hadoop-2.9.0/share/doc/hadoop/common/api/org/apache/hadoop/io/compress/SplittableCompressionCodec.READ_MODE.html</text:p>
      <text:p text:style-name="P1"><text:soft-page-break/>hadoop-2.9.0/share/doc/hadoop/common/api/org/apache/hadoop/io/compress/zstd/</text:p>
      <text:p text:style-name="P1">hadoop-2.9.0/share/doc/hadoop/common/api/org/apache/hadoop/io/compress/zstd/class-use/</text:p>
      <text:p text:style-name="P1">hadoop-2.9.0/share/doc/hadoop/common/api/org/apache/hadoop/io/compress/zstd/class-use/ZStandardDecompressor.html</text:p>
      <text:p text:style-name="P1">hadoop-2.9.0/share/doc/hadoop/common/api/org/apache/hadoop/io/compress/zstd/class-use/ZStandardCompressor.html</text:p>
      <text:p text:style-name="P1">hadoop-2.9.0/share/doc/hadoop/common/api/org/apache/hadoop/io/compress/zstd/class-use/ZStandardDecompressor.ZStandardDirectDecompressor.html</text:p>
      <text:p text:style-name="P1">hadoop-2.9.0/share/doc/hadoop/common/api/org/apache/hadoop/io/compress/snappy/</text:p>
      <text:p text:style-name="P1">hadoop-2.9.0/share/doc/hadoop/common/api/org/apache/hadoop/io/compress/snappy/class-use/</text:p>
      <text:p text:style-name="P1">hadoop-2.9.0/share/doc/hadoop/common/api/org/apache/hadoop/io/compress/snappy/class-use/SnappyDecompressor.html</text:p>
      <text:p text:style-name="P1">hadoop-2.9.0/share/doc/hadoop/common/api/org/apache/hadoop/io/compress/snappy/class-use/SnappyCompressor.html</text:p>
      <text:p text:style-name="P1">hadoop-2.9.0/share/doc/hadoop/common/api/org/apache/hadoop/io/compress/snappy/class-use/SnappyDecompressor.SnappyDirectDecompressor.html</text:p>
      <text:p text:style-name="P1">hadoop-2.9.0/share/doc/hadoop/common/api/org/apache/hadoop/io/compress/class-use/</text:p>
      <text:p text:style-name="P1">hadoop-2.9.0/share/doc/hadoop/common/api/org/apache/hadoop/io/compress/class-use/ZStandardCodec.html</text:p>
      <text:p text:style-name="P1">hadoop-2.9.0/share/doc/hadoop/common/api/org/apache/hadoop/io/compress/class-use/BlockCompressorStream.html</text:p>
      <text:p text:style-name="P1">hadoop-2.9.0/share/doc/hadoop/common/api/org/apache/hadoop/io/compress/class-use/Decompressor.html</text:p>
      <text:p text:style-name="P1">hadoop-2.9.0/share/doc/hadoop/common/api/org/apache/hadoop/io/compress/class-use/DecompressorStream.html</text:p>
      <text:p text:style-name="P1">hadoop-2.9.0/share/doc/hadoop/common/api/org/apache/hadoop/io/compress/class-use/DefaultCodec.html</text:p>
      <text:p text:style-name="P1">hadoop-2.9.0/share/doc/hadoop/common/api/org/apache/hadoop/io/compress/class-use/SplitCompressionInputStream.html</text:p>
      <text:p text:style-name="P1">hadoop-2.9.0/share/doc/hadoop/common/api/org/apache/hadoop/io/compress/class-use/DirectDecompressor.html</text:p>
      <text:p text:style-name="P1">hadoop-2.9.0/share/doc/hadoop/common/api/org/apache/hadoop/io/compress/class-use/Lz4Codec.html</text:p>
      <text:p text:style-name="P1">hadoop-2.9.0/share/doc/hadoop/common/api/org/apache/hadoop/io/compress/class-use/DirectDecompressionCodec.html</text:p>
      <text:p text:style-name="P1">hadoop-2.9.0/share/doc/hadoop/common/api/org/apache/hadoop/io/compress/class-use/GzipCodec.GzipOutputStream.html</text:p>
      <text:p text:style-name="P1">hadoop-2.9.0/share/doc/hadoop/common/api/org/apache/hadoop/io/compress/class-use/SnappyCodec.html</text:p>
      <text:p text:style-name="P1">hadoop-2.9.0/share/doc/hadoop/common/api/org/apache/hadoop/io/compress/class-use/DeflateCodec.html</text:p>
      <text:p text:style-name="P1">hadoop-2.9.0/share/doc/hadoop/common/api/org/apache/hadoop/io/compress/class-use/BZip2Codec.html</text:p>
      <text:p text:style-name="P1">hadoop-2.9.0/share/doc/hadoop/common/api/org/apache/hadoop/io/compress/class-use/SplittableCompressionCodec.READ_MODE.html</text:p>
      <text:p text:style-name="P1">hadoop-2.9.0/share/doc/hadoop/common/api/org/apache/hadoop/io/compress/class-use/CompressionCodec.html</text:p>
      <text:p text:style-name="P1">hadoop-2.9.0/share/doc/hadoop/common/api/org/apache/hadoop/io/compress/class-use/DoNotPool.html</text:p>
      <text:p text:style-name="P1">hadoop-2.9.0/share/doc/hadoop/common/api/org/apache/hadoop/io/compress/class-use/BlockDecompressorStream.html</text:p>
      <text:p text:style-name="P1"><text:soft-page-break/>hadoop-2.9.0/share/doc/hadoop/common/api/org/apache/hadoop/io/compress/class-use/CompressorStream.html</text:p>
      <text:p text:style-name="P1">hadoop-2.9.0/share/doc/hadoop/common/api/org/apache/hadoop/io/compress/class-use/CompressionOutputStream.html</text:p>
      <text:p text:style-name="P1">hadoop-2.9.0/share/doc/hadoop/common/api/org/apache/hadoop/io/compress/class-use/CodecPool.html</text:p>
      <text:p text:style-name="P1">hadoop-2.9.0/share/doc/hadoop/common/api/org/apache/hadoop/io/compress/class-use/SplittableCompressionCodec.html</text:p>
      <text:p text:style-name="P1">hadoop-2.9.0/share/doc/hadoop/common/api/org/apache/hadoop/io/compress/class-use/CompressionCodec.Util.html</text:p>
      <text:p text:style-name="P1">hadoop-2.9.0/share/doc/hadoop/common/api/org/apache/hadoop/io/compress/class-use/CompressionCodecFactory.html</text:p>
      <text:p text:style-name="P1">hadoop-2.9.0/share/doc/hadoop/common/api/org/apache/hadoop/io/compress/class-use/Compressor.html</text:p>
      <text:p text:style-name="P1">hadoop-2.9.0/share/doc/hadoop/common/api/org/apache/hadoop/io/compress/class-use/GzipCodec.html</text:p>
      <text:p text:style-name="P1">hadoop-2.9.0/share/doc/hadoop/common/api/org/apache/hadoop/io/compress/class-use/CompressionInputStream.html</text:p>
      <text:p text:style-name="P1">hadoop-2.9.0/share/doc/hadoop/common/api/org/apache/hadoop/io/compress/CompressionCodec.html</text:p>
      <text:p text:style-name="P1">hadoop-2.9.0/share/doc/hadoop/common/api/org/apache/hadoop/io/compress/DoNotPool.html</text:p>
      <text:p text:style-name="P1">hadoop-2.9.0/share/doc/hadoop/common/api/org/apache/hadoop/io/compress/BlockDecompressorStream.html</text:p>
      <text:p text:style-name="P1">hadoop-2.9.0/share/doc/hadoop/common/api/org/apache/hadoop/io/compress/CompressorStream.html</text:p>
      <text:p text:style-name="P1">hadoop-2.9.0/share/doc/hadoop/common/api/org/apache/hadoop/io/compress/CompressionOutputStream.html</text:p>
      <text:p text:style-name="P1">hadoop-2.9.0/share/doc/hadoop/common/api/org/apache/hadoop/io/compress/package-summary.html</text:p>
      <text:p text:style-name="P1">hadoop-2.9.0/share/doc/hadoop/common/api/org/apache/hadoop/io/compress/CodecPool.html</text:p>
      <text:p text:style-name="P1">hadoop-2.9.0/share/doc/hadoop/common/api/org/apache/hadoop/io/compress/SplittableCompressionCodec.html</text:p>
      <text:p text:style-name="P1">hadoop-2.9.0/share/doc/hadoop/common/api/org/apache/hadoop/io/compress/CompressionCodec.Util.html</text:p>
      <text:p text:style-name="P1">hadoop-2.9.0/share/doc/hadoop/common/api/org/apache/hadoop/io/compress/CompressionCodecFactory.html</text:p>
      <text:p text:style-name="P1">hadoop-2.9.0/share/doc/hadoop/common/api/org/apache/hadoop/io/compress/Compressor.html</text:p>
      <text:p text:style-name="P1">hadoop-2.9.0/share/doc/hadoop/common/api/org/apache/hadoop/io/compress/GzipCodec.html</text:p>
      <text:p text:style-name="P1">hadoop-2.9.0/share/doc/hadoop/common/api/org/apache/hadoop/io/compress/CompressionInputStream.html</text:p>
      <text:p text:style-name="P1">hadoop-2.9.0/share/doc/hadoop/common/api/org/apache/hadoop/io/IOUtils.NullOutputStream.html</text:p>
      <text:p text:style-name="P1">hadoop-2.9.0/share/doc/hadoop/common/api/org/apache/hadoop/io/NullWritable.Comparator.html</text:p>
      <text:p text:style-name="P1">hadoop-2.9.0/share/doc/hadoop/common/api/org/apache/hadoop/io/ShortWritable.html</text:p>
      <text:p text:style-name="P1">hadoop-2.9.0/share/doc/hadoop/common/api/org/apache/hadoop/io/MapFile.Writer.html</text:p>
      <text:p text:style-name="P1">hadoop-2.9.0/share/doc/hadoop/common/api/org/apache/hadoop/io/SequenceFile.Reader.html</text:p>
      <text:p text:style-name="P1">hadoop-2.9.0/share/doc/hadoop/common/api/org/apache/hadoop/io/ObjectWritable.html</text:p>
      <text:p text:style-name="P1">hadoop-2.9.0/share/doc/hadoop/common/api/org/apache/hadoop/io/DataInputByteBuffer.html</text:p>
      <text:p text:style-name="P1"><text:soft-page-break/>hadoop-2.9.0/share/doc/hadoop/common/api/org/apache/hadoop/io/ArrayWritable.html</text:p>
      <text:p text:style-name="P1">hadoop-2.9.0/share/doc/hadoop/common/api/org/apache/hadoop/io/BooleanWritable.Comparator.html</text:p>
      <text:p text:style-name="P1">hadoop-2.9.0/share/doc/hadoop/common/api/org/apache/hadoop/io/VLongWritable.html</text:p>
      <text:p text:style-name="P1">hadoop-2.9.0/share/doc/hadoop/common/api/org/apache/hadoop/io/FloatWritable.Comparator.html</text:p>
      <text:p text:style-name="P1">hadoop-2.9.0/share/doc/hadoop/common/api/org/apache/hadoop/io/SequenceFile.ValueBytes.html</text:p>
      <text:p text:style-name="P1">hadoop-2.9.0/share/doc/hadoop/common/api/org/apache/hadoop/io/retry/</text:p>
      <text:p text:style-name="P1">hadoop-2.9.0/share/doc/hadoop/common/api/org/apache/hadoop/io/retry/class-use/</text:p>
      <text:p text:style-name="P1">hadoop-2.9.0/share/doc/hadoop/common/api/org/apache/hadoop/io/retry/class-use/RetryProxy.html</text:p>
      <text:p text:style-name="P1">hadoop-2.9.0/share/doc/hadoop/common/api/org/apache/hadoop/io/retry/class-use/FailoverProxyProvider.ProxyInfo.html</text:p>
      <text:p text:style-name="P1">hadoop-2.9.0/share/doc/hadoop/common/api/org/apache/hadoop/io/retry/class-use/FailoverProxyProvider.html</text:p>
      <text:p text:style-name="P1">hadoop-2.9.0/share/doc/hadoop/common/api/org/apache/hadoop/io/retry/class-use/MultiException.html</text:p>
      <text:p text:style-name="P1">hadoop-2.9.0/share/doc/hadoop/common/api/org/apache/hadoop/io/retry/class-use/DefaultFailoverProxyProvider.html</text:p>
      <text:p text:style-name="P1">hadoop-2.9.0/share/doc/hadoop/common/api/org/apache/hadoop/io/retry/class-use/AtMostOnce.html</text:p>
      <text:p text:style-name="P1">hadoop-2.9.0/share/doc/hadoop/common/api/org/apache/hadoop/io/retry/class-use/RetryPolicies.MultipleLinearRandomRetry.Pair.html</text:p>
      <text:p text:style-name="P1">hadoop-2.9.0/share/doc/hadoop/common/api/org/apache/hadoop/io/retry/class-use/RetryPolicy.html</text:p>
      <text:p text:style-name="P1">hadoop-2.9.0/share/doc/hadoop/common/api/org/apache/hadoop/io/retry/class-use/RetryPolicies.MultipleLinearRandomRetry.html</text:p>
      <text:p text:style-name="P1">hadoop-2.9.0/share/doc/hadoop/common/api/org/apache/hadoop/io/retry/class-use/RetryPolicies.html</text:p>
      <text:p text:style-name="P1">hadoop-2.9.0/share/doc/hadoop/common/api/org/apache/hadoop/io/retry/class-use/RetryUtils.html</text:p>
      <text:p text:style-name="P1">hadoop-2.9.0/share/doc/hadoop/common/api/org/apache/hadoop/io/retry/class-use/Idempotent.html</text:p>
      <text:p text:style-name="P1">hadoop-2.9.0/share/doc/hadoop/common/api/org/apache/hadoop/io/retry/class-use/RetryPolicy.RetryAction.RetryDecision.html</text:p>
      <text:p text:style-name="P1">hadoop-2.9.0/share/doc/hadoop/common/api/org/apache/hadoop/io/retry/class-use/RetryPolicy.RetryAction.html</text:p>
      <text:p text:style-name="P1">hadoop-2.9.0/share/doc/hadoop/common/api/org/apache/hadoop/io/BloomMapFile.Reader.html</text:p>
      <text:p text:style-name="P1">hadoop-2.9.0/share/doc/hadoop/common/api/org/apache/hadoop/io/Writable.html</text:p>
      <text:p text:style-name="P1">hadoop-2.9.0/share/doc/hadoop/common/api/org/apache/hadoop/io/IntWritable.Comparator.html</text:p>
      <text:p text:style-name="P1">hadoop-2.9.0/share/doc/hadoop/common/api/org/apache/hadoop/io/SecureIOUtils.html</text:p>
      <text:p text:style-name="P1">hadoop-2.9.0/share/doc/hadoop/common/api/org/apache/hadoop/io/BytesWritable.html</text:p>
      <text:p text:style-name="P1">hadoop-2.9.0/share/doc/hadoop/common/api/org/apache/hadoop/io/DefaultStringifier.html</text:p>
      <text:p text:style-name="P1">hadoop-2.9.0/share/doc/hadoop/common/api/org/apache/hadoop/io/class-use/</text:p>
      <text:p text:style-name="P1">hadoop-2.9.0/share/doc/hadoop/common/api/org/apache/hadoop/io/class-use/RawComparator.html</text:p>
      <text:p text:style-name="P1">hadoop-2.9.0/share/doc/hadoop/common/api/org/apache/hadoop/io/class-use/Closeable.html</text:p>
      <text:p text:style-name="P1">hadoop-2.9.0/share/doc/hadoop/common/api/org/apache/hadoop/io/class-use/MapFile.Reader.html</text:p>
      <text:p text:style-name="P1">hadoop-2.9.0/share/doc/hadoop/common/api/org/apache/hadoop/io/class-use/MultipleIOException.html</text:p>
      <text:p text:style-name="P1">hadoop-2.9.0/share/doc/hadoop/common/api/org/apache/hadoop/io/class-use/MD5Hash.Comparator.html</text:p>
      <text:p text:style-name="P1">hadoop-2.9.0/share/doc/hadoop/common/api/org/apache/hadoop/io/class-use/WritableFactories.html</text:p>
      <text:p text:style-name="P1">hadoop-2.9.0/share/doc/hadoop/common/api/org/apache/hadoop/io/class-use/MapFile.html</text:p>
      <text:p text:style-name="P1">hadoop-2.9.0/share/doc/hadoop/common/api/org/apache/hadoop/io/class-use/BloomMapFile.html</text:p>
      <text:p text:style-name="P1">hadoop-2.9.0/share/doc/hadoop/common/api/org/apache/hadoop/io/class-use/DataOutputByteBuffer.html</text:p>
      <text:p text:style-name="P1"><text:soft-page-break/>hadoop-2.9.0/share/doc/hadoop/common/api/org/apache/hadoop/io/class-use/LongWritable.Comparator.html</text:p>
      <text:p text:style-name="P1">hadoop-2.9.0/share/doc/hadoop/common/api/org/apache/hadoop/io/class-use/BytesWritable.Comparator.html</text:p>
      <text:p text:style-name="P1">hadoop-2.9.0/share/doc/hadoop/common/api/org/apache/hadoop/io/class-use/Stringifier.html</text:p>
      <text:p text:style-name="P1">hadoop-2.9.0/share/doc/hadoop/common/api/org/apache/hadoop/io/class-use/WritableUtils.html</text:p>
      <text:p text:style-name="P1">hadoop-2.9.0/share/doc/hadoop/common/api/org/apache/hadoop/io/class-use/SecureIOUtils.AlreadyExistsException.html</text:p>
      <text:p text:style-name="P1">hadoop-2.9.0/share/doc/hadoop/common/api/org/apache/hadoop/io/class-use/SetFile.html</text:p>
      <text:p text:style-name="P1">hadoop-2.9.0/share/doc/hadoop/common/api/org/apache/hadoop/io/class-use/CompressedWritable.html</text:p>
      <text:p text:style-name="P1">hadoop-2.9.0/share/doc/hadoop/common/api/org/apache/hadoop/io/class-use/SequenceFile.CompressionType.html</text:p>
      <text:p text:style-name="P1">hadoop-2.9.0/share/doc/hadoop/common/api/org/apache/hadoop/io/class-use/ReadaheadPool.ReadaheadRequest.html</text:p>
      <text:p text:style-name="P1">hadoop-2.9.0/share/doc/hadoop/common/api/org/apache/hadoop/io/class-use/ByteWritable.Comparator.html</text:p>
      <text:p text:style-name="P1">hadoop-2.9.0/share/doc/hadoop/common/api/org/apache/hadoop/io/class-use/SequenceFile.Sorter.SegmentDescriptor.html</text:p>
      <text:p text:style-name="P1">hadoop-2.9.0/share/doc/hadoop/common/api/org/apache/hadoop/io/class-use/SortedMapWritable.html</text:p>
      <text:p text:style-name="P1">hadoop-2.9.0/share/doc/hadoop/common/api/org/apache/hadoop/io/class-use/IntWritable.html</text:p>
      <text:p text:style-name="P1">hadoop-2.9.0/share/doc/hadoop/common/api/org/apache/hadoop/io/class-use/VersionMismatchException.html</text:p>
      <text:p text:style-name="P1">hadoop-2.9.0/share/doc/hadoop/common/api/org/apache/hadoop/io/class-use/Text.html</text:p>
      <text:p text:style-name="P1">hadoop-2.9.0/share/doc/hadoop/common/api/org/apache/hadoop/io/class-use/MapFile.Reader.Option.html</text:p>
      <text:p text:style-name="P1">hadoop-2.9.0/share/doc/hadoop/common/api/org/apache/hadoop/io/class-use/WritableComparator.html</text:p>
      <text:p text:style-name="P1">hadoop-2.9.0/share/doc/hadoop/common/api/org/apache/hadoop/io/class-use/ElasticByteBufferPool.html</text:p>
      <text:p text:style-name="P1">hadoop-2.9.0/share/doc/hadoop/common/api/org/apache/hadoop/io/class-use/VersionedWritable.html</text:p>
      <text:p text:style-name="P1">hadoop-2.9.0/share/doc/hadoop/common/api/org/apache/hadoop/io/class-use/MultipleIOException.Builder.html</text:p>
      <text:p text:style-name="P1">hadoop-2.9.0/share/doc/hadoop/common/api/org/apache/hadoop/io/class-use/EnumSetWritable.html</text:p>
      <text:p text:style-name="P1">hadoop-2.9.0/share/doc/hadoop/common/api/org/apache/hadoop/io/class-use/LongWritable.html</text:p>
      <text:p text:style-name="P1">hadoop-2.9.0/share/doc/hadoop/common/api/org/apache/hadoop/io/class-use/SequenceFile.Metadata.html</text:p>
      <text:p text:style-name="P1">hadoop-2.9.0/share/doc/hadoop/common/api/org/apache/hadoop/io/class-use/BinaryComparable.html</text:p>
      <text:p text:style-name="P1">hadoop-2.9.0/share/doc/hadoop/common/api/org/apache/hadoop/io/class-use/ArrayPrimitiveWritable.html</text:p>
      <text:p text:style-name="P1">hadoop-2.9.0/share/doc/hadoop/common/api/org/apache/hadoop/io/class-use/Text.Comparator.html</text:p>
      <text:p text:style-name="P1">hadoop-2.9.0/share/doc/hadoop/common/api/org/apache/hadoop/io/class-use/BooleanWritable.html</text:p>
      <text:p text:style-name="P1">hadoop-2.9.0/share/doc/hadoop/common/api/org/apache/hadoop/io/class-use/ShortWritable.Comparator.html</text:p>
      <text:p text:style-name="P1">hadoop-2.9.0/share/doc/hadoop/common/api/org/apache/hadoop/io/class-use/SequenceFile.Writer.html</text:p>
      <text:p text:style-name="P1">hadoop-2.9.0/share/doc/hadoop/common/api/org/apache/hadoop/io/class-use/WritableComparable.html</text:p>
      <text:p text:style-name="P1"><text:soft-page-break/>hadoop-2.9.0/share/doc/hadoop/common/api/org/apache/hadoop/io/class-use/IOUtils.html</text:p>
      <text:p text:style-name="P1">hadoop-2.9.0/share/doc/hadoop/common/api/org/apache/hadoop/io/class-use/UTF8.Comparator.html</text:p>
      <text:p text:style-name="P1">hadoop-2.9.0/share/doc/hadoop/common/api/org/apache/hadoop/io/class-use/DoubleWritable.html</text:p>
      <text:p text:style-name="P1">hadoop-2.9.0/share/doc/hadoop/common/api/org/apache/hadoop/io/class-use/WritableFactory.html</text:p>
      <text:p text:style-name="P1">hadoop-2.9.0/share/doc/hadoop/common/api/org/apache/hadoop/io/class-use/MapFile.Writer.Option.html</text:p>
      <text:p text:style-name="P1">hadoop-2.9.0/share/doc/hadoop/common/api/org/apache/hadoop/io/class-use/IOUtils.NullOutputStream.html</text:p>
      <text:p text:style-name="P1">hadoop-2.9.0/share/doc/hadoop/common/api/org/apache/hadoop/io/class-use/NullWritable.Comparator.html</text:p>
      <text:p text:style-name="P1">hadoop-2.9.0/share/doc/hadoop/common/api/org/apache/hadoop/io/class-use/ShortWritable.html</text:p>
      <text:p text:style-name="P1">hadoop-2.9.0/share/doc/hadoop/common/api/org/apache/hadoop/io/class-use/MapFile.Writer.html</text:p>
      <text:p text:style-name="P1">hadoop-2.9.0/share/doc/hadoop/common/api/org/apache/hadoop/io/class-use/SequenceFile.Reader.html</text:p>
      <text:p text:style-name="P1">hadoop-2.9.0/share/doc/hadoop/common/api/org/apache/hadoop/io/class-use/ObjectWritable.html</text:p>
      <text:p text:style-name="P1">hadoop-2.9.0/share/doc/hadoop/common/api/org/apache/hadoop/io/class-use/DataInputByteBuffer.html</text:p>
      <text:p text:style-name="P1">hadoop-2.9.0/share/doc/hadoop/common/api/org/apache/hadoop/io/class-use/ArrayWritable.html</text:p>
      <text:p text:style-name="P1">hadoop-2.9.0/share/doc/hadoop/common/api/org/apache/hadoop/io/class-use/BooleanWritable.Comparator.html</text:p>
      <text:p text:style-name="P1">hadoop-2.9.0/share/doc/hadoop/common/api/org/apache/hadoop/io/class-use/VLongWritable.html</text:p>
      <text:p text:style-name="P1">hadoop-2.9.0/share/doc/hadoop/common/api/org/apache/hadoop/io/class-use/FloatWritable.Comparator.html</text:p>
      <text:p text:style-name="P1">hadoop-2.9.0/share/doc/hadoop/common/api/org/apache/hadoop/io/class-use/SequenceFile.ValueBytes.html</text:p>
      <text:p text:style-name="P1">hadoop-2.9.0/share/doc/hadoop/common/api/org/apache/hadoop/io/class-use/BloomMapFile.Reader.html</text:p>
      <text:p text:style-name="P1">hadoop-2.9.0/share/doc/hadoop/common/api/org/apache/hadoop/io/class-use/Writable.html</text:p>
      <text:p text:style-name="P1">hadoop-2.9.0/share/doc/hadoop/common/api/org/apache/hadoop/io/class-use/IntWritable.Comparator.html</text:p>
      <text:p text:style-name="P1">hadoop-2.9.0/share/doc/hadoop/common/api/org/apache/hadoop/io/class-use/SecureIOUtils.html</text:p>
      <text:p text:style-name="P1">hadoop-2.9.0/share/doc/hadoop/common/api/org/apache/hadoop/io/class-use/BytesWritable.html</text:p>
      <text:p text:style-name="P1">hadoop-2.9.0/share/doc/hadoop/common/api/org/apache/hadoop/io/class-use/DefaultStringifier.html</text:p>
      <text:p text:style-name="P1">hadoop-2.9.0/share/doc/hadoop/common/api/org/apache/hadoop/io/class-use/MD5Hash.html</text:p>
      <text:p text:style-name="P1">hadoop-2.9.0/share/doc/hadoop/common/api/org/apache/hadoop/io/class-use/FloatWritable.html</text:p>
      <text:p text:style-name="P1">hadoop-2.9.0/share/doc/hadoop/common/api/org/apache/hadoop/io/class-use/LongWritable.DecreasingComparator.html</text:p>
      <text:p text:style-name="P1">hadoop-2.9.0/share/doc/hadoop/common/api/org/apache/hadoop/io/class-use/SequenceFile.Sorter.html</text:p>
      <text:p text:style-name="P1">hadoop-2.9.0/share/doc/hadoop/common/api/org/apache/hadoop/io/class-use/ByteWritable.html</text:p>
      <text:p text:style-name="P1">hadoop-2.9.0/share/doc/hadoop/common/api/org/apache/hadoop/io/class-use/SequenceFile.Reader.Option.html</text:p>
      <text:p text:style-name="P1">hadoop-2.9.0/share/doc/hadoop/common/api/org/apache/hadoop/io/class-use/ArrayFile.html</text:p>
      <text:p text:style-name="P1">hadoop-2.9.0/share/doc/hadoop/common/api/org/apache/hadoop/io/class-use/DoubleWritable.Comparator.html</text:p>
      <text:p text:style-name="P1">hadoop-2.9.0/share/doc/hadoop/common/api/org/apache/hadoop/io/class-use/MapFile.Merger.html</text:p>
      <text:p text:style-name="P1">hadoop-2.9.0/share/doc/hadoop/common/api/org/apache/hadoop/io/class-use/TwoDArrayWritable.html</text:p>
      <text:p text:style-name="P1">hadoop-2.9.0/share/doc/hadoop/common/api/org/apache/hadoop/io/class-use/ByteBufferPool.html</text:p>
      <text:p text:style-name="P1">hadoop-2.9.0/share/doc/hadoop/common/api/org/apache/hadoop/io/class-use/VIntWritable.html</text:p>
      <text:p text:style-name="P1">hadoop-2.9.0/share/doc/hadoop/common/api/org/apache/hadoop/io/class-use/NullWritable.html</text:p>
      <text:p text:style-name="P1"><text:soft-page-break/>hadoop-2.9.0/share/doc/hadoop/common/api/org/apache/hadoop/io/class-use/SequenceFile.html</text:p>
      <text:p text:style-name="P1">hadoop-2.9.0/share/doc/hadoop/common/api/org/apache/hadoop/io/class-use/SequenceFile.Writer.Option.html</text:p>
      <text:p text:style-name="P1">hadoop-2.9.0/share/doc/hadoop/common/api/org/apache/hadoop/io/class-use/SequenceFile.Sorter.RawKeyValueIterator.html</text:p>
      <text:p text:style-name="P1">hadoop-2.9.0/share/doc/hadoop/common/api/org/apache/hadoop/io/class-use/SetFile.Writer.html</text:p>
      <text:p text:style-name="P1">hadoop-2.9.0/share/doc/hadoop/common/api/org/apache/hadoop/io/class-use/ArrayFile.Reader.html</text:p>
      <text:p text:style-name="P1">hadoop-2.9.0/share/doc/hadoop/common/api/org/apache/hadoop/io/class-use/ArrayFile.Writer.html</text:p>
      <text:p text:style-name="P1">hadoop-2.9.0/share/doc/hadoop/common/api/org/apache/hadoop/io/class-use/MapWritable.html</text:p>
      <text:p text:style-name="P1">hadoop-2.9.0/share/doc/hadoop/common/api/org/apache/hadoop/io/class-use/BloomMapFile.Writer.html</text:p>
      <text:p text:style-name="P1">hadoop-2.9.0/share/doc/hadoop/common/api/org/apache/hadoop/io/class-use/AbstractMapWritable.html</text:p>
      <text:p text:style-name="P1">hadoop-2.9.0/share/doc/hadoop/common/api/org/apache/hadoop/io/class-use/DataOutputOutputStream.html</text:p>
      <text:p text:style-name="P1">hadoop-2.9.0/share/doc/hadoop/common/api/org/apache/hadoop/io/class-use/GenericWritable.html</text:p>
      <text:p text:style-name="P1">hadoop-2.9.0/share/doc/hadoop/common/api/org/apache/hadoop/io/class-use/SetFile.Reader.html</text:p>
      <text:p text:style-name="P1">hadoop-2.9.0/share/doc/hadoop/common/api/org/apache/hadoop/io/MD5Hash.html</text:p>
      <text:p text:style-name="P1">hadoop-2.9.0/share/doc/hadoop/common/api/org/apache/hadoop/io/FloatWritable.html</text:p>
      <text:p text:style-name="P1">hadoop-2.9.0/share/doc/hadoop/common/api/org/apache/hadoop/io/LongWritable.DecreasingComparator.html</text:p>
      <text:p text:style-name="P1">hadoop-2.9.0/share/doc/hadoop/common/api/org/apache/hadoop/io/SequenceFile.Sorter.html</text:p>
      <text:p text:style-name="P1">hadoop-2.9.0/share/doc/hadoop/common/api/org/apache/hadoop/io/ByteWritable.html</text:p>
      <text:p text:style-name="P1">hadoop-2.9.0/share/doc/hadoop/common/api/org/apache/hadoop/io/SequenceFile.Reader.Option.html</text:p>
      <text:p text:style-name="P1">hadoop-2.9.0/share/doc/hadoop/common/api/org/apache/hadoop/io/ArrayFile.html</text:p>
      <text:p text:style-name="P1">hadoop-2.9.0/share/doc/hadoop/common/api/org/apache/hadoop/io/DoubleWritable.Comparator.html</text:p>
      <text:p text:style-name="P1">hadoop-2.9.0/share/doc/hadoop/common/api/org/apache/hadoop/io/MapFile.Merger.html</text:p>
      <text:p text:style-name="P1">hadoop-2.9.0/share/doc/hadoop/common/api/org/apache/hadoop/io/TwoDArrayWritable.html</text:p>
      <text:p text:style-name="P1">hadoop-2.9.0/share/doc/hadoop/common/api/org/apache/hadoop/io/ByteBufferPool.html</text:p>
      <text:p text:style-name="P1">hadoop-2.9.0/share/doc/hadoop/common/api/org/apache/hadoop/io/package-summary.html</text:p>
      <text:p text:style-name="P1">hadoop-2.9.0/share/doc/hadoop/common/api/org/apache/hadoop/io/VIntWritable.html</text:p>
      <text:p text:style-name="P1">hadoop-2.9.0/share/doc/hadoop/common/api/org/apache/hadoop/io/NullWritable.html</text:p>
      <text:p text:style-name="P1">hadoop-2.9.0/share/doc/hadoop/common/api/org/apache/hadoop/io/SequenceFile.html</text:p>
      <text:p text:style-name="P1">hadoop-2.9.0/share/doc/hadoop/common/api/org/apache/hadoop/io/SequenceFile.Writer.Option.html</text:p>
      <text:p text:style-name="P1">hadoop-2.9.0/share/doc/hadoop/common/api/org/apache/hadoop/io/SequenceFile.Sorter.RawKeyValueIterator.html</text:p>
      <text:p text:style-name="P1">hadoop-2.9.0/share/doc/hadoop/common/api/org/apache/hadoop/io/SetFile.Writer.html</text:p>
      <text:p text:style-name="P1">hadoop-2.9.0/share/doc/hadoop/common/api/org/apache/hadoop/io/ArrayFile.Reader.html</text:p>
      <text:p text:style-name="P1">hadoop-2.9.0/share/doc/hadoop/common/api/org/apache/hadoop/io/ArrayFile.Writer.html</text:p>
      <text:p text:style-name="P1">hadoop-2.9.0/share/doc/hadoop/common/api/org/apache/hadoop/io/MapWritable.html</text:p>
      <text:p text:style-name="P1">hadoop-2.9.0/share/doc/hadoop/common/api/org/apache/hadoop/io/BloomMapFile.Writer.html</text:p>
      <text:p text:style-name="P1">hadoop-2.9.0/share/doc/hadoop/common/api/org/apache/hadoop/io/AbstractMapWritable.html</text:p>
      <text:p text:style-name="P1">hadoop-2.9.0/share/doc/hadoop/common/api/org/apache/hadoop/io/serializer/</text:p>
      <text:p text:style-name="P1">hadoop-2.9.0/share/doc/hadoop/common/api/org/apache/hadoop/io/serializer/package-use.html</text:p>
      <text:p text:style-name="P1">hadoop-2.9.0/share/doc/hadoop/common/api/org/apache/hadoop/io/serializer/package-tree.html</text:p>
      <text:p text:style-name="P1">hadoop-2.9.0/share/doc/hadoop/common/api/org/apache/hadoop/io/serializer/package-frame.html</text:p>
      <text:p text:style-name="P1">hadoop-2.9.0/share/doc/hadoop/common/api/org/apache/hadoop/io/serializer/avro/</text:p>
      <text:p text:style-name="P1"><text:soft-page-break/>hadoop-2.9.0/share/doc/hadoop/common/api/org/apache/hadoop/io/serializer/avro/AvroReflectSerializable.html</text:p>
      <text:p text:style-name="P1">hadoop-2.9.0/share/doc/hadoop/common/api/org/apache/hadoop/io/serializer/avro/package-use.html</text:p>
      <text:p text:style-name="P1">hadoop-2.9.0/share/doc/hadoop/common/api/org/apache/hadoop/io/serializer/avro/AvroReflectSerialization.html</text:p>
      <text:p text:style-name="P1">hadoop-2.9.0/share/doc/hadoop/common/api/org/apache/hadoop/io/serializer/avro/package-tree.html</text:p>
      <text:p text:style-name="P1">hadoop-2.9.0/share/doc/hadoop/common/api/org/apache/hadoop/io/serializer/avro/package-frame.html</text:p>
      <text:p text:style-name="P1">hadoop-2.9.0/share/doc/hadoop/common/api/org/apache/hadoop/io/serializer/avro/AvroSpecificSerialization.html</text:p>
      <text:p text:style-name="P1">hadoop-2.9.0/share/doc/hadoop/common/api/org/apache/hadoop/io/serializer/avro/AvroSerialization.html</text:p>
      <text:p text:style-name="P1">hadoop-2.9.0/share/doc/hadoop/common/api/org/apache/hadoop/io/serializer/avro/class-use/</text:p>
      <text:p text:style-name="P1">hadoop-2.9.0/share/doc/hadoop/common/api/org/apache/hadoop/io/serializer/avro/class-use/AvroReflectSerializable.html</text:p>
      <text:p text:style-name="P1">hadoop-2.9.0/share/doc/hadoop/common/api/org/apache/hadoop/io/serializer/avro/class-use/AvroReflectSerialization.html</text:p>
      <text:p text:style-name="P1">hadoop-2.9.0/share/doc/hadoop/common/api/org/apache/hadoop/io/serializer/avro/class-use/AvroSpecificSerialization.html</text:p>
      <text:p text:style-name="P1">hadoop-2.9.0/share/doc/hadoop/common/api/org/apache/hadoop/io/serializer/avro/class-use/AvroSerialization.html</text:p>
      <text:p text:style-name="P1">hadoop-2.9.0/share/doc/hadoop/common/api/org/apache/hadoop/io/serializer/avro/package-summary.html</text:p>
      <text:p text:style-name="P1">hadoop-2.9.0/share/doc/hadoop/common/api/org/apache/hadoop/io/serializer/WritableSerialization.html</text:p>
      <text:p text:style-name="P1">hadoop-2.9.0/share/doc/hadoop/common/api/org/apache/hadoop/io/serializer/class-use/</text:p>
      <text:p text:style-name="P1">hadoop-2.9.0/share/doc/hadoop/common/api/org/apache/hadoop/io/serializer/class-use/WritableSerialization.html</text:p>
      <text:p text:style-name="P1">hadoop-2.9.0/share/doc/hadoop/common/api/org/apache/hadoop/io/serializer/class-use/JavaSerializationComparator.html</text:p>
      <text:p text:style-name="P1">hadoop-2.9.0/share/doc/hadoop/common/api/org/apache/hadoop/io/serializer/class-use/JavaSerialization.html</text:p>
      <text:p text:style-name="P1">hadoop-2.9.0/share/doc/hadoop/common/api/org/apache/hadoop/io/serializer/package-summary.html</text:p>
      <text:p text:style-name="P1">hadoop-2.9.0/share/doc/hadoop/common/api/org/apache/hadoop/io/serializer/JavaSerializationComparator.html</text:p>
      <text:p text:style-name="P1">hadoop-2.9.0/share/doc/hadoop/common/api/org/apache/hadoop/io/serializer/JavaSerialization.html</text:p>
      <text:p text:style-name="P1">hadoop-2.9.0/share/doc/hadoop/common/api/org/apache/hadoop/io/DataOutputOutputStream.html</text:p>
      <text:p text:style-name="P1">hadoop-2.9.0/share/doc/hadoop/common/api/org/apache/hadoop/io/GenericWritable.html</text:p>
      <text:p text:style-name="P1">hadoop-2.9.0/share/doc/hadoop/common/api/org/apache/hadoop/io/SetFile.Reader.html</text:p>
      <text:p text:style-name="P1">hadoop-2.9.0/share/doc/hadoop/common/api/org/apache/hadoop/metrics2/</text:p>
      <text:p text:style-name="P1">hadoop-2.9.0/share/doc/hadoop/common/api/org/apache/hadoop/metrics2/MetricStringBuilder.html</text:p>
      <text:p text:style-name="P1">hadoop-2.9.0/share/doc/hadoop/common/api/org/apache/hadoop/metrics2/MetricsException.html</text:p>
      <text:p text:style-name="P1">hadoop-2.9.0/share/doc/hadoop/common/api/org/apache/hadoop/metrics2/package-use.html</text:p>
      <text:p text:style-name="P1">hadoop-2.9.0/share/doc/hadoop/common/api/org/apache/hadoop/metrics2/MetricsSystem.AbstractCallback.html</text:p>
      <text:p text:style-name="P1"><text:soft-page-break/>hadoop-2.9.0/share/doc/hadoop/common/api/org/apache/hadoop/metrics2/source/</text:p>
      <text:p text:style-name="P1">hadoop-2.9.0/share/doc/hadoop/common/api/org/apache/hadoop/metrics2/source/package-use.html</text:p>
      <text:p text:style-name="P1">hadoop-2.9.0/share/doc/hadoop/common/api/org/apache/hadoop/metrics2/source/package-tree.html</text:p>
      <text:p text:style-name="P1">hadoop-2.9.0/share/doc/hadoop/common/api/org/apache/hadoop/metrics2/source/package-frame.html</text:p>
      <text:p text:style-name="P1">hadoop-2.9.0/share/doc/hadoop/common/api/org/apache/hadoop/metrics2/source/package-summary.html</text:p>
      <text:p text:style-name="P1">hadoop-2.9.0/share/doc/hadoop/common/api/org/apache/hadoop/metrics2/package-tree.html</text:p>
      <text:p text:style-name="P1">hadoop-2.9.0/share/doc/hadoop/common/api/org/apache/hadoop/metrics2/MetricsSystem.Callback.html</text:p>
      <text:p text:style-name="P1">hadoop-2.9.0/share/doc/hadoop/common/api/org/apache/hadoop/metrics2/package-frame.html</text:p>
      <text:p text:style-name="P1">hadoop-2.9.0/share/doc/hadoop/common/api/org/apache/hadoop/metrics2/MetricsRecord.html</text:p>
      <text:p text:style-name="P1">hadoop-2.9.0/share/doc/hadoop/common/api/org/apache/hadoop/metrics2/MetricsTag.html</text:p>
      <text:p text:style-name="P1">hadoop-2.9.0/share/doc/hadoop/common/api/org/apache/hadoop/metrics2/MetricsSink.html</text:p>
      <text:p text:style-name="P1">hadoop-2.9.0/share/doc/hadoop/common/api/org/apache/hadoop/metrics2/MetricsVisitor.html</text:p>
      <text:p text:style-name="P1">hadoop-2.9.0/share/doc/hadoop/common/api/org/apache/hadoop/metrics2/lib/</text:p>
      <text:p text:style-name="P1">hadoop-2.9.0/share/doc/hadoop/common/api/org/apache/hadoop/metrics2/lib/package-use.html</text:p>
      <text:p text:style-name="P1">hadoop-2.9.0/share/doc/hadoop/common/api/org/apache/hadoop/metrics2/lib/MutableCounterInt.html</text:p>
      <text:p text:style-name="P1">hadoop-2.9.0/share/doc/hadoop/common/api/org/apache/hadoop/metrics2/lib/package-tree.html</text:p>
      <text:p text:style-name="P1">hadoop-2.9.0/share/doc/hadoop/common/api/org/apache/hadoop/metrics2/lib/MutableRollingAverages.html</text:p>
      <text:p text:style-name="P1">hadoop-2.9.0/share/doc/hadoop/common/api/org/apache/hadoop/metrics2/lib/Interns.html</text:p>
      <text:p text:style-name="P1">hadoop-2.9.0/share/doc/hadoop/common/api/org/apache/hadoop/metrics2/lib/package-frame.html</text:p>
      <text:p text:style-name="P1">hadoop-2.9.0/share/doc/hadoop/common/api/org/apache/hadoop/metrics2/lib/MutableGaugeInt.html</text:p>
      <text:p text:style-name="P1">hadoop-2.9.0/share/doc/hadoop/common/api/org/apache/hadoop/metrics2/lib/MutableGauge.html</text:p>
      <text:p text:style-name="P1">hadoop-2.9.0/share/doc/hadoop/common/api/org/apache/hadoop/metrics2/lib/MetricsRegistry.html</text:p>
      <text:p text:style-name="P1">hadoop-2.9.0/share/doc/hadoop/common/api/org/apache/hadoop/metrics2/lib/MutableRate.html</text:p>
      <text:p text:style-name="P1">hadoop-2.9.0/share/doc/hadoop/common/api/org/apache/hadoop/metrics2/lib/MutableGaugeFloat.html</text:p>
      <text:p text:style-name="P1">hadoop-2.9.0/share/doc/hadoop/common/api/org/apache/hadoop/metrics2/lib/MutableRatesWithAggregation.html</text:p>
      <text:p text:style-name="P1">hadoop-2.9.0/share/doc/hadoop/common/api/org/apache/hadoop/metrics2/lib/MutableCounterLong.html</text:p>
      <text:p text:style-name="P1">hadoop-2.9.0/share/doc/hadoop/common/api/org/apache/hadoop/metrics2/lib/MutableCounter.html</text:p>
      <text:p text:style-name="P1">hadoop-2.9.0/share/doc/hadoop/common/api/org/apache/hadoop/metrics2/lib/class-use/</text:p>
      <text:p text:style-name="P1">hadoop-2.9.0/share/doc/hadoop/common/api/org/apache/hadoop/metrics2/lib/class-use/MutableCounterInt.html</text:p>
      <text:p text:style-name="P1">hadoop-2.9.0/share/doc/hadoop/common/api/org/apache/hadoop/metrics2/lib/class-use/MutableRollingAverages.html</text:p>
      <text:p text:style-name="P1">hadoop-2.9.0/share/doc/hadoop/common/api/org/apache/hadoop/metrics2/lib/class-use/Interns.html</text:p>
      <text:p text:style-name="P1">hadoop-2.9.0/share/doc/hadoop/common/api/org/apache/hadoop/metrics2/lib/class-use/MutableGaugeInt.html</text:p>
      <text:p text:style-name="P1">hadoop-2.9.0/share/doc/hadoop/common/api/org/apache/hadoop/metrics2/lib/class-use/MutableGauge.html</text:p>
      <text:p text:style-name="P1">hadoop-2.9.0/share/doc/hadoop/common/api/org/apache/hadoop/metrics2/lib/class-use/MetricsRegistry.html</text:p>
      <text:p text:style-name="P1">hadoop-2.9.0/share/doc/hadoop/common/api/org/apache/hadoop/metrics2/lib/class-use/MutableRate.html</text:p>
      <text:p text:style-name="P1"><text:soft-page-break/>hadoop-2.9.0/share/doc/hadoop/common/api/org/apache/hadoop/metrics2/lib/class-use/MutableGaugeFloat.html</text:p>
      <text:p text:style-name="P1">hadoop-2.9.0/share/doc/hadoop/common/api/org/apache/hadoop/metrics2/lib/class-use/MutableRatesWithAggregation.html</text:p>
      <text:p text:style-name="P1">hadoop-2.9.0/share/doc/hadoop/common/api/org/apache/hadoop/metrics2/lib/class-use/MutableCounterLong.html</text:p>
      <text:p text:style-name="P1">hadoop-2.9.0/share/doc/hadoop/common/api/org/apache/hadoop/metrics2/lib/class-use/MutableCounter.html</text:p>
      <text:p text:style-name="P1">hadoop-2.9.0/share/doc/hadoop/common/api/org/apache/hadoop/metrics2/lib/class-use/DefaultMetricsSystem.html</text:p>
      <text:p text:style-name="P1">hadoop-2.9.0/share/doc/hadoop/common/api/org/apache/hadoop/metrics2/lib/class-use/MutableQuantiles.html</text:p>
      <text:p text:style-name="P1">hadoop-2.9.0/share/doc/hadoop/common/api/org/apache/hadoop/metrics2/lib/class-use/MutableRates.html</text:p>
      <text:p text:style-name="P1">hadoop-2.9.0/share/doc/hadoop/common/api/org/apache/hadoop/metrics2/lib/class-use/MutableMetric.html</text:p>
      <text:p text:style-name="P1">hadoop-2.9.0/share/doc/hadoop/common/api/org/apache/hadoop/metrics2/lib/class-use/MutableGaugeLong.html</text:p>
      <text:p text:style-name="P1">hadoop-2.9.0/share/doc/hadoop/common/api/org/apache/hadoop/metrics2/lib/class-use/MutableStat.html</text:p>
      <text:p text:style-name="P1">hadoop-2.9.0/share/doc/hadoop/common/api/org/apache/hadoop/metrics2/lib/DefaultMetricsSystem.html</text:p>
      <text:p text:style-name="P1">hadoop-2.9.0/share/doc/hadoop/common/api/org/apache/hadoop/metrics2/lib/package-summary.html</text:p>
      <text:p text:style-name="P1">hadoop-2.9.0/share/doc/hadoop/common/api/org/apache/hadoop/metrics2/lib/MutableQuantiles.html</text:p>
      <text:p text:style-name="P1">hadoop-2.9.0/share/doc/hadoop/common/api/org/apache/hadoop/metrics2/lib/MutableRates.html</text:p>
      <text:p text:style-name="P1">hadoop-2.9.0/share/doc/hadoop/common/api/org/apache/hadoop/metrics2/lib/MutableMetric.html</text:p>
      <text:p text:style-name="P1">hadoop-2.9.0/share/doc/hadoop/common/api/org/apache/hadoop/metrics2/lib/MutableGaugeLong.html</text:p>
      <text:p text:style-name="P1">hadoop-2.9.0/share/doc/hadoop/common/api/org/apache/hadoop/metrics2/lib/MutableStat.html</text:p>
      <text:p text:style-name="P1">hadoop-2.9.0/share/doc/hadoop/common/api/org/apache/hadoop/metrics2/MetricsPlugin.html</text:p>
      <text:p text:style-name="P1">hadoop-2.9.0/share/doc/hadoop/common/api/org/apache/hadoop/metrics2/MetricsInfo.html</text:p>
      <text:p text:style-name="P1">hadoop-2.9.0/share/doc/hadoop/common/api/org/apache/hadoop/metrics2/MetricsSystem.html</text:p>
      <text:p text:style-name="P1">hadoop-2.9.0/share/doc/hadoop/common/api/org/apache/hadoop/metrics2/MetricType.html</text:p>
      <text:p text:style-name="P1">hadoop-2.9.0/share/doc/hadoop/common/api/org/apache/hadoop/metrics2/MetricsSource.html</text:p>
      <text:p text:style-name="P1">hadoop-2.9.0/share/doc/hadoop/common/api/org/apache/hadoop/metrics2/MetricsRecordBuilder.html</text:p>
      <text:p text:style-name="P1">hadoop-2.9.0/share/doc/hadoop/common/api/org/apache/hadoop/metrics2/filter/</text:p>
      <text:p text:style-name="P1">hadoop-2.9.0/share/doc/hadoop/common/api/org/apache/hadoop/metrics2/filter/package-use.html</text:p>
      <text:p text:style-name="P1">hadoop-2.9.0/share/doc/hadoop/common/api/org/apache/hadoop/metrics2/filter/package-tree.html</text:p>
      <text:p text:style-name="P1">hadoop-2.9.0/share/doc/hadoop/common/api/org/apache/hadoop/metrics2/filter/package-frame.html</text:p>
      <text:p text:style-name="P1">hadoop-2.9.0/share/doc/hadoop/common/api/org/apache/hadoop/metrics2/filter/RegexFilter.html</text:p>
      <text:p text:style-name="P1">hadoop-2.9.0/share/doc/hadoop/common/api/org/apache/hadoop/metrics2/filter/GlobFilter.html</text:p>
      <text:p text:style-name="P1">hadoop-2.9.0/share/doc/hadoop/common/api/org/apache/hadoop/metrics2/filter/class-use/</text:p>
      <text:p text:style-name="P1">hadoop-2.9.0/share/doc/hadoop/common/api/org/apache/hadoop/metrics2/filter/class-use/RegexFilter.html</text:p>
      <text:p text:style-name="P1">hadoop-2.9.0/share/doc/hadoop/common/api/org/apache/hadoop/metrics2/filter/class-use/GlobFilter.html</text:p>
      <text:p text:style-name="P1">hadoop-2.9.0/share/doc/hadoop/common/api/org/apache/hadoop/metrics2/filter/package-summary.html</text:p>
      <text:p text:style-name="P1">hadoop-2.9.0/share/doc/hadoop/common/api/org/apache/hadoop/metrics2/annotation/</text:p>
      <text:p text:style-name="P1"><text:soft-page-break/>hadoop-2.9.0/share/doc/hadoop/common/api/org/apache/hadoop/metrics2/annotation/package-use.html</text:p>
      <text:p text:style-name="P1">hadoop-2.9.0/share/doc/hadoop/common/api/org/apache/hadoop/metrics2/annotation/package-tree.html</text:p>
      <text:p text:style-name="P1">hadoop-2.9.0/share/doc/hadoop/common/api/org/apache/hadoop/metrics2/annotation/package-frame.html</text:p>
      <text:p text:style-name="P1">hadoop-2.9.0/share/doc/hadoop/common/api/org/apache/hadoop/metrics2/annotation/Metrics.html</text:p>
      <text:p text:style-name="P1">hadoop-2.9.0/share/doc/hadoop/common/api/org/apache/hadoop/metrics2/annotation/class-use/</text:p>
      <text:p text:style-name="P1">hadoop-2.9.0/share/doc/hadoop/common/api/org/apache/hadoop/metrics2/annotation/class-use/Metrics.html</text:p>
      <text:p text:style-name="P1">hadoop-2.9.0/share/doc/hadoop/common/api/org/apache/hadoop/metrics2/annotation/class-use/Metric.html</text:p>
      <text:p text:style-name="P1">hadoop-2.9.0/share/doc/hadoop/common/api/org/apache/hadoop/metrics2/annotation/class-use/Metric.Type.html</text:p>
      <text:p text:style-name="P1">hadoop-2.9.0/share/doc/hadoop/common/api/org/apache/hadoop/metrics2/annotation/Metric.html</text:p>
      <text:p text:style-name="P1">hadoop-2.9.0/share/doc/hadoop/common/api/org/apache/hadoop/metrics2/annotation/package-summary.html</text:p>
      <text:p text:style-name="P1">hadoop-2.9.0/share/doc/hadoop/common/api/org/apache/hadoop/metrics2/annotation/Metric.Type.html</text:p>
      <text:p text:style-name="P1">hadoop-2.9.0/share/doc/hadoop/common/api/org/apache/hadoop/metrics2/class-use/</text:p>
      <text:p text:style-name="P1">hadoop-2.9.0/share/doc/hadoop/common/api/org/apache/hadoop/metrics2/class-use/MetricStringBuilder.html</text:p>
      <text:p text:style-name="P1">hadoop-2.9.0/share/doc/hadoop/common/api/org/apache/hadoop/metrics2/class-use/MetricsException.html</text:p>
      <text:p text:style-name="P1">hadoop-2.9.0/share/doc/hadoop/common/api/org/apache/hadoop/metrics2/class-use/MetricsSystem.AbstractCallback.html</text:p>
      <text:p text:style-name="P1">hadoop-2.9.0/share/doc/hadoop/common/api/org/apache/hadoop/metrics2/class-use/MetricsSystem.Callback.html</text:p>
      <text:p text:style-name="P1">hadoop-2.9.0/share/doc/hadoop/common/api/org/apache/hadoop/metrics2/class-use/MetricsRecord.html</text:p>
      <text:p text:style-name="P1">hadoop-2.9.0/share/doc/hadoop/common/api/org/apache/hadoop/metrics2/class-use/MetricsTag.html</text:p>
      <text:p text:style-name="P1">hadoop-2.9.0/share/doc/hadoop/common/api/org/apache/hadoop/metrics2/class-use/MetricsSink.html</text:p>
      <text:p text:style-name="P1">hadoop-2.9.0/share/doc/hadoop/common/api/org/apache/hadoop/metrics2/class-use/MetricsVisitor.html</text:p>
      <text:p text:style-name="P1">hadoop-2.9.0/share/doc/hadoop/common/api/org/apache/hadoop/metrics2/class-use/MetricsPlugin.html</text:p>
      <text:p text:style-name="P1">hadoop-2.9.0/share/doc/hadoop/common/api/org/apache/hadoop/metrics2/class-use/MetricsInfo.html</text:p>
      <text:p text:style-name="P1">hadoop-2.9.0/share/doc/hadoop/common/api/org/apache/hadoop/metrics2/class-use/MetricsSystem.html</text:p>
      <text:p text:style-name="P1">hadoop-2.9.0/share/doc/hadoop/common/api/org/apache/hadoop/metrics2/class-use/MetricType.html</text:p>
      <text:p text:style-name="P1">hadoop-2.9.0/share/doc/hadoop/common/api/org/apache/hadoop/metrics2/class-use/MetricsSource.html</text:p>
      <text:p text:style-name="P1">hadoop-2.9.0/share/doc/hadoop/common/api/org/apache/hadoop/metrics2/class-use/MetricsRecordBuilder.html</text:p>
      <text:p text:style-name="P1">hadoop-2.9.0/share/doc/hadoop/common/api/org/apache/hadoop/metrics2/class-use/AbstractMetric.html</text:p>
      <text:p text:style-name="P1">hadoop-2.9.0/share/doc/hadoop/common/api/org/apache/hadoop/metrics2/class-use/MetricsCollector.html</text:p>
      <text:p text:style-name="P1"><text:soft-page-break/>hadoop-2.9.0/share/doc/hadoop/common/api/org/apache/hadoop/metrics2/class-use/MetricsSystemMXBean.html</text:p>
      <text:p text:style-name="P1">hadoop-2.9.0/share/doc/hadoop/common/api/org/apache/hadoop/metrics2/class-use/MetricsJsonBuilder.html</text:p>
      <text:p text:style-name="P1">hadoop-2.9.0/share/doc/hadoop/common/api/org/apache/hadoop/metrics2/class-use/MetricsFilter.html</text:p>
      <text:p text:style-name="P1">hadoop-2.9.0/share/doc/hadoop/common/api/org/apache/hadoop/metrics2/AbstractMetric.html</text:p>
      <text:p text:style-name="P1">hadoop-2.9.0/share/doc/hadoop/common/api/org/apache/hadoop/metrics2/sink/</text:p>
      <text:p text:style-name="P1">hadoop-2.9.0/share/doc/hadoop/common/api/org/apache/hadoop/metrics2/sink/package-use.html</text:p>
      <text:p text:style-name="P1">hadoop-2.9.0/share/doc/hadoop/common/api/org/apache/hadoop/metrics2/sink/StatsDSink.html</text:p>
      <text:p text:style-name="P1">hadoop-2.9.0/share/doc/hadoop/common/api/org/apache/hadoop/metrics2/sink/FileSink.html</text:p>
      <text:p text:style-name="P1">hadoop-2.9.0/share/doc/hadoop/common/api/org/apache/hadoop/metrics2/sink/package-tree.html</text:p>
      <text:p text:style-name="P1">hadoop-2.9.0/share/doc/hadoop/common/api/org/apache/hadoop/metrics2/sink/StatsDSink.StatsD.html</text:p>
      <text:p text:style-name="P1">hadoop-2.9.0/share/doc/hadoop/common/api/org/apache/hadoop/metrics2/sink/GraphiteSink.Graphite.html</text:p>
      <text:p text:style-name="P1">hadoop-2.9.0/share/doc/hadoop/common/api/org/apache/hadoop/metrics2/sink/package-frame.html</text:p>
      <text:p text:style-name="P1">hadoop-2.9.0/share/doc/hadoop/common/api/org/apache/hadoop/metrics2/sink/RollingFileSystemSink.html</text:p>
      <text:p text:style-name="P1">hadoop-2.9.0/share/doc/hadoop/common/api/org/apache/hadoop/metrics2/sink/GraphiteSink.html</text:p>
      <text:p text:style-name="P1">hadoop-2.9.0/share/doc/hadoop/common/api/org/apache/hadoop/metrics2/sink/class-use/</text:p>
      <text:p text:style-name="P1">hadoop-2.9.0/share/doc/hadoop/common/api/org/apache/hadoop/metrics2/sink/class-use/StatsDSink.html</text:p>
      <text:p text:style-name="P1">hadoop-2.9.0/share/doc/hadoop/common/api/org/apache/hadoop/metrics2/sink/class-use/FileSink.html</text:p>
      <text:p text:style-name="P1">hadoop-2.9.0/share/doc/hadoop/common/api/org/apache/hadoop/metrics2/sink/class-use/StatsDSink.StatsD.html</text:p>
      <text:p text:style-name="P1">hadoop-2.9.0/share/doc/hadoop/common/api/org/apache/hadoop/metrics2/sink/class-use/GraphiteSink.Graphite.html</text:p>
      <text:p text:style-name="P1">hadoop-2.9.0/share/doc/hadoop/common/api/org/apache/hadoop/metrics2/sink/class-use/RollingFileSystemSink.html</text:p>
      <text:p text:style-name="P1">hadoop-2.9.0/share/doc/hadoop/common/api/org/apache/hadoop/metrics2/sink/class-use/GraphiteSink.html</text:p>
      <text:p text:style-name="P1">hadoop-2.9.0/share/doc/hadoop/common/api/org/apache/hadoop/metrics2/sink/ganglia/</text:p>
      <text:p text:style-name="P1">hadoop-2.9.0/share/doc/hadoop/common/api/org/apache/hadoop/metrics2/sink/ganglia/AbstractGangliaSink.GangliaSlope.html</text:p>
      <text:p text:style-name="P1">hadoop-2.9.0/share/doc/hadoop/common/api/org/apache/hadoop/metrics2/sink/ganglia/package-use.html</text:p>
      <text:p text:style-name="P1">hadoop-2.9.0/share/doc/hadoop/common/api/org/apache/hadoop/metrics2/sink/ganglia/package-tree.html</text:p>
      <text:p text:style-name="P1">hadoop-2.9.0/share/doc/hadoop/common/api/org/apache/hadoop/metrics2/sink/ganglia/GangliaSink30.html</text:p>
      <text:p text:style-name="P1">hadoop-2.9.0/share/doc/hadoop/common/api/org/apache/hadoop/metrics2/sink/ganglia/package-frame.html</text:p>
      <text:p text:style-name="P1">hadoop-2.9.0/share/doc/hadoop/common/api/org/apache/hadoop/metrics2/sink/ganglia/AbstractGangliaSink.html</text:p>
      <text:p text:style-name="P1">hadoop-2.9.0/share/doc/hadoop/common/api/org/apache/hadoop/metrics2/sink/ganglia/GangliaSink31.html</text:p>
      <text:p text:style-name="P1">hadoop-2.9.0/share/doc/hadoop/common/api/org/apache/hadoop/metrics2/sink/ganglia/class-use/</text:p>
      <text:p text:style-name="P1"><text:soft-page-break/>hadoop-2.9.0/share/doc/hadoop/common/api/org/apache/hadoop/metrics2/sink/ganglia/class-use/AbstractGangliaSink.GangliaSlope.html</text:p>
      <text:p text:style-name="P1">hadoop-2.9.0/share/doc/hadoop/common/api/org/apache/hadoop/metrics2/sink/ganglia/class-use/GangliaSink30.html</text:p>
      <text:p text:style-name="P1">hadoop-2.9.0/share/doc/hadoop/common/api/org/apache/hadoop/metrics2/sink/ganglia/class-use/AbstractGangliaSink.html</text:p>
      <text:p text:style-name="P1">hadoop-2.9.0/share/doc/hadoop/common/api/org/apache/hadoop/metrics2/sink/ganglia/class-use/GangliaSink31.html</text:p>
      <text:p text:style-name="P1">hadoop-2.9.0/share/doc/hadoop/common/api/org/apache/hadoop/metrics2/sink/ganglia/class-use/AbstractGangliaSink.GangliaConfType.html</text:p>
      <text:p text:style-name="P1">hadoop-2.9.0/share/doc/hadoop/common/api/org/apache/hadoop/metrics2/sink/ganglia/package-summary.html</text:p>
      <text:p text:style-name="P1">hadoop-2.9.0/share/doc/hadoop/common/api/org/apache/hadoop/metrics2/sink/ganglia/AbstractGangliaSink.GangliaConfType.html</text:p>
      <text:p text:style-name="P1">hadoop-2.9.0/share/doc/hadoop/common/api/org/apache/hadoop/metrics2/sink/package-summary.html</text:p>
      <text:p text:style-name="P1">hadoop-2.9.0/share/doc/hadoop/common/api/org/apache/hadoop/metrics2/MetricsCollector.html</text:p>
      <text:p text:style-name="P1">hadoop-2.9.0/share/doc/hadoop/common/api/org/apache/hadoop/metrics2/MetricsSystemMXBean.html</text:p>
      <text:p text:style-name="P1">hadoop-2.9.0/share/doc/hadoop/common/api/org/apache/hadoop/metrics2/package-summary.html</text:p>
      <text:p text:style-name="P1">hadoop-2.9.0/share/doc/hadoop/common/api/org/apache/hadoop/metrics2/util/</text:p>
      <text:p text:style-name="P1">hadoop-2.9.0/share/doc/hadoop/common/api/org/apache/hadoop/metrics2/util/package-use.html</text:p>
      <text:p text:style-name="P1">hadoop-2.9.0/share/doc/hadoop/common/api/org/apache/hadoop/metrics2/util/Servers.html</text:p>
      <text:p text:style-name="P1">hadoop-2.9.0/share/doc/hadoop/common/api/org/apache/hadoop/metrics2/util/package-tree.html</text:p>
      <text:p text:style-name="P1">hadoop-2.9.0/share/doc/hadoop/common/api/org/apache/hadoop/metrics2/util/package-frame.html</text:p>
      <text:p text:style-name="P1">hadoop-2.9.0/share/doc/hadoop/common/api/org/apache/hadoop/metrics2/util/MetricsCache.html</text:p>
      <text:p text:style-name="P1">hadoop-2.9.0/share/doc/hadoop/common/api/org/apache/hadoop/metrics2/util/MetricsCache.Record.html</text:p>
      <text:p text:style-name="P1">hadoop-2.9.0/share/doc/hadoop/common/api/org/apache/hadoop/metrics2/util/MBeans.html</text:p>
      <text:p text:style-name="P1">hadoop-2.9.0/share/doc/hadoop/common/api/org/apache/hadoop/metrics2/util/QuantileEstimator.html</text:p>
      <text:p text:style-name="P1">hadoop-2.9.0/share/doc/hadoop/common/api/org/apache/hadoop/metrics2/util/SampleStat.MinMax.html</text:p>
      <text:p text:style-name="P1">hadoop-2.9.0/share/doc/hadoop/common/api/org/apache/hadoop/metrics2/util/class-use/</text:p>
      <text:p text:style-name="P1">hadoop-2.9.0/share/doc/hadoop/common/api/org/apache/hadoop/metrics2/util/class-use/Servers.html</text:p>
      <text:p text:style-name="P1">hadoop-2.9.0/share/doc/hadoop/common/api/org/apache/hadoop/metrics2/util/class-use/MetricsCache.html</text:p>
      <text:p text:style-name="P1">hadoop-2.9.0/share/doc/hadoop/common/api/org/apache/hadoop/metrics2/util/class-use/MetricsCache.Record.html</text:p>
      <text:p text:style-name="P1">hadoop-2.9.0/share/doc/hadoop/common/api/org/apache/hadoop/metrics2/util/class-use/MBeans.html</text:p>
      <text:p text:style-name="P1">hadoop-2.9.0/share/doc/hadoop/common/api/org/apache/hadoop/metrics2/util/class-use/QuantileEstimator.html</text:p>
      <text:p text:style-name="P1">hadoop-2.9.0/share/doc/hadoop/common/api/org/apache/hadoop/metrics2/util/class-use/SampleStat.MinMax.html</text:p>
      <text:p text:style-name="P1">hadoop-2.9.0/share/doc/hadoop/common/api/org/apache/hadoop/metrics2/util/package-summary.html</text:p>
      <text:p text:style-name="P1">hadoop-2.9.0/share/doc/hadoop/common/api/org/apache/hadoop/metrics2/MetricsJsonBuilder.html</text:p>
      <text:p text:style-name="P1">hadoop-2.9.0/share/doc/hadoop/common/api/org/apache/hadoop/metrics2/MetricsFilter.html</text:p>
      <text:p text:style-name="P1">hadoop-2.9.0/share/doc/hadoop/common/api/org/apache/hadoop/net/</text:p>
      <text:p text:style-name="P1"><text:soft-page-break/>hadoop-2.9.0/share/doc/hadoop/common/api/org/apache/hadoop/net/InnerNodeImpl.Factory.html</text:p>
      <text:p text:style-name="P1">hadoop-2.9.0/share/doc/hadoop/common/api/org/apache/hadoop/net/package-use.html</text:p>
      <text:p text:style-name="P1">hadoop-2.9.0/share/doc/hadoop/common/api/org/apache/hadoop/net/package-tree.html</text:p>
      <text:p text:style-name="P1">hadoop-2.9.0/share/doc/hadoop/common/api/org/apache/hadoop/net/StandardSocketFactory.html</text:p>
      <text:p text:style-name="P1">hadoop-2.9.0/share/doc/hadoop/common/api/org/apache/hadoop/net/package-frame.html</text:p>
      <text:p text:style-name="P1">hadoop-2.9.0/share/doc/hadoop/common/api/org/apache/hadoop/net/CachedDNSToSwitchMapping.html</text:p>
      <text:p text:style-name="P1">hadoop-2.9.0/share/doc/hadoop/common/api/org/apache/hadoop/net/NetworkTopology.InvalidTopologyException.html</text:p>
      <text:p text:style-name="P1">hadoop-2.9.0/share/doc/hadoop/common/api/org/apache/hadoop/net/AbstractDNSToSwitchMapping.html</text:p>
      <text:p text:style-name="P1">hadoop-2.9.0/share/doc/hadoop/common/api/org/apache/hadoop/net/ScriptBasedMapping.html</text:p>
      <text:p text:style-name="P1">hadoop-2.9.0/share/doc/hadoop/common/api/org/apache/hadoop/net/InnerNode.Factory.html</text:p>
      <text:p text:style-name="P1">hadoop-2.9.0/share/doc/hadoop/common/api/org/apache/hadoop/net/ConnectTimeoutException.html</text:p>
      <text:p text:style-name="P1">hadoop-2.9.0/share/doc/hadoop/common/api/org/apache/hadoop/net/ScriptBasedMapping.RawScriptBasedMapping.html</text:p>
      <text:p text:style-name="P1">hadoop-2.9.0/share/doc/hadoop/common/api/org/apache/hadoop/net/InnerNodeImpl.html</text:p>
      <text:p text:style-name="P1">hadoop-2.9.0/share/doc/hadoop/common/api/org/apache/hadoop/net/class-use/</text:p>
      <text:p text:style-name="P1">hadoop-2.9.0/share/doc/hadoop/common/api/org/apache/hadoop/net/class-use/InnerNodeImpl.Factory.html</text:p>
      <text:p text:style-name="P1">hadoop-2.9.0/share/doc/hadoop/common/api/org/apache/hadoop/net/class-use/StandardSocketFactory.html</text:p>
      <text:p text:style-name="P1">hadoop-2.9.0/share/doc/hadoop/common/api/org/apache/hadoop/net/class-use/CachedDNSToSwitchMapping.html</text:p>
      <text:p text:style-name="P1">hadoop-2.9.0/share/doc/hadoop/common/api/org/apache/hadoop/net/class-use/NetworkTopology.InvalidTopologyException.html</text:p>
      <text:p text:style-name="P1">hadoop-2.9.0/share/doc/hadoop/common/api/org/apache/hadoop/net/class-use/AbstractDNSToSwitchMapping.html</text:p>
      <text:p text:style-name="P1">hadoop-2.9.0/share/doc/hadoop/common/api/org/apache/hadoop/net/class-use/ScriptBasedMapping.html</text:p>
      <text:p text:style-name="P1">hadoop-2.9.0/share/doc/hadoop/common/api/org/apache/hadoop/net/class-use/InnerNode.Factory.html</text:p>
      <text:p text:style-name="P1">hadoop-2.9.0/share/doc/hadoop/common/api/org/apache/hadoop/net/class-use/ConnectTimeoutException.html</text:p>
      <text:p text:style-name="P1">hadoop-2.9.0/share/doc/hadoop/common/api/org/apache/hadoop/net/class-use/ScriptBasedMapping.RawScriptBasedMapping.html</text:p>
      <text:p text:style-name="P1">hadoop-2.9.0/share/doc/hadoop/common/api/org/apache/hadoop/net/class-use/InnerNodeImpl.html</text:p>
      <text:p text:style-name="P1">hadoop-2.9.0/share/doc/hadoop/common/api/org/apache/hadoop/net/class-use/TableMapping.html</text:p>
      <text:p text:style-name="P1">hadoop-2.9.0/share/doc/hadoop/common/api/org/apache/hadoop/net/class-use/SocksSocketFactory.html</text:p>
      <text:p text:style-name="P1">hadoop-2.9.0/share/doc/hadoop/common/api/org/apache/hadoop/net/class-use/DNSToSwitchMapping.html</text:p>
      <text:p text:style-name="P1">hadoop-2.9.0/share/doc/hadoop/common/api/org/apache/hadoop/net/TableMapping.html</text:p>
      <text:p text:style-name="P1">hadoop-2.9.0/share/doc/hadoop/common/api/org/apache/hadoop/net/package-summary.html</text:p>
      <text:p text:style-name="P1">hadoop-2.9.0/share/doc/hadoop/common/api/org/apache/hadoop/net/unix/</text:p>
      <text:p text:style-name="P1">hadoop-2.9.0/share/doc/hadoop/common/api/org/apache/hadoop/net/unix/DomainSocketWatcher.Handler.html</text:p>
      <text:p text:style-name="P1">hadoop-2.9.0/share/doc/hadoop/common/api/org/apache/hadoop/net/unix/package-use.html</text:p>
      <text:p text:style-name="P1"><text:soft-page-break/>hadoop-2.9.0/share/doc/hadoop/common/api/org/apache/hadoop/net/unix/package-tree.html</text:p>
      <text:p text:style-name="P1">hadoop-2.9.0/share/doc/hadoop/common/api/org/apache/hadoop/net/unix/package-frame.html</text:p>
      <text:p text:style-name="P1">hadoop-2.9.0/share/doc/hadoop/common/api/org/apache/hadoop/net/unix/class-use/</text:p>
      <text:p text:style-name="P1">hadoop-2.9.0/share/doc/hadoop/common/api/org/apache/hadoop/net/unix/class-use/DomainSocketWatcher.Handler.html</text:p>
      <text:p text:style-name="P1">hadoop-2.9.0/share/doc/hadoop/common/api/org/apache/hadoop/net/unix/package-summary.html</text:p>
      <text:p text:style-name="P1">hadoop-2.9.0/share/doc/hadoop/common/api/org/apache/hadoop/net/SocksSocketFactory.html</text:p>
      <text:p text:style-name="P1">hadoop-2.9.0/share/doc/hadoop/common/api/org/apache/hadoop/net/DNSToSwitchMapping.html</text:p>
      <text:p text:style-name="P1">hadoop-2.9.0/share/doc/hadoop/common/api/org/apache/hadoop/class-use/</text:p>
      <text:p text:style-name="P1">hadoop-2.9.0/share/doc/hadoop/common/api/org/apache/hadoop/class-use/HadoopIllegalArgumentException.html</text:p>
      <text:p text:style-name="P1">hadoop-2.9.0/share/doc/hadoop/common/api/org/apache/hadoop/jmx/</text:p>
      <text:p text:style-name="P1">hadoop-2.9.0/share/doc/hadoop/common/api/org/apache/hadoop/jmx/class-use/</text:p>
      <text:p text:style-name="P1">hadoop-2.9.0/share/doc/hadoop/common/api/org/apache/hadoop/jmx/class-use/JMXJsonServlet.html</text:p>
      <text:p text:style-name="P1">hadoop-2.9.0/share/doc/hadoop/common/api/org/apache/hadoop/security/</text:p>
      <text:p text:style-name="P1">hadoop-2.9.0/share/doc/hadoop/common/api/org/apache/hadoop/security/JniBasedUnixGroupsNetgroupMappingWithFallback.html</text:p>
      <text:p text:style-name="P1">hadoop-2.9.0/share/doc/hadoop/common/api/org/apache/hadoop/security/JniBasedUnixGroupsMappingWithFallback.html</text:p>
      <text:p text:style-name="P1">hadoop-2.9.0/share/doc/hadoop/common/api/org/apache/hadoop/security/package-use.html</text:p>
      <text:p text:style-name="P1">hadoop-2.9.0/share/doc/hadoop/common/api/org/apache/hadoop/security/ssl/</text:p>
      <text:p text:style-name="P1">hadoop-2.9.0/share/doc/hadoop/common/api/org/apache/hadoop/security/ssl/package-use.html</text:p>
      <text:p text:style-name="P1">hadoop-2.9.0/share/doc/hadoop/common/api/org/apache/hadoop/security/ssl/package-tree.html</text:p>
      <text:p text:style-name="P1">hadoop-2.9.0/share/doc/hadoop/common/api/org/apache/hadoop/security/ssl/package-frame.html</text:p>
      <text:p text:style-name="P1">hadoop-2.9.0/share/doc/hadoop/common/api/org/apache/hadoop/security/ssl/SSLHostnameVerifier.AbstractVerifier.html</text:p>
      <text:p text:style-name="P1">hadoop-2.9.0/share/doc/hadoop/common/api/org/apache/hadoop/security/ssl/SSLHostnameVerifier.Certificates.html</text:p>
      <text:p text:style-name="P1">hadoop-2.9.0/share/doc/hadoop/common/api/org/apache/hadoop/security/ssl/class-use/</text:p>
      <text:p text:style-name="P1">hadoop-2.9.0/share/doc/hadoop/common/api/org/apache/hadoop/security/ssl/class-use/SSLHostnameVerifier.AbstractVerifier.html</text:p>
      <text:p text:style-name="P1">hadoop-2.9.0/share/doc/hadoop/common/api/org/apache/hadoop/security/ssl/class-use/SSLHostnameVerifier.Certificates.html</text:p>
      <text:p text:style-name="P1">hadoop-2.9.0/share/doc/hadoop/common/api/org/apache/hadoop/security/ssl/package-summary.html</text:p>
      <text:p text:style-name="P1">hadoop-2.9.0/share/doc/hadoop/common/api/org/apache/hadoop/security/HttpCrossOriginFilterInitializer.html</text:p>
      <text:p text:style-name="P1">hadoop-2.9.0/share/doc/hadoop/common/api/org/apache/hadoop/security/package-tree.html</text:p>
      <text:p text:style-name="P1">hadoop-2.9.0/share/doc/hadoop/common/api/org/apache/hadoop/security/SaslRpcServer.SaslDigestCallbackHandler.html</text:p>
      <text:p text:style-name="P1">hadoop-2.9.0/share/doc/hadoop/common/api/org/apache/hadoop/security/AccessControlException.html</text:p>
      <text:p text:style-name="P1">hadoop-2.9.0/share/doc/hadoop/common/api/org/apache/hadoop/security/package-frame.html</text:p>
      <text:p text:style-name="P1">hadoop-2.9.0/share/doc/hadoop/common/api/org/apache/hadoop/security/SaslPlainServer.SecurityProvider.html</text:p>
      <text:p text:style-name="P1"><text:soft-page-break/>hadoop-2.9.0/share/doc/hadoop/common/api/org/apache/hadoop/security/WhitelistBasedResolver.html</text:p>
      <text:p text:style-name="P1">hadoop-2.9.0/share/doc/hadoop/common/api/org/apache/hadoop/security/UserGroupInformation.html</text:p>
      <text:p text:style-name="P1">hadoop-2.9.0/share/doc/hadoop/common/api/org/apache/hadoop/security/GroupMappingServiceProvider.html</text:p>
      <text:p text:style-name="P1">hadoop-2.9.0/share/doc/hadoop/common/api/org/apache/hadoop/security/ProviderUtils.html</text:p>
      <text:p text:style-name="P1">hadoop-2.9.0/share/doc/hadoop/common/api/org/apache/hadoop/security/http/</text:p>
      <text:p text:style-name="P1">hadoop-2.9.0/share/doc/hadoop/common/api/org/apache/hadoop/security/http/package-use.html</text:p>
      <text:p text:style-name="P1">hadoop-2.9.0/share/doc/hadoop/common/api/org/apache/hadoop/security/http/RestCsrfPreventionFilter.HttpInteraction.html</text:p>
      <text:p text:style-name="P1">hadoop-2.9.0/share/doc/hadoop/common/api/org/apache/hadoop/security/http/package-tree.html</text:p>
      <text:p text:style-name="P1">hadoop-2.9.0/share/doc/hadoop/common/api/org/apache/hadoop/security/http/package-frame.html</text:p>
      <text:p text:style-name="P1">hadoop-2.9.0/share/doc/hadoop/common/api/org/apache/hadoop/security/http/RestCsrfPreventionFilter.html</text:p>
      <text:p text:style-name="P1">hadoop-2.9.0/share/doc/hadoop/common/api/org/apache/hadoop/security/http/XFrameOptionsFilter.html</text:p>
      <text:p text:style-name="P1">hadoop-2.9.0/share/doc/hadoop/common/api/org/apache/hadoop/security/http/class-use/</text:p>
      <text:p text:style-name="P1">hadoop-2.9.0/share/doc/hadoop/common/api/org/apache/hadoop/security/http/class-use/RestCsrfPreventionFilter.HttpInteraction.html</text:p>
      <text:p text:style-name="P1">hadoop-2.9.0/share/doc/hadoop/common/api/org/apache/hadoop/security/http/class-use/RestCsrfPreventionFilter.html</text:p>
      <text:p text:style-name="P1">hadoop-2.9.0/share/doc/hadoop/common/api/org/apache/hadoop/security/http/class-use/XFrameOptionsFilter.html</text:p>
      <text:p text:style-name="P1">hadoop-2.9.0/share/doc/hadoop/common/api/org/apache/hadoop/security/http/class-use/CrossOriginFilter.html</text:p>
      <text:p text:style-name="P1">hadoop-2.9.0/share/doc/hadoop/common/api/org/apache/hadoop/security/http/class-use/XFrameOptionsFilter.XFrameOptionsResponseWrapper.html</text:p>
      <text:p text:style-name="P1">hadoop-2.9.0/share/doc/hadoop/common/api/org/apache/hadoop/security/http/package-summary.html</text:p>
      <text:p text:style-name="P1">hadoop-2.9.0/share/doc/hadoop/common/api/org/apache/hadoop/security/http/CrossOriginFilter.html</text:p>
      <text:p text:style-name="P1">hadoop-2.9.0/share/doc/hadoop/common/api/org/apache/hadoop/security/http/XFrameOptionsFilter.XFrameOptionsResponseWrapper.html</text:p>
      <text:p text:style-name="P1">hadoop-2.9.0/share/doc/hadoop/common/api/org/apache/hadoop/security/AuthenticationFilterInitializer.html</text:p>
      <text:p text:style-name="P1">hadoop-2.9.0/share/doc/hadoop/common/api/org/apache/hadoop/security/SaslRpcServer.AuthMethod.html</text:p>
      <text:p text:style-name="P1">hadoop-2.9.0/share/doc/hadoop/common/api/org/apache/hadoop/security/token/</text:p>
      <text:p text:style-name="P1">hadoop-2.9.0/share/doc/hadoop/common/api/org/apache/hadoop/security/token/package-use.html</text:p>
      <text:p text:style-name="P1">hadoop-2.9.0/share/doc/hadoop/common/api/org/apache/hadoop/security/token/package-tree.html</text:p>
      <text:p text:style-name="P1">hadoop-2.9.0/share/doc/hadoop/common/api/org/apache/hadoop/security/token/TokenInfo.html</text:p>
      <text:p text:style-name="P1">hadoop-2.9.0/share/doc/hadoop/common/api/org/apache/hadoop/security/token/package-frame.html</text:p>
      <text:p text:style-name="P1">hadoop-2.9.0/share/doc/hadoop/common/api/org/apache/hadoop/security/token/TokenRenewer.html</text:p>
      <text:p text:style-name="P1">hadoop-2.9.0/share/doc/hadoop/common/api/org/apache/hadoop/security/token/SecretManager.InvalidToken.html</text:p>
      <text:p text:style-name="P1">hadoop-2.9.0/share/doc/hadoop/common/api/org/apache/hadoop/security/token/TokenSelector.html</text:p>
      <text:p text:style-name="P1"><text:soft-page-break/>hadoop-2.9.0/share/doc/hadoop/common/api/org/apache/hadoop/security/token/TokenIdentifier.html</text:p>
      <text:p text:style-name="P1">hadoop-2.9.0/share/doc/hadoop/common/api/org/apache/hadoop/security/token/SecretManager.html</text:p>
      <text:p text:style-name="P1">hadoop-2.9.0/share/doc/hadoop/common/api/org/apache/hadoop/security/token/Token.html</text:p>
      <text:p text:style-name="P1">hadoop-2.9.0/share/doc/hadoop/common/api/org/apache/hadoop/security/token/class-use/</text:p>
      <text:p text:style-name="P1">hadoop-2.9.0/share/doc/hadoop/common/api/org/apache/hadoop/security/token/class-use/TokenInfo.html</text:p>
      <text:p text:style-name="P1">hadoop-2.9.0/share/doc/hadoop/common/api/org/apache/hadoop/security/token/class-use/TokenRenewer.html</text:p>
      <text:p text:style-name="P1">hadoop-2.9.0/share/doc/hadoop/common/api/org/apache/hadoop/security/token/class-use/SecretManager.InvalidToken.html</text:p>
      <text:p text:style-name="P1">hadoop-2.9.0/share/doc/hadoop/common/api/org/apache/hadoop/security/token/class-use/TokenSelector.html</text:p>
      <text:p text:style-name="P1">hadoop-2.9.0/share/doc/hadoop/common/api/org/apache/hadoop/security/token/class-use/TokenIdentifier.html</text:p>
      <text:p text:style-name="P1">hadoop-2.9.0/share/doc/hadoop/common/api/org/apache/hadoop/security/token/class-use/SecretManager.html</text:p>
      <text:p text:style-name="P1">hadoop-2.9.0/share/doc/hadoop/common/api/org/apache/hadoop/security/token/class-use/Token.html</text:p>
      <text:p text:style-name="P1">hadoop-2.9.0/share/doc/hadoop/common/api/org/apache/hadoop/security/token/class-use/Token.TrivialRenewer.html</text:p>
      <text:p text:style-name="P1">hadoop-2.9.0/share/doc/hadoop/common/api/org/apache/hadoop/security/token/Token.TrivialRenewer.html</text:p>
      <text:p text:style-name="P1">hadoop-2.9.0/share/doc/hadoop/common/api/org/apache/hadoop/security/token/delegation/</text:p>
      <text:p text:style-name="P1">hadoop-2.9.0/share/doc/hadoop/common/api/org/apache/hadoop/security/token/delegation/web/</text:p>
      <text:p text:style-name="P1">hadoop-2.9.0/share/doc/hadoop/common/api/org/apache/hadoop/security/token/delegation/web/package-use.html</text:p>
      <text:p text:style-name="P1">hadoop-2.9.0/share/doc/hadoop/common/api/org/apache/hadoop/security/token/delegation/web/package-tree.html</text:p>
      <text:p text:style-name="P1">hadoop-2.9.0/share/doc/hadoop/common/api/org/apache/hadoop/security/token/delegation/web/DelegationTokenAuthenticator.html</text:p>
      <text:p text:style-name="P1">hadoop-2.9.0/share/doc/hadoop/common/api/org/apache/hadoop/security/token/delegation/web/package-frame.html</text:p>
      <text:p text:style-name="P1">hadoop-2.9.0/share/doc/hadoop/common/api/org/apache/hadoop/security/token/delegation/web/DelegationTokenAuthenticatedURL.Token.html</text:p>
      <text:p text:style-name="P1">hadoop-2.9.0/share/doc/hadoop/common/api/org/apache/hadoop/security/token/delegation/web/KerberosDelegationTokenAuthenticator.html</text:p>
      <text:p text:style-name="P1">hadoop-2.9.0/share/doc/hadoop/common/api/org/apache/hadoop/security/token/delegation/web/class-use/</text:p>
      <text:p text:style-name="P1">hadoop-2.9.0/share/doc/hadoop/common/api/org/apache/hadoop/security/token/delegation/web/class-use/DelegationTokenAuthenticator.html</text:p>
      <text:p text:style-name="P1">hadoop-2.9.0/share/doc/hadoop/common/api/org/apache/hadoop/security/token/delegation/web/class-use/DelegationTokenAuthenticatedURL.Token.html</text:p>
      <text:p text:style-name="P1"><text:soft-page-break/>hadoop-2.9.0/share/doc/hadoop/common/api/org/apache/hadoop/security/token/delegation/web/class-use/KerberosDelegationTokenAuthenticator.html</text:p>
      <text:p text:style-name="P1">hadoop-2.9.0/share/doc/hadoop/common/api/org/apache/hadoop/security/token/delegation/web/class-use/PseudoDelegationTokenAuthenticator.html</text:p>
      <text:p text:style-name="P1">hadoop-2.9.0/share/doc/hadoop/common/api/org/apache/hadoop/security/token/delegation/web/class-use/DelegationTokenAuthenticatedURL.html</text:p>
      <text:p text:style-name="P1">hadoop-2.9.0/share/doc/hadoop/common/api/org/apache/hadoop/security/token/delegation/web/PseudoDelegationTokenAuthenticator.html</text:p>
      <text:p text:style-name="P1">hadoop-2.9.0/share/doc/hadoop/common/api/org/apache/hadoop/security/token/delegation/web/package-summary.html</text:p>
      <text:p text:style-name="P1">hadoop-2.9.0/share/doc/hadoop/common/api/org/apache/hadoop/security/token/delegation/web/DelegationTokenAuthenticatedURL.html</text:p>
      <text:p text:style-name="P1">hadoop-2.9.0/share/doc/hadoop/common/api/org/apache/hadoop/security/token/delegation/class-use/</text:p>
      <text:p text:style-name="P1">hadoop-2.9.0/share/doc/hadoop/common/api/org/apache/hadoop/security/token/delegation/class-use/AbstractDelegationTokenSecretManager.html</text:p>
      <text:p text:style-name="P1">hadoop-2.9.0/share/doc/hadoop/common/api/org/apache/hadoop/security/token/delegation/class-use/AbstractDelegationTokenIdentifier.html</text:p>
      <text:p text:style-name="P1">hadoop-2.9.0/share/doc/hadoop/common/api/org/apache/hadoop/security/token/delegation/class-use/AbstractDelegationTokenSecretManager.DelegationTokenInformation.html</text:p>
      <text:p text:style-name="P1">hadoop-2.9.0/share/doc/hadoop/common/api/org/apache/hadoop/security/token/package-summary.html</text:p>
      <text:p text:style-name="P1">hadoop-2.9.0/share/doc/hadoop/common/api/org/apache/hadoop/security/authorize/</text:p>
      <text:p text:style-name="P1">hadoop-2.9.0/share/doc/hadoop/common/api/org/apache/hadoop/security/authorize/ProxyServers.html</text:p>
      <text:p text:style-name="P1">hadoop-2.9.0/share/doc/hadoop/common/api/org/apache/hadoop/security/authorize/package-use.html</text:p>
      <text:p text:style-name="P1">hadoop-2.9.0/share/doc/hadoop/common/api/org/apache/hadoop/security/authorize/package-tree.html</text:p>
      <text:p text:style-name="P1">hadoop-2.9.0/share/doc/hadoop/common/api/org/apache/hadoop/security/authorize/package-frame.html</text:p>
      <text:p text:style-name="P1">hadoop-2.9.0/share/doc/hadoop/common/api/org/apache/hadoop/security/authorize/ImpersonationProvider.html</text:p>
      <text:p text:style-name="P1">hadoop-2.9.0/share/doc/hadoop/common/api/org/apache/hadoop/security/authorize/AuthorizationException.html</text:p>
      <text:p text:style-name="P1">hadoop-2.9.0/share/doc/hadoop/common/api/org/apache/hadoop/security/authorize/DefaultImpersonationProvider.html</text:p>
      <text:p text:style-name="P1">hadoop-2.9.0/share/doc/hadoop/common/api/org/apache/hadoop/security/authorize/class-use/</text:p>
      <text:p text:style-name="P1">hadoop-2.9.0/share/doc/hadoop/common/api/org/apache/hadoop/security/authorize/class-use/ProxyServers.html</text:p>
      <text:p text:style-name="P1">hadoop-2.9.0/share/doc/hadoop/common/api/org/apache/hadoop/security/authorize/class-use/ImpersonationProvider.html</text:p>
      <text:p text:style-name="P1"><text:soft-page-break/>hadoop-2.9.0/share/doc/hadoop/common/api/org/apache/hadoop/security/authorize/class-use/AuthorizationException.html</text:p>
      <text:p text:style-name="P1">hadoop-2.9.0/share/doc/hadoop/common/api/org/apache/hadoop/security/authorize/class-use/DefaultImpersonationProvider.html</text:p>
      <text:p text:style-name="P1">hadoop-2.9.0/share/doc/hadoop/common/api/org/apache/hadoop/security/authorize/class-use/AccessControlList.html</text:p>
      <text:p text:style-name="P1">hadoop-2.9.0/share/doc/hadoop/common/api/org/apache/hadoop/security/authorize/AccessControlList.html</text:p>
      <text:p text:style-name="P1">hadoop-2.9.0/share/doc/hadoop/common/api/org/apache/hadoop/security/authorize/package-summary.html</text:p>
      <text:p text:style-name="P1">hadoop-2.9.0/share/doc/hadoop/common/api/org/apache/hadoop/security/proto/</text:p>
      <text:p text:style-name="P1">hadoop-2.9.0/share/doc/hadoop/common/api/org/apache/hadoop/security/proto/SecurityProtos.RenewDelegationTokenRequestProto.Builder.html</text:p>
      <text:p text:style-name="P1">hadoop-2.9.0/share/doc/hadoop/common/api/org/apache/hadoop/security/proto/RefreshUserMappingsProtocolProtos.RefreshUserMappingsProtocolService.Interface.html</text:p>
      <text:p text:style-name="P1">hadoop-2.9.0/share/doc/hadoop/common/api/org/apache/hadoop/security/proto/package-use.html</text:p>
      <text:p text:style-name="P1">hadoop-2.9.0/share/doc/hadoop/common/api/org/apache/hadoop/security/proto/RefreshAuthorizationPolicyProtocolProtos.RefreshServiceAclResponseProto.html</text:p>
      <text:p text:style-name="P1">hadoop-2.9.0/share/doc/hadoop/common/api/org/apache/hadoop/security/proto/SecurityProtos.TokenProto.html</text:p>
      <text:p text:style-name="P1">hadoop-2.9.0/share/doc/hadoop/common/api/org/apache/hadoop/security/proto/RefreshUserMappingsProtocolProtos.RefreshUserToGroupsMappingsRequestProtoOrBuilder.html</text:p>
      <text:p text:style-name="P1">hadoop-2.9.0/share/doc/hadoop/common/api/org/apache/hadoop/security/proto/SecurityProtos.GetDelegationTokenRequestProto.Builder.html</text:p>
      <text:p text:style-name="P1">hadoop-2.9.0/share/doc/hadoop/common/api/org/apache/hadoop/security/proto/package-tree.html</text:p>
      <text:p text:style-name="P1">hadoop-2.9.0/share/doc/hadoop/common/api/org/apache/hadoop/security/proto/RefreshAuthorizationPolicyProtocolProtos.RefreshServiceAclResponseProto.Builder.html</text:p>
      <text:p text:style-name="P1">hadoop-2.9.0/share/doc/hadoop/common/api/org/apache/hadoop/security/proto/RefreshUserMappingsProtocolProtos.RefreshUserMappingsProtocolService.BlockingInterface.html</text:p>
      <text:p text:style-name="P1">hadoop-2.9.0/share/doc/hadoop/common/api/org/apache/hadoop/security/proto/RefreshAuthorizationPolicyProtocolProtos.RefreshAuthorizationPolicyProtocolService.html</text:p>
      <text:p text:style-name="P1">hadoop-2.9.0/share/doc/hadoop/common/api/org/apache/hadoop/security/proto/SecurityProtos.RenewDelegationTokenResponseProto.html</text:p>
      <text:p text:style-name="P1">hadoop-2.9.0/share/doc/hadoop/common/api/org/apache/hadoop/security/proto/SecurityProtos.GetDelegationTokenRequestProtoOrBuilder.html</text:p>
      <text:p text:style-name="P1">hadoop-2.9.0/share/doc/hadoop/common/api/org/apache/hadoop/security/proto/SecurityProtos.TokenProto.Builder.html</text:p>
      <text:p text:style-name="P1">hadoop-2.9.0/share/doc/hadoop/common/api/org/apache/hadoop/security/proto/package-frame.html</text:p>
      <text:p text:style-name="P1"><text:soft-page-break/>hadoop-2.9.0/share/doc/hadoop/common/api/org/apache/hadoop/security/proto/RefreshAuthorizationPolicyProtocolProtos.RefreshServiceAclResponseProtoOrBuilder.html</text:p>
      <text:p text:style-name="P1">hadoop-2.9.0/share/doc/hadoop/common/api/org/apache/hadoop/security/proto/SecurityProtos.CancelDelegationTokenRequestProto.Builder.html</text:p>
      <text:p text:style-name="P1">hadoop-2.9.0/share/doc/hadoop/common/api/org/apache/hadoop/security/proto/RefreshUserMappingsProtocolProtos.RefreshUserToGroupsMappingsResponseProtoOrBuilder.html</text:p>
      <text:p text:style-name="P1">hadoop-2.9.0/share/doc/hadoop/common/api/org/apache/hadoop/security/proto/SecurityProtos.TokenProtoOrBuilder.html</text:p>
      <text:p text:style-name="P1">hadoop-2.9.0/share/doc/hadoop/common/api/org/apache/hadoop/security/proto/RefreshAuthorizationPolicyProtocolProtos.RefreshServiceAclRequestProto.html</text:p>
      <text:p text:style-name="P1">hadoop-2.9.0/share/doc/hadoop/common/api/org/apache/hadoop/security/proto/RefreshAuthorizationPolicyProtocolProtos.RefreshAuthorizationPolicyProtocolService.BlockingInterface.html</text:p>
      <text:p text:style-name="P1">hadoop-2.9.0/share/doc/hadoop/common/api/org/apache/hadoop/security/proto/SecurityProtos.CancelDelegationTokenResponseProto.html</text:p>
      <text:p text:style-name="P1">hadoop-2.9.0/share/doc/hadoop/common/api/org/apache/hadoop/security/proto/RefreshUserMappingsProtocolProtos.RefreshSuperUserGroupsConfigurationResponseProto.Builder.html</text:p>
      <text:p text:style-name="P1">hadoop-2.9.0/share/doc/hadoop/common/api/org/apache/hadoop/security/proto/RefreshAuthorizationPolicyProtocolProtos.html</text:p>
      <text:p text:style-name="P1">hadoop-2.9.0/share/doc/hadoop/common/api/org/apache/hadoop/security/proto/SecurityProtos.html</text:p>
      <text:p text:style-name="P1">hadoop-2.9.0/share/doc/hadoop/common/api/org/apache/hadoop/security/proto/SecurityProtos.GetDelegationTokenRequestProto.html</text:p>
      <text:p text:style-name="P1">hadoop-2.9.0/share/doc/hadoop/common/api/org/apache/hadoop/security/proto/RefreshUserMappingsProtocolProtos.RefreshSuperUserGroupsConfigurationRequestProto.Builder.html</text:p>
      <text:p text:style-name="P1">hadoop-2.9.0/share/doc/hadoop/common/api/org/apache/hadoop/security/proto/RefreshUserMappingsProtocolProtos.RefreshUserToGroupsMappingsRequestProto.html</text:p>
      <text:p text:style-name="P1">hadoop-2.9.0/share/doc/hadoop/common/api/org/apache/hadoop/security/proto/SecurityProtos.GetDelegationTokenResponseProto.html</text:p>
      <text:p text:style-name="P1">hadoop-2.9.0/share/doc/hadoop/common/api/org/apache/hadoop/security/proto/SecurityProtos.CancelDelegationTokenRequestProto.html</text:p>
      <text:p text:style-name="P1">hadoop-2.9.0/share/doc/hadoop/common/api/org/apache/hadoop/security/proto/RefreshUserMappingsProtocolProtos.RefreshUserToGroupsMappingsRequestProto.Builder.html</text:p>
      <text:p text:style-name="P1">hadoop-2.9.0/share/doc/hadoop/common/api/org/apache/hadoop/security/proto/SecurityProtos.GetDelegationTokenResponseProto.Builder.html</text:p>
      <text:p text:style-name="P1">hadoop-2.9.0/share/doc/hadoop/common/api/org/apache/hadoop/security/proto/RefreshUserMappingsProtocolProtos.RefreshSuperUserGroupsConfigurationRequestProto.html</text:p>
      <text:p text:style-name="P1"><text:soft-page-break/>hadoop-2.9.0/share/doc/hadoop/common/api/org/apache/hadoop/security/proto/class-use/</text:p>
      <text:p text:style-name="P1">hadoop-2.9.0/share/doc/hadoop/common/api/org/apache/hadoop/security/proto/class-use/SecurityProtos.RenewDelegationTokenRequestProto.Builder.html</text:p>
      <text:p text:style-name="P1">hadoop-2.9.0/share/doc/hadoop/common/api/org/apache/hadoop/security/proto/class-use/RefreshUserMappingsProtocolProtos.RefreshUserMappingsProtocolService.Interface.html</text:p>
      <text:p text:style-name="P1">hadoop-2.9.0/share/doc/hadoop/common/api/org/apache/hadoop/security/proto/class-use/RefreshAuthorizationPolicyProtocolProtos.RefreshServiceAclResponseProto.html</text:p>
      <text:p text:style-name="P1">hadoop-2.9.0/share/doc/hadoop/common/api/org/apache/hadoop/security/proto/class-use/SecurityProtos.TokenProto.html</text:p>
      <text:p text:style-name="P1">hadoop-2.9.0/share/doc/hadoop/common/api/org/apache/hadoop/security/proto/class-use/RefreshUserMappingsProtocolProtos.RefreshUserToGroupsMappingsRequestProtoOrBuilder.html</text:p>
      <text:p text:style-name="P1">hadoop-2.9.0/share/doc/hadoop/common/api/org/apache/hadoop/security/proto/class-use/SecurityProtos.GetDelegationTokenRequestProto.Builder.html</text:p>
      <text:p text:style-name="P1">hadoop-2.9.0/share/doc/hadoop/common/api/org/apache/hadoop/security/proto/class-use/RefreshAuthorizationPolicyProtocolProtos.RefreshServiceAclResponseProto.Builder.html</text:p>
      <text:p text:style-name="P1">hadoop-2.9.0/share/doc/hadoop/common/api/org/apache/hadoop/security/proto/class-use/RefreshUserMappingsProtocolProtos.RefreshUserMappingsProtocolService.BlockingInterface.html</text:p>
      <text:p text:style-name="P1">hadoop-2.9.0/share/doc/hadoop/common/api/org/apache/hadoop/security/proto/class-use/RefreshAuthorizationPolicyProtocolProtos.RefreshAuthorizationPolicyProtocolService.html</text:p>
      <text:p text:style-name="P1">hadoop-2.9.0/share/doc/hadoop/common/api/org/apache/hadoop/security/proto/class-use/SecurityProtos.RenewDelegationTokenResponseProto.html</text:p>
      <text:p text:style-name="P1">hadoop-2.9.0/share/doc/hadoop/common/api/org/apache/hadoop/security/proto/class-use/SecurityProtos.GetDelegationTokenRequestProtoOrBuilder.html</text:p>
      <text:p text:style-name="P1">hadoop-2.9.0/share/doc/hadoop/common/api/org/apache/hadoop/security/proto/class-use/SecurityProtos.TokenProto.Builder.html</text:p>
      <text:p text:style-name="P1">hadoop-2.9.0/share/doc/hadoop/common/api/org/apache/hadoop/security/proto/class-use/RefreshAuthorizationPolicyProtocolProtos.RefreshServiceAclResponseProtoOrBuilder.html</text:p>
      <text:p text:style-name="P1">hadoop-2.9.0/share/doc/hadoop/common/api/org/apache/hadoop/security/proto/class-use/SecurityProtos.CancelDelegationTokenRequestProto.Builder.html</text:p>
      <text:p text:style-name="P1">hadoop-2.9.0/share/doc/hadoop/common/api/org/apache/hadoop/security/proto/class-use/RefreshUserMappingsProtocolProtos.RefreshUserToGroupsMappingsResponseProtoOrBuilder.html</text:p>
      <text:p text:style-name="P1">hadoop-2.9.0/share/doc/hadoop/common/api/org/apache/hadoop/security/proto/class-use/SecurityProtos.TokenProtoOrBuilder.html</text:p>
      <text:p text:style-name="P1">hadoop-2.9.0/share/doc/hadoop/common/api/org/apache/hadoop/security/proto/class-use/RefreshAuthorizationPolicyProtocolProtos.RefreshServiceAclRequestProto.html</text:p>
      <text:p text:style-name="P1">hadoop-2.9.0/share/doc/hadoop/common/api/org/apache/hadoop/security/proto/class-use/RefreshAuthorizationPolicyProtocolProtos.RefreshAuthorizationPolicyProtocolService.BlockingInterface.html</text:p>
      <text:p text:style-name="P1">hadoop-2.9.0/share/doc/hadoop/common/api/org/apache/hadoop/security/proto/class-use/SecurityProtos.CancelDelegationTokenResponseProto.html</text:p>
      <text:p text:style-name="P1">hadoop-2.9.0/share/doc/hadoop/common/api/org/apache/hadoop/security/proto/class-use/RefreshUserMappingsProtocolProtos.RefreshSuperUserGroupsConfigurationResponseProto.Builder.html</text:p>
      <text:p text:style-name="P1">hadoop-2.9.0/share/doc/hadoop/common/api/org/apache/hadoop/security/proto/class-use/RefreshAuthorizationPolicyProtocolProtos.html</text:p>
      <text:p text:style-name="P1">hadoop-2.9.0/share/doc/hadoop/common/api/org/apache/hadoop/security/proto/class-use/SecurityProtos.html</text:p>
      <text:p text:style-name="P1">hadoop-2.9.0/share/doc/hadoop/common/api/org/apache/hadoop/security/proto/class-use/SecurityProtos.GetDelegationTokenRequestProto.html</text:p>
      <text:p text:style-name="P1"><text:soft-page-break/>hadoop-2.9.0/share/doc/hadoop/common/api/org/apache/hadoop/security/proto/class-use/RefreshUserMappingsProtocolProtos.RefreshSuperUserGroupsConfigurationRequestProto.Builder.html</text:p>
      <text:p text:style-name="P1">hadoop-2.9.0/share/doc/hadoop/common/api/org/apache/hadoop/security/proto/class-use/RefreshUserMappingsProtocolProtos.RefreshUserToGroupsMappingsRequestProto.html</text:p>
      <text:p text:style-name="P1">hadoop-2.9.0/share/doc/hadoop/common/api/org/apache/hadoop/security/proto/class-use/SecurityProtos.GetDelegationTokenResponseProto.html</text:p>
      <text:p text:style-name="P1">hadoop-2.9.0/share/doc/hadoop/common/api/org/apache/hadoop/security/proto/class-use/SecurityProtos.CancelDelegationTokenRequestProto.html</text:p>
      <text:p text:style-name="P1">hadoop-2.9.0/share/doc/hadoop/common/api/org/apache/hadoop/security/proto/class-use/RefreshUserMappingsProtocolProtos.RefreshUserToGroupsMappingsRequestProto.Builder.html</text:p>
      <text:p text:style-name="P1">hadoop-2.9.0/share/doc/hadoop/common/api/org/apache/hadoop/security/proto/class-use/SecurityProtos.GetDelegationTokenResponseProto.Builder.html</text:p>
      <text:p text:style-name="P1">hadoop-2.9.0/share/doc/hadoop/common/api/org/apache/hadoop/security/proto/class-use/RefreshUserMappingsProtocolProtos.RefreshSuperUserGroupsConfigurationRequestProto.html</text:p>
      <text:p text:style-name="P1">hadoop-2.9.0/share/doc/hadoop/common/api/org/apache/hadoop/security/proto/class-use/RefreshAuthorizationPolicyProtocolProtos.RefreshAuthorizationPolicyProtocolService.Interface.html</text:p>
      <text:p text:style-name="P1">hadoop-2.9.0/share/doc/hadoop/common/api/org/apache/hadoop/security/proto/class-use/RefreshUserMappingsProtocolProtos.RefreshSuperUserGroupsConfigurationResponseProtoOrBuilder.html</text:p>
      <text:p text:style-name="P1">hadoop-2.9.0/share/doc/hadoop/common/api/org/apache/hadoop/security/proto/class-use/SecurityProtos.RenewDelegationTokenResponseProto.Builder.html</text:p>
      <text:p text:style-name="P1">hadoop-2.9.0/share/doc/hadoop/common/api/org/apache/hadoop/security/proto/class-use/RefreshUserMappingsProtocolProtos.RefreshUserMappingsProtocolService.html</text:p>
      <text:p text:style-name="P1">hadoop-2.9.0/share/doc/hadoop/common/api/org/apache/hadoop/security/proto/class-use/SecurityProtos.CancelDelegationTokenResponseProto.Builder.html</text:p>
      <text:p text:style-name="P1">hadoop-2.9.0/share/doc/hadoop/common/api/org/apache/hadoop/security/proto/class-use/RefreshUserMappingsProtocolProtos.html</text:p>
      <text:p text:style-name="P1">hadoop-2.9.0/share/doc/hadoop/common/api/org/apache/hadoop/security/proto/class-use/RefreshUserMappingsProtocolProtos.RefreshUserMappingsProtocolService.Stub.html</text:p>
      <text:p text:style-name="P1">hadoop-2.9.0/share/doc/hadoop/common/api/org/apache/hadoop/security/proto/class-use/RefreshAuthorizationPolicyProtocolProtos.RefreshServiceAclRequestProto.Builder.html</text:p>
      <text:p text:style-name="P1">hadoop-2.9.0/share/doc/hadoop/common/api/org/apache/hadoop/security/proto/class-use/RefreshUserMappingsProtocolProtos.RefreshUserToGroupsMappingsResponseProto.html</text:p>
      <text:p text:style-name="P1">hadoop-2.9.0/share/doc/hadoop/common/api/org/apache/hadoop/security/proto/class-use/SecurityProtos.CancelDelegationTokenResponseProtoOrBuilder.html</text:p>
      <text:p text:style-name="P1">hadoop-2.9.0/share/doc/hadoop/common/api/org/apache/hadoop/security/proto/class-use/RefreshUserMappingsProtocolProtos.RefreshUserToGroupsMappingsResponseProto.Builder.html</text:p>
      <text:p text:style-name="P1">hadoop-2.9.0/share/doc/hadoop/common/api/org/apache/hadoop/security/proto/class-use/SecurityProtos.RenewDelegationTokenRequestProto.html</text:p>
      <text:p text:style-name="P1">hadoop-2.9.0/share/doc/hadoop/common/api/org/apache/hadoop/security/proto/class-use/RefreshUserMappingsProtocolProtos.RefreshSuperUserGroupsConfigurationRequestProtoOrBuilder.html</text:p>
      <text:p text:style-name="P1">hadoop-2.9.0/share/doc/hadoop/common/api/org/apache/hadoop/security/proto/class-use/SecurityProtos.RenewDelegationTokenResponseProtoOrBuilder.html</text:p>
      <text:p text:style-name="P1">hadoop-2.9.0/share/doc/hadoop/common/api/org/apache/hadoop/security/proto/class-use/RefreshAuthorizationPolicyProtocolProtos.RefreshAuthorizationPolicyProtocolService.Stub.html</text:p>
      <text:p text:style-name="P1"><text:soft-page-break/>hadoop-2.9.0/share/doc/hadoop/common/api/org/apache/hadoop/security/proto/class-use/SecurityProtos.GetDelegationTokenResponseProtoOrBuilder.html</text:p>
      <text:p text:style-name="P1">hadoop-2.9.0/share/doc/hadoop/common/api/org/apache/hadoop/security/proto/class-use/RefreshAuthorizationPolicyProtocolProtos.RefreshServiceAclRequestProtoOrBuilder.html</text:p>
      <text:p text:style-name="P1">hadoop-2.9.0/share/doc/hadoop/common/api/org/apache/hadoop/security/proto/class-use/SecurityProtos.CancelDelegationTokenRequestProtoOrBuilder.html</text:p>
      <text:p text:style-name="P1">hadoop-2.9.0/share/doc/hadoop/common/api/org/apache/hadoop/security/proto/class-use/SecurityProtos.RenewDelegationTokenRequestProtoOrBuilder.html</text:p>
      <text:p text:style-name="P1">hadoop-2.9.0/share/doc/hadoop/common/api/org/apache/hadoop/security/proto/class-use/RefreshUserMappingsProtocolProtos.RefreshSuperUserGroupsConfigurationResponseProto.html</text:p>
      <text:p text:style-name="P1">hadoop-2.9.0/share/doc/hadoop/common/api/org/apache/hadoop/security/proto/RefreshAuthorizationPolicyProtocolProtos.RefreshAuthorizationPolicyProtocolService.Interface.html</text:p>
      <text:p text:style-name="P1">hadoop-2.9.0/share/doc/hadoop/common/api/org/apache/hadoop/security/proto/RefreshUserMappingsProtocolProtos.RefreshSuperUserGroupsConfigurationResponseProtoOrBuilder.html</text:p>
      <text:p text:style-name="P1">hadoop-2.9.0/share/doc/hadoop/common/api/org/apache/hadoop/security/proto/SecurityProtos.RenewDelegationTokenResponseProto.Builder.html</text:p>
      <text:p text:style-name="P1">hadoop-2.9.0/share/doc/hadoop/common/api/org/apache/hadoop/security/proto/RefreshUserMappingsProtocolProtos.RefreshUserMappingsProtocolService.html</text:p>
      <text:p text:style-name="P1">hadoop-2.9.0/share/doc/hadoop/common/api/org/apache/hadoop/security/proto/SecurityProtos.CancelDelegationTokenResponseProto.Builder.html</text:p>
      <text:p text:style-name="P1">hadoop-2.9.0/share/doc/hadoop/common/api/org/apache/hadoop/security/proto/RefreshUserMappingsProtocolProtos.html</text:p>
      <text:p text:style-name="P1">hadoop-2.9.0/share/doc/hadoop/common/api/org/apache/hadoop/security/proto/RefreshUserMappingsProtocolProtos.RefreshUserMappingsProtocolService.Stub.html</text:p>
      <text:p text:style-name="P1">hadoop-2.9.0/share/doc/hadoop/common/api/org/apache/hadoop/security/proto/RefreshAuthorizationPolicyProtocolProtos.RefreshServiceAclRequestProto.Builder.html</text:p>
      <text:p text:style-name="P1">hadoop-2.9.0/share/doc/hadoop/common/api/org/apache/hadoop/security/proto/package-summary.html</text:p>
      <text:p text:style-name="P1">hadoop-2.9.0/share/doc/hadoop/common/api/org/apache/hadoop/security/proto/RefreshUserMappingsProtocolProtos.RefreshUserToGroupsMappingsResponseProto.html</text:p>
      <text:p text:style-name="P1">hadoop-2.9.0/share/doc/hadoop/common/api/org/apache/hadoop/security/proto/SecurityProtos.CancelDelegationTokenResponseProtoOrBuilder.html</text:p>
      <text:p text:style-name="P1">hadoop-2.9.0/share/doc/hadoop/common/api/org/apache/hadoop/security/proto/RefreshUserMappingsProtocolProtos.RefreshUserToGroupsMappingsResponseProto.Builder.html</text:p>
      <text:p text:style-name="P1">hadoop-2.9.0/share/doc/hadoop/common/api/org/apache/hadoop/security/proto/SecurityProtos.RenewDelegationTokenRequestProto.html</text:p>
      <text:p text:style-name="P1">hadoop-2.9.0/share/doc/hadoop/common/api/org/apache/hadoop/security/proto/RefreshUserMappingsProtocolProtos.RefreshSuperUserGroupsConfigurationRequestProtoOrBuilder.html</text:p>
      <text:p text:style-name="P1"><text:soft-page-break/>hadoop-2.9.0/share/doc/hadoop/common/api/org/apache/hadoop/security/proto/SecurityProtos.RenewDelegationTokenResponseProtoOrBuilder.html</text:p>
      <text:p text:style-name="P1">hadoop-2.9.0/share/doc/hadoop/common/api/org/apache/hadoop/security/proto/RefreshAuthorizationPolicyProtocolProtos.RefreshAuthorizationPolicyProtocolService.Stub.html</text:p>
      <text:p text:style-name="P1">hadoop-2.9.0/share/doc/hadoop/common/api/org/apache/hadoop/security/proto/SecurityProtos.GetDelegationTokenResponseProtoOrBuilder.html</text:p>
      <text:p text:style-name="P1">hadoop-2.9.0/share/doc/hadoop/common/api/org/apache/hadoop/security/proto/RefreshAuthorizationPolicyProtocolProtos.RefreshServiceAclRequestProtoOrBuilder.html</text:p>
      <text:p text:style-name="P1">hadoop-2.9.0/share/doc/hadoop/common/api/org/apache/hadoop/security/proto/SecurityProtos.CancelDelegationTokenRequestProtoOrBuilder.html</text:p>
      <text:p text:style-name="P1">hadoop-2.9.0/share/doc/hadoop/common/api/org/apache/hadoop/security/proto/SecurityProtos.RenewDelegationTokenRequestProtoOrBuilder.html</text:p>
      <text:p text:style-name="P1">hadoop-2.9.0/share/doc/hadoop/common/api/org/apache/hadoop/security/proto/RefreshUserMappingsProtocolProtos.RefreshSuperUserGroupsConfigurationResponseProto.html</text:p>
      <text:p text:style-name="P1">hadoop-2.9.0/share/doc/hadoop/common/api/org/apache/hadoop/security/SaslPropertiesResolver.html</text:p>
      <text:p text:style-name="P1">hadoop-2.9.0/share/doc/hadoop/common/api/org/apache/hadoop/security/IdMappingConstant.html</text:p>
      <text:p text:style-name="P1">hadoop-2.9.0/share/doc/hadoop/common/api/org/apache/hadoop/security/AuthenticationWithProxyUserFilter.html</text:p>
      <text:p text:style-name="P1">hadoop-2.9.0/share/doc/hadoop/common/api/org/apache/hadoop/security/KDiag.KerberosDiagsFailure.html</text:p>
      <text:p text:style-name="P1">hadoop-2.9.0/share/doc/hadoop/common/api/org/apache/hadoop/security/AnnotatedSecurityInfo.html</text:p>
      <text:p text:style-name="P1">hadoop-2.9.0/share/doc/hadoop/common/api/org/apache/hadoop/security/protocolPB/</text:p>
      <text:p text:style-name="P1">hadoop-2.9.0/share/doc/hadoop/common/api/org/apache/hadoop/security/protocolPB/package-use.html</text:p>
      <text:p text:style-name="P1">hadoop-2.9.0/share/doc/hadoop/common/api/org/apache/hadoop/security/protocolPB/RefreshAuthorizationPolicyProtocolServerSideTranslatorPB.html</text:p>
      <text:p text:style-name="P1">hadoop-2.9.0/share/doc/hadoop/common/api/org/apache/hadoop/security/protocolPB/package-tree.html</text:p>
      <text:p text:style-name="P1">hadoop-2.9.0/share/doc/hadoop/common/api/org/apache/hadoop/security/protocolPB/package-frame.html</text:p>
      <text:p text:style-name="P1">hadoop-2.9.0/share/doc/hadoop/common/api/org/apache/hadoop/security/protocolPB/RefreshUserMappingsProtocolServerSideTranslatorPB.html</text:p>
      <text:p text:style-name="P1">hadoop-2.9.0/share/doc/hadoop/common/api/org/apache/hadoop/security/protocolPB/RefreshUserMappingsProtocolClientSideTranslatorPB.html</text:p>
      <text:p text:style-name="P1">hadoop-2.9.0/share/doc/hadoop/common/api/org/apache/hadoop/security/protocolPB/class-use/</text:p>
      <text:p text:style-name="P1">hadoop-2.9.0/share/doc/hadoop/common/api/org/apache/hadoop/security/protocolPB/class-use/RefreshAuthorizationPolicyProtocolServerSideTranslatorPB.html</text:p>
      <text:p text:style-name="P1">hadoop-2.9.0/share/doc/hadoop/common/api/org/apache/hadoop/security/protocolPB/class-use/RefreshUserMappingsProtocolServerSideTranslatorPB.html</text:p>
      <text:p text:style-name="P1"><text:soft-page-break/>hadoop-2.9.0/share/doc/hadoop/common/api/org/apache/hadoop/security/protocolPB/class-use/RefreshUserMappingsProtocolClientSideTranslatorPB.html</text:p>
      <text:p text:style-name="P1">hadoop-2.9.0/share/doc/hadoop/common/api/org/apache/hadoop/security/protocolPB/class-use/RefreshAuthorizationPolicyProtocolClientSideTranslatorPB.html</text:p>
      <text:p text:style-name="P1">hadoop-2.9.0/share/doc/hadoop/common/api/org/apache/hadoop/security/protocolPB/package-summary.html</text:p>
      <text:p text:style-name="P1">hadoop-2.9.0/share/doc/hadoop/common/api/org/apache/hadoop/security/protocolPB/RefreshAuthorizationPolicyProtocolClientSideTranslatorPB.html</text:p>
      <text:p text:style-name="P1">hadoop-2.9.0/share/doc/hadoop/common/api/org/apache/hadoop/security/SaslPlainServer.SaslPlainServerFactory.html</text:p>
      <text:p text:style-name="P1">hadoop-2.9.0/share/doc/hadoop/common/api/org/apache/hadoop/security/KerberosAuthException.html</text:p>
      <text:p text:style-name="P1">hadoop-2.9.0/share/doc/hadoop/common/api/org/apache/hadoop/security/SaslRpcServer.QualityOfProtection.html</text:p>
      <text:p text:style-name="P1">hadoop-2.9.0/share/doc/hadoop/common/api/org/apache/hadoop/security/IdMappingServiceProvider.html</text:p>
      <text:p text:style-name="P1">hadoop-2.9.0/share/doc/hadoop/common/api/org/apache/hadoop/security/Credentials.html</text:p>
      <text:p text:style-name="P1">hadoop-2.9.0/share/doc/hadoop/common/api/org/apache/hadoop/security/class-use/</text:p>
      <text:p text:style-name="P1">hadoop-2.9.0/share/doc/hadoop/common/api/org/apache/hadoop/security/class-use/JniBasedUnixGroupsNetgroupMappingWithFallback.html</text:p>
      <text:p text:style-name="P1">hadoop-2.9.0/share/doc/hadoop/common/api/org/apache/hadoop/security/class-use/JniBasedUnixGroupsMappingWithFallback.html</text:p>
      <text:p text:style-name="P1">hadoop-2.9.0/share/doc/hadoop/common/api/org/apache/hadoop/security/class-use/HttpCrossOriginFilterInitializer.html</text:p>
      <text:p text:style-name="P1">hadoop-2.9.0/share/doc/hadoop/common/api/org/apache/hadoop/security/class-use/SaslRpcServer.SaslDigestCallbackHandler.html</text:p>
      <text:p text:style-name="P1">hadoop-2.9.0/share/doc/hadoop/common/api/org/apache/hadoop/security/class-use/AccessControlException.html</text:p>
      <text:p text:style-name="P1">hadoop-2.9.0/share/doc/hadoop/common/api/org/apache/hadoop/security/class-use/SaslPlainServer.SecurityProvider.html</text:p>
      <text:p text:style-name="P1">hadoop-2.9.0/share/doc/hadoop/common/api/org/apache/hadoop/security/class-use/WhitelistBasedResolver.html</text:p>
      <text:p text:style-name="P1">hadoop-2.9.0/share/doc/hadoop/common/api/org/apache/hadoop/security/class-use/UserGroupInformation.html</text:p>
      <text:p text:style-name="P1">hadoop-2.9.0/share/doc/hadoop/common/api/org/apache/hadoop/security/class-use/GroupMappingServiceProvider.html</text:p>
      <text:p text:style-name="P1">hadoop-2.9.0/share/doc/hadoop/common/api/org/apache/hadoop/security/class-use/ProviderUtils.html</text:p>
      <text:p text:style-name="P1">hadoop-2.9.0/share/doc/hadoop/common/api/org/apache/hadoop/security/class-use/AuthenticationFilterInitializer.html</text:p>
      <text:p text:style-name="P1">hadoop-2.9.0/share/doc/hadoop/common/api/org/apache/hadoop/security/class-use/SaslRpcServer.AuthMethod.html</text:p>
      <text:p text:style-name="P1">hadoop-2.9.0/share/doc/hadoop/common/api/org/apache/hadoop/security/class-use/SaslPropertiesResolver.html</text:p>
      <text:p text:style-name="P1">hadoop-2.9.0/share/doc/hadoop/common/api/org/apache/hadoop/security/class-use/IdMappingConstant.html</text:p>
      <text:p text:style-name="P1">hadoop-2.9.0/share/doc/hadoop/common/api/org/apache/hadoop/security/class-use/AuthenticationWithProxyUserFilter.html</text:p>
      <text:p text:style-name="P1"><text:soft-page-break/>hadoop-2.9.0/share/doc/hadoop/common/api/org/apache/hadoop/security/class-use/KDiag.KerberosDiagsFailure.html</text:p>
      <text:p text:style-name="P1">hadoop-2.9.0/share/doc/hadoop/common/api/org/apache/hadoop/security/class-use/AnnotatedSecurityInfo.html</text:p>
      <text:p text:style-name="P1">hadoop-2.9.0/share/doc/hadoop/common/api/org/apache/hadoop/security/class-use/SaslPlainServer.SaslPlainServerFactory.html</text:p>
      <text:p text:style-name="P1">hadoop-2.9.0/share/doc/hadoop/common/api/org/apache/hadoop/security/class-use/KerberosAuthException.html</text:p>
      <text:p text:style-name="P1">hadoop-2.9.0/share/doc/hadoop/common/api/org/apache/hadoop/security/class-use/SaslRpcServer.QualityOfProtection.html</text:p>
      <text:p text:style-name="P1">hadoop-2.9.0/share/doc/hadoop/common/api/org/apache/hadoop/security/class-use/IdMappingServiceProvider.html</text:p>
      <text:p text:style-name="P1">hadoop-2.9.0/share/doc/hadoop/common/api/org/apache/hadoop/security/class-use/Credentials.html</text:p>
      <text:p text:style-name="P1">hadoop-2.9.0/share/doc/hadoop/common/api/org/apache/hadoop/security/class-use/NullGroupsMapping.html</text:p>
      <text:p text:style-name="P1">hadoop-2.9.0/share/doc/hadoop/common/api/org/apache/hadoop/security/class-use/KDiag.html</text:p>
      <text:p text:style-name="P1">hadoop-2.9.0/share/doc/hadoop/common/api/org/apache/hadoop/security/class-use/SecurityUtil.QualifiedHostResolver.html</text:p>
      <text:p text:style-name="P1">hadoop-2.9.0/share/doc/hadoop/common/api/org/apache/hadoop/security/class-use/ShellBasedIdMapping.html</text:p>
      <text:p text:style-name="P1">hadoop-2.9.0/share/doc/hadoop/common/api/org/apache/hadoop/security/class-use/SecurityUtil.html</text:p>
      <text:p text:style-name="P1">hadoop-2.9.0/share/doc/hadoop/common/api/org/apache/hadoop/security/class-use/SaslRpcServer.SaslGssCallbackHandler.html</text:p>
      <text:p text:style-name="P1">hadoop-2.9.0/share/doc/hadoop/common/api/org/apache/hadoop/security/class-use/UserGroupInformation.AuthenticationMethod.html</text:p>
      <text:p text:style-name="P1">hadoop-2.9.0/share/doc/hadoop/common/api/org/apache/hadoop/security/alias/</text:p>
      <text:p text:style-name="P1">hadoop-2.9.0/share/doc/hadoop/common/api/org/apache/hadoop/security/alias/package-use.html</text:p>
      <text:p text:style-name="P1">hadoop-2.9.0/share/doc/hadoop/common/api/org/apache/hadoop/security/alias/package-tree.html</text:p>
      <text:p text:style-name="P1">hadoop-2.9.0/share/doc/hadoop/common/api/org/apache/hadoop/security/alias/CredentialProvider.CredentialEntry.html</text:p>
      <text:p text:style-name="P1">hadoop-2.9.0/share/doc/hadoop/common/api/org/apache/hadoop/security/alias/package-frame.html</text:p>
      <text:p text:style-name="P1">hadoop-2.9.0/share/doc/hadoop/common/api/org/apache/hadoop/security/alias/CredentialShell.html</text:p>
      <text:p text:style-name="P1">hadoop-2.9.0/share/doc/hadoop/common/api/org/apache/hadoop/security/alias/JavaKeyStoreProvider.Factory.html</text:p>
      <text:p text:style-name="P1">hadoop-2.9.0/share/doc/hadoop/common/api/org/apache/hadoop/security/alias/LocalJavaKeyStoreProvider.Factory.html</text:p>
      <text:p text:style-name="P1">hadoop-2.9.0/share/doc/hadoop/common/api/org/apache/hadoop/security/alias/CredentialProviderFactory.html</text:p>
      <text:p text:style-name="P1">hadoop-2.9.0/share/doc/hadoop/common/api/org/apache/hadoop/security/alias/class-use/</text:p>
      <text:p text:style-name="P1">hadoop-2.9.0/share/doc/hadoop/common/api/org/apache/hadoop/security/alias/class-use/CredentialProvider.CredentialEntry.html</text:p>
      <text:p text:style-name="P1">hadoop-2.9.0/share/doc/hadoop/common/api/org/apache/hadoop/security/alias/class-use/CredentialShell.html</text:p>
      <text:p text:style-name="P1">hadoop-2.9.0/share/doc/hadoop/common/api/org/apache/hadoop/security/alias/class-use/JavaKeyStoreProvider.Factory.html</text:p>
      <text:p text:style-name="P1">hadoop-2.9.0/share/doc/hadoop/common/api/org/apache/hadoop/security/alias/class-use/LocalJavaKeyStoreProvider.Factory.html</text:p>
      <text:p text:style-name="P1"><text:soft-page-break/>hadoop-2.9.0/share/doc/hadoop/common/api/org/apache/hadoop/security/alias/class-use/CredentialProviderFactory.html</text:p>
      <text:p text:style-name="P1">hadoop-2.9.0/share/doc/hadoop/common/api/org/apache/hadoop/security/alias/class-use/CredentialProvider.html</text:p>
      <text:p text:style-name="P1">hadoop-2.9.0/share/doc/hadoop/common/api/org/apache/hadoop/security/alias/class-use/CredentialShell.PasswordReader.html</text:p>
      <text:p text:style-name="P1">hadoop-2.9.0/share/doc/hadoop/common/api/org/apache/hadoop/security/alias/class-use/UserProvider.Factory.html</text:p>
      <text:p text:style-name="P1">hadoop-2.9.0/share/doc/hadoop/common/api/org/apache/hadoop/security/alias/CredentialProvider.html</text:p>
      <text:p text:style-name="P1">hadoop-2.9.0/share/doc/hadoop/common/api/org/apache/hadoop/security/alias/package-summary.html</text:p>
      <text:p text:style-name="P1">hadoop-2.9.0/share/doc/hadoop/common/api/org/apache/hadoop/security/alias/CredentialShell.PasswordReader.html</text:p>
      <text:p text:style-name="P1">hadoop-2.9.0/share/doc/hadoop/common/api/org/apache/hadoop/security/alias/UserProvider.Factory.html</text:p>
      <text:p text:style-name="P1">hadoop-2.9.0/share/doc/hadoop/common/api/org/apache/hadoop/security/NullGroupsMapping.html</text:p>
      <text:p text:style-name="P1">hadoop-2.9.0/share/doc/hadoop/common/api/org/apache/hadoop/security/KDiag.html</text:p>
      <text:p text:style-name="P1">hadoop-2.9.0/share/doc/hadoop/common/api/org/apache/hadoop/security/SecurityUtil.QualifiedHostResolver.html</text:p>
      <text:p text:style-name="P1">hadoop-2.9.0/share/doc/hadoop/common/api/org/apache/hadoop/security/package-summary.html</text:p>
      <text:p text:style-name="P1">hadoop-2.9.0/share/doc/hadoop/common/api/org/apache/hadoop/security/ShellBasedIdMapping.html</text:p>
      <text:p text:style-name="P1">hadoop-2.9.0/share/doc/hadoop/common/api/org/apache/hadoop/security/SecurityUtil.html</text:p>
      <text:p text:style-name="P1">hadoop-2.9.0/share/doc/hadoop/common/api/org/apache/hadoop/security/SaslRpcServer.SaslGssCallbackHandler.html</text:p>
      <text:p text:style-name="P1">hadoop-2.9.0/share/doc/hadoop/common/api/org/apache/hadoop/security/UserGroupInformation.AuthenticationMethod.html</text:p>
      <text:p text:style-name="P1">hadoop-2.9.0/share/doc/hadoop/common/api/org/apache/hadoop/tracing/</text:p>
      <text:p text:style-name="P1">hadoop-2.9.0/share/doc/hadoop/common/api/org/apache/hadoop/tracing/TraceAdminProtocol.html</text:p>
      <text:p text:style-name="P1">hadoop-2.9.0/share/doc/hadoop/common/api/org/apache/hadoop/tracing/TraceAdminPB.AddSpanReceiverRequestProto.html</text:p>
      <text:p text:style-name="P1">hadoop-2.9.0/share/doc/hadoop/common/api/org/apache/hadoop/tracing/TraceAdminPB.ConfigPair.html</text:p>
      <text:p text:style-name="P1">hadoop-2.9.0/share/doc/hadoop/common/api/org/apache/hadoop/tracing/package-use.html</text:p>
      <text:p text:style-name="P1">hadoop-2.9.0/share/doc/hadoop/common/api/org/apache/hadoop/tracing/TraceAdminPB.ListSpanReceiversResponseProto.Builder.html</text:p>
      <text:p text:style-name="P1">hadoop-2.9.0/share/doc/hadoop/common/api/org/apache/hadoop/tracing/TraceAdminPB.ListSpanReceiversRequestProto.html</text:p>
      <text:p text:style-name="P1">hadoop-2.9.0/share/doc/hadoop/common/api/org/apache/hadoop/tracing/package-tree.html</text:p>
      <text:p text:style-name="P1">hadoop-2.9.0/share/doc/hadoop/common/api/org/apache/hadoop/tracing/TraceAdminPB.RemoveSpanReceiverResponseProto.html</text:p>
      <text:p text:style-name="P1">hadoop-2.9.0/share/doc/hadoop/common/api/org/apache/hadoop/tracing/SpanReceiverInfo.html</text:p>
      <text:p text:style-name="P1">hadoop-2.9.0/share/doc/hadoop/common/api/org/apache/hadoop/tracing/package-frame.html</text:p>
      <text:p text:style-name="P1"><text:soft-page-break/>hadoop-2.9.0/share/doc/hadoop/common/api/org/apache/hadoop/tracing/TraceAdminPB.TraceAdminService.Stub.html</text:p>
      <text:p text:style-name="P1">hadoop-2.9.0/share/doc/hadoop/common/api/org/apache/hadoop/tracing/TraceAdminPB.SpanReceiverListInfo.Builder.html</text:p>
      <text:p text:style-name="P1">hadoop-2.9.0/share/doc/hadoop/common/api/org/apache/hadoop/tracing/TraceAdminPB.RemoveSpanReceiverResponseProto.Builder.html</text:p>
      <text:p text:style-name="P1">hadoop-2.9.0/share/doc/hadoop/common/api/org/apache/hadoop/tracing/TraceAdminPB.SpanReceiverListInfoOrBuilder.html</text:p>
      <text:p text:style-name="P1">hadoop-2.9.0/share/doc/hadoop/common/api/org/apache/hadoop/tracing/TraceAdminPB.TraceAdminService.Interface.html</text:p>
      <text:p text:style-name="P1">hadoop-2.9.0/share/doc/hadoop/common/api/org/apache/hadoop/tracing/TraceAdminPB.ListSpanReceiversResponseProto.html</text:p>
      <text:p text:style-name="P1">hadoop-2.9.0/share/doc/hadoop/common/api/org/apache/hadoop/tracing/TraceAdminPB.ListSpanReceiversRequestProtoOrBuilder.html</text:p>
      <text:p text:style-name="P1">hadoop-2.9.0/share/doc/hadoop/common/api/org/apache/hadoop/tracing/TraceAdminPB.ConfigPairOrBuilder.html</text:p>
      <text:p text:style-name="P1">hadoop-2.9.0/share/doc/hadoop/common/api/org/apache/hadoop/tracing/TraceAdminPB.SpanReceiverListInfo.html</text:p>
      <text:p text:style-name="P1">hadoop-2.9.0/share/doc/hadoop/common/api/org/apache/hadoop/tracing/TraceAdminPB.TraceAdminService.BlockingInterface.html</text:p>
      <text:p text:style-name="P1">hadoop-2.9.0/share/doc/hadoop/common/api/org/apache/hadoop/tracing/TraceAdminPB.TraceAdminService.html</text:p>
      <text:p text:style-name="P1">hadoop-2.9.0/share/doc/hadoop/common/api/org/apache/hadoop/tracing/TraceAdminPB.AddSpanReceiverRequestProtoOrBuilder.html</text:p>
      <text:p text:style-name="P1">hadoop-2.9.0/share/doc/hadoop/common/api/org/apache/hadoop/tracing/SpanReceiverInfoBuilder.html</text:p>
      <text:p text:style-name="P1">hadoop-2.9.0/share/doc/hadoop/common/api/org/apache/hadoop/tracing/TraceAdminPB.AddSpanReceiverResponseProtoOrBuilder.html</text:p>
      <text:p text:style-name="P1">hadoop-2.9.0/share/doc/hadoop/common/api/org/apache/hadoop/tracing/TraceAdminPB.html</text:p>
      <text:p text:style-name="P1">hadoop-2.9.0/share/doc/hadoop/common/api/org/apache/hadoop/tracing/TraceAdminPB.AddSpanReceiverResponseProto.html</text:p>
      <text:p text:style-name="P1">hadoop-2.9.0/share/doc/hadoop/common/api/org/apache/hadoop/tracing/TraceAdminPB.AddSpanReceiverRequestProto.Builder.html</text:p>
      <text:p text:style-name="P1">hadoop-2.9.0/share/doc/hadoop/common/api/org/apache/hadoop/tracing/class-use/</text:p>
      <text:p text:style-name="P1">hadoop-2.9.0/share/doc/hadoop/common/api/org/apache/hadoop/tracing/class-use/TraceAdminProtocol.html</text:p>
      <text:p text:style-name="P1"><text:soft-page-break/>hadoop-2.9.0/share/doc/hadoop/common/api/org/apache/hadoop/tracing/class-use/TraceAdminPB.AddSpanReceiverRequestProto.html</text:p>
      <text:p text:style-name="P1">hadoop-2.9.0/share/doc/hadoop/common/api/org/apache/hadoop/tracing/class-use/TraceAdminPB.ConfigPair.html</text:p>
      <text:p text:style-name="P1">hadoop-2.9.0/share/doc/hadoop/common/api/org/apache/hadoop/tracing/class-use/TraceAdminPB.ListSpanReceiversResponseProto.Builder.html</text:p>
      <text:p text:style-name="P1">hadoop-2.9.0/share/doc/hadoop/common/api/org/apache/hadoop/tracing/class-use/TraceAdminPB.ListSpanReceiversRequestProto.html</text:p>
      <text:p text:style-name="P1">hadoop-2.9.0/share/doc/hadoop/common/api/org/apache/hadoop/tracing/class-use/TraceAdminPB.RemoveSpanReceiverResponseProto.html</text:p>
      <text:p text:style-name="P1">hadoop-2.9.0/share/doc/hadoop/common/api/org/apache/hadoop/tracing/class-use/SpanReceiverInfo.html</text:p>
      <text:p text:style-name="P1">hadoop-2.9.0/share/doc/hadoop/common/api/org/apache/hadoop/tracing/class-use/TraceAdminPB.TraceAdminService.Stub.html</text:p>
      <text:p text:style-name="P1">hadoop-2.9.0/share/doc/hadoop/common/api/org/apache/hadoop/tracing/class-use/TraceAdminPB.SpanReceiverListInfo.Builder.html</text:p>
      <text:p text:style-name="P1">hadoop-2.9.0/share/doc/hadoop/common/api/org/apache/hadoop/tracing/class-use/TraceAdminPB.RemoveSpanReceiverResponseProto.Builder.html</text:p>
      <text:p text:style-name="P1">hadoop-2.9.0/share/doc/hadoop/common/api/org/apache/hadoop/tracing/class-use/TraceAdminPB.SpanReceiverListInfoOrBuilder.html</text:p>
      <text:p text:style-name="P1">hadoop-2.9.0/share/doc/hadoop/common/api/org/apache/hadoop/tracing/class-use/TraceAdminPB.TraceAdminService.Interface.html</text:p>
      <text:p text:style-name="P1">hadoop-2.9.0/share/doc/hadoop/common/api/org/apache/hadoop/tracing/class-use/TraceAdminPB.ListSpanReceiversResponseProto.html</text:p>
      <text:p text:style-name="P1">hadoop-2.9.0/share/doc/hadoop/common/api/org/apache/hadoop/tracing/class-use/TraceAdminPB.ListSpanReceiversRequestProtoOrBuilder.html</text:p>
      <text:p text:style-name="P1">hadoop-2.9.0/share/doc/hadoop/common/api/org/apache/hadoop/tracing/class-use/TraceAdminPB.ConfigPairOrBuilder.html</text:p>
      <text:p text:style-name="P1">hadoop-2.9.0/share/doc/hadoop/common/api/org/apache/hadoop/tracing/class-use/TraceAdminPB.SpanReceiverListInfo.html</text:p>
      <text:p text:style-name="P1">hadoop-2.9.0/share/doc/hadoop/common/api/org/apache/hadoop/tracing/class-use/TraceAdminPB.TraceAdminService.BlockingInterface.html</text:p>
      <text:p text:style-name="P1">hadoop-2.9.0/share/doc/hadoop/common/api/org/apache/hadoop/tracing/class-use/TraceAdminPB.TraceAdminService.html</text:p>
      <text:p text:style-name="P1">hadoop-2.9.0/share/doc/hadoop/common/api/org/apache/hadoop/tracing/class-use/TraceAdminPB.AddSpanReceiverRequestProtoOrBuilder.html</text:p>
      <text:p text:style-name="P1">hadoop-2.9.0/share/doc/hadoop/common/api/org/apache/hadoop/tracing/class-use/SpanReceiverInfoBuilder.html</text:p>
      <text:p text:style-name="P1">hadoop-2.9.0/share/doc/hadoop/common/api/org/apache/hadoop/tracing/class-use/TraceAdminPB.AddSpanReceiverResponseProtoOrBuilder.html</text:p>
      <text:p text:style-name="P1">hadoop-2.9.0/share/doc/hadoop/common/api/org/apache/hadoop/tracing/class-use/TraceAdminPB.html</text:p>
      <text:p text:style-name="P1">hadoop-2.9.0/share/doc/hadoop/common/api/org/apache/hadoop/tracing/class-use/TraceAdminPB.AddSpanReceiverResponseProto.html</text:p>
      <text:p text:style-name="P1">hadoop-2.9.0/share/doc/hadoop/common/api/org/apache/hadoop/tracing/class-use/TraceAdminPB.AddSpanReceiverRequestProto.Builder.html</text:p>
      <text:p text:style-name="P1">hadoop-2.9.0/share/doc/hadoop/common/api/org/apache/hadoop/tracing/class-use/TraceAdminPB.AddSpanReceiverResponseProto.Builder.html</text:p>
      <text:p text:style-name="P1">hadoop-2.9.0/share/doc/hadoop/common/api/org/apache/hadoop/tracing/class-use/TraceAdminProtocolPB.html</text:p>
      <text:p text:style-name="P1">hadoop-2.9.0/share/doc/hadoop/common/api/org/apache/hadoop/tracing/class-use/TraceAdminPB.ListSpanReceiversResponseProtoOrBuilder.html</text:p>
      <text:p text:style-name="P1"><text:soft-page-break/>hadoop-2.9.0/share/doc/hadoop/common/api/org/apache/hadoop/tracing/class-use/TraceAdminPB.RemoveSpanReceiverRequestProtoOrBuilder.html</text:p>
      <text:p text:style-name="P1">hadoop-2.9.0/share/doc/hadoop/common/api/org/apache/hadoop/tracing/class-use/TraceAdminPB.RemoveSpanReceiverResponseProtoOrBuilder.html</text:p>
      <text:p text:style-name="P1">hadoop-2.9.0/share/doc/hadoop/common/api/org/apache/hadoop/tracing/class-use/TraceAdminPB.RemoveSpanReceiverRequestProto.Builder.html</text:p>
      <text:p text:style-name="P1">hadoop-2.9.0/share/doc/hadoop/common/api/org/apache/hadoop/tracing/class-use/TraceAdminPB.ListSpanReceiversRequestProto.Builder.html</text:p>
      <text:p text:style-name="P1">hadoop-2.9.0/share/doc/hadoop/common/api/org/apache/hadoop/tracing/class-use/TraceAdminPB.ConfigPair.Builder.html</text:p>
      <text:p text:style-name="P1">hadoop-2.9.0/share/doc/hadoop/common/api/org/apache/hadoop/tracing/class-use/TraceAdminPB.RemoveSpanReceiverRequestProto.html</text:p>
      <text:p text:style-name="P1">hadoop-2.9.0/share/doc/hadoop/common/api/org/apache/hadoop/tracing/TraceAdminPB.AddSpanReceiverResponseProto.Builder.html</text:p>
      <text:p text:style-name="P1">hadoop-2.9.0/share/doc/hadoop/common/api/org/apache/hadoop/tracing/TraceAdminProtocolPB.html</text:p>
      <text:p text:style-name="P1">hadoop-2.9.0/share/doc/hadoop/common/api/org/apache/hadoop/tracing/TraceAdminPB.ListSpanReceiversResponseProtoOrBuilder.html</text:p>
      <text:p text:style-name="P1">hadoop-2.9.0/share/doc/hadoop/common/api/org/apache/hadoop/tracing/package-summary.html</text:p>
      <text:p text:style-name="P1">hadoop-2.9.0/share/doc/hadoop/common/api/org/apache/hadoop/tracing/TraceAdminPB.RemoveSpanReceiverRequestProtoOrBuilder.html</text:p>
      <text:p text:style-name="P1">hadoop-2.9.0/share/doc/hadoop/common/api/org/apache/hadoop/tracing/TraceAdminPB.RemoveSpanReceiverResponseProtoOrBuilder.html</text:p>
      <text:p text:style-name="P1">hadoop-2.9.0/share/doc/hadoop/common/api/org/apache/hadoop/tracing/TraceAdminPB.RemoveSpanReceiverRequestProto.Builder.html</text:p>
      <text:p text:style-name="P1">hadoop-2.9.0/share/doc/hadoop/common/api/org/apache/hadoop/tracing/TraceAdminPB.ListSpanReceiversRequestProto.Builder.html</text:p>
      <text:p text:style-name="P1">hadoop-2.9.0/share/doc/hadoop/common/api/org/apache/hadoop/tracing/TraceAdminPB.ConfigPair.Builder.html</text:p>
      <text:p text:style-name="P1">hadoop-2.9.0/share/doc/hadoop/common/api/org/apache/hadoop/tracing/TraceAdminPB.RemoveSpanReceiverRequestProto.html</text:p>
      <text:p text:style-name="P1">hadoop-2.9.0/share/doc/hadoop/common/api/org/apache/hadoop/package-summary.html</text:p>
      <text:p text:style-name="P1">hadoop-2.9.0/share/doc/hadoop/common/api/org/apache/hadoop/ha/</text:p>
      <text:p text:style-name="P1">hadoop-2.9.0/share/doc/hadoop/common/api/org/apache/hadoop/ha/ActiveStandbyElector.ActiveStandbyElectorCallback.html</text:p>
      <text:p text:style-name="P1">hadoop-2.9.0/share/doc/hadoop/common/api/org/apache/hadoop/ha/HAServiceProtocol.HAServiceState.html</text:p>
      <text:p text:style-name="P1">hadoop-2.9.0/share/doc/hadoop/common/api/org/apache/hadoop/ha/package-use.html</text:p>
      <text:p text:style-name="P1">hadoop-2.9.0/share/doc/hadoop/common/api/org/apache/hadoop/ha/FenceMethod.html</text:p>
      <text:p text:style-name="P1">hadoop-2.9.0/share/doc/hadoop/common/api/org/apache/hadoop/ha/package-tree.html</text:p>
      <text:p text:style-name="P1"><text:soft-page-break/>hadoop-2.9.0/share/doc/hadoop/common/api/org/apache/hadoop/ha/BadFencingConfigurationException.html</text:p>
      <text:p text:style-name="P1">hadoop-2.9.0/share/doc/hadoop/common/api/org/apache/hadoop/ha/HAServiceProtocol.RequestSource.html</text:p>
      <text:p text:style-name="P1">hadoop-2.9.0/share/doc/hadoop/common/api/org/apache/hadoop/ha/package-frame.html</text:p>
      <text:p text:style-name="P1">hadoop-2.9.0/share/doc/hadoop/common/api/org/apache/hadoop/ha/ServiceFailedException.html</text:p>
      <text:p text:style-name="P1">hadoop-2.9.0/share/doc/hadoop/common/api/org/apache/hadoop/ha/HealthCheckFailedException.html</text:p>
      <text:p text:style-name="P1">hadoop-2.9.0/share/doc/hadoop/common/api/org/apache/hadoop/ha/HAServiceProtocolHelper.html</text:p>
      <text:p text:style-name="P1">hadoop-2.9.0/share/doc/hadoop/common/api/org/apache/hadoop/ha/SshFenceByTcpPort.html</text:p>
      <text:p text:style-name="P1">hadoop-2.9.0/share/doc/hadoop/common/api/org/apache/hadoop/ha/HAServiceTarget.html</text:p>
      <text:p text:style-name="P1">hadoop-2.9.0/share/doc/hadoop/common/api/org/apache/hadoop/ha/proto/</text:p>
      <text:p text:style-name="P1">hadoop-2.9.0/share/doc/hadoop/common/api/org/apache/hadoop/ha/proto/HAServiceProtocolProtos.HAServiceStateProto.html</text:p>
      <text:p text:style-name="P1">hadoop-2.9.0/share/doc/hadoop/common/api/org/apache/hadoop/ha/proto/HAServiceProtocolProtos.HAStateChangeRequestInfoProtoOrBuilder.html</text:p>
      <text:p text:style-name="P1">hadoop-2.9.0/share/doc/hadoop/common/api/org/apache/hadoop/ha/proto/package-use.html</text:p>
      <text:p text:style-name="P1">hadoop-2.9.0/share/doc/hadoop/common/api/org/apache/hadoop/ha/proto/ZKFCProtocolProtos.GracefulFailoverRequestProtoOrBuilder.html</text:p>
      <text:p text:style-name="P1">hadoop-2.9.0/share/doc/hadoop/common/api/org/apache/hadoop/ha/proto/HAServiceProtocolProtos.TransitionToStandbyRequestProto.Builder.html</text:p>
      <text:p text:style-name="P1">hadoop-2.9.0/share/doc/hadoop/common/api/org/apache/hadoop/ha/proto/HAServiceProtocolProtos.HAStateChangeRequestInfoProto.html</text:p>
      <text:p text:style-name="P1">hadoop-2.9.0/share/doc/hadoop/common/api/org/apache/hadoop/ha/proto/HAServiceProtocolProtos.TransitionToStandbyRequestProtoOrBuilder.html</text:p>
      <text:p text:style-name="P1">hadoop-2.9.0/share/doc/hadoop/common/api/org/apache/hadoop/ha/proto/HAServiceProtocolProtos.TransitionToActiveResponseProto.html</text:p>
      <text:p text:style-name="P1">hadoop-2.9.0/share/doc/hadoop/common/api/org/apache/hadoop/ha/proto/package-tree.html</text:p>
      <text:p text:style-name="P1">hadoop-2.9.0/share/doc/hadoop/common/api/org/apache/hadoop/ha/proto/HAServiceProtocolProtos.GetServiceStatusResponseProto.html</text:p>
      <text:p text:style-name="P1">hadoop-2.9.0/share/doc/hadoop/common/api/org/apache/hadoop/ha/proto/HAServiceProtocolProtos.TransitionToActiveResponseProtoOrBuilder.html</text:p>
      <text:p text:style-name="P1">hadoop-2.9.0/share/doc/hadoop/common/api/org/apache/hadoop/ha/proto/package-frame.html</text:p>
      <text:p text:style-name="P1">hadoop-2.9.0/share/doc/hadoop/common/api/org/apache/hadoop/ha/proto/HAServiceProtocolProtos.HAStateChangeRequestInfoProto.Builder.html</text:p>
      <text:p text:style-name="P1">hadoop-2.9.0/share/doc/hadoop/common/api/org/apache/hadoop/ha/proto/HAServiceProtocolProtos.MonitorHealthRequestProto.Builder.html</text:p>
      <text:p text:style-name="P1">hadoop-2.9.0/share/doc/hadoop/common/api/org/apache/hadoop/ha/proto/HAServiceProtocolProtos.MonitorHealthResponseProtoOrBuilder.html</text:p>
      <text:p text:style-name="P1"><text:soft-page-break/>hadoop-2.9.0/share/doc/hadoop/common/api/org/apache/hadoop/ha/proto/ZKFCProtocolProtos.CedeActiveResponseProto.html</text:p>
      <text:p text:style-name="P1">hadoop-2.9.0/share/doc/hadoop/common/api/org/apache/hadoop/ha/proto/HAServiceProtocolProtos.GetServiceStatusRequestProto.html</text:p>
      <text:p text:style-name="P1">hadoop-2.9.0/share/doc/hadoop/common/api/org/apache/hadoop/ha/proto/HAServiceProtocolProtos.GetServiceStatusResponseProtoOrBuilder.html</text:p>
      <text:p text:style-name="P1">hadoop-2.9.0/share/doc/hadoop/common/api/org/apache/hadoop/ha/proto/ZKFCProtocolProtos.GracefulFailoverResponseProto.html</text:p>
      <text:p text:style-name="P1">hadoop-2.9.0/share/doc/hadoop/common/api/org/apache/hadoop/ha/proto/HAServiceProtocolProtos.HAServiceProtocolService.Stub.html</text:p>
      <text:p text:style-name="P1">hadoop-2.9.0/share/doc/hadoop/common/api/org/apache/hadoop/ha/proto/ZKFCProtocolProtos.CedeActiveRequestProto.html</text:p>
      <text:p text:style-name="P1">hadoop-2.9.0/share/doc/hadoop/common/api/org/apache/hadoop/ha/proto/HAServiceProtocolProtos.html</text:p>
      <text:p text:style-name="P1">hadoop-2.9.0/share/doc/hadoop/common/api/org/apache/hadoop/ha/proto/HAServiceProtocolProtos.MonitorHealthResponseProto.html</text:p>
      <text:p text:style-name="P1">hadoop-2.9.0/share/doc/hadoop/common/api/org/apache/hadoop/ha/proto/ZKFCProtocolProtos.ZKFCProtocolService.html</text:p>
      <text:p text:style-name="P1">hadoop-2.9.0/share/doc/hadoop/common/api/org/apache/hadoop/ha/proto/HAServiceProtocolProtos.GetServiceStatusRequestProtoOrBuilder.html</text:p>
      <text:p text:style-name="P1">hadoop-2.9.0/share/doc/hadoop/common/api/org/apache/hadoop/ha/proto/HAServiceProtocolProtos.GetServiceStatusRequestProto.Builder.html</text:p>
      <text:p text:style-name="P1">hadoop-2.9.0/share/doc/hadoop/common/api/org/apache/hadoop/ha/proto/ZKFCProtocolProtos.GracefulFailoverResponseProtoOrBuilder.html</text:p>
      <text:p text:style-name="P1">hadoop-2.9.0/share/doc/hadoop/common/api/org/apache/hadoop/ha/proto/class-use/</text:p>
      <text:p text:style-name="P1">hadoop-2.9.0/share/doc/hadoop/common/api/org/apache/hadoop/ha/proto/class-use/HAServiceProtocolProtos.HAServiceStateProto.html</text:p>
      <text:p text:style-name="P1">hadoop-2.9.0/share/doc/hadoop/common/api/org/apache/hadoop/ha/proto/class-use/HAServiceProtocolProtos.HAStateChangeRequestInfoProtoOrBuilder.html</text:p>
      <text:p text:style-name="P1">hadoop-2.9.0/share/doc/hadoop/common/api/org/apache/hadoop/ha/proto/class-use/ZKFCProtocolProtos.GracefulFailoverRequestProtoOrBuilder.html</text:p>
      <text:p text:style-name="P1">hadoop-2.9.0/share/doc/hadoop/common/api/org/apache/hadoop/ha/proto/class-use/HAServiceProtocolProtos.TransitionToStandbyRequestProto.Builder.html</text:p>
      <text:p text:style-name="P1">hadoop-2.9.0/share/doc/hadoop/common/api/org/apache/hadoop/ha/proto/class-use/HAServiceProtocolProtos.HAStateChangeRequestInfoProto.html</text:p>
      <text:p text:style-name="P1">hadoop-2.9.0/share/doc/hadoop/common/api/org/apache/hadoop/ha/proto/class-use/HAServiceProtocolProtos.TransitionToStandbyRequestProtoOrBuilder.html</text:p>
      <text:p text:style-name="P1">hadoop-2.9.0/share/doc/hadoop/common/api/org/apache/hadoop/ha/proto/class-use/HAServiceProtocolProtos.TransitionToActiveResponseProto.html</text:p>
      <text:p text:style-name="P1">hadoop-2.9.0/share/doc/hadoop/common/api/org/apache/hadoop/ha/proto/class-use/HAServiceProtocolProtos.GetServiceStatusResponseProto.html</text:p>
      <text:p text:style-name="P1"><text:soft-page-break/>hadoop-2.9.0/share/doc/hadoop/common/api/org/apache/hadoop/ha/proto/class-use/HAServiceProtocolProtos.TransitionToActiveResponseProtoOrBuilder.html</text:p>
      <text:p text:style-name="P1">hadoop-2.9.0/share/doc/hadoop/common/api/org/apache/hadoop/ha/proto/class-use/HAServiceProtocolProtos.HAStateChangeRequestInfoProto.Builder.html</text:p>
      <text:p text:style-name="P1">hadoop-2.9.0/share/doc/hadoop/common/api/org/apache/hadoop/ha/proto/class-use/HAServiceProtocolProtos.MonitorHealthRequestProto.Builder.html</text:p>
      <text:p text:style-name="P1">hadoop-2.9.0/share/doc/hadoop/common/api/org/apache/hadoop/ha/proto/class-use/HAServiceProtocolProtos.MonitorHealthResponseProtoOrBuilder.html</text:p>
      <text:p text:style-name="P1">hadoop-2.9.0/share/doc/hadoop/common/api/org/apache/hadoop/ha/proto/class-use/ZKFCProtocolProtos.CedeActiveResponseProto.html</text:p>
      <text:p text:style-name="P1">hadoop-2.9.0/share/doc/hadoop/common/api/org/apache/hadoop/ha/proto/class-use/HAServiceProtocolProtos.GetServiceStatusRequestProto.html</text:p>
      <text:p text:style-name="P1">hadoop-2.9.0/share/doc/hadoop/common/api/org/apache/hadoop/ha/proto/class-use/HAServiceProtocolProtos.GetServiceStatusResponseProtoOrBuilder.html</text:p>
      <text:p text:style-name="P1">hadoop-2.9.0/share/doc/hadoop/common/api/org/apache/hadoop/ha/proto/class-use/ZKFCProtocolProtos.GracefulFailoverResponseProto.html</text:p>
      <text:p text:style-name="P1">hadoop-2.9.0/share/doc/hadoop/common/api/org/apache/hadoop/ha/proto/class-use/HAServiceProtocolProtos.HAServiceProtocolService.Stub.html</text:p>
      <text:p text:style-name="P1">hadoop-2.9.0/share/doc/hadoop/common/api/org/apache/hadoop/ha/proto/class-use/ZKFCProtocolProtos.CedeActiveRequestProto.html</text:p>
      <text:p text:style-name="P1">hadoop-2.9.0/share/doc/hadoop/common/api/org/apache/hadoop/ha/proto/class-use/HAServiceProtocolProtos.html</text:p>
      <text:p text:style-name="P1">hadoop-2.9.0/share/doc/hadoop/common/api/org/apache/hadoop/ha/proto/class-use/HAServiceProtocolProtos.MonitorHealthResponseProto.html</text:p>
      <text:p text:style-name="P1">hadoop-2.9.0/share/doc/hadoop/common/api/org/apache/hadoop/ha/proto/class-use/ZKFCProtocolProtos.ZKFCProtocolService.html</text:p>
      <text:p text:style-name="P1">hadoop-2.9.0/share/doc/hadoop/common/api/org/apache/hadoop/ha/proto/class-use/HAServiceProtocolProtos.GetServiceStatusRequestProtoOrBuilder.html</text:p>
      <text:p text:style-name="P1">hadoop-2.9.0/share/doc/hadoop/common/api/org/apache/hadoop/ha/proto/class-use/HAServiceProtocolProtos.GetServiceStatusRequestProto.Builder.html</text:p>
      <text:p text:style-name="P1">hadoop-2.9.0/share/doc/hadoop/common/api/org/apache/hadoop/ha/proto/class-use/ZKFCProtocolProtos.GracefulFailoverResponseProtoOrBuilder.html</text:p>
      <text:p text:style-name="P1">hadoop-2.9.0/share/doc/hadoop/common/api/org/apache/hadoop/ha/proto/class-use/HAServiceProtocolProtos.GetServiceStatusResponseProto.Builder.html</text:p>
      <text:p text:style-name="P1">hadoop-2.9.0/share/doc/hadoop/common/api/org/apache/hadoop/ha/proto/class-use/HAServiceProtocolProtos.HAServiceProtocolService.Interface.html</text:p>
      <text:p text:style-name="P1">hadoop-2.9.0/share/doc/hadoop/common/api/org/apache/hadoop/ha/proto/class-use/HAServiceProtocolProtos.HAServiceProtocolService.BlockingInterface.html</text:p>
      <text:p text:style-name="P1">hadoop-2.9.0/share/doc/hadoop/common/api/org/apache/hadoop/ha/proto/class-use/HAServiceProtocolProtos.TransitionToStandbyResponseProtoOrBuilder.html</text:p>
      <text:p text:style-name="P1">hadoop-2.9.0/share/doc/hadoop/common/api/org/apache/hadoop/ha/proto/class-use/HAServiceProtocolProtos.MonitorHealthRequestProtoOrBuilder.html</text:p>
      <text:p text:style-name="P1">hadoop-2.9.0/share/doc/hadoop/common/api/org/apache/hadoop/ha/proto/class-use/ZKFCProtocolProtos.ZKFCProtocolService.BlockingInterface.html</text:p>
      <text:p text:style-name="P1">hadoop-2.9.0/share/doc/hadoop/common/api/org/apache/hadoop/ha/proto/class-use/ZKFCProtocolProtos.GracefulFailoverRequestProto.html</text:p>
      <text:p text:style-name="P1">hadoop-2.9.0/share/doc/hadoop/common/api/org/apache/hadoop/ha/proto/class-use/HAServiceProtocolProtos.HARequestSource.html</text:p>
      <text:p text:style-name="P1">hadoop-2.9.0/share/doc/hadoop/common/api/org/apache/hadoop/ha/proto/class-use/ZKFCProtocolProtos.html</text:p>
      <text:p text:style-name="P1">hadoop-2.9.0/share/doc/hadoop/common/api/org/apache/hadoop/ha/proto/class-use/ZKFCProtocolProtos.ZKFCProtocolService.Stub.html</text:p>
      <text:p text:style-name="P1"><text:soft-page-break/>hadoop-2.9.0/share/doc/hadoop/common/api/org/apache/hadoop/ha/proto/class-use/ZKFCProtocolProtos.GracefulFailoverResponseProto.Builder.html</text:p>
      <text:p text:style-name="P1">hadoop-2.9.0/share/doc/hadoop/common/api/org/apache/hadoop/ha/proto/class-use/HAServiceProtocolProtos.TransitionToActiveRequestProto.html</text:p>
      <text:p text:style-name="P1">hadoop-2.9.0/share/doc/hadoop/common/api/org/apache/hadoop/ha/proto/class-use/ZKFCProtocolProtos.CedeActiveRequestProtoOrBuilder.html</text:p>
      <text:p text:style-name="P1">hadoop-2.9.0/share/doc/hadoop/common/api/org/apache/hadoop/ha/proto/class-use/HAServiceProtocolProtos.TransitionToStandbyResponseProto.html</text:p>
      <text:p text:style-name="P1">hadoop-2.9.0/share/doc/hadoop/common/api/org/apache/hadoop/ha/proto/class-use/ZKFCProtocolProtos.CedeActiveResponseProtoOrBuilder.html</text:p>
      <text:p text:style-name="P1">hadoop-2.9.0/share/doc/hadoop/common/api/org/apache/hadoop/ha/proto/class-use/HAServiceProtocolProtos.MonitorHealthResponseProto.Builder.html</text:p>
      <text:p text:style-name="P1">hadoop-2.9.0/share/doc/hadoop/common/api/org/apache/hadoop/ha/proto/class-use/HAServiceProtocolProtos.TransitionToActiveRequestProtoOrBuilder.html</text:p>
      <text:p text:style-name="P1">hadoop-2.9.0/share/doc/hadoop/common/api/org/apache/hadoop/ha/proto/class-use/HAServiceProtocolProtos.TransitionToActiveResponseProto.Builder.html</text:p>
      <text:p text:style-name="P1">hadoop-2.9.0/share/doc/hadoop/common/api/org/apache/hadoop/ha/proto/class-use/HAServiceProtocolProtos.TransitionToActiveRequestProto.Builder.html</text:p>
      <text:p text:style-name="P1">hadoop-2.9.0/share/doc/hadoop/common/api/org/apache/hadoop/ha/proto/class-use/HAServiceProtocolProtos.TransitionToStandbyRequestProto.html</text:p>
      <text:p text:style-name="P1">hadoop-2.9.0/share/doc/hadoop/common/api/org/apache/hadoop/ha/proto/class-use/ZKFCProtocolProtos.CedeActiveRequestProto.Builder.html</text:p>
      <text:p text:style-name="P1">hadoop-2.9.0/share/doc/hadoop/common/api/org/apache/hadoop/ha/proto/class-use/ZKFCProtocolProtos.CedeActiveResponseProto.Builder.html</text:p>
      <text:p text:style-name="P1">hadoop-2.9.0/share/doc/hadoop/common/api/org/apache/hadoop/ha/proto/class-use/HAServiceProtocolProtos.HAServiceProtocolService.html</text:p>
      <text:p text:style-name="P1">hadoop-2.9.0/share/doc/hadoop/common/api/org/apache/hadoop/ha/proto/class-use/ZKFCProtocolProtos.ZKFCProtocolService.Interface.html</text:p>
      <text:p text:style-name="P1">hadoop-2.9.0/share/doc/hadoop/common/api/org/apache/hadoop/ha/proto/class-use/HAServiceProtocolProtos.MonitorHealthRequestProto.html</text:p>
      <text:p text:style-name="P1">hadoop-2.9.0/share/doc/hadoop/common/api/org/apache/hadoop/ha/proto/class-use/HAServiceProtocolProtos.TransitionToStandbyResponseProto.Builder.html</text:p>
      <text:p text:style-name="P1">hadoop-2.9.0/share/doc/hadoop/common/api/org/apache/hadoop/ha/proto/class-use/ZKFCProtocolProtos.GracefulFailoverRequestProto.Builder.html</text:p>
      <text:p text:style-name="P1">hadoop-2.9.0/share/doc/hadoop/common/api/org/apache/hadoop/ha/proto/HAServiceProtocolProtos.GetServiceStatusResponseProto.Builder.html</text:p>
      <text:p text:style-name="P1">hadoop-2.9.0/share/doc/hadoop/common/api/org/apache/hadoop/ha/proto/HAServiceProtocolProtos.HAServiceProtocolService.Interface.html</text:p>
      <text:p text:style-name="P1">hadoop-2.9.0/share/doc/hadoop/common/api/org/apache/hadoop/ha/proto/HAServiceProtocolProtos.HAServiceProtocolService.BlockingInterface.html</text:p>
      <text:p text:style-name="P1">hadoop-2.9.0/share/doc/hadoop/common/api/org/apache/hadoop/ha/proto/HAServiceProtocolProtos.TransitionToStandbyResponseProtoOrBuilder.html</text:p>
      <text:p text:style-name="P1">hadoop-2.9.0/share/doc/hadoop/common/api/org/apache/hadoop/ha/proto/HAServiceProtocolProtos.MonitorHealthRequestProtoOrBuilder.html</text:p>
      <text:p text:style-name="P1">hadoop-2.9.0/share/doc/hadoop/common/api/org/apache/hadoop/ha/proto/ZKFCProtocolProtos.ZKFCProtocolService.BlockingInterface.html</text:p>
      <text:p text:style-name="P1"><text:soft-page-break/>hadoop-2.9.0/share/doc/hadoop/common/api/org/apache/hadoop/ha/proto/ZKFCProtocolProtos.GracefulFailoverRequestProto.html</text:p>
      <text:p text:style-name="P1">hadoop-2.9.0/share/doc/hadoop/common/api/org/apache/hadoop/ha/proto/HAServiceProtocolProtos.HARequestSource.html</text:p>
      <text:p text:style-name="P1">hadoop-2.9.0/share/doc/hadoop/common/api/org/apache/hadoop/ha/proto/package-summary.html</text:p>
      <text:p text:style-name="P1">hadoop-2.9.0/share/doc/hadoop/common/api/org/apache/hadoop/ha/proto/ZKFCProtocolProtos.html</text:p>
      <text:p text:style-name="P1">hadoop-2.9.0/share/doc/hadoop/common/api/org/apache/hadoop/ha/proto/ZKFCProtocolProtos.ZKFCProtocolService.Stub.html</text:p>
      <text:p text:style-name="P1">hadoop-2.9.0/share/doc/hadoop/common/api/org/apache/hadoop/ha/proto/ZKFCProtocolProtos.GracefulFailoverResponseProto.Builder.html</text:p>
      <text:p text:style-name="P1">hadoop-2.9.0/share/doc/hadoop/common/api/org/apache/hadoop/ha/proto/HAServiceProtocolProtos.TransitionToActiveRequestProto.html</text:p>
      <text:p text:style-name="P1">hadoop-2.9.0/share/doc/hadoop/common/api/org/apache/hadoop/ha/proto/ZKFCProtocolProtos.CedeActiveRequestProtoOrBuilder.html</text:p>
      <text:p text:style-name="P1">hadoop-2.9.0/share/doc/hadoop/common/api/org/apache/hadoop/ha/proto/HAServiceProtocolProtos.TransitionToStandbyResponseProto.html</text:p>
      <text:p text:style-name="P1">hadoop-2.9.0/share/doc/hadoop/common/api/org/apache/hadoop/ha/proto/ZKFCProtocolProtos.CedeActiveResponseProtoOrBuilder.html</text:p>
      <text:p text:style-name="P1">hadoop-2.9.0/share/doc/hadoop/common/api/org/apache/hadoop/ha/proto/HAServiceProtocolProtos.MonitorHealthResponseProto.Builder.html</text:p>
      <text:p text:style-name="P1">hadoop-2.9.0/share/doc/hadoop/common/api/org/apache/hadoop/ha/proto/HAServiceProtocolProtos.TransitionToActiveRequestProtoOrBuilder.html</text:p>
      <text:p text:style-name="P1">hadoop-2.9.0/share/doc/hadoop/common/api/org/apache/hadoop/ha/proto/HAServiceProtocolProtos.TransitionToActiveResponseProto.Builder.html</text:p>
      <text:p text:style-name="P1">hadoop-2.9.0/share/doc/hadoop/common/api/org/apache/hadoop/ha/proto/HAServiceProtocolProtos.TransitionToActiveRequestProto.Builder.html</text:p>
      <text:p text:style-name="P1">hadoop-2.9.0/share/doc/hadoop/common/api/org/apache/hadoop/ha/proto/HAServiceProtocolProtos.TransitionToStandbyRequestProto.html</text:p>
      <text:p text:style-name="P1">hadoop-2.9.0/share/doc/hadoop/common/api/org/apache/hadoop/ha/proto/ZKFCProtocolProtos.CedeActiveRequestProto.Builder.html</text:p>
      <text:p text:style-name="P1">hadoop-2.9.0/share/doc/hadoop/common/api/org/apache/hadoop/ha/proto/ZKFCProtocolProtos.CedeActiveResponseProto.Builder.html</text:p>
      <text:p text:style-name="P1">hadoop-2.9.0/share/doc/hadoop/common/api/org/apache/hadoop/ha/proto/HAServiceProtocolProtos.HAServiceProtocolService.html</text:p>
      <text:p text:style-name="P1"><text:soft-page-break/>hadoop-2.9.0/share/doc/hadoop/common/api/org/apache/hadoop/ha/proto/ZKFCProtocolProtos.ZKFCProtocolService.Interface.html</text:p>
      <text:p text:style-name="P1">hadoop-2.9.0/share/doc/hadoop/common/api/org/apache/hadoop/ha/proto/HAServiceProtocolProtos.MonitorHealthRequestProto.html</text:p>
      <text:p text:style-name="P1">hadoop-2.9.0/share/doc/hadoop/common/api/org/apache/hadoop/ha/proto/HAServiceProtocolProtos.TransitionToStandbyResponseProto.Builder.html</text:p>
      <text:p text:style-name="P1">hadoop-2.9.0/share/doc/hadoop/common/api/org/apache/hadoop/ha/proto/ZKFCProtocolProtos.GracefulFailoverRequestProto.Builder.html</text:p>
      <text:p text:style-name="P1">hadoop-2.9.0/share/doc/hadoop/common/api/org/apache/hadoop/ha/HAServiceProtocol.StateChangeRequestInfo.html</text:p>
      <text:p text:style-name="P1">hadoop-2.9.0/share/doc/hadoop/common/api/org/apache/hadoop/ha/protocolPB/</text:p>
      <text:p text:style-name="P1">hadoop-2.9.0/share/doc/hadoop/common/api/org/apache/hadoop/ha/protocolPB/package-use.html</text:p>
      <text:p text:style-name="P1">hadoop-2.9.0/share/doc/hadoop/common/api/org/apache/hadoop/ha/protocolPB/package-tree.html</text:p>
      <text:p text:style-name="P1">hadoop-2.9.0/share/doc/hadoop/common/api/org/apache/hadoop/ha/protocolPB/HAServiceProtocolPB.html</text:p>
      <text:p text:style-name="P1">hadoop-2.9.0/share/doc/hadoop/common/api/org/apache/hadoop/ha/protocolPB/ZKFCProtocolClientSideTranslatorPB.html</text:p>
      <text:p text:style-name="P1">hadoop-2.9.0/share/doc/hadoop/common/api/org/apache/hadoop/ha/protocolPB/package-frame.html</text:p>
      <text:p text:style-name="P1">hadoop-2.9.0/share/doc/hadoop/common/api/org/apache/hadoop/ha/protocolPB/ZKFCProtocolPB.html</text:p>
      <text:p text:style-name="P1">hadoop-2.9.0/share/doc/hadoop/common/api/org/apache/hadoop/ha/protocolPB/class-use/</text:p>
      <text:p text:style-name="P1">hadoop-2.9.0/share/doc/hadoop/common/api/org/apache/hadoop/ha/protocolPB/class-use/HAServiceProtocolPB.html</text:p>
      <text:p text:style-name="P1">hadoop-2.9.0/share/doc/hadoop/common/api/org/apache/hadoop/ha/protocolPB/class-use/ZKFCProtocolClientSideTranslatorPB.html</text:p>
      <text:p text:style-name="P1">hadoop-2.9.0/share/doc/hadoop/common/api/org/apache/hadoop/ha/protocolPB/class-use/ZKFCProtocolPB.html</text:p>
      <text:p text:style-name="P1">hadoop-2.9.0/share/doc/hadoop/common/api/org/apache/hadoop/ha/protocolPB/package-summary.html</text:p>
      <text:p text:style-name="P1">hadoop-2.9.0/share/doc/hadoop/common/api/org/apache/hadoop/ha/ActiveStandbyElector.ActiveNotFoundException.html</text:p>
      <text:p text:style-name="P1">hadoop-2.9.0/share/doc/hadoop/common/api/org/apache/hadoop/ha/class-use/</text:p>
      <text:p text:style-name="P1">hadoop-2.9.0/share/doc/hadoop/common/api/org/apache/hadoop/ha/class-use/ActiveStandbyElector.ActiveStandbyElectorCallback.html</text:p>
      <text:p text:style-name="P1">hadoop-2.9.0/share/doc/hadoop/common/api/org/apache/hadoop/ha/class-use/HAServiceProtocol.HAServiceState.html</text:p>
      <text:p text:style-name="P1">hadoop-2.9.0/share/doc/hadoop/common/api/org/apache/hadoop/ha/class-use/FenceMethod.html</text:p>
      <text:p text:style-name="P1">hadoop-2.9.0/share/doc/hadoop/common/api/org/apache/hadoop/ha/class-use/BadFencingConfigurationException.html</text:p>
      <text:p text:style-name="P1">hadoop-2.9.0/share/doc/hadoop/common/api/org/apache/hadoop/ha/class-use/HAServiceProtocol.RequestSource.html</text:p>
      <text:p text:style-name="P1">hadoop-2.9.0/share/doc/hadoop/common/api/org/apache/hadoop/ha/class-use/ServiceFailedException.html</text:p>
      <text:p text:style-name="P1">hadoop-2.9.0/share/doc/hadoop/common/api/org/apache/hadoop/ha/class-use/HealthCheckFailedException.html</text:p>
      <text:p text:style-name="P1"><text:soft-page-break/>hadoop-2.9.0/share/doc/hadoop/common/api/org/apache/hadoop/ha/class-use/HAServiceProtocolHelper.html</text:p>
      <text:p text:style-name="P1">hadoop-2.9.0/share/doc/hadoop/common/api/org/apache/hadoop/ha/class-use/SshFenceByTcpPort.html</text:p>
      <text:p text:style-name="P1">hadoop-2.9.0/share/doc/hadoop/common/api/org/apache/hadoop/ha/class-use/HAServiceTarget.html</text:p>
      <text:p text:style-name="P1">hadoop-2.9.0/share/doc/hadoop/common/api/org/apache/hadoop/ha/class-use/HAServiceProtocol.StateChangeRequestInfo.html</text:p>
      <text:p text:style-name="P1">hadoop-2.9.0/share/doc/hadoop/common/api/org/apache/hadoop/ha/class-use/ActiveStandbyElector.ActiveNotFoundException.html</text:p>
      <text:p text:style-name="P1">hadoop-2.9.0/share/doc/hadoop/common/api/org/apache/hadoop/ha/class-use/HAServiceProtocol.html</text:p>
      <text:p text:style-name="P1">hadoop-2.9.0/share/doc/hadoop/common/api/org/apache/hadoop/ha/class-use/ShellCommandFencer.html</text:p>
      <text:p text:style-name="P1">hadoop-2.9.0/share/doc/hadoop/common/api/org/apache/hadoop/ha/class-use/FailoverFailedException.html</text:p>
      <text:p text:style-name="P1">hadoop-2.9.0/share/doc/hadoop/common/api/org/apache/hadoop/ha/class-use/HAAdmin.UsageInfo.html</text:p>
      <text:p text:style-name="P1">hadoop-2.9.0/share/doc/hadoop/common/api/org/apache/hadoop/ha/HAServiceProtocol.html</text:p>
      <text:p text:style-name="P1">hadoop-2.9.0/share/doc/hadoop/common/api/org/apache/hadoop/ha/ShellCommandFencer.html</text:p>
      <text:p text:style-name="P1">hadoop-2.9.0/share/doc/hadoop/common/api/org/apache/hadoop/ha/FailoverFailedException.html</text:p>
      <text:p text:style-name="P1">hadoop-2.9.0/share/doc/hadoop/common/api/org/apache/hadoop/ha/package-summary.html</text:p>
      <text:p text:style-name="P1">hadoop-2.9.0/share/doc/hadoop/common/api/org/apache/hadoop/ha/HAAdmin.UsageInfo.html</text:p>
      <text:p text:style-name="P1">hadoop-2.9.0/share/doc/hadoop/common/api/org/apache/hadoop/util/</text:p>
      <text:p text:style-name="P1">hadoop-2.9.0/share/doc/hadoop/common/api/org/apache/hadoop/util/FileBasedIPList.html</text:p>
      <text:p text:style-name="P1">hadoop-2.9.0/share/doc/hadoop/common/api/org/apache/hadoop/util/StopWatch.html</text:p>
      <text:p text:style-name="P1">hadoop-2.9.0/share/doc/hadoop/common/api/org/apache/hadoop/util/LightWeightGSet.SetIterator.html</text:p>
      <text:p text:style-name="P1">hadoop-2.9.0/share/doc/hadoop/common/api/org/apache/hadoop/util/Options.FSDataInputStreamOption.html</text:p>
      <text:p text:style-name="P1">hadoop-2.9.0/share/doc/hadoop/common/api/org/apache/hadoop/util/package-use.html</text:p>
      <text:p text:style-name="P1">hadoop-2.9.0/share/doc/hadoop/common/api/org/apache/hadoop/util/SysInfo.html</text:p>
      <text:p text:style-name="P1">hadoop-2.9.0/share/doc/hadoop/common/api/org/apache/hadoop/util/MachineList.InetAddressFactory.html</text:p>
      <text:p text:style-name="P1">hadoop-2.9.0/share/doc/hadoop/common/api/org/apache/hadoop/util/LimitInputStream.html</text:p>
      <text:p text:style-name="P1">hadoop-2.9.0/share/doc/hadoop/common/api/org/apache/hadoop/util/package-tree.html</text:p>
      <text:p text:style-name="P1">hadoop-2.9.0/share/doc/hadoop/common/api/org/apache/hadoop/util/curator/</text:p>
      <text:p text:style-name="P1">hadoop-2.9.0/share/doc/hadoop/common/api/org/apache/hadoop/util/curator/package-use.html</text:p>
      <text:p text:style-name="P1">hadoop-2.9.0/share/doc/hadoop/common/api/org/apache/hadoop/util/curator/package-tree.html</text:p>
      <text:p text:style-name="P1">hadoop-2.9.0/share/doc/hadoop/common/api/org/apache/hadoop/util/curator/package-frame.html</text:p>
      <text:p text:style-name="P1">hadoop-2.9.0/share/doc/hadoop/common/api/org/apache/hadoop/util/curator/class-use/</text:p>
      <text:p text:style-name="P1">hadoop-2.9.0/share/doc/hadoop/common/api/org/apache/hadoop/util/curator/class-use/ZKCuratorManager.SafeTransaction.html</text:p>
      <text:p text:style-name="P1">hadoop-2.9.0/share/doc/hadoop/common/api/org/apache/hadoop/util/curator/ZKCuratorManager.SafeTransaction.html</text:p>
      <text:p text:style-name="P1">hadoop-2.9.0/share/doc/hadoop/common/api/org/apache/hadoop/util/curator/package-summary.html</text:p>
      <text:p text:style-name="P1">hadoop-2.9.0/share/doc/hadoop/common/api/org/apache/hadoop/util/DiskChecker.DiskOutOfSpaceException.html</text:p>
      <text:p text:style-name="P1">hadoop-2.9.0/share/doc/hadoop/common/api/org/apache/hadoop/util/Shell.OSType.html</text:p>
      <text:p text:style-name="P1"><text:soft-page-break/>hadoop-2.9.0/share/doc/hadoop/common/api/org/apache/hadoop/util/ApplicationClassLoader.html</text:p>
      <text:p text:style-name="P1">hadoop-2.9.0/share/doc/hadoop/common/api/org/apache/hadoop/util/ProtoUtil.html</text:p>
      <text:p text:style-name="P1">hadoop-2.9.0/share/doc/hadoop/common/api/org/apache/hadoop/util/package-frame.html</text:p>
      <text:p text:style-name="P1">hadoop-2.9.0/share/doc/hadoop/common/api/org/apache/hadoop/util/bloom/</text:p>
      <text:p text:style-name="P1">hadoop-2.9.0/share/doc/hadoop/common/api/org/apache/hadoop/util/bloom/CountingBloomFilter.html</text:p>
      <text:p text:style-name="P1">hadoop-2.9.0/share/doc/hadoop/common/api/org/apache/hadoop/util/bloom/package-use.html</text:p>
      <text:p text:style-name="P1">hadoop-2.9.0/share/doc/hadoop/common/api/org/apache/hadoop/util/bloom/package-tree.html</text:p>
      <text:p text:style-name="P1">hadoop-2.9.0/share/doc/hadoop/common/api/org/apache/hadoop/util/bloom/BloomFilter.html</text:p>
      <text:p text:style-name="P1">hadoop-2.9.0/share/doc/hadoop/common/api/org/apache/hadoop/util/bloom/package-frame.html</text:p>
      <text:p text:style-name="P1">hadoop-2.9.0/share/doc/hadoop/common/api/org/apache/hadoop/util/bloom/HashFunction.html</text:p>
      <text:p text:style-name="P1">hadoop-2.9.0/share/doc/hadoop/common/api/org/apache/hadoop/util/bloom/RemoveScheme.html</text:p>
      <text:p text:style-name="P1">hadoop-2.9.0/share/doc/hadoop/common/api/org/apache/hadoop/util/bloom/RetouchedBloomFilter.html</text:p>
      <text:p text:style-name="P1">hadoop-2.9.0/share/doc/hadoop/common/api/org/apache/hadoop/util/bloom/class-use/</text:p>
      <text:p text:style-name="P1">hadoop-2.9.0/share/doc/hadoop/common/api/org/apache/hadoop/util/bloom/class-use/CountingBloomFilter.html</text:p>
      <text:p text:style-name="P1">hadoop-2.9.0/share/doc/hadoop/common/api/org/apache/hadoop/util/bloom/class-use/BloomFilter.html</text:p>
      <text:p text:style-name="P1">hadoop-2.9.0/share/doc/hadoop/common/api/org/apache/hadoop/util/bloom/class-use/HashFunction.html</text:p>
      <text:p text:style-name="P1">hadoop-2.9.0/share/doc/hadoop/common/api/org/apache/hadoop/util/bloom/class-use/RemoveScheme.html</text:p>
      <text:p text:style-name="P1">hadoop-2.9.0/share/doc/hadoop/common/api/org/apache/hadoop/util/bloom/class-use/RetouchedBloomFilter.html</text:p>
      <text:p text:style-name="P1">hadoop-2.9.0/share/doc/hadoop/common/api/org/apache/hadoop/util/bloom/class-use/DynamicBloomFilter.html</text:p>
      <text:p text:style-name="P1">hadoop-2.9.0/share/doc/hadoop/common/api/org/apache/hadoop/util/bloom/package-summary.html</text:p>
      <text:p text:style-name="P1">hadoop-2.9.0/share/doc/hadoop/common/api/org/apache/hadoop/util/bloom/DynamicBloomFilter.html</text:p>
      <text:p text:style-name="P1">hadoop-2.9.0/share/doc/hadoop/common/api/org/apache/hadoop/util/PerformanceAdvisory.html</text:p>
      <text:p text:style-name="P1">hadoop-2.9.0/share/doc/hadoop/common/api/org/apache/hadoop/util/Options.StringOption.html</text:p>
      <text:p text:style-name="P1">hadoop-2.9.0/share/doc/hadoop/common/api/org/apache/hadoop/util/concurrent/</text:p>
      <text:p text:style-name="P1">hadoop-2.9.0/share/doc/hadoop/common/api/org/apache/hadoop/util/concurrent/class-use/</text:p>
      <text:p text:style-name="P1">hadoop-2.9.0/share/doc/hadoop/common/api/org/apache/hadoop/util/concurrent/class-use/HadoopThreadPoolExecutor.html</text:p>
      <text:p text:style-name="P1">hadoop-2.9.0/share/doc/hadoop/common/api/org/apache/hadoop/util/concurrent/class-use/HadoopExecutors.html</text:p>
      <text:p text:style-name="P1">hadoop-2.9.0/share/doc/hadoop/common/api/org/apache/hadoop/util/concurrent/class-use/ExecutorHelper.html</text:p>
      <text:p text:style-name="P1">hadoop-2.9.0/share/doc/hadoop/common/api/org/apache/hadoop/util/concurrent/class-use/AsyncGetFuture.html</text:p>
      <text:p text:style-name="P1">hadoop-2.9.0/share/doc/hadoop/common/api/org/apache/hadoop/util/concurrent/class-use/AsyncGet.html</text:p>
      <text:p text:style-name="P1">hadoop-2.9.0/share/doc/hadoop/common/api/org/apache/hadoop/util/concurrent/class-use/HadoopScheduledThreadPoolExecutor.html</text:p>
      <text:p text:style-name="P1">hadoop-2.9.0/share/doc/hadoop/common/api/org/apache/hadoop/util/concurrent/class-use/AsyncGet.Util.html</text:p>
      <text:p text:style-name="P1">hadoop-2.9.0/share/doc/hadoop/common/api/org/apache/hadoop/util/ReflectionUtils.html</text:p>
      <text:p text:style-name="P1">hadoop-2.9.0/share/doc/hadoop/common/api/org/apache/hadoop/util/ShutdownThreadsHelper.html</text:p>
      <text:p text:style-name="P1">hadoop-2.9.0/share/doc/hadoop/common/api/org/apache/hadoop/util/HostsFileReader.HostDetails.html</text:p>
      <text:p text:style-name="P1"><text:soft-page-break/>hadoop-2.9.0/share/doc/hadoop/common/api/org/apache/hadoop/util/AutoCloseableLock.html</text:p>
      <text:p text:style-name="P1">hadoop-2.9.0/share/doc/hadoop/common/api/org/apache/hadoop/util/ExitUtil.ExitException.html</text:p>
      <text:p text:style-name="P1">hadoop-2.9.0/share/doc/hadoop/common/api/org/apache/hadoop/util/ComparableVersion.html</text:p>
      <text:p text:style-name="P1">hadoop-2.9.0/share/doc/hadoop/common/api/org/apache/hadoop/util/Waitable.html</text:p>
      <text:p text:style-name="P1">hadoop-2.9.0/share/doc/hadoop/common/api/org/apache/hadoop/util/DataChecksum.Type.html</text:p>
      <text:p text:style-name="P1">hadoop-2.9.0/share/doc/hadoop/common/api/org/apache/hadoop/util/BasicDiskValidator.html</text:p>
      <text:p text:style-name="P1">hadoop-2.9.0/share/doc/hadoop/common/api/org/apache/hadoop/util/StringInterner.html</text:p>
      <text:p text:style-name="P1">hadoop-2.9.0/share/doc/hadoop/common/api/org/apache/hadoop/util/hash/</text:p>
      <text:p text:style-name="P1">hadoop-2.9.0/share/doc/hadoop/common/api/org/apache/hadoop/util/hash/package-use.html</text:p>
      <text:p text:style-name="P1">hadoop-2.9.0/share/doc/hadoop/common/api/org/apache/hadoop/util/hash/package-tree.html</text:p>
      <text:p text:style-name="P1">hadoop-2.9.0/share/doc/hadoop/common/api/org/apache/hadoop/util/hash/package-frame.html</text:p>
      <text:p text:style-name="P1">hadoop-2.9.0/share/doc/hadoop/common/api/org/apache/hadoop/util/hash/package-summary.html</text:p>
      <text:p text:style-name="P1">hadoop-2.9.0/share/doc/hadoop/common/api/org/apache/hadoop/util/Options.ClassOption.html</text:p>
      <text:p text:style-name="P1">hadoop-2.9.0/share/doc/hadoop/common/api/org/apache/hadoop/util/Shell.CommandExecutor.html</text:p>
      <text:p text:style-name="P1">hadoop-2.9.0/share/doc/hadoop/common/api/org/apache/hadoop/util/MachineList.html</text:p>
      <text:p text:style-name="P1">hadoop-2.9.0/share/doc/hadoop/common/api/org/apache/hadoop/util/Tool.html</text:p>
      <text:p text:style-name="P1">hadoop-2.9.0/share/doc/hadoop/common/api/org/apache/hadoop/util/PureJavaCrc32.html</text:p>
      <text:p text:style-name="P1">hadoop-2.9.0/share/doc/hadoop/common/api/org/apache/hadoop/util/Shell.ExitCodeException.html</text:p>
      <text:p text:style-name="P1">hadoop-2.9.0/share/doc/hadoop/common/api/org/apache/hadoop/util/VersionInfo.html</text:p>
      <text:p text:style-name="P1">hadoop-2.9.0/share/doc/hadoop/common/api/org/apache/hadoop/util/IntrusiveCollection.IntrusiveIterator.html</text:p>
      <text:p text:style-name="P1">hadoop-2.9.0/share/doc/hadoop/common/api/org/apache/hadoop/util/DiskChecker.DiskErrorException.html</text:p>
      <text:p text:style-name="P1">hadoop-2.9.0/share/doc/hadoop/common/api/org/apache/hadoop/util/Options.html</text:p>
      <text:p text:style-name="P1">hadoop-2.9.0/share/doc/hadoop/common/api/org/apache/hadoop/util/Options.PathOption.html</text:p>
      <text:p text:style-name="P1">hadoop-2.9.0/share/doc/hadoop/common/api/org/apache/hadoop/util/class-use/</text:p>
      <text:p text:style-name="P1">hadoop-2.9.0/share/doc/hadoop/common/api/org/apache/hadoop/util/class-use/FileBasedIPList.html</text:p>
      <text:p text:style-name="P1">hadoop-2.9.0/share/doc/hadoop/common/api/org/apache/hadoop/util/class-use/StopWatch.html</text:p>
      <text:p text:style-name="P1">hadoop-2.9.0/share/doc/hadoop/common/api/org/apache/hadoop/util/class-use/LightWeightGSet.SetIterator.html</text:p>
      <text:p text:style-name="P1">hadoop-2.9.0/share/doc/hadoop/common/api/org/apache/hadoop/util/class-use/Options.FSDataInputStreamOption.html</text:p>
      <text:p text:style-name="P1">hadoop-2.9.0/share/doc/hadoop/common/api/org/apache/hadoop/util/class-use/SysInfo.html</text:p>
      <text:p text:style-name="P1">hadoop-2.9.0/share/doc/hadoop/common/api/org/apache/hadoop/util/class-use/MachineList.InetAddressFactory.html</text:p>
      <text:p text:style-name="P1">hadoop-2.9.0/share/doc/hadoop/common/api/org/apache/hadoop/util/class-use/LimitInputStream.html</text:p>
      <text:p text:style-name="P1">hadoop-2.9.0/share/doc/hadoop/common/api/org/apache/hadoop/util/class-use/DiskChecker.DiskOutOfSpaceException.html</text:p>
      <text:p text:style-name="P1">hadoop-2.9.0/share/doc/hadoop/common/api/org/apache/hadoop/util/class-use/Shell.OSType.html</text:p>
      <text:p text:style-name="P1">hadoop-2.9.0/share/doc/hadoop/common/api/org/apache/hadoop/util/class-use/ApplicationClassLoader.html</text:p>
      <text:p text:style-name="P1">hadoop-2.9.0/share/doc/hadoop/common/api/org/apache/hadoop/util/class-use/ProtoUtil.html</text:p>
      <text:p text:style-name="P1">hadoop-2.9.0/share/doc/hadoop/common/api/org/apache/hadoop/util/class-use/PerformanceAdvisory.html</text:p>
      <text:p text:style-name="P1">hadoop-2.9.0/share/doc/hadoop/common/api/org/apache/hadoop/util/class-use/Options.StringOption.html</text:p>
      <text:p text:style-name="P1">hadoop-2.9.0/share/doc/hadoop/common/api/org/apache/hadoop/util/class-use/ReflectionUtils.html</text:p>
      <text:p text:style-name="P1">hadoop-2.9.0/share/doc/hadoop/common/api/org/apache/hadoop/util/class-use/ShutdownThreadsHelper.html</text:p>
      <text:p text:style-name="P1"><text:soft-page-break/>hadoop-2.9.0/share/doc/hadoop/common/api/org/apache/hadoop/util/class-use/HostsFileReader.HostDetails.html</text:p>
      <text:p text:style-name="P1">hadoop-2.9.0/share/doc/hadoop/common/api/org/apache/hadoop/util/class-use/AutoCloseableLock.html</text:p>
      <text:p text:style-name="P1">hadoop-2.9.0/share/doc/hadoop/common/api/org/apache/hadoop/util/class-use/ExitUtil.ExitException.html</text:p>
      <text:p text:style-name="P1">hadoop-2.9.0/share/doc/hadoop/common/api/org/apache/hadoop/util/class-use/ComparableVersion.html</text:p>
      <text:p text:style-name="P1">hadoop-2.9.0/share/doc/hadoop/common/api/org/apache/hadoop/util/class-use/Waitable.html</text:p>
      <text:p text:style-name="P1">hadoop-2.9.0/share/doc/hadoop/common/api/org/apache/hadoop/util/class-use/DataChecksum.Type.html</text:p>
      <text:p text:style-name="P1">hadoop-2.9.0/share/doc/hadoop/common/api/org/apache/hadoop/util/class-use/BasicDiskValidator.html</text:p>
      <text:p text:style-name="P1">hadoop-2.9.0/share/doc/hadoop/common/api/org/apache/hadoop/util/class-use/StringInterner.html</text:p>
      <text:p text:style-name="P1">hadoop-2.9.0/share/doc/hadoop/common/api/org/apache/hadoop/util/class-use/Options.ClassOption.html</text:p>
      <text:p text:style-name="P1">hadoop-2.9.0/share/doc/hadoop/common/api/org/apache/hadoop/util/class-use/Shell.CommandExecutor.html</text:p>
      <text:p text:style-name="P1">hadoop-2.9.0/share/doc/hadoop/common/api/org/apache/hadoop/util/class-use/MachineList.html</text:p>
      <text:p text:style-name="P1">hadoop-2.9.0/share/doc/hadoop/common/api/org/apache/hadoop/util/class-use/Tool.html</text:p>
      <text:p text:style-name="P1">hadoop-2.9.0/share/doc/hadoop/common/api/org/apache/hadoop/util/class-use/PureJavaCrc32.html</text:p>
      <text:p text:style-name="P1">hadoop-2.9.0/share/doc/hadoop/common/api/org/apache/hadoop/util/class-use/Shell.ExitCodeException.html</text:p>
      <text:p text:style-name="P1">hadoop-2.9.0/share/doc/hadoop/common/api/org/apache/hadoop/util/class-use/VersionInfo.html</text:p>
      <text:p text:style-name="P1">hadoop-2.9.0/share/doc/hadoop/common/api/org/apache/hadoop/util/class-use/IntrusiveCollection.IntrusiveIterator.html</text:p>
      <text:p text:style-name="P1">hadoop-2.9.0/share/doc/hadoop/common/api/org/apache/hadoop/util/class-use/DiskChecker.DiskErrorException.html</text:p>
      <text:p text:style-name="P1">hadoop-2.9.0/share/doc/hadoop/common/api/org/apache/hadoop/util/class-use/Options.html</text:p>
      <text:p text:style-name="P1">hadoop-2.9.0/share/doc/hadoop/common/api/org/apache/hadoop/util/class-use/Options.PathOption.html</text:p>
      <text:p text:style-name="P1">hadoop-2.9.0/share/doc/hadoop/common/api/org/apache/hadoop/util/class-use/Shell.ShellCommandExecutor.html</text:p>
      <text:p text:style-name="P1">hadoop-2.9.0/share/doc/hadoop/common/api/org/apache/hadoop/util/class-use/ExitCodeProvider.html</text:p>
      <text:p text:style-name="P1">hadoop-2.9.0/share/doc/hadoop/common/api/org/apache/hadoop/util/class-use/LightWeightCache.Entry.html</text:p>
      <text:p text:style-name="P1">hadoop-2.9.0/share/doc/hadoop/common/api/org/apache/hadoop/util/class-use/StringUtils.TraditionalBinaryPrefix.html</text:p>
      <text:p text:style-name="P1">hadoop-2.9.0/share/doc/hadoop/common/api/org/apache/hadoop/util/class-use/Progressable.html</text:p>
      <text:p text:style-name="P1">hadoop-2.9.0/share/doc/hadoop/common/api/org/apache/hadoop/util/class-use/ExitUtil.HaltException.html</text:p>
      <text:p text:style-name="P1">hadoop-2.9.0/share/doc/hadoop/common/api/org/apache/hadoop/util/class-use/Shell.html</text:p>
      <text:p text:style-name="P1">hadoop-2.9.0/share/doc/hadoop/common/api/org/apache/hadoop/util/class-use/Options.LongOption.html</text:p>
      <text:p text:style-name="P1">hadoop-2.9.0/share/doc/hadoop/common/api/org/apache/hadoop/util/class-use/ReadWriteDiskValidator.html</text:p>
      <text:p text:style-name="P1">hadoop-2.9.0/share/doc/hadoop/common/api/org/apache/hadoop/util/class-use/NodeHealthScriptRunner.html</text:p>
      <text:p text:style-name="P1">hadoop-2.9.0/share/doc/hadoop/common/api/org/apache/hadoop/util/class-use/FastNumberFormat.html</text:p>
      <text:p text:style-name="P1"><text:soft-page-break/>hadoop-2.9.0/share/doc/hadoop/common/api/org/apache/hadoop/util/class-use/InvalidChecksumSizeException.html</text:p>
      <text:p text:style-name="P1">hadoop-2.9.0/share/doc/hadoop/common/api/org/apache/hadoop/util/class-use/IPList.html</text:p>
      <text:p text:style-name="P1">hadoop-2.9.0/share/doc/hadoop/common/api/org/apache/hadoop/util/class-use/PureJavaCrc32C.html</text:p>
      <text:p text:style-name="P1">hadoop-2.9.0/share/doc/hadoop/common/api/org/apache/hadoop/util/class-use/Options.ProgressableOption.html</text:p>
      <text:p text:style-name="P1">hadoop-2.9.0/share/doc/hadoop/common/api/org/apache/hadoop/util/class-use/Options.IntegerOption.html</text:p>
      <text:p text:style-name="P1">hadoop-2.9.0/share/doc/hadoop/common/api/org/apache/hadoop/util/class-use/Options.FSDataOutputStreamOption.html</text:p>
      <text:p text:style-name="P1">hadoop-2.9.0/share/doc/hadoop/common/api/org/apache/hadoop/util/class-use/LightWeightGSet.LinkedElement.html</text:p>
      <text:p text:style-name="P1">hadoop-2.9.0/share/doc/hadoop/common/api/org/apache/hadoop/util/class-use/IdentityHashStore.Visitor.html</text:p>
      <text:p text:style-name="P1">hadoop-2.9.0/share/doc/hadoop/common/api/org/apache/hadoop/util/class-use/Options.BooleanOption.html</text:p>
      <text:p text:style-name="P1">hadoop-2.9.0/share/doc/hadoop/common/api/org/apache/hadoop/util/class-use/CombinedIPWhiteList.html</text:p>
      <text:p text:style-name="P1">hadoop-2.9.0/share/doc/hadoop/common/api/org/apache/hadoop/util/class-use/CloseableReferenceCount.html</text:p>
      <text:p text:style-name="P1">hadoop-2.9.0/share/doc/hadoop/common/api/org/apache/hadoop/util/class-use/ThreadUtil.html</text:p>
      <text:p text:style-name="P1">hadoop-2.9.0/share/doc/hadoop/common/api/org/apache/hadoop/util/class-use/ToolRunner.html</text:p>
      <text:p text:style-name="P1">hadoop-2.9.0/share/doc/hadoop/common/api/org/apache/hadoop/util/class-use/CacheableIPList.html</text:p>
      <text:p text:style-name="P1">hadoop-2.9.0/share/doc/hadoop/common/api/org/apache/hadoop/util/class-use/ShutdownHookManager.html</text:p>
      <text:p text:style-name="P1">hadoop-2.9.0/share/doc/hadoop/common/api/org/apache/hadoop/util/Shell.ShellCommandExecutor.html</text:p>
      <text:p text:style-name="P1">hadoop-2.9.0/share/doc/hadoop/common/api/org/apache/hadoop/util/ExitCodeProvider.html</text:p>
      <text:p text:style-name="P1">hadoop-2.9.0/share/doc/hadoop/common/api/org/apache/hadoop/util/LightWeightCache.Entry.html</text:p>
      <text:p text:style-name="P1">hadoop-2.9.0/share/doc/hadoop/common/api/org/apache/hadoop/util/StringUtils.TraditionalBinaryPrefix.html</text:p>
      <text:p text:style-name="P1">hadoop-2.9.0/share/doc/hadoop/common/api/org/apache/hadoop/util/Progressable.html</text:p>
      <text:p text:style-name="P1">hadoop-2.9.0/share/doc/hadoop/common/api/org/apache/hadoop/util/ExitUtil.HaltException.html</text:p>
      <text:p text:style-name="P1">hadoop-2.9.0/share/doc/hadoop/common/api/org/apache/hadoop/util/Shell.html</text:p>
      <text:p text:style-name="P1">hadoop-2.9.0/share/doc/hadoop/common/api/org/apache/hadoop/util/Options.LongOption.html</text:p>
      <text:p text:style-name="P1">hadoop-2.9.0/share/doc/hadoop/common/api/org/apache/hadoop/util/ReadWriteDiskValidator.html</text:p>
      <text:p text:style-name="P1">hadoop-2.9.0/share/doc/hadoop/common/api/org/apache/hadoop/util/NodeHealthScriptRunner.html</text:p>
      <text:p text:style-name="P1">hadoop-2.9.0/share/doc/hadoop/common/api/org/apache/hadoop/util/FastNumberFormat.html</text:p>
      <text:p text:style-name="P1">hadoop-2.9.0/share/doc/hadoop/common/api/org/apache/hadoop/util/InvalidChecksumSizeException.html</text:p>
      <text:p text:style-name="P1">hadoop-2.9.0/share/doc/hadoop/common/api/org/apache/hadoop/util/IPList.html</text:p>
      <text:p text:style-name="P1">hadoop-2.9.0/share/doc/hadoop/common/api/org/apache/hadoop/util/package-summary.html</text:p>
      <text:p text:style-name="P1">hadoop-2.9.0/share/doc/hadoop/common/api/org/apache/hadoop/util/PureJavaCrc32C.html</text:p>
      <text:p text:style-name="P1">hadoop-2.9.0/share/doc/hadoop/common/api/org/apache/hadoop/util/Options.ProgressableOption.html</text:p>
      <text:p text:style-name="P1">hadoop-2.9.0/share/doc/hadoop/common/api/org/apache/hadoop/util/Options.IntegerOption.html</text:p>
      <text:p text:style-name="P1">hadoop-2.9.0/share/doc/hadoop/common/api/org/apache/hadoop/util/Options.FSDataOutputStreamOption.html</text:p>
      <text:p text:style-name="P1"><text:soft-page-break/>hadoop-2.9.0/share/doc/hadoop/common/api/org/apache/hadoop/util/LightWeightGSet.LinkedElement.html</text:p>
      <text:p text:style-name="P1">hadoop-2.9.0/share/doc/hadoop/common/api/org/apache/hadoop/util/IdentityHashStore.Visitor.html</text:p>
      <text:p text:style-name="P1">hadoop-2.9.0/share/doc/hadoop/common/api/org/apache/hadoop/util/Options.BooleanOption.html</text:p>
      <text:p text:style-name="P1">hadoop-2.9.0/share/doc/hadoop/common/api/org/apache/hadoop/util/CombinedIPWhiteList.html</text:p>
      <text:p text:style-name="P1">hadoop-2.9.0/share/doc/hadoop/common/api/org/apache/hadoop/util/CloseableReferenceCount.html</text:p>
      <text:p text:style-name="P1">hadoop-2.9.0/share/doc/hadoop/common/api/org/apache/hadoop/util/ThreadUtil.html</text:p>
      <text:p text:style-name="P1">hadoop-2.9.0/share/doc/hadoop/common/api/org/apache/hadoop/util/ToolRunner.html</text:p>
      <text:p text:style-name="P1">hadoop-2.9.0/share/doc/hadoop/common/api/org/apache/hadoop/util/CacheableIPList.html</text:p>
      <text:p text:style-name="P1">hadoop-2.9.0/share/doc/hadoop/common/api/org/apache/hadoop/util/ShutdownHookManager.html</text:p>
      <text:p text:style-name="P1">hadoop-2.9.0/share/doc/hadoop/common/api/org/apache/hadoop/fs/</text:p>
      <text:p text:style-name="P1">hadoop-2.9.0/share/doc/hadoop/common/api/org/apache/hadoop/fs/FSDataOutputStreamBuilder.html</text:p>
      <text:p text:style-name="P1">hadoop-2.9.0/share/doc/hadoop/common/api/org/apache/hadoop/fs/CanSetReadahead.html</text:p>
      <text:p text:style-name="P1">hadoop-2.9.0/share/doc/hadoop/common/api/org/apache/hadoop/fs/RawLocalFileSystem.html</text:p>
      <text:p text:style-name="P1">hadoop-2.9.0/share/doc/hadoop/common/api/org/apache/hadoop/fs/package-use.html</text:p>
      <text:p text:style-name="P1">hadoop-2.9.0/share/doc/hadoop/common/api/org/apache/hadoop/fs/PathOperationException.html</text:p>
      <text:p text:style-name="P1">hadoop-2.9.0/share/doc/hadoop/common/api/org/apache/hadoop/fs/PathNotFoundException.html</text:p>
      <text:p text:style-name="P1">hadoop-2.9.0/share/doc/hadoop/common/api/org/apache/hadoop/fs/Options.CreateOpts.BufferSize.html</text:p>
      <text:p text:style-name="P1">hadoop-2.9.0/share/doc/hadoop/common/api/org/apache/hadoop/fs/BatchedRemoteIterator.BatchedEntries.html</text:p>
      <text:p text:style-name="P1">hadoop-2.9.0/share/doc/hadoop/common/api/org/apache/hadoop/fs/XAttrCodec.html</text:p>
      <text:p text:style-name="P1">hadoop-2.9.0/share/doc/hadoop/common/api/org/apache/hadoop/fs/shell/</text:p>
      <text:p text:style-name="P1">hadoop-2.9.0/share/doc/hadoop/common/api/org/apache/hadoop/fs/shell/find/</text:p>
      <text:p text:style-name="P1">hadoop-2.9.0/share/doc/hadoop/common/api/org/apache/hadoop/fs/shell/find/package-use.html</text:p>
      <text:p text:style-name="P1">hadoop-2.9.0/share/doc/hadoop/common/api/org/apache/hadoop/fs/shell/find/package-tree.html</text:p>
      <text:p text:style-name="P1">hadoop-2.9.0/share/doc/hadoop/common/api/org/apache/hadoop/fs/shell/find/package-frame.html</text:p>
      <text:p text:style-name="P1">hadoop-2.9.0/share/doc/hadoop/common/api/org/apache/hadoop/fs/shell/find/FilterExpression.html</text:p>
      <text:p text:style-name="P1">hadoop-2.9.0/share/doc/hadoop/common/api/org/apache/hadoop/fs/shell/find/FindOptions.html</text:p>
      <text:p text:style-name="P1">hadoop-2.9.0/share/doc/hadoop/common/api/org/apache/hadoop/fs/shell/find/class-use/</text:p>
      <text:p text:style-name="P1">hadoop-2.9.0/share/doc/hadoop/common/api/org/apache/hadoop/fs/shell/find/class-use/FilterExpression.html</text:p>
      <text:p text:style-name="P1">hadoop-2.9.0/share/doc/hadoop/common/api/org/apache/hadoop/fs/shell/find/class-use/FindOptions.html</text:p>
      <text:p text:style-name="P1">hadoop-2.9.0/share/doc/hadoop/common/api/org/apache/hadoop/fs/shell/find/class-use/Result.html</text:p>
      <text:p text:style-name="P1">hadoop-2.9.0/share/doc/hadoop/common/api/org/apache/hadoop/fs/shell/find/class-use/Expression.html</text:p>
      <text:p text:style-name="P1">hadoop-2.9.0/share/doc/hadoop/common/api/org/apache/hadoop/fs/shell/find/class-use/BaseExpression.html</text:p>
      <text:p text:style-name="P1">hadoop-2.9.0/share/doc/hadoop/common/api/org/apache/hadoop/fs/shell/find/Result.html</text:p>
      <text:p text:style-name="P1">hadoop-2.9.0/share/doc/hadoop/common/api/org/apache/hadoop/fs/shell/find/Expression.html</text:p>
      <text:p text:style-name="P1">hadoop-2.9.0/share/doc/hadoop/common/api/org/apache/hadoop/fs/shell/find/package-summary.html</text:p>
      <text:p text:style-name="P1">hadoop-2.9.0/share/doc/hadoop/common/api/org/apache/hadoop/fs/shell/find/BaseExpression.html</text:p>
      <text:p text:style-name="P1">hadoop-2.9.0/share/doc/hadoop/common/api/org/apache/hadoop/fs/shell/class-use/</text:p>
      <text:p text:style-name="P1">hadoop-2.9.0/share/doc/hadoop/common/api/org/apache/hadoop/fs/shell/class-use/CommandFormat.UnknownOptionException.html</text:p>
      <text:p text:style-name="P1">hadoop-2.9.0/share/doc/hadoop/common/api/org/apache/hadoop/fs/shell/class-use/CommandFormat.DuplicatedOptionException.html</text:p>
      <text:p text:style-name="P1"><text:soft-page-break/>hadoop-2.9.0/share/doc/hadoop/common/api/org/apache/hadoop/fs/shell/class-use/CommandFormat.NotEnoughArgumentsException.html</text:p>
      <text:p text:style-name="P1">hadoop-2.9.0/share/doc/hadoop/common/api/org/apache/hadoop/fs/shell/class-use/CommandFormat.TooManyArgumentsException.html</text:p>
      <text:p text:style-name="P1">hadoop-2.9.0/share/doc/hadoop/common/api/org/apache/hadoop/fs/shell/class-use/CommandFormat.IllegalNumberOfArgumentsException.html</text:p>
      <text:p text:style-name="P1">hadoop-2.9.0/share/doc/hadoop/common/api/org/apache/hadoop/fs/shell/class-use/PathData.FileTypeRequirement.html</text:p>
      <text:p text:style-name="P1">hadoop-2.9.0/share/doc/hadoop/common/api/org/apache/hadoop/fs/shell/class-use/PathData.PathType.html</text:p>
      <text:p text:style-name="P1">hadoop-2.9.0/share/doc/hadoop/common/api/org/apache/hadoop/fs/shell/class-use/CommandFormat.html</text:p>
      <text:p text:style-name="P1">hadoop-2.9.0/share/doc/hadoop/common/api/org/apache/hadoop/fs/UnsupportedFileSystemException.html</text:p>
      <text:p text:style-name="P1">hadoop-2.9.0/share/doc/hadoop/common/api/org/apache/hadoop/fs/Path.html</text:p>
      <text:p text:style-name="P1">hadoop-2.9.0/share/doc/hadoop/common/api/org/apache/hadoop/fs/PositionedReadable.html</text:p>
      <text:p text:style-name="P1">hadoop-2.9.0/share/doc/hadoop/common/api/org/apache/hadoop/fs/package-tree.html</text:p>
      <text:p text:style-name="P1">hadoop-2.9.0/share/doc/hadoop/common/api/org/apache/hadoop/fs/GetSpaceUsed.html</text:p>
      <text:p text:style-name="P1">hadoop-2.9.0/share/doc/hadoop/common/api/org/apache/hadoop/fs/MD5MD5CRC32CastagnoliFileChecksum.html</text:p>
      <text:p text:style-name="P1">hadoop-2.9.0/share/doc/hadoop/common/api/org/apache/hadoop/fs/PathPermissionException.html</text:p>
      <text:p text:style-name="P1">hadoop-2.9.0/share/doc/hadoop/common/api/org/apache/hadoop/fs/StorageStatistics.CommonStatisticNames.html</text:p>
      <text:p text:style-name="P1">hadoop-2.9.0/share/doc/hadoop/common/api/org/apache/hadoop/fs/MD5MD5CRC32GzipFileChecksum.html</text:p>
      <text:p text:style-name="P1">hadoop-2.9.0/share/doc/hadoop/common/api/org/apache/hadoop/fs/PathIsNotDirectoryException.html</text:p>
      <text:p text:style-name="P1">hadoop-2.9.0/share/doc/hadoop/common/api/org/apache/hadoop/fs/ZeroCopyUnavailableException.html</text:p>
      <text:p text:style-name="P1">hadoop-2.9.0/share/doc/hadoop/common/api/org/apache/hadoop/fs/ftp/</text:p>
      <text:p text:style-name="P1">hadoop-2.9.0/share/doc/hadoop/common/api/org/apache/hadoop/fs/ftp/package-use.html</text:p>
      <text:p text:style-name="P1">hadoop-2.9.0/share/doc/hadoop/common/api/org/apache/hadoop/fs/ftp/FTPException.html</text:p>
      <text:p text:style-name="P1">hadoop-2.9.0/share/doc/hadoop/common/api/org/apache/hadoop/fs/ftp/package-tree.html</text:p>
      <text:p text:style-name="P1">hadoop-2.9.0/share/doc/hadoop/common/api/org/apache/hadoop/fs/ftp/FTPFileSystem.html</text:p>
      <text:p text:style-name="P1">hadoop-2.9.0/share/doc/hadoop/common/api/org/apache/hadoop/fs/ftp/package-frame.html</text:p>
      <text:p text:style-name="P1">hadoop-2.9.0/share/doc/hadoop/common/api/org/apache/hadoop/fs/ftp/class-use/</text:p>
      <text:p text:style-name="P1">hadoop-2.9.0/share/doc/hadoop/common/api/org/apache/hadoop/fs/ftp/class-use/FTPException.html</text:p>
      <text:p text:style-name="P1">hadoop-2.9.0/share/doc/hadoop/common/api/org/apache/hadoop/fs/ftp/class-use/FTPFileSystem.html</text:p>
      <text:p text:style-name="P1">hadoop-2.9.0/share/doc/hadoop/common/api/org/apache/hadoop/fs/ftp/package-summary.html</text:p>
      <text:p text:style-name="P1">hadoop-2.9.0/share/doc/hadoop/common/api/org/apache/hadoop/fs/FileAlreadyExistsException.html</text:p>
      <text:p text:style-name="P1">hadoop-2.9.0/share/doc/hadoop/common/api/org/apache/hadoop/fs/GetSpaceUsed.Builder.html</text:p>
      <text:p text:style-name="P1">hadoop-2.9.0/share/doc/hadoop/common/api/org/apache/hadoop/fs/package-frame.html</text:p>
      <text:p text:style-name="P1">hadoop-2.9.0/share/doc/hadoop/common/api/org/apache/hadoop/fs/DelegationTokenRenewer.RenewAction.html</text:p>
      <text:p text:style-name="P1">hadoop-2.9.0/share/doc/hadoop/common/api/org/apache/hadoop/fs/FSError.html</text:p>
      <text:p text:style-name="P1"><text:soft-page-break/>hadoop-2.9.0/share/doc/hadoop/common/api/org/apache/hadoop/fs/http/</text:p>
      <text:p text:style-name="P1">hadoop-2.9.0/share/doc/hadoop/common/api/org/apache/hadoop/fs/http/package-use.html</text:p>
      <text:p text:style-name="P1">hadoop-2.9.0/share/doc/hadoop/common/api/org/apache/hadoop/fs/http/package-tree.html</text:p>
      <text:p text:style-name="P1">hadoop-2.9.0/share/doc/hadoop/common/api/org/apache/hadoop/fs/http/package-frame.html</text:p>
      <text:p text:style-name="P1">hadoop-2.9.0/share/doc/hadoop/common/api/org/apache/hadoop/fs/http/HttpsFileSystem.html</text:p>
      <text:p text:style-name="P1">hadoop-2.9.0/share/doc/hadoop/common/api/org/apache/hadoop/fs/http/HttpFileSystem.html</text:p>
      <text:p text:style-name="P1">hadoop-2.9.0/share/doc/hadoop/common/api/org/apache/hadoop/fs/http/class-use/</text:p>
      <text:p text:style-name="P1">hadoop-2.9.0/share/doc/hadoop/common/api/org/apache/hadoop/fs/http/class-use/HttpsFileSystem.html</text:p>
      <text:p text:style-name="P1">hadoop-2.9.0/share/doc/hadoop/common/api/org/apache/hadoop/fs/http/class-use/HttpFileSystem.html</text:p>
      <text:p text:style-name="P1">hadoop-2.9.0/share/doc/hadoop/common/api/org/apache/hadoop/fs/http/package-summary.html</text:p>
      <text:p text:style-name="P1">hadoop-2.9.0/share/doc/hadoop/common/api/org/apache/hadoop/fs/FsConstants.html</text:p>
      <text:p text:style-name="P1">hadoop-2.9.0/share/doc/hadoop/common/api/org/apache/hadoop/fs/Seekable.html</text:p>
      <text:p text:style-name="P1">hadoop-2.9.0/share/doc/hadoop/common/api/org/apache/hadoop/fs/DUHelper.html</text:p>
      <text:p text:style-name="P1">hadoop-2.9.0/share/doc/hadoop/common/api/org/apache/hadoop/fs/ParentNotDirectoryException.html</text:p>
      <text:p text:style-name="P1">hadoop-2.9.0/share/doc/hadoop/common/api/org/apache/hadoop/fs/FileContext.html</text:p>
      <text:p text:style-name="P1">hadoop-2.9.0/share/doc/hadoop/common/api/org/apache/hadoop/fs/Syncable.html</text:p>
      <text:p text:style-name="P1">hadoop-2.9.0/share/doc/hadoop/common/api/org/apache/hadoop/fs/Trash.html</text:p>
      <text:p text:style-name="P1">hadoop-2.9.0/share/doc/hadoop/common/api/org/apache/hadoop/fs/CommonConfigurationKeysPublic.html</text:p>
      <text:p text:style-name="P1">hadoop-2.9.0/share/doc/hadoop/common/api/org/apache/hadoop/fs/AbstractFileSystem.html</text:p>
      <text:p text:style-name="P1">hadoop-2.9.0/share/doc/hadoop/common/api/org/apache/hadoop/fs/FsStatus.html</text:p>
      <text:p text:style-name="P1">hadoop-2.9.0/share/doc/hadoop/common/api/org/apache/hadoop/fs/Options.ChecksumOpt.html</text:p>
      <text:p text:style-name="P1">hadoop-2.9.0/share/doc/hadoop/common/api/org/apache/hadoop/fs/TrashPolicy.html</text:p>
      <text:p text:style-name="P1">hadoop-2.9.0/share/doc/hadoop/common/api/org/apache/hadoop/fs/StreamCapabilities.StreamCapability.html</text:p>
      <text:p text:style-name="P1">hadoop-2.9.0/share/doc/hadoop/common/api/org/apache/hadoop/fs/AvroFSInput.html</text:p>
      <text:p text:style-name="P1">hadoop-2.9.0/share/doc/hadoop/common/api/org/apache/hadoop/fs/FsServerDefaults.html</text:p>
      <text:p text:style-name="P1">hadoop-2.9.0/share/doc/hadoop/common/api/org/apache/hadoop/fs/FileSystem.html</text:p>
      <text:p text:style-name="P1">hadoop-2.9.0/share/doc/hadoop/common/api/org/apache/hadoop/fs/BlockStoragePolicySpi.html</text:p>
      <text:p text:style-name="P1">hadoop-2.9.0/share/doc/hadoop/common/api/org/apache/hadoop/fs/Options.CreateOpts.Progress.html</text:p>
      <text:p text:style-name="P1">hadoop-2.9.0/share/doc/hadoop/common/api/org/apache/hadoop/fs/ChecksumFileSystem.html</text:p>
      <text:p text:style-name="P1">hadoop-2.9.0/share/doc/hadoop/common/api/org/apache/hadoop/fs/InvalidPathException.html</text:p>
      <text:p text:style-name="P1">hadoop-2.9.0/share/doc/hadoop/common/api/org/apache/hadoop/fs/BatchedRemoteIterator.BatchedListEntries.html</text:p>
      <text:p text:style-name="P1">hadoop-2.9.0/share/doc/hadoop/common/api/org/apache/hadoop/fs/Options.CreateOpts.Perms.html</text:p>
      <text:p text:style-name="P1">hadoop-2.9.0/share/doc/hadoop/common/api/org/apache/hadoop/fs/Options.Rename.html</text:p>
      <text:p text:style-name="P1">hadoop-2.9.0/share/doc/hadoop/common/api/org/apache/hadoop/fs/FileSystem.Statistics.html</text:p>
      <text:p text:style-name="P1">hadoop-2.9.0/share/doc/hadoop/common/api/org/apache/hadoop/fs/HardLink.html</text:p>
      <text:p text:style-name="P1">hadoop-2.9.0/share/doc/hadoop/common/api/org/apache/hadoop/fs/FSInputStream.html</text:p>
      <text:p text:style-name="P1">hadoop-2.9.0/share/doc/hadoop/common/api/org/apache/hadoop/fs/HarFileSystem.html</text:p>
      <text:p text:style-name="P1">hadoop-2.9.0/share/doc/hadoop/common/api/org/apache/hadoop/fs/FileUtil.HardLink.html</text:p>
      <text:p text:style-name="P1">hadoop-2.9.0/share/doc/hadoop/common/api/org/apache/hadoop/fs/Options.CreateOpts.BytesPerChecksum.html</text:p>
      <text:p text:style-name="P1">hadoop-2.9.0/share/doc/hadoop/common/api/org/apache/hadoop/fs/CanSetDropBehind.html</text:p>
      <text:p text:style-name="P1">hadoop-2.9.0/share/doc/hadoop/common/api/org/apache/hadoop/fs/ContentSummary.html</text:p>
      <text:p text:style-name="P1"><text:soft-page-break/>hadoop-2.9.0/share/doc/hadoop/common/api/org/apache/hadoop/fs/FilterFileSystem.html</text:p>
      <text:p text:style-name="P1">hadoop-2.9.0/share/doc/hadoop/common/api/org/apache/hadoop/fs/GlobalStorageStatistics.StorageStatisticsProvider.html</text:p>
      <text:p text:style-name="P1">hadoop-2.9.0/share/doc/hadoop/common/api/org/apache/hadoop/fs/FSExceptionMessages.html</text:p>
      <text:p text:style-name="P1">hadoop-2.9.0/share/doc/hadoop/common/api/org/apache/hadoop/fs/ReadOption.html</text:p>
      <text:p text:style-name="P1">hadoop-2.9.0/share/doc/hadoop/common/api/org/apache/hadoop/fs/QuotaUsage.html</text:p>
      <text:p text:style-name="P1">hadoop-2.9.0/share/doc/hadoop/common/api/org/apache/hadoop/fs/FsShellPermissions.Chgrp.html</text:p>
      <text:p text:style-name="P1">hadoop-2.9.0/share/doc/hadoop/common/api/org/apache/hadoop/fs/ContentSummary.Builder.html</text:p>
      <text:p text:style-name="P1">hadoop-2.9.0/share/doc/hadoop/common/api/org/apache/hadoop/fs/Options.CreateOpts.ReplicationFactor.html</text:p>
      <text:p text:style-name="P1">hadoop-2.9.0/share/doc/hadoop/common/api/org/apache/hadoop/fs/StreamCapabilities.html</text:p>
      <text:p text:style-name="P1">hadoop-2.9.0/share/doc/hadoop/common/api/org/apache/hadoop/fs/Options.html</text:p>
      <text:p text:style-name="P1">hadoop-2.9.0/share/doc/hadoop/common/api/org/apache/hadoop/fs/HarFs.html</text:p>
      <text:p text:style-name="P1">hadoop-2.9.0/share/doc/hadoop/common/api/org/apache/hadoop/fs/sftp/</text:p>
      <text:p text:style-name="P1">hadoop-2.9.0/share/doc/hadoop/common/api/org/apache/hadoop/fs/sftp/package-use.html</text:p>
      <text:p text:style-name="P1">hadoop-2.9.0/share/doc/hadoop/common/api/org/apache/hadoop/fs/sftp/package-tree.html</text:p>
      <text:p text:style-name="P1">hadoop-2.9.0/share/doc/hadoop/common/api/org/apache/hadoop/fs/sftp/package-frame.html</text:p>
      <text:p text:style-name="P1">hadoop-2.9.0/share/doc/hadoop/common/api/org/apache/hadoop/fs/sftp/SFTPFileSystem.html</text:p>
      <text:p text:style-name="P1">hadoop-2.9.0/share/doc/hadoop/common/api/org/apache/hadoop/fs/sftp/class-use/</text:p>
      <text:p text:style-name="P1">hadoop-2.9.0/share/doc/hadoop/common/api/org/apache/hadoop/fs/sftp/class-use/SFTPFileSystem.html</text:p>
      <text:p text:style-name="P1">hadoop-2.9.0/share/doc/hadoop/common/api/org/apache/hadoop/fs/sftp/package-summary.html</text:p>
      <text:p text:style-name="P1">hadoop-2.9.0/share/doc/hadoop/common/api/org/apache/hadoop/fs/BlockLocation.html</text:p>
      <text:p text:style-name="P1">hadoop-2.9.0/share/doc/hadoop/common/api/org/apache/hadoop/fs/FsShellPermissions.Chmod.html</text:p>
      <text:p text:style-name="P1">hadoop-2.9.0/share/doc/hadoop/common/api/org/apache/hadoop/fs/ChecksumException.html</text:p>
      <text:p text:style-name="P1">hadoop-2.9.0/share/doc/hadoop/common/api/org/apache/hadoop/fs/RemoteIterator.html</text:p>
      <text:p text:style-name="P1">hadoop-2.9.0/share/doc/hadoop/common/api/org/apache/hadoop/fs/FsShellPermissions.Chown.html</text:p>
      <text:p text:style-name="P1">hadoop-2.9.0/share/doc/hadoop/common/api/org/apache/hadoop/fs/HardLink.LinkStats.html</text:p>
      <text:p text:style-name="P1">hadoop-2.9.0/share/doc/hadoop/common/api/org/apache/hadoop/fs/Options.CreateOpts.BlockSize.html</text:p>
      <text:p text:style-name="P1">hadoop-2.9.0/share/doc/hadoop/common/api/org/apache/hadoop/fs/CreateFlag.html</text:p>
      <text:p text:style-name="P1">hadoop-2.9.0/share/doc/hadoop/common/api/org/apache/hadoop/fs/GlobFilter.html</text:p>
      <text:p text:style-name="P1">hadoop-2.9.0/share/doc/hadoop/common/api/org/apache/hadoop/fs/PathAccessDeniedException.html</text:p>
      <text:p text:style-name="P1">hadoop-2.9.0/share/doc/hadoop/common/api/org/apache/hadoop/fs/XAttrSetFlag.html</text:p>
      <text:p text:style-name="P1">hadoop-2.9.0/share/doc/hadoop/common/api/org/apache/hadoop/fs/GlobalStorageStatistics.html</text:p>
      <text:p text:style-name="P1">hadoop-2.9.0/share/doc/hadoop/common/api/org/apache/hadoop/fs/StorageType.html</text:p>
      <text:p text:style-name="P1">hadoop-2.9.0/share/doc/hadoop/common/api/org/apache/hadoop/fs/viewfs/</text:p>
      <text:p text:style-name="P1">hadoop-2.9.0/share/doc/hadoop/common/api/org/apache/hadoop/fs/viewfs/package-use.html</text:p>
      <text:p text:style-name="P1">hadoop-2.9.0/share/doc/hadoop/common/api/org/apache/hadoop/fs/viewfs/package-tree.html</text:p>
      <text:p text:style-name="P1">hadoop-2.9.0/share/doc/hadoop/common/api/org/apache/hadoop/fs/viewfs/package-frame.html</text:p>
      <text:p text:style-name="P1">hadoop-2.9.0/share/doc/hadoop/common/api/org/apache/hadoop/fs/viewfs/ViewFileSystem.html</text:p>
      <text:p text:style-name="P1">hadoop-2.9.0/share/doc/hadoop/common/api/org/apache/hadoop/fs/viewfs/NotInMountpointException.html</text:p>
      <text:p text:style-name="P1">hadoop-2.9.0/share/doc/hadoop/common/api/org/apache/hadoop/fs/viewfs/ViewFs.html</text:p>
      <text:p text:style-name="P1">hadoop-2.9.0/share/doc/hadoop/common/api/org/apache/hadoop/fs/viewfs/Constants.html</text:p>
      <text:p text:style-name="P1">hadoop-2.9.0/share/doc/hadoop/common/api/org/apache/hadoop/fs/viewfs/class-use/</text:p>
      <text:p text:style-name="P1">hadoop-2.9.0/share/doc/hadoop/common/api/org/apache/hadoop/fs/viewfs/class-use/ViewFileSystem.html</text:p>
      <text:p text:style-name="P1"><text:soft-page-break/>hadoop-2.9.0/share/doc/hadoop/common/api/org/apache/hadoop/fs/viewfs/class-use/NotInMountpointException.html</text:p>
      <text:p text:style-name="P1">hadoop-2.9.0/share/doc/hadoop/common/api/org/apache/hadoop/fs/viewfs/class-use/ViewFs.html</text:p>
      <text:p text:style-name="P1">hadoop-2.9.0/share/doc/hadoop/common/api/org/apache/hadoop/fs/viewfs/class-use/Constants.html</text:p>
      <text:p text:style-name="P1">hadoop-2.9.0/share/doc/hadoop/common/api/org/apache/hadoop/fs/viewfs/class-use/ViewFs.MountPoint.html</text:p>
      <text:p text:style-name="P1">hadoop-2.9.0/share/doc/hadoop/common/api/org/apache/hadoop/fs/viewfs/class-use/ViewFileSystem.MountPoint.html</text:p>
      <text:p text:style-name="P1">hadoop-2.9.0/share/doc/hadoop/common/api/org/apache/hadoop/fs/viewfs/class-use/ConfigUtil.html</text:p>
      <text:p text:style-name="P1">hadoop-2.9.0/share/doc/hadoop/common/api/org/apache/hadoop/fs/viewfs/ViewFs.MountPoint.html</text:p>
      <text:p text:style-name="P1">hadoop-2.9.0/share/doc/hadoop/common/api/org/apache/hadoop/fs/viewfs/ViewFileSystem.MountPoint.html</text:p>
      <text:p text:style-name="P1">hadoop-2.9.0/share/doc/hadoop/common/api/org/apache/hadoop/fs/viewfs/package-summary.html</text:p>
      <text:p text:style-name="P1">hadoop-2.9.0/share/doc/hadoop/common/api/org/apache/hadoop/fs/viewfs/ConfigUtil.html</text:p>
      <text:p text:style-name="P1">hadoop-2.9.0/share/doc/hadoop/common/api/org/apache/hadoop/fs/class-use/</text:p>
      <text:p text:style-name="P1">hadoop-2.9.0/share/doc/hadoop/common/api/org/apache/hadoop/fs/class-use/FSDataOutputStreamBuilder.html</text:p>
      <text:p text:style-name="P1">hadoop-2.9.0/share/doc/hadoop/common/api/org/apache/hadoop/fs/class-use/CanSetReadahead.html</text:p>
      <text:p text:style-name="P1">hadoop-2.9.0/share/doc/hadoop/common/api/org/apache/hadoop/fs/class-use/RawLocalFileSystem.html</text:p>
      <text:p text:style-name="P1">hadoop-2.9.0/share/doc/hadoop/common/api/org/apache/hadoop/fs/class-use/PathOperationException.html</text:p>
      <text:p text:style-name="P1">hadoop-2.9.0/share/doc/hadoop/common/api/org/apache/hadoop/fs/class-use/PathNotFoundException.html</text:p>
      <text:p text:style-name="P1">hadoop-2.9.0/share/doc/hadoop/common/api/org/apache/hadoop/fs/class-use/Options.CreateOpts.BufferSize.html</text:p>
      <text:p text:style-name="P1">hadoop-2.9.0/share/doc/hadoop/common/api/org/apache/hadoop/fs/class-use/BatchedRemoteIterator.BatchedEntries.html</text:p>
      <text:p text:style-name="P1">hadoop-2.9.0/share/doc/hadoop/common/api/org/apache/hadoop/fs/class-use/XAttrCodec.html</text:p>
      <text:p text:style-name="P1">hadoop-2.9.0/share/doc/hadoop/common/api/org/apache/hadoop/fs/class-use/UnsupportedFileSystemException.html</text:p>
      <text:p text:style-name="P1">hadoop-2.9.0/share/doc/hadoop/common/api/org/apache/hadoop/fs/class-use/Path.html</text:p>
      <text:p text:style-name="P1">hadoop-2.9.0/share/doc/hadoop/common/api/org/apache/hadoop/fs/class-use/PositionedReadable.html</text:p>
      <text:p text:style-name="P1">hadoop-2.9.0/share/doc/hadoop/common/api/org/apache/hadoop/fs/class-use/GetSpaceUsed.html</text:p>
      <text:p text:style-name="P1">hadoop-2.9.0/share/doc/hadoop/common/api/org/apache/hadoop/fs/class-use/MD5MD5CRC32CastagnoliFileChecksum.html</text:p>
      <text:p text:style-name="P1">hadoop-2.9.0/share/doc/hadoop/common/api/org/apache/hadoop/fs/class-use/PathPermissionException.html</text:p>
      <text:p text:style-name="P1">hadoop-2.9.0/share/doc/hadoop/common/api/org/apache/hadoop/fs/class-use/StorageStatistics.CommonStatisticNames.html</text:p>
      <text:p text:style-name="P1">hadoop-2.9.0/share/doc/hadoop/common/api/org/apache/hadoop/fs/class-use/MD5MD5CRC32GzipFileChecksum.html</text:p>
      <text:p text:style-name="P1">hadoop-2.9.0/share/doc/hadoop/common/api/org/apache/hadoop/fs/class-use/PathIsNotDirectoryException.html</text:p>
      <text:p text:style-name="P1">hadoop-2.9.0/share/doc/hadoop/common/api/org/apache/hadoop/fs/class-use/ZeroCopyUnavailableException.html</text:p>
      <text:p text:style-name="P1">hadoop-2.9.0/share/doc/hadoop/common/api/org/apache/hadoop/fs/class-use/FileAlreadyExistsException.html</text:p>
      <text:p text:style-name="P1"><text:soft-page-break/>hadoop-2.9.0/share/doc/hadoop/common/api/org/apache/hadoop/fs/class-use/GetSpaceUsed.Builder.html</text:p>
      <text:p text:style-name="P1">hadoop-2.9.0/share/doc/hadoop/common/api/org/apache/hadoop/fs/class-use/DelegationTokenRenewer.RenewAction.html</text:p>
      <text:p text:style-name="P1">hadoop-2.9.0/share/doc/hadoop/common/api/org/apache/hadoop/fs/class-use/FSError.html</text:p>
      <text:p text:style-name="P1">hadoop-2.9.0/share/doc/hadoop/common/api/org/apache/hadoop/fs/class-use/FsConstants.html</text:p>
      <text:p text:style-name="P1">hadoop-2.9.0/share/doc/hadoop/common/api/org/apache/hadoop/fs/class-use/Seekable.html</text:p>
      <text:p text:style-name="P1">hadoop-2.9.0/share/doc/hadoop/common/api/org/apache/hadoop/fs/class-use/DUHelper.html</text:p>
      <text:p text:style-name="P1">hadoop-2.9.0/share/doc/hadoop/common/api/org/apache/hadoop/fs/class-use/ParentNotDirectoryException.html</text:p>
      <text:p text:style-name="P1">hadoop-2.9.0/share/doc/hadoop/common/api/org/apache/hadoop/fs/class-use/FileContext.html</text:p>
      <text:p text:style-name="P1">hadoop-2.9.0/share/doc/hadoop/common/api/org/apache/hadoop/fs/class-use/Syncable.html</text:p>
      <text:p text:style-name="P1">hadoop-2.9.0/share/doc/hadoop/common/api/org/apache/hadoop/fs/class-use/Trash.html</text:p>
      <text:p text:style-name="P1">hadoop-2.9.0/share/doc/hadoop/common/api/org/apache/hadoop/fs/class-use/CommonConfigurationKeysPublic.html</text:p>
      <text:p text:style-name="P1">hadoop-2.9.0/share/doc/hadoop/common/api/org/apache/hadoop/fs/class-use/AbstractFileSystem.html</text:p>
      <text:p text:style-name="P1">hadoop-2.9.0/share/doc/hadoop/common/api/org/apache/hadoop/fs/class-use/FsStatus.html</text:p>
      <text:p text:style-name="P1">hadoop-2.9.0/share/doc/hadoop/common/api/org/apache/hadoop/fs/class-use/Options.ChecksumOpt.html</text:p>
      <text:p text:style-name="P1">hadoop-2.9.0/share/doc/hadoop/common/api/org/apache/hadoop/fs/class-use/TrashPolicy.html</text:p>
      <text:p text:style-name="P1">hadoop-2.9.0/share/doc/hadoop/common/api/org/apache/hadoop/fs/class-use/StreamCapabilities.StreamCapability.html</text:p>
      <text:p text:style-name="P1">hadoop-2.9.0/share/doc/hadoop/common/api/org/apache/hadoop/fs/class-use/AvroFSInput.html</text:p>
      <text:p text:style-name="P1">hadoop-2.9.0/share/doc/hadoop/common/api/org/apache/hadoop/fs/class-use/FsServerDefaults.html</text:p>
      <text:p text:style-name="P1">hadoop-2.9.0/share/doc/hadoop/common/api/org/apache/hadoop/fs/class-use/FileSystem.html</text:p>
      <text:p text:style-name="P1">hadoop-2.9.0/share/doc/hadoop/common/api/org/apache/hadoop/fs/class-use/BlockStoragePolicySpi.html</text:p>
      <text:p text:style-name="P1">hadoop-2.9.0/share/doc/hadoop/common/api/org/apache/hadoop/fs/class-use/Options.CreateOpts.Progress.html</text:p>
      <text:p text:style-name="P1">hadoop-2.9.0/share/doc/hadoop/common/api/org/apache/hadoop/fs/class-use/ChecksumFileSystem.html</text:p>
      <text:p text:style-name="P1">hadoop-2.9.0/share/doc/hadoop/common/api/org/apache/hadoop/fs/class-use/InvalidPathException.html</text:p>
      <text:p text:style-name="P1">hadoop-2.9.0/share/doc/hadoop/common/api/org/apache/hadoop/fs/class-use/BatchedRemoteIterator.BatchedListEntries.html</text:p>
      <text:p text:style-name="P1">hadoop-2.9.0/share/doc/hadoop/common/api/org/apache/hadoop/fs/class-use/Options.CreateOpts.Perms.html</text:p>
      <text:p text:style-name="P1">hadoop-2.9.0/share/doc/hadoop/common/api/org/apache/hadoop/fs/class-use/Options.Rename.html</text:p>
      <text:p text:style-name="P1">hadoop-2.9.0/share/doc/hadoop/common/api/org/apache/hadoop/fs/class-use/FileSystem.Statistics.html</text:p>
      <text:p text:style-name="P1">hadoop-2.9.0/share/doc/hadoop/common/api/org/apache/hadoop/fs/class-use/HardLink.html</text:p>
      <text:p text:style-name="P1">hadoop-2.9.0/share/doc/hadoop/common/api/org/apache/hadoop/fs/class-use/FSInputStream.html</text:p>
      <text:p text:style-name="P1">hadoop-2.9.0/share/doc/hadoop/common/api/org/apache/hadoop/fs/class-use/HarFileSystem.html</text:p>
      <text:p text:style-name="P1">hadoop-2.9.0/share/doc/hadoop/common/api/org/apache/hadoop/fs/class-use/FileUtil.HardLink.html</text:p>
      <text:p text:style-name="P1">hadoop-2.9.0/share/doc/hadoop/common/api/org/apache/hadoop/fs/class-use/Options.CreateOpts.BytesPerChecksum.html</text:p>
      <text:p text:style-name="P1">hadoop-2.9.0/share/doc/hadoop/common/api/org/apache/hadoop/fs/class-use/CanSetDropBehind.html</text:p>
      <text:p text:style-name="P1">hadoop-2.9.0/share/doc/hadoop/common/api/org/apache/hadoop/fs/class-use/ContentSummary.html</text:p>
      <text:p text:style-name="P1">hadoop-2.9.0/share/doc/hadoop/common/api/org/apache/hadoop/fs/class-use/FilterFileSystem.html</text:p>
      <text:p text:style-name="P1"><text:soft-page-break/>hadoop-2.9.0/share/doc/hadoop/common/api/org/apache/hadoop/fs/class-use/GlobalStorageStatistics.StorageStatisticsProvider.html</text:p>
      <text:p text:style-name="P1">hadoop-2.9.0/share/doc/hadoop/common/api/org/apache/hadoop/fs/class-use/FSExceptionMessages.html</text:p>
      <text:p text:style-name="P1">hadoop-2.9.0/share/doc/hadoop/common/api/org/apache/hadoop/fs/class-use/ReadOption.html</text:p>
      <text:p text:style-name="P1">hadoop-2.9.0/share/doc/hadoop/common/api/org/apache/hadoop/fs/class-use/QuotaUsage.html</text:p>
      <text:p text:style-name="P1">hadoop-2.9.0/share/doc/hadoop/common/api/org/apache/hadoop/fs/class-use/FsShellPermissions.Chgrp.html</text:p>
      <text:p text:style-name="P1">hadoop-2.9.0/share/doc/hadoop/common/api/org/apache/hadoop/fs/class-use/ContentSummary.Builder.html</text:p>
      <text:p text:style-name="P1">hadoop-2.9.0/share/doc/hadoop/common/api/org/apache/hadoop/fs/class-use/Options.CreateOpts.ReplicationFactor.html</text:p>
      <text:p text:style-name="P1">hadoop-2.9.0/share/doc/hadoop/common/api/org/apache/hadoop/fs/class-use/StreamCapabilities.html</text:p>
      <text:p text:style-name="P1">hadoop-2.9.0/share/doc/hadoop/common/api/org/apache/hadoop/fs/class-use/Options.html</text:p>
      <text:p text:style-name="P1">hadoop-2.9.0/share/doc/hadoop/common/api/org/apache/hadoop/fs/class-use/HarFs.html</text:p>
      <text:p text:style-name="P1">hadoop-2.9.0/share/doc/hadoop/common/api/org/apache/hadoop/fs/class-use/BlockLocation.html</text:p>
      <text:p text:style-name="P1">hadoop-2.9.0/share/doc/hadoop/common/api/org/apache/hadoop/fs/class-use/FsShellPermissions.Chmod.html</text:p>
      <text:p text:style-name="P1">hadoop-2.9.0/share/doc/hadoop/common/api/org/apache/hadoop/fs/class-use/ChecksumException.html</text:p>
      <text:p text:style-name="P1">hadoop-2.9.0/share/doc/hadoop/common/api/org/apache/hadoop/fs/class-use/RemoteIterator.html</text:p>
      <text:p text:style-name="P1">hadoop-2.9.0/share/doc/hadoop/common/api/org/apache/hadoop/fs/class-use/FsShellPermissions.Chown.html</text:p>
      <text:p text:style-name="P1">hadoop-2.9.0/share/doc/hadoop/common/api/org/apache/hadoop/fs/class-use/HardLink.LinkStats.html</text:p>
      <text:p text:style-name="P1">hadoop-2.9.0/share/doc/hadoop/common/api/org/apache/hadoop/fs/class-use/Options.CreateOpts.BlockSize.html</text:p>
      <text:p text:style-name="P1">hadoop-2.9.0/share/doc/hadoop/common/api/org/apache/hadoop/fs/class-use/CreateFlag.html</text:p>
      <text:p text:style-name="P1">hadoop-2.9.0/share/doc/hadoop/common/api/org/apache/hadoop/fs/class-use/GlobFilter.html</text:p>
      <text:p text:style-name="P1">hadoop-2.9.0/share/doc/hadoop/common/api/org/apache/hadoop/fs/class-use/PathAccessDeniedException.html</text:p>
      <text:p text:style-name="P1">hadoop-2.9.0/share/doc/hadoop/common/api/org/apache/hadoop/fs/class-use/XAttrSetFlag.html</text:p>
      <text:p text:style-name="P1">hadoop-2.9.0/share/doc/hadoop/common/api/org/apache/hadoop/fs/class-use/GlobalStorageStatistics.html</text:p>
      <text:p text:style-name="P1">hadoop-2.9.0/share/doc/hadoop/common/api/org/apache/hadoop/fs/class-use/StorageType.html</text:p>
      <text:p text:style-name="P1">hadoop-2.9.0/share/doc/hadoop/common/api/org/apache/hadoop/fs/class-use/FileSystem.Statistics.StatisticsData.html</text:p>
      <text:p text:style-name="P1">hadoop-2.9.0/share/doc/hadoop/common/api/org/apache/hadoop/fs/class-use/FileStatus.html</text:p>
      <text:p text:style-name="P1">hadoop-2.9.0/share/doc/hadoop/common/api/org/apache/hadoop/fs/class-use/FSDataInputStream.html</text:p>
      <text:p text:style-name="P1">hadoop-2.9.0/share/doc/hadoop/common/api/org/apache/hadoop/fs/class-use/PathIOException.html</text:p>
      <text:p text:style-name="P1">hadoop-2.9.0/share/doc/hadoop/common/api/org/apache/hadoop/fs/class-use/BatchedRemoteIterator.html</text:p>
      <text:p text:style-name="P1">hadoop-2.9.0/share/doc/hadoop/common/api/org/apache/hadoop/fs/class-use/FileUtil.html</text:p>
      <text:p text:style-name="P1">hadoop-2.9.0/share/doc/hadoop/common/api/org/apache/hadoop/fs/class-use/StorageStatistics.LongStatistic.html</text:p>
      <text:p text:style-name="P1">hadoop-2.9.0/share/doc/hadoop/common/api/org/apache/hadoop/fs/class-use/FileContext.Util.html</text:p>
      <text:p text:style-name="P1">hadoop-2.9.0/share/doc/hadoop/common/api/org/apache/hadoop/fs/class-use/Options.CreateOpts.html</text:p>
      <text:p text:style-name="P1">hadoop-2.9.0/share/doc/hadoop/common/api/org/apache/hadoop/fs/class-use/FsShell.Help.html</text:p>
      <text:p text:style-name="P1">hadoop-2.9.0/share/doc/hadoop/common/api/org/apache/hadoop/fs/class-use/LocalFileSystem.html</text:p>
      <text:p text:style-name="P1"><text:soft-page-break/>hadoop-2.9.0/share/doc/hadoop/common/api/org/apache/hadoop/fs/class-use/StorageStatistics.html</text:p>
      <text:p text:style-name="P1">hadoop-2.9.0/share/doc/hadoop/common/api/org/apache/hadoop/fs/class-use/PathIsDirectoryException.html</text:p>
      <text:p text:style-name="P1">hadoop-2.9.0/share/doc/hadoop/common/api/org/apache/hadoop/fs/class-use/PathIsNotEmptyDirectoryException.html</text:p>
      <text:p text:style-name="P1">hadoop-2.9.0/share/doc/hadoop/common/api/org/apache/hadoop/fs/class-use/CanUnbuffer.html</text:p>
      <text:p text:style-name="P1">hadoop-2.9.0/share/doc/hadoop/common/api/org/apache/hadoop/fs/class-use/PathFilter.html</text:p>
      <text:p text:style-name="P1">hadoop-2.9.0/share/doc/hadoop/common/api/org/apache/hadoop/fs/class-use/LocatedFileStatus.html</text:p>
      <text:p text:style-name="P1">hadoop-2.9.0/share/doc/hadoop/common/api/org/apache/hadoop/fs/class-use/Options.CreateOpts.ChecksumParam.html</text:p>
      <text:p text:style-name="P1">hadoop-2.9.0/share/doc/hadoop/common/api/org/apache/hadoop/fs/class-use/InvalidRequestException.html</text:p>
      <text:p text:style-name="P1">hadoop-2.9.0/share/doc/hadoop/common/api/org/apache/hadoop/fs/class-use/DelegationTokenRenewer.Renewable.html</text:p>
      <text:p text:style-name="P1">hadoop-2.9.0/share/doc/hadoop/common/api/org/apache/hadoop/fs/class-use/ByteBufferReadable.html</text:p>
      <text:p text:style-name="P1">hadoop-2.9.0/share/doc/hadoop/common/api/org/apache/hadoop/fs/class-use/FSDataOutputStream.html</text:p>
      <text:p text:style-name="P1">hadoop-2.9.0/share/doc/hadoop/common/api/org/apache/hadoop/fs/class-use/FileChecksum.html</text:p>
      <text:p text:style-name="P1">hadoop-2.9.0/share/doc/hadoop/common/api/org/apache/hadoop/fs/class-use/FsShell.Usage.html</text:p>
      <text:p text:style-name="P1">hadoop-2.9.0/share/doc/hadoop/common/api/org/apache/hadoop/fs/class-use/TrashPolicyDefault.Emptier.html</text:p>
      <text:p text:style-name="P1">hadoop-2.9.0/share/doc/hadoop/common/api/org/apache/hadoop/fs/class-use/PathExistsException.html</text:p>
      <text:p text:style-name="P1">hadoop-2.9.0/share/doc/hadoop/common/api/org/apache/hadoop/fs/class-use/QuotaUsage.Builder.html</text:p>
      <text:p text:style-name="P1">hadoop-2.9.0/share/doc/hadoop/common/api/org/apache/hadoop/fs/class-use/Options.CreateOpts.CreateParent.html</text:p>
      <text:p text:style-name="P1">hadoop-2.9.0/share/doc/hadoop/common/api/org/apache/hadoop/fs/FileSystem.Statistics.StatisticsData.html</text:p>
      <text:p text:style-name="P1">hadoop-2.9.0/share/doc/hadoop/common/api/org/apache/hadoop/fs/FileStatus.html</text:p>
      <text:p text:style-name="P1">hadoop-2.9.0/share/doc/hadoop/common/api/org/apache/hadoop/fs/permission/</text:p>
      <text:p text:style-name="P1">hadoop-2.9.0/share/doc/hadoop/common/api/org/apache/hadoop/fs/permission/package-use.html</text:p>
      <text:p text:style-name="P1">hadoop-2.9.0/share/doc/hadoop/common/api/org/apache/hadoop/fs/permission/package-tree.html</text:p>
      <text:p text:style-name="P1">hadoop-2.9.0/share/doc/hadoop/common/api/org/apache/hadoop/fs/permission/AclStatus.Builder.html</text:p>
      <text:p text:style-name="P1">hadoop-2.9.0/share/doc/hadoop/common/api/org/apache/hadoop/fs/permission/AclEntryType.html</text:p>
      <text:p text:style-name="P1">hadoop-2.9.0/share/doc/hadoop/common/api/org/apache/hadoop/fs/permission/AccessControlException.html</text:p>
      <text:p text:style-name="P1">hadoop-2.9.0/share/doc/hadoop/common/api/org/apache/hadoop/fs/permission/FsPermission.html</text:p>
      <text:p text:style-name="P1">hadoop-2.9.0/share/doc/hadoop/common/api/org/apache/hadoop/fs/permission/package-frame.html</text:p>
      <text:p text:style-name="P1">hadoop-2.9.0/share/doc/hadoop/common/api/org/apache/hadoop/fs/permission/AclEntryScope.html</text:p>
      <text:p text:style-name="P1">hadoop-2.9.0/share/doc/hadoop/common/api/org/apache/hadoop/fs/permission/FsAction.html</text:p>
      <text:p text:style-name="P1">hadoop-2.9.0/share/doc/hadoop/common/api/org/apache/hadoop/fs/permission/class-use/</text:p>
      <text:p text:style-name="P1">hadoop-2.9.0/share/doc/hadoop/common/api/org/apache/hadoop/fs/permission/class-use/AclStatus.Builder.html</text:p>
      <text:p text:style-name="P1">hadoop-2.9.0/share/doc/hadoop/common/api/org/apache/hadoop/fs/permission/class-use/AclEntryType.html</text:p>
      <text:p text:style-name="P1">hadoop-2.9.0/share/doc/hadoop/common/api/org/apache/hadoop/fs/permission/class-use/AccessControlException.html</text:p>
      <text:p text:style-name="P1"><text:soft-page-break/>hadoop-2.9.0/share/doc/hadoop/common/api/org/apache/hadoop/fs/permission/class-use/FsPermission.html</text:p>
      <text:p text:style-name="P1">hadoop-2.9.0/share/doc/hadoop/common/api/org/apache/hadoop/fs/permission/class-use/AclEntryScope.html</text:p>
      <text:p text:style-name="P1">hadoop-2.9.0/share/doc/hadoop/common/api/org/apache/hadoop/fs/permission/class-use/FsAction.html</text:p>
      <text:p text:style-name="P1">hadoop-2.9.0/share/doc/hadoop/common/api/org/apache/hadoop/fs/permission/class-use/AclStatus.html</text:p>
      <text:p text:style-name="P1">hadoop-2.9.0/share/doc/hadoop/common/api/org/apache/hadoop/fs/permission/class-use/AclEntry.Builder.html</text:p>
      <text:p text:style-name="P1">hadoop-2.9.0/share/doc/hadoop/common/api/org/apache/hadoop/fs/permission/class-use/AclEntry.html</text:p>
      <text:p text:style-name="P1">hadoop-2.9.0/share/doc/hadoop/common/api/org/apache/hadoop/fs/permission/AclStatus.html</text:p>
      <text:p text:style-name="P1">hadoop-2.9.0/share/doc/hadoop/common/api/org/apache/hadoop/fs/permission/package-summary.html</text:p>
      <text:p text:style-name="P1">hadoop-2.9.0/share/doc/hadoop/common/api/org/apache/hadoop/fs/permission/AclEntry.Builder.html</text:p>
      <text:p text:style-name="P1">hadoop-2.9.0/share/doc/hadoop/common/api/org/apache/hadoop/fs/permission/AclEntry.html</text:p>
      <text:p text:style-name="P1">hadoop-2.9.0/share/doc/hadoop/common/api/org/apache/hadoop/fs/FSDataInputStream.html</text:p>
      <text:p text:style-name="P1">hadoop-2.9.0/share/doc/hadoop/common/api/org/apache/hadoop/fs/PathIOException.html</text:p>
      <text:p text:style-name="P1">hadoop-2.9.0/share/doc/hadoop/common/api/org/apache/hadoop/fs/BatchedRemoteIterator.html</text:p>
      <text:p text:style-name="P1">hadoop-2.9.0/share/doc/hadoop/common/api/org/apache/hadoop/fs/FileUtil.html</text:p>
      <text:p text:style-name="P1">hadoop-2.9.0/share/doc/hadoop/common/api/org/apache/hadoop/fs/StorageStatistics.LongStatistic.html</text:p>
      <text:p text:style-name="P1">hadoop-2.9.0/share/doc/hadoop/common/api/org/apache/hadoop/fs/FileContext.Util.html</text:p>
      <text:p text:style-name="P1">hadoop-2.9.0/share/doc/hadoop/common/api/org/apache/hadoop/fs/Options.CreateOpts.html</text:p>
      <text:p text:style-name="P1">hadoop-2.9.0/share/doc/hadoop/common/api/org/apache/hadoop/fs/FsShell.Help.html</text:p>
      <text:p text:style-name="P1">hadoop-2.9.0/share/doc/hadoop/common/api/org/apache/hadoop/fs/LocalFileSystem.html</text:p>
      <text:p text:style-name="P1">hadoop-2.9.0/share/doc/hadoop/common/api/org/apache/hadoop/fs/StorageStatistics.html</text:p>
      <text:p text:style-name="P1">hadoop-2.9.0/share/doc/hadoop/common/api/org/apache/hadoop/fs/PathIsDirectoryException.html</text:p>
      <text:p text:style-name="P1">hadoop-2.9.0/share/doc/hadoop/common/api/org/apache/hadoop/fs/PathIsNotEmptyDirectoryException.html</text:p>
      <text:p text:style-name="P1">hadoop-2.9.0/share/doc/hadoop/common/api/org/apache/hadoop/fs/package-summary.html</text:p>
      <text:p text:style-name="P1">hadoop-2.9.0/share/doc/hadoop/common/api/org/apache/hadoop/fs/CanUnbuffer.html</text:p>
      <text:p text:style-name="P1">hadoop-2.9.0/share/doc/hadoop/common/api/org/apache/hadoop/fs/PathFilter.html</text:p>
      <text:p text:style-name="P1">hadoop-2.9.0/share/doc/hadoop/common/api/org/apache/hadoop/fs/LocatedFileStatus.html</text:p>
      <text:p text:style-name="P1">hadoop-2.9.0/share/doc/hadoop/common/api/org/apache/hadoop/fs/Options.CreateOpts.ChecksumParam.html</text:p>
      <text:p text:style-name="P1">hadoop-2.9.0/share/doc/hadoop/common/api/org/apache/hadoop/fs/InvalidRequestException.html</text:p>
      <text:p text:style-name="P1">hadoop-2.9.0/share/doc/hadoop/common/api/org/apache/hadoop/fs/DelegationTokenRenewer.Renewable.html</text:p>
      <text:p text:style-name="P1">hadoop-2.9.0/share/doc/hadoop/common/api/org/apache/hadoop/fs/ByteBufferReadable.html</text:p>
      <text:p text:style-name="P1">hadoop-2.9.0/share/doc/hadoop/common/api/org/apache/hadoop/fs/FSDataOutputStream.html</text:p>
      <text:p text:style-name="P1">hadoop-2.9.0/share/doc/hadoop/common/api/org/apache/hadoop/fs/FileChecksum.html</text:p>
      <text:p text:style-name="P1">hadoop-2.9.0/share/doc/hadoop/common/api/org/apache/hadoop/fs/FsShell.Usage.html</text:p>
      <text:p text:style-name="P1">hadoop-2.9.0/share/doc/hadoop/common/api/org/apache/hadoop/fs/crypto/</text:p>
      <text:p text:style-name="P1">hadoop-2.9.0/share/doc/hadoop/common/api/org/apache/hadoop/fs/crypto/package-use.html</text:p>
      <text:p text:style-name="P1">hadoop-2.9.0/share/doc/hadoop/common/api/org/apache/hadoop/fs/crypto/package-tree.html</text:p>
      <text:p text:style-name="P1">hadoop-2.9.0/share/doc/hadoop/common/api/org/apache/hadoop/fs/crypto/package-frame.html</text:p>
      <text:p text:style-name="P1"><text:soft-page-break/>hadoop-2.9.0/share/doc/hadoop/common/api/org/apache/hadoop/fs/crypto/CryptoFSDataInputStream.html</text:p>
      <text:p text:style-name="P1">hadoop-2.9.0/share/doc/hadoop/common/api/org/apache/hadoop/fs/crypto/class-use/</text:p>
      <text:p text:style-name="P1">hadoop-2.9.0/share/doc/hadoop/common/api/org/apache/hadoop/fs/crypto/class-use/CryptoFSDataInputStream.html</text:p>
      <text:p text:style-name="P1">hadoop-2.9.0/share/doc/hadoop/common/api/org/apache/hadoop/fs/crypto/class-use/CryptoFSDataOutputStream.html</text:p>
      <text:p text:style-name="P1">hadoop-2.9.0/share/doc/hadoop/common/api/org/apache/hadoop/fs/crypto/CryptoFSDataOutputStream.html</text:p>
      <text:p text:style-name="P1">hadoop-2.9.0/share/doc/hadoop/common/api/org/apache/hadoop/fs/crypto/package-summary.html</text:p>
      <text:p text:style-name="P1">hadoop-2.9.0/share/doc/hadoop/common/api/org/apache/hadoop/fs/TrashPolicyDefault.Emptier.html</text:p>
      <text:p text:style-name="P1">hadoop-2.9.0/share/doc/hadoop/common/api/org/apache/hadoop/fs/PathExistsException.html</text:p>
      <text:p text:style-name="P1">hadoop-2.9.0/share/doc/hadoop/common/api/org/apache/hadoop/fs/QuotaUsage.Builder.html</text:p>
      <text:p text:style-name="P1">hadoop-2.9.0/share/doc/hadoop/common/api/org/apache/hadoop/fs/Options.CreateOpts.CreateParent.html</text:p>
      <text:p text:style-name="P1">hadoop-2.9.0/share/doc/hadoop/common/api/org/apache/hadoop/crypto/</text:p>
      <text:p text:style-name="P1">hadoop-2.9.0/share/doc/hadoop/common/api/org/apache/hadoop/crypto/package-use.html</text:p>
      <text:p text:style-name="P1">hadoop-2.9.0/share/doc/hadoop/common/api/org/apache/hadoop/crypto/package-tree.html</text:p>
      <text:p text:style-name="P1">hadoop-2.9.0/share/doc/hadoop/common/api/org/apache/hadoop/crypto/key/</text:p>
      <text:p text:style-name="P1">hadoop-2.9.0/share/doc/hadoop/common/api/org/apache/hadoop/crypto/key/package-use.html</text:p>
      <text:p text:style-name="P1">hadoop-2.9.0/share/doc/hadoop/common/api/org/apache/hadoop/crypto/key/KeyProviderExtension.Extension.html</text:p>
      <text:p text:style-name="P1">hadoop-2.9.0/share/doc/hadoop/common/api/org/apache/hadoop/crypto/key/package-tree.html</text:p>
      <text:p text:style-name="P1">hadoop-2.9.0/share/doc/hadoop/common/api/org/apache/hadoop/crypto/key/KeyProviderFactory.html</text:p>
      <text:p text:style-name="P1">hadoop-2.9.0/share/doc/hadoop/common/api/org/apache/hadoop/crypto/key/kms/</text:p>
      <text:p text:style-name="P1">hadoop-2.9.0/share/doc/hadoop/common/api/org/apache/hadoop/crypto/key/kms/package-use.html</text:p>
      <text:p text:style-name="P1">hadoop-2.9.0/share/doc/hadoop/common/api/org/apache/hadoop/crypto/key/kms/package-tree.html</text:p>
      <text:p text:style-name="P1">hadoop-2.9.0/share/doc/hadoop/common/api/org/apache/hadoop/crypto/key/kms/package-frame.html</text:p>
      <text:p text:style-name="P1">hadoop-2.9.0/share/doc/hadoop/common/api/org/apache/hadoop/crypto/key/kms/KMSClientProvider.Factory.html</text:p>
      <text:p text:style-name="P1">hadoop-2.9.0/share/doc/hadoop/common/api/org/apache/hadoop/crypto/key/kms/KMSClientProvider.KMSMetadata.html</text:p>
      <text:p text:style-name="P1">hadoop-2.9.0/share/doc/hadoop/common/api/org/apache/hadoop/crypto/key/kms/KMSClientProvider.KMSKeyVersion.html</text:p>
      <text:p text:style-name="P1">hadoop-2.9.0/share/doc/hadoop/common/api/org/apache/hadoop/crypto/key/kms/KMSClientProvider.KMSEncryptedKeyVersion.html</text:p>
      <text:p text:style-name="P1">hadoop-2.9.0/share/doc/hadoop/common/api/org/apache/hadoop/crypto/key/kms/KMSClientProvider.KMSTokenRenewer.html</text:p>
      <text:p text:style-name="P1">hadoop-2.9.0/share/doc/hadoop/common/api/org/apache/hadoop/crypto/key/kms/ValueQueue.SyncGenerationPolicy.html</text:p>
      <text:p text:style-name="P1">hadoop-2.9.0/share/doc/hadoop/common/api/org/apache/hadoop/crypto/key/kms/class-use/</text:p>
      <text:p text:style-name="P1"><text:soft-page-break/>hadoop-2.9.0/share/doc/hadoop/common/api/org/apache/hadoop/crypto/key/kms/class-use/KMSClientProvider.Factory.html</text:p>
      <text:p text:style-name="P1">hadoop-2.9.0/share/doc/hadoop/common/api/org/apache/hadoop/crypto/key/kms/class-use/KMSClientProvider.KMSMetadata.html</text:p>
      <text:p text:style-name="P1">hadoop-2.9.0/share/doc/hadoop/common/api/org/apache/hadoop/crypto/key/kms/class-use/KMSClientProvider.KMSKeyVersion.html</text:p>
      <text:p text:style-name="P1">hadoop-2.9.0/share/doc/hadoop/common/api/org/apache/hadoop/crypto/key/kms/class-use/KMSClientProvider.KMSEncryptedKeyVersion.html</text:p>
      <text:p text:style-name="P1">hadoop-2.9.0/share/doc/hadoop/common/api/org/apache/hadoop/crypto/key/kms/class-use/KMSClientProvider.KMSTokenRenewer.html</text:p>
      <text:p text:style-name="P1">hadoop-2.9.0/share/doc/hadoop/common/api/org/apache/hadoop/crypto/key/kms/class-use/ValueQueue.SyncGenerationPolicy.html</text:p>
      <text:p text:style-name="P1">hadoop-2.9.0/share/doc/hadoop/common/api/org/apache/hadoop/crypto/key/kms/class-use/LoadBalancingKMSClientProvider.html</text:p>
      <text:p text:style-name="P1">hadoop-2.9.0/share/doc/hadoop/common/api/org/apache/hadoop/crypto/key/kms/class-use/ValueQueue.QueueRefiller.html</text:p>
      <text:p text:style-name="P1">hadoop-2.9.0/share/doc/hadoop/common/api/org/apache/hadoop/crypto/key/kms/class-use/KMSDelegationToken.KMSDelegationTokenIdentifier.html</text:p>
      <text:p text:style-name="P1">hadoop-2.9.0/share/doc/hadoop/common/api/org/apache/hadoop/crypto/key/kms/LoadBalancingKMSClientProvider.html</text:p>
      <text:p text:style-name="P1">hadoop-2.9.0/share/doc/hadoop/common/api/org/apache/hadoop/crypto/key/kms/package-summary.html</text:p>
      <text:p text:style-name="P1">hadoop-2.9.0/share/doc/hadoop/common/api/org/apache/hadoop/crypto/key/kms/ValueQueue.QueueRefiller.html</text:p>
      <text:p text:style-name="P1">hadoop-2.9.0/share/doc/hadoop/common/api/org/apache/hadoop/crypto/key/kms/KMSDelegationToken.KMSDelegationTokenIdentifier.html</text:p>
      <text:p text:style-name="P1">hadoop-2.9.0/share/doc/hadoop/common/api/org/apache/hadoop/crypto/key/KeyProviderCryptoExtension.CryptoExtension.html</text:p>
      <text:p text:style-name="P1">hadoop-2.9.0/share/doc/hadoop/common/api/org/apache/hadoop/crypto/key/package-frame.html</text:p>
      <text:p text:style-name="P1">hadoop-2.9.0/share/doc/hadoop/common/api/org/apache/hadoop/crypto/key/KeyShell.html</text:p>
      <text:p text:style-name="P1">hadoop-2.9.0/share/doc/hadoop/common/api/org/apache/hadoop/crypto/key/KeyProviderDelegationTokenExtension.html</text:p>
      <text:p text:style-name="P1">hadoop-2.9.0/share/doc/hadoop/common/api/org/apache/hadoop/crypto/key/JavaKeyStoreProvider.Factory.html</text:p>
      <text:p text:style-name="P1">hadoop-2.9.0/share/doc/hadoop/common/api/org/apache/hadoop/crypto/key/KeyProviderCryptoExtension.EncryptedKeyVersion.html</text:p>
      <text:p text:style-name="P1">hadoop-2.9.0/share/doc/hadoop/common/api/org/apache/hadoop/crypto/key/KeyProvider.html</text:p>
      <text:p text:style-name="P1">hadoop-2.9.0/share/doc/hadoop/common/api/org/apache/hadoop/crypto/key/KeyProvider.KeyVersion.html</text:p>
      <text:p text:style-name="P1">hadoop-2.9.0/share/doc/hadoop/common/api/org/apache/hadoop/crypto/key/KeyProviderDelegationTokenExtension.DelegationTokenExtension.html</text:p>
      <text:p text:style-name="P1">hadoop-2.9.0/share/doc/hadoop/common/api/org/apache/hadoop/crypto/key/class-use/</text:p>
      <text:p text:style-name="P1">hadoop-2.9.0/share/doc/hadoop/common/api/org/apache/hadoop/crypto/key/class-use/KeyProviderExtension.Extension.html</text:p>
      <text:p text:style-name="P1"><text:soft-page-break/>hadoop-2.9.0/share/doc/hadoop/common/api/org/apache/hadoop/crypto/key/class-use/KeyProviderFactory.html</text:p>
      <text:p text:style-name="P1">hadoop-2.9.0/share/doc/hadoop/common/api/org/apache/hadoop/crypto/key/class-use/KeyProviderCryptoExtension.CryptoExtension.html</text:p>
      <text:p text:style-name="P1">hadoop-2.9.0/share/doc/hadoop/common/api/org/apache/hadoop/crypto/key/class-use/KeyShell.html</text:p>
      <text:p text:style-name="P1">hadoop-2.9.0/share/doc/hadoop/common/api/org/apache/hadoop/crypto/key/class-use/KeyProviderDelegationTokenExtension.html</text:p>
      <text:p text:style-name="P1">hadoop-2.9.0/share/doc/hadoop/common/api/org/apache/hadoop/crypto/key/class-use/JavaKeyStoreProvider.Factory.html</text:p>
      <text:p text:style-name="P1">hadoop-2.9.0/share/doc/hadoop/common/api/org/apache/hadoop/crypto/key/class-use/KeyProviderCryptoExtension.EncryptedKeyVersion.html</text:p>
      <text:p text:style-name="P1">hadoop-2.9.0/share/doc/hadoop/common/api/org/apache/hadoop/crypto/key/class-use/KeyProvider.html</text:p>
      <text:p text:style-name="P1">hadoop-2.9.0/share/doc/hadoop/common/api/org/apache/hadoop/crypto/key/class-use/KeyProvider.KeyVersion.html</text:p>
      <text:p text:style-name="P1">hadoop-2.9.0/share/doc/hadoop/common/api/org/apache/hadoop/crypto/key/class-use/KeyProviderDelegationTokenExtension.DelegationTokenExtension.html</text:p>
      <text:p text:style-name="P1">hadoop-2.9.0/share/doc/hadoop/common/api/org/apache/hadoop/crypto/key/class-use/KeyProvider.Options.html</text:p>
      <text:p text:style-name="P1">hadoop-2.9.0/share/doc/hadoop/common/api/org/apache/hadoop/crypto/key/class-use/CachingKeyProvider.html</text:p>
      <text:p text:style-name="P1">hadoop-2.9.0/share/doc/hadoop/common/api/org/apache/hadoop/crypto/key/class-use/KeyProvider.Metadata.html</text:p>
      <text:p text:style-name="P1">hadoop-2.9.0/share/doc/hadoop/common/api/org/apache/hadoop/crypto/key/class-use/UserProvider.Factory.html</text:p>
      <text:p text:style-name="P1">hadoop-2.9.0/share/doc/hadoop/common/api/org/apache/hadoop/crypto/key/class-use/KeyProviderExtension.html</text:p>
      <text:p text:style-name="P1">hadoop-2.9.0/share/doc/hadoop/common/api/org/apache/hadoop/crypto/key/class-use/JavaKeyStoreProvider.KeyMetadata.html</text:p>
      <text:p text:style-name="P1">hadoop-2.9.0/share/doc/hadoop/common/api/org/apache/hadoop/crypto/key/KeyProvider.Options.html</text:p>
      <text:p text:style-name="P1">hadoop-2.9.0/share/doc/hadoop/common/api/org/apache/hadoop/crypto/key/CachingKeyProvider.html</text:p>
      <text:p text:style-name="P1">hadoop-2.9.0/share/doc/hadoop/common/api/org/apache/hadoop/crypto/key/package-summary.html</text:p>
      <text:p text:style-name="P1">hadoop-2.9.0/share/doc/hadoop/common/api/org/apache/hadoop/crypto/key/KeyProvider.Metadata.html</text:p>
      <text:p text:style-name="P1">hadoop-2.9.0/share/doc/hadoop/common/api/org/apache/hadoop/crypto/key/UserProvider.Factory.html</text:p>
      <text:p text:style-name="P1">hadoop-2.9.0/share/doc/hadoop/common/api/org/apache/hadoop/crypto/key/KeyProviderExtension.html</text:p>
      <text:p text:style-name="P1">hadoop-2.9.0/share/doc/hadoop/common/api/org/apache/hadoop/crypto/key/JavaKeyStoreProvider.KeyMetadata.html</text:p>
      <text:p text:style-name="P1">hadoop-2.9.0/share/doc/hadoop/common/api/org/apache/hadoop/crypto/package-frame.html</text:p>
      <text:p text:style-name="P1">hadoop-2.9.0/share/doc/hadoop/common/api/org/apache/hadoop/crypto/random/</text:p>
      <text:p text:style-name="P1">hadoop-2.9.0/share/doc/hadoop/common/api/org/apache/hadoop/crypto/random/package-use.html</text:p>
      <text:p text:style-name="P1">hadoop-2.9.0/share/doc/hadoop/common/api/org/apache/hadoop/crypto/random/package-tree.html</text:p>
      <text:p text:style-name="P1">hadoop-2.9.0/share/doc/hadoop/common/api/org/apache/hadoop/crypto/random/package-frame.html</text:p>
      <text:p text:style-name="P1">hadoop-2.9.0/share/doc/hadoop/common/api/org/apache/hadoop/crypto/random/package-summary.html</text:p>
      <text:p text:style-name="P1"><text:soft-page-break/>hadoop-2.9.0/share/doc/hadoop/common/api/org/apache/hadoop/crypto/class-use/</text:p>
      <text:p text:style-name="P1">hadoop-2.9.0/share/doc/hadoop/common/api/org/apache/hadoop/crypto/class-use/UnsupportedCodecException.html</text:p>
      <text:p text:style-name="P1">hadoop-2.9.0/share/doc/hadoop/common/api/org/apache/hadoop/crypto/UnsupportedCodecException.html</text:p>
      <text:p text:style-name="P1">hadoop-2.9.0/share/doc/hadoop/common/api/org/apache/hadoop/crypto/package-summary.html</text:p>
      <text:p text:style-name="P1">hadoop-2.9.0/share/doc/hadoop/common/api/stylesheet.css</text:p>
      <text:p text:style-name="P1">hadoop-2.9.0/share/doc/hadoop/common/api/index.html</text:p>
      <text:p text:style-name="P1">hadoop-2.9.0/share/doc/hadoop/common/api/overview-tree.html</text:p>
      <text:p text:style-name="P1">hadoop-2.9.0/share/doc/hadoop/common/api/allclasses-noframe.html</text:p>
      <text:p text:style-name="P1">hadoop-2.9.0/share/doc/hadoop/common/api/overview-frame.html</text:p>
      <text:p text:style-name="P1">hadoop-2.9.0/share/doc/hadoop/hadoop-cloud-storage-project/</text:p>
      <text:p text:style-name="P1">hadoop-2.9.0/share/doc/hadoop/hadoop-cloud-storage-project/images/</text:p>
      <text:p text:style-name="P1">hadoop-2.9.0/share/doc/hadoop/hadoop-cloud-storage-project/images/maven-logo-2.gif</text:p>
      <text:p text:style-name="P1">hadoop-2.9.0/share/doc/hadoop/hadoop-cloud-storage-project/images/newwindow.png</text:p>
      <text:p text:style-name="P1">hadoop-2.9.0/share/doc/hadoop/hadoop-cloud-storage-project/images/icon_info_sml.gif</text:p>
      <text:p text:style-name="P1">hadoop-2.9.0/share/doc/hadoop/hadoop-cloud-storage-project/images/expanded.gif</text:p>
      <text:p text:style-name="P1">hadoop-2.9.0/share/doc/hadoop/hadoop-cloud-storage-project/images/logo_apache.jpg</text:p>
      <text:p text:style-name="P1">hadoop-2.9.0/share/doc/hadoop/hadoop-cloud-storage-project/images/bg.jpg</text:p>
      <text:p text:style-name="P1">hadoop-2.9.0/share/doc/hadoop/hadoop-cloud-storage-project/images/icon_error_sml.gif</text:p>
      <text:p text:style-name="P1">hadoop-2.9.0/share/doc/hadoop/hadoop-cloud-storage-project/images/banner.jpg</text:p>
      <text:p text:style-name="P1">hadoop-2.9.0/share/doc/hadoop/hadoop-cloud-storage-project/images/external.png</text:p>
      <text:p text:style-name="P1">hadoop-2.9.0/share/doc/hadoop/hadoop-cloud-storage-project/images/logos/</text:p>
      <text:p text:style-name="P1">hadoop-2.9.0/share/doc/hadoop/hadoop-cloud-storage-project/images/logos/build-by-maven-white.png</text:p>
      <text:p text:style-name="P1">hadoop-2.9.0/share/doc/hadoop/hadoop-cloud-storage-project/images/logos/build-by-maven-black.png</text:p>
      <text:p text:style-name="P1">hadoop-2.9.0/share/doc/hadoop/hadoop-cloud-storage-project/images/logos/maven-feather.png</text:p>
      <text:p text:style-name="P1">hadoop-2.9.0/share/doc/hadoop/hadoop-cloud-storage-project/images/icon_warning_sml.gif</text:p>
      <text:p text:style-name="P1">hadoop-2.9.0/share/doc/hadoop/hadoop-cloud-storage-project/images/icon_success_sml.gif</text:p>
      <text:p text:style-name="P1">hadoop-2.9.0/share/doc/hadoop/hadoop-cloud-storage-project/images/breadcrumbs.jpg</text:p>
      <text:p text:style-name="P1">hadoop-2.9.0/share/doc/hadoop/hadoop-cloud-storage-project/images/h5.jpg</text:p>
      <text:p text:style-name="P1">hadoop-2.9.0/share/doc/hadoop/hadoop-cloud-storage-project/images/logo_maven.jpg</text:p>
      <text:p text:style-name="P1">hadoop-2.9.0/share/doc/hadoop/hadoop-cloud-storage-project/images/collapsed.gif</text:p>
      <text:p text:style-name="P1">hadoop-2.9.0/share/doc/hadoop/hadoop-cloud-storage-project/images/apache-maven-project-2.png</text:p>
      <text:p text:style-name="P1">hadoop-2.9.0/share/doc/hadoop/hadoop-cloud-storage-project/images/h3.jpg</text:p>
      <text:p text:style-name="P1">hadoop-2.9.0/share/doc/hadoop/hadoop-cloud-storage-project/dependency-analysis.html</text:p>
      <text:p text:style-name="P1">hadoop-2.9.0/share/doc/hadoop/hadoop-cloud-storage-project/css/</text:p>
      <text:p text:style-name="P1">hadoop-2.9.0/share/doc/hadoop/hadoop-cloud-storage-project/css/site.css</text:p>
      <text:p text:style-name="P1">hadoop-2.9.0/share/doc/hadoop/hadoop-cloud-storage-project/css/print.css</text:p>
      <text:p text:style-name="P1">hadoop-2.9.0/share/doc/hadoop/hadoop-cloud-storage-project/css/maven-theme.css</text:p>
      <text:p text:style-name="P1">hadoop-2.9.0/share/doc/hadoop/hadoop-cloud-storage-project/css/maven-base.css</text:p>
      <text:p text:style-name="P1">hadoop-2.9.0/share/doc/hadoop/hadoop-cloud-storage-project/project-reports.html</text:p>
      <text:p text:style-name="P1">hadoop-2.9.0/share/doc/hadoop/hadoop-distcp/</text:p>
      <text:p text:style-name="P1">hadoop-2.9.0/share/doc/hadoop/hadoop-distcp/images/</text:p>
      <text:p text:style-name="P1">hadoop-2.9.0/share/doc/hadoop/hadoop-distcp/images/maven-logo-2.gif</text:p>
      <text:p text:style-name="P1">hadoop-2.9.0/share/doc/hadoop/hadoop-distcp/images/newwindow.png</text:p>
      <text:p text:style-name="P1">hadoop-2.9.0/share/doc/hadoop/hadoop-distcp/images/icon_info_sml.gif</text:p>
      <text:p text:style-name="P1">hadoop-2.9.0/share/doc/hadoop/hadoop-distcp/images/expanded.gif</text:p>
      <text:p text:style-name="P1">hadoop-2.9.0/share/doc/hadoop/hadoop-distcp/images/logo_apache.jpg</text:p>
      <text:p text:style-name="P1">hadoop-2.9.0/share/doc/hadoop/hadoop-distcp/images/bg.jpg</text:p>
      <text:p text:style-name="P1">hadoop-2.9.0/share/doc/hadoop/hadoop-distcp/images/icon_error_sml.gif</text:p>
      <text:p text:style-name="P1"><text:soft-page-break/>hadoop-2.9.0/share/doc/hadoop/hadoop-distcp/images/banner.jpg</text:p>
      <text:p text:style-name="P1">hadoop-2.9.0/share/doc/hadoop/hadoop-distcp/images/external.png</text:p>
      <text:p text:style-name="P1">hadoop-2.9.0/share/doc/hadoop/hadoop-distcp/images/logos/</text:p>
      <text:p text:style-name="P1">hadoop-2.9.0/share/doc/hadoop/hadoop-distcp/images/logos/build-by-maven-white.png</text:p>
      <text:p text:style-name="P1">hadoop-2.9.0/share/doc/hadoop/hadoop-distcp/images/logos/build-by-maven-black.png</text:p>
      <text:p text:style-name="P1">hadoop-2.9.0/share/doc/hadoop/hadoop-distcp/images/logos/maven-feather.png</text:p>
      <text:p text:style-name="P1">hadoop-2.9.0/share/doc/hadoop/hadoop-distcp/images/icon_warning_sml.gif</text:p>
      <text:p text:style-name="P1">hadoop-2.9.0/share/doc/hadoop/hadoop-distcp/images/icon_success_sml.gif</text:p>
      <text:p text:style-name="P1">hadoop-2.9.0/share/doc/hadoop/hadoop-distcp/images/breadcrumbs.jpg</text:p>
      <text:p text:style-name="P1">hadoop-2.9.0/share/doc/hadoop/hadoop-distcp/images/h5.jpg</text:p>
      <text:p text:style-name="P1">hadoop-2.9.0/share/doc/hadoop/hadoop-distcp/images/logo_maven.jpg</text:p>
      <text:p text:style-name="P1">hadoop-2.9.0/share/doc/hadoop/hadoop-distcp/images/collapsed.gif</text:p>
      <text:p text:style-name="P1">hadoop-2.9.0/share/doc/hadoop/hadoop-distcp/images/apache-maven-project-2.png</text:p>
      <text:p text:style-name="P1">hadoop-2.9.0/share/doc/hadoop/hadoop-distcp/images/h3.jpg</text:p>
      <text:p text:style-name="P1">hadoop-2.9.0/share/doc/hadoop/hadoop-distcp/dependency-analysis.html</text:p>
      <text:p text:style-name="P1">hadoop-2.9.0/share/doc/hadoop/hadoop-distcp/DistCp.html</text:p>
      <text:p text:style-name="P1">hadoop-2.9.0/share/doc/hadoop/hadoop-distcp/css/</text:p>
      <text:p text:style-name="P1">hadoop-2.9.0/share/doc/hadoop/hadoop-distcp/css/site.css</text:p>
      <text:p text:style-name="P1">hadoop-2.9.0/share/doc/hadoop/hadoop-distcp/css/print.css</text:p>
      <text:p text:style-name="P1">hadoop-2.9.0/share/doc/hadoop/hadoop-distcp/css/maven-theme.css</text:p>
      <text:p text:style-name="P1">hadoop-2.9.0/share/doc/hadoop/hadoop-distcp/css/maven-base.css</text:p>
      <text:p text:style-name="P1">hadoop-2.9.0/share/doc/hadoop/hadoop-distcp/project-reports.html</text:p>
      <text:p text:style-name="P1">hadoop-2.9.0/share/doc/hadoop/hadoop-tools/</text:p>
      <text:p text:style-name="P1">hadoop-2.9.0/share/doc/hadoop/hadoop-tools/images/</text:p>
      <text:p text:style-name="P1">hadoop-2.9.0/share/doc/hadoop/hadoop-tools/images/maven-logo-2.gif</text:p>
      <text:p text:style-name="P1">hadoop-2.9.0/share/doc/hadoop/hadoop-tools/images/newwindow.png</text:p>
      <text:p text:style-name="P1">hadoop-2.9.0/share/doc/hadoop/hadoop-tools/images/icon_info_sml.gif</text:p>
      <text:p text:style-name="P1">hadoop-2.9.0/share/doc/hadoop/hadoop-tools/images/expanded.gif</text:p>
      <text:p text:style-name="P1">hadoop-2.9.0/share/doc/hadoop/hadoop-tools/images/logo_apache.jpg</text:p>
      <text:p text:style-name="P1">hadoop-2.9.0/share/doc/hadoop/hadoop-tools/images/bg.jpg</text:p>
      <text:p text:style-name="P1">hadoop-2.9.0/share/doc/hadoop/hadoop-tools/images/icon_error_sml.gif</text:p>
      <text:p text:style-name="P1">hadoop-2.9.0/share/doc/hadoop/hadoop-tools/images/banner.jpg</text:p>
      <text:p text:style-name="P1">hadoop-2.9.0/share/doc/hadoop/hadoop-tools/images/external.png</text:p>
      <text:p text:style-name="P1">hadoop-2.9.0/share/doc/hadoop/hadoop-tools/images/logos/</text:p>
      <text:p text:style-name="P1">hadoop-2.9.0/share/doc/hadoop/hadoop-tools/images/logos/build-by-maven-white.png</text:p>
      <text:p text:style-name="P1">hadoop-2.9.0/share/doc/hadoop/hadoop-tools/images/logos/build-by-maven-black.png</text:p>
      <text:p text:style-name="P1">hadoop-2.9.0/share/doc/hadoop/hadoop-tools/images/logos/maven-feather.png</text:p>
      <text:p text:style-name="P1">hadoop-2.9.0/share/doc/hadoop/hadoop-tools/images/icon_warning_sml.gif</text:p>
      <text:p text:style-name="P1">hadoop-2.9.0/share/doc/hadoop/hadoop-tools/images/icon_success_sml.gif</text:p>
      <text:p text:style-name="P1">hadoop-2.9.0/share/doc/hadoop/hadoop-tools/images/breadcrumbs.jpg</text:p>
      <text:p text:style-name="P1">hadoop-2.9.0/share/doc/hadoop/hadoop-tools/images/h5.jpg</text:p>
      <text:p text:style-name="P1">hadoop-2.9.0/share/doc/hadoop/hadoop-tools/images/logo_maven.jpg</text:p>
      <text:p text:style-name="P1">hadoop-2.9.0/share/doc/hadoop/hadoop-tools/images/collapsed.gif</text:p>
      <text:p text:style-name="P1">hadoop-2.9.0/share/doc/hadoop/hadoop-tools/images/apache-maven-project-2.png</text:p>
      <text:p text:style-name="P1">hadoop-2.9.0/share/doc/hadoop/hadoop-tools/images/h3.jpg</text:p>
      <text:p text:style-name="P1">hadoop-2.9.0/share/doc/hadoop/hadoop-tools/dependency-analysis.html</text:p>
      <text:p text:style-name="P1">hadoop-2.9.0/share/doc/hadoop/hadoop-tools/css/</text:p>
      <text:p text:style-name="P1">hadoop-2.9.0/share/doc/hadoop/hadoop-tools/css/site.css</text:p>
      <text:p text:style-name="P1">hadoop-2.9.0/share/doc/hadoop/hadoop-tools/css/print.css</text:p>
      <text:p text:style-name="P1">hadoop-2.9.0/share/doc/hadoop/hadoop-tools/css/maven-theme.css</text:p>
      <text:p text:style-name="P1">hadoop-2.9.0/share/doc/hadoop/hadoop-tools/css/maven-base.css</text:p>
      <text:p text:style-name="P1">hadoop-2.9.0/share/doc/hadoop/hadoop-tools/project-reports.html</text:p>
      <text:p text:style-name="P1"><text:soft-page-break/>hadoop-2.9.0/share/doc/hadoop/hadoop-dist/</text:p>
      <text:p text:style-name="P1">hadoop-2.9.0/share/doc/hadoop/hadoop-dist/images/</text:p>
      <text:p text:style-name="P1">hadoop-2.9.0/share/doc/hadoop/hadoop-dist/images/maven-logo-2.gif</text:p>
      <text:p text:style-name="P1">hadoop-2.9.0/share/doc/hadoop/hadoop-dist/images/newwindow.png</text:p>
      <text:p text:style-name="P1">hadoop-2.9.0/share/doc/hadoop/hadoop-dist/images/icon_info_sml.gif</text:p>
      <text:p text:style-name="P1">hadoop-2.9.0/share/doc/hadoop/hadoop-dist/images/expanded.gif</text:p>
      <text:p text:style-name="P1">hadoop-2.9.0/share/doc/hadoop/hadoop-dist/images/logo_apache.jpg</text:p>
      <text:p text:style-name="P1">hadoop-2.9.0/share/doc/hadoop/hadoop-dist/images/bg.jpg</text:p>
      <text:p text:style-name="P1">hadoop-2.9.0/share/doc/hadoop/hadoop-dist/images/icon_error_sml.gif</text:p>
      <text:p text:style-name="P1">hadoop-2.9.0/share/doc/hadoop/hadoop-dist/images/banner.jpg</text:p>
      <text:p text:style-name="P1">hadoop-2.9.0/share/doc/hadoop/hadoop-dist/images/external.png</text:p>
      <text:p text:style-name="P1">hadoop-2.9.0/share/doc/hadoop/hadoop-dist/images/logos/</text:p>
      <text:p text:style-name="P1">hadoop-2.9.0/share/doc/hadoop/hadoop-dist/images/logos/build-by-maven-white.png</text:p>
      <text:p text:style-name="P1">hadoop-2.9.0/share/doc/hadoop/hadoop-dist/images/logos/build-by-maven-black.png</text:p>
      <text:p text:style-name="P1">hadoop-2.9.0/share/doc/hadoop/hadoop-dist/images/logos/maven-feather.png</text:p>
      <text:p text:style-name="P1">hadoop-2.9.0/share/doc/hadoop/hadoop-dist/images/icon_warning_sml.gif</text:p>
      <text:p text:style-name="P1">hadoop-2.9.0/share/doc/hadoop/hadoop-dist/images/icon_success_sml.gif</text:p>
      <text:p text:style-name="P1">hadoop-2.9.0/share/doc/hadoop/hadoop-dist/images/breadcrumbs.jpg</text:p>
      <text:p text:style-name="P1">hadoop-2.9.0/share/doc/hadoop/hadoop-dist/images/h5.jpg</text:p>
      <text:p text:style-name="P1">hadoop-2.9.0/share/doc/hadoop/hadoop-dist/images/logo_maven.jpg</text:p>
      <text:p text:style-name="P1">hadoop-2.9.0/share/doc/hadoop/hadoop-dist/images/collapsed.gif</text:p>
      <text:p text:style-name="P1">hadoop-2.9.0/share/doc/hadoop/hadoop-dist/images/apache-maven-project-2.png</text:p>
      <text:p text:style-name="P1">hadoop-2.9.0/share/doc/hadoop/hadoop-dist/images/h3.jpg</text:p>
      <text:p text:style-name="P1">hadoop-2.9.0/share/doc/hadoop/hadoop-dist/dependency-analysis.html</text:p>
      <text:p text:style-name="P1">hadoop-2.9.0/share/doc/hadoop/hadoop-dist/css/</text:p>
      <text:p text:style-name="P1">hadoop-2.9.0/share/doc/hadoop/hadoop-dist/css/site.css</text:p>
      <text:p text:style-name="P1">hadoop-2.9.0/share/doc/hadoop/hadoop-dist/css/print.css</text:p>
      <text:p text:style-name="P1">hadoop-2.9.0/share/doc/hadoop/hadoop-dist/css/maven-theme.css</text:p>
      <text:p text:style-name="P1">hadoop-2.9.0/share/doc/hadoop/hadoop-dist/css/maven-base.css</text:p>
      <text:p text:style-name="P1">hadoop-2.9.0/share/doc/hadoop/hadoop-dist/project-reports.html</text:p>
      <text:p text:style-name="P1">hadoop-2.9.0/share/hadoop/</text:p>
      <text:p text:style-name="P1">hadoop-2.9.0/share/hadoop/kms/</text:p>
      <text:p text:style-name="P1">hadoop-2.9.0/share/hadoop/kms/tomcat/</text:p>
      <text:p text:style-name="P1">hadoop-2.9.0/share/hadoop/kms/tomcat/work/</text:p>
      <text:p text:style-name="P1">hadoop-2.9.0/share/hadoop/kms/tomcat/temp/</text:p>
      <text:p text:style-name="P1">hadoop-2.9.0/share/hadoop/kms/tomcat/temp/safeToDelete.tmp</text:p>
      <text:p text:style-name="P1">hadoop-2.9.0/share/hadoop/kms/tomcat/webapps/</text:p>
      <text:p text:style-name="P1">hadoop-2.9.0/share/hadoop/kms/tomcat/webapps/kms/</text:p>
      <text:p text:style-name="P1">hadoop-2.9.0/share/hadoop/kms/tomcat/webapps/kms/META-INF/</text:p>
      <text:p text:style-name="P1">hadoop-2.9.0/share/hadoop/kms/tomcat/webapps/kms/WEB-INF/</text:p>
      <text:p text:style-name="P1">hadoop-2.9.0/share/hadoop/kms/tomcat/webapps/kms/WEB-INF/lib/</text:p>
      <text:p text:style-name="P1">hadoop-2.9.0/share/hadoop/kms/tomcat/webapps/kms/WEB-INF/lib/nimbus-jose-jwt-3.9.jar</text:p>
      <text:p text:style-name="P1">hadoop-2.9.0/share/hadoop/kms/tomcat/webapps/kms/WEB-INF/lib/commons-configuration-1.6.jar</text:p>
      <text:p text:style-name="P1">hadoop-2.9.0/share/hadoop/kms/tomcat/webapps/kms/WEB-INF/lib/commons-cli-1.2.jar</text:p>
      <text:p text:style-name="P1">hadoop-2.9.0/share/hadoop/kms/tomcat/webapps/kms/WEB-INF/lib/commons-net-3.1.jar</text:p>
      <text:p text:style-name="P1">hadoop-2.9.0/share/hadoop/kms/tomcat/webapps/kms/WEB-INF/lib/jersey-core-1.9.jar</text:p>
      <text:p text:style-name="P1">hadoop-2.9.0/share/hadoop/kms/tomcat/webapps/kms/WEB-INF/lib/guava-11.0.2.jar</text:p>
      <text:p text:style-name="P1">hadoop-2.9.0/share/hadoop/kms/tomcat/webapps/kms/WEB-INF/lib/gson-2.2.4.jar</text:p>
      <text:p text:style-name="P1">hadoop-2.9.0/share/hadoop/kms/tomcat/webapps/kms/WEB-INF/lib/jackson-core-asl-1.9.13.jar</text:p>
      <text:p text:style-name="P1">hadoop-2.9.0/share/hadoop/kms/tomcat/webapps/kms/WEB-INF/lib/log4j-1.2.17.jar</text:p>
      <text:p text:style-name="P1">hadoop-2.9.0/share/hadoop/kms/tomcat/webapps/kms/WEB-INF/lib/woodstox-core-5.0.3.jar</text:p>
      <text:p text:style-name="P1">hadoop-2.9.0/share/hadoop/kms/tomcat/webapps/kms/WEB-INF/lib/jettison-1.1.jar</text:p>
      <text:p text:style-name="P1"><text:soft-page-break/>hadoop-2.9.0/share/hadoop/kms/tomcat/webapps/kms/WEB-INF/lib/commons-digester-1.8.jar</text:p>
      <text:p text:style-name="P1">hadoop-2.9.0/share/hadoop/kms/tomcat/webapps/kms/WEB-INF/lib/stax2-api-3.1.4.jar</text:p>
      <text:p text:style-name="P1">hadoop-2.9.0/share/hadoop/kms/tomcat/webapps/kms/WEB-INF/lib/slf4j-log4j12-1.7.25.jar</text:p>
      <text:p text:style-name="P1">hadoop-2.9.0/share/hadoop/kms/tomcat/webapps/kms/WEB-INF/lib/xz-1.0.jar</text:p>
      <text:p text:style-name="P1">hadoop-2.9.0/share/hadoop/kms/tomcat/webapps/kms/WEB-INF/lib/jackson-jaxrs-1.9.13.jar</text:p>
      <text:p text:style-name="P1">hadoop-2.9.0/share/hadoop/kms/tomcat/webapps/kms/WEB-INF/lib/hadoop-auth-2.9.0.jar</text:p>
      <text:p text:style-name="P1">hadoop-2.9.0/share/hadoop/kms/tomcat/webapps/kms/WEB-INF/lib/apacheds-i18n-2.0.0-M15.jar</text:p>
      <text:p text:style-name="P1">hadoop-2.9.0/share/hadoop/kms/tomcat/webapps/kms/WEB-INF/lib/jetty-6.1.26.jar</text:p>
      <text:p text:style-name="P1">hadoop-2.9.0/share/hadoop/kms/tomcat/webapps/kms/WEB-INF/lib/api-asn1-api-1.0.0-M20.jar</text:p>
      <text:p text:style-name="P1">hadoop-2.9.0/share/hadoop/kms/tomcat/webapps/kms/WEB-INF/lib/protobuf-java-2.5.0.jar</text:p>
      <text:p text:style-name="P1">hadoop-2.9.0/share/hadoop/kms/tomcat/webapps/kms/WEB-INF/lib/curator-recipes-2.7.1.jar</text:p>
      <text:p text:style-name="P1">hadoop-2.9.0/share/hadoop/kms/tomcat/webapps/kms/WEB-INF/lib/jul-to-slf4j-1.7.25.jar</text:p>
      <text:p text:style-name="P1">hadoop-2.9.0/share/hadoop/kms/tomcat/webapps/kms/WEB-INF/lib/commons-io-2.4.jar</text:p>
      <text:p text:style-name="P1">hadoop-2.9.0/share/hadoop/kms/tomcat/webapps/kms/WEB-INF/lib/curator-framework-2.7.1.jar</text:p>
      <text:p text:style-name="P1">hadoop-2.9.0/share/hadoop/kms/tomcat/webapps/kms/WEB-INF/lib/api-util-1.0.0-M20.jar</text:p>
      <text:p text:style-name="P1">hadoop-2.9.0/share/hadoop/kms/tomcat/webapps/kms/WEB-INF/lib/json-smart-1.1.1.jar</text:p>
      <text:p text:style-name="P1">hadoop-2.9.0/share/hadoop/kms/tomcat/webapps/kms/WEB-INF/lib/hadoop-common-2.9.0.jar</text:p>
      <text:p text:style-name="P1">hadoop-2.9.0/share/hadoop/kms/tomcat/webapps/kms/WEB-INF/lib/commons-lang-2.6.jar</text:p>
      <text:p text:style-name="P1">hadoop-2.9.0/share/hadoop/kms/tomcat/webapps/kms/WEB-INF/lib/apacheds-kerberos-codec-2.0.0-M15.jar</text:p>
      <text:p text:style-name="P1">hadoop-2.9.0/share/hadoop/kms/tomcat/webapps/kms/WEB-INF/lib/commons-collections-3.2.2.jar</text:p>
      <text:p text:style-name="P1">hadoop-2.9.0/share/hadoop/kms/tomcat/webapps/kms/WEB-INF/lib/jline-0.9.94.jar</text:p>
      <text:p text:style-name="P1">hadoop-2.9.0/share/hadoop/kms/tomcat/webapps/kms/WEB-INF/lib/jersey-server-1.9.jar</text:p>
      <text:p text:style-name="P1">hadoop-2.9.0/share/hadoop/kms/tomcat/webapps/kms/WEB-INF/lib/hadoop-kms-2.9.0.jar</text:p>
      <text:p text:style-name="P1">hadoop-2.9.0/share/hadoop/kms/tomcat/webapps/kms/WEB-INF/lib/xmlenc-0.52.jar</text:p>
      <text:p text:style-name="P1">hadoop-2.9.0/share/hadoop/kms/tomcat/webapps/kms/WEB-INF/lib/commons-logging-1.1.3.jar</text:p>
      <text:p text:style-name="P1">hadoop-2.9.0/share/hadoop/kms/tomcat/webapps/kms/WEB-INF/lib/commons-codec-1.4.jar</text:p>
      <text:p text:style-name="P1">hadoop-2.9.0/share/hadoop/kms/tomcat/webapps/kms/WEB-INF/lib/paranamer-2.3.jar</text:p>
      <text:p text:style-name="P1">hadoop-2.9.0/share/hadoop/kms/tomcat/webapps/kms/WEB-INF/lib/jcip-annotations-1.0.jar</text:p>
      <text:p text:style-name="P1">hadoop-2.9.0/share/hadoop/kms/tomcat/webapps/kms/WEB-INF/lib/api-i18n-1.0.0-M20.jar</text:p>
      <text:p text:style-name="P1">hadoop-2.9.0/share/hadoop/kms/tomcat/webapps/kms/WEB-INF/lib/zookeeper-3.4.6.jar</text:p>
      <text:p text:style-name="P1">hadoop-2.9.0/share/hadoop/kms/tomcat/webapps/kms/WEB-INF/lib/activation-1.1.jar</text:p>
      <text:p text:style-name="P1">hadoop-2.9.0/share/hadoop/kms/tomcat/webapps/kms/WEB-INF/lib/jsch-0.1.54.jar</text:p>
      <text:p text:style-name="P1">hadoop-2.9.0/share/hadoop/kms/tomcat/webapps/kms/WEB-INF/lib/commons-beanutils-core-1.8.0.jar</text:p>
      <text:p text:style-name="P1">hadoop-2.9.0/share/hadoop/kms/tomcat/webapps/kms/WEB-INF/lib/jersey-json-1.9.jar</text:p>
      <text:p text:style-name="P1">hadoop-2.9.0/share/hadoop/kms/tomcat/webapps/kms/WEB-INF/lib/htrace-core4-4.1.0-incubating.jar</text:p>
      <text:p text:style-name="P1">hadoop-2.9.0/share/hadoop/kms/tomcat/webapps/kms/WEB-INF/lib/jackson-mapper-asl-1.9.13.jar</text:p>
      <text:p text:style-name="P1">hadoop-2.9.0/share/hadoop/kms/tomcat/webapps/kms/WEB-INF/lib/jetty-util-6.1.26.jar</text:p>
      <text:p text:style-name="P1">hadoop-2.9.0/share/hadoop/kms/tomcat/webapps/kms/WEB-INF/lib/commons-math3-3.1.1.jar</text:p>
      <text:p text:style-name="P1">hadoop-2.9.0/share/hadoop/kms/tomcat/webapps/kms/WEB-INF/lib/metrics-core-3.0.1.jar</text:p>
      <text:p text:style-name="P1">hadoop-2.9.0/share/hadoop/kms/tomcat/webapps/kms/WEB-INF/lib/hadoop-annotations-2.9.0.jar</text:p>
      <text:p text:style-name="P1">hadoop-2.9.0/share/hadoop/kms/tomcat/webapps/kms/WEB-INF/lib/slf4j-api-1.7.25.jar</text:p>
      <text:p text:style-name="P1">hadoop-2.9.0/share/hadoop/kms/tomcat/webapps/kms/WEB-INF/lib/httpcore-4.4.4.jar</text:p>
      <text:p text:style-name="P1">hadoop-2.9.0/share/hadoop/kms/tomcat/webapps/kms/WEB-INF/lib/commons-compress-1.4.1.jar</text:p>
      <text:p text:style-name="P1">hadoop-2.9.0/share/hadoop/kms/tomcat/webapps/kms/WEB-INF/lib/commons-lang3-3.4.jar</text:p>
      <text:p text:style-name="P1">hadoop-2.9.0/share/hadoop/kms/tomcat/webapps/kms/WEB-INF/lib/asm-3.2.jar</text:p>
      <text:p text:style-name="P1">hadoop-2.9.0/share/hadoop/kms/tomcat/webapps/kms/WEB-INF/lib/jetty-sslengine-6.1.26.jar</text:p>
      <text:p text:style-name="P1">hadoop-2.9.0/share/hadoop/kms/tomcat/webapps/kms/WEB-INF/lib/jaxb-api-2.2.2.jar</text:p>
      <text:p text:style-name="P1">hadoop-2.9.0/share/hadoop/kms/tomcat/webapps/kms/WEB-INF/lib/jaxb-impl-2.2.3-1.jar</text:p>
      <text:p text:style-name="P1">hadoop-2.9.0/share/hadoop/kms/tomcat/webapps/kms/WEB-INF/lib/commons-beanutils-1.7.0.jar</text:p>
      <text:p text:style-name="P1"><text:soft-page-break/>hadoop-2.9.0/share/hadoop/kms/tomcat/webapps/kms/WEB-INF/lib/avro-1.7.7.jar</text:p>
      <text:p text:style-name="P1">hadoop-2.9.0/share/hadoop/kms/tomcat/webapps/kms/WEB-INF/lib/httpclient-4.5.2.jar</text:p>
      <text:p text:style-name="P1">hadoop-2.9.0/share/hadoop/kms/tomcat/webapps/kms/WEB-INF/lib/curator-client-2.7.1.jar</text:p>
      <text:p text:style-name="P1">hadoop-2.9.0/share/hadoop/kms/tomcat/webapps/kms/WEB-INF/lib/jsr305-3.0.0.jar</text:p>
      <text:p text:style-name="P1">hadoop-2.9.0/share/hadoop/kms/tomcat/webapps/kms/WEB-INF/lib/netty-3.6.2.Final.jar</text:p>
      <text:p text:style-name="P1">hadoop-2.9.0/share/hadoop/kms/tomcat/webapps/kms/WEB-INF/lib/snappy-java-1.0.5.jar</text:p>
      <text:p text:style-name="P1">hadoop-2.9.0/share/hadoop/kms/tomcat/webapps/kms/WEB-INF/lib/jackson-xc-1.9.13.jar</text:p>
      <text:p text:style-name="P1">hadoop-2.9.0/share/hadoop/kms/tomcat/webapps/kms/WEB-INF/classes/</text:p>
      <text:p text:style-name="P1">hadoop-2.9.0/share/hadoop/kms/tomcat/webapps/kms/WEB-INF/web.xml</text:p>
      <text:p text:style-name="P1">hadoop-2.9.0/share/hadoop/kms/tomcat/webapps/ROOT/</text:p>
      <text:p text:style-name="P1">hadoop-2.9.0/share/hadoop/kms/tomcat/webapps/ROOT/WEB-INF/</text:p>
      <text:p text:style-name="P1">hadoop-2.9.0/share/hadoop/kms/tomcat/webapps/ROOT/WEB-INF/web.xml</text:p>
      <text:p text:style-name="P1">hadoop-2.9.0/share/hadoop/kms/tomcat/webapps/ROOT/index.html</text:p>
      <text:p text:style-name="P1">hadoop-2.9.0/share/hadoop/kms/tomcat/lib/</text:p>
      <text:p text:style-name="P1">hadoop-2.9.0/share/hadoop/kms/tomcat/lib/jasper-el.jar</text:p>
      <text:p text:style-name="P1">hadoop-2.9.0/share/hadoop/kms/tomcat/lib/jsp-api.jar</text:p>
      <text:p text:style-name="P1">hadoop-2.9.0/share/hadoop/kms/tomcat/lib/catalina.jar</text:p>
      <text:p text:style-name="P1">hadoop-2.9.0/share/hadoop/kms/tomcat/lib/tomcat-coyote.jar</text:p>
      <text:p text:style-name="P1">hadoop-2.9.0/share/hadoop/kms/tomcat/lib/catalina-ant.jar</text:p>
      <text:p text:style-name="P1">hadoop-2.9.0/share/hadoop/kms/tomcat/lib/tomcat-i18n-fr.jar</text:p>
      <text:p text:style-name="P1">hadoop-2.9.0/share/hadoop/kms/tomcat/lib/catalina-tribes.jar</text:p>
      <text:p text:style-name="P1">hadoop-2.9.0/share/hadoop/kms/tomcat/lib/catalina-ha.jar</text:p>
      <text:p text:style-name="P1">hadoop-2.9.0/share/hadoop/kms/tomcat/lib/tomcat-i18n-es.jar</text:p>
      <text:p text:style-name="P1">hadoop-2.9.0/share/hadoop/kms/tomcat/lib/annotations-api.jar</text:p>
      <text:p text:style-name="P1">hadoop-2.9.0/share/hadoop/kms/tomcat/lib/servlet-api.jar</text:p>
      <text:p text:style-name="P1">hadoop-2.9.0/share/hadoop/kms/tomcat/lib/el-api.jar</text:p>
      <text:p text:style-name="P1">hadoop-2.9.0/share/hadoop/kms/tomcat/lib/ecj-4.3.1.jar</text:p>
      <text:p text:style-name="P1">hadoop-2.9.0/share/hadoop/kms/tomcat/lib/jasper.jar</text:p>
      <text:p text:style-name="P1">hadoop-2.9.0/share/hadoop/kms/tomcat/lib/tomcat-i18n-ja.jar</text:p>
      <text:p text:style-name="P1">hadoop-2.9.0/share/hadoop/kms/tomcat/lib/tomcat-dbcp.jar</text:p>
      <text:p text:style-name="P1">hadoop-2.9.0/share/hadoop/kms/tomcat/RELEASE-NOTES</text:p>
      <text:p text:style-name="P1">hadoop-2.9.0/share/hadoop/kms/tomcat/conf/</text:p>
      <text:p text:style-name="P1">hadoop-2.9.0/share/hadoop/kms/tomcat/conf/server.xml</text:p>
      <text:p text:style-name="P1">hadoop-2.9.0/share/hadoop/kms/tomcat/conf/context.xml</text:p>
      <text:p text:style-name="P1">hadoop-2.9.0/share/hadoop/kms/tomcat/conf/ssl-server.xml</text:p>
      <text:p text:style-name="P1">hadoop-2.9.0/share/hadoop/kms/tomcat/conf/catalina.policy</text:p>
      <text:p text:style-name="P1">hadoop-2.9.0/share/hadoop/kms/tomcat/conf/catalina.properties</text:p>
      <text:p text:style-name="P1">hadoop-2.9.0/share/hadoop/kms/tomcat/conf/catalina-default.properties</text:p>
      <text:p text:style-name="P1">hadoop-2.9.0/share/hadoop/kms/tomcat/conf/web.xml</text:p>
      <text:p text:style-name="P1">hadoop-2.9.0/share/hadoop/kms/tomcat/conf/tomcat-users.xml</text:p>
      <text:p text:style-name="P1">hadoop-2.9.0/share/hadoop/kms/tomcat/conf/logging.properties</text:p>
      <text:p text:style-name="P1">hadoop-2.9.0/share/hadoop/kms/tomcat/logs/</text:p>
      <text:p text:style-name="P1">hadoop-2.9.0/share/hadoop/kms/tomcat/LICENSE</text:p>
      <text:p text:style-name="P1">hadoop-2.9.0/share/hadoop/kms/tomcat/bin/</text:p>
      <text:p text:style-name="P1">hadoop-2.9.0/share/hadoop/kms/tomcat/bin/catalina-tasks.xml</text:p>
      <text:p text:style-name="P1">hadoop-2.9.0/share/hadoop/kms/tomcat/bin/catalina.bat</text:p>
      <text:p text:style-name="P1">hadoop-2.9.0/share/hadoop/kms/tomcat/bin/version.sh</text:p>
      <text:p text:style-name="P1">hadoop-2.9.0/share/hadoop/kms/tomcat/bin/setclasspath.sh</text:p>
      <text:p text:style-name="P1">hadoop-2.9.0/share/hadoop/kms/tomcat/bin/tomcat-juli.jar</text:p>
      <text:p text:style-name="P1">hadoop-2.9.0/share/hadoop/kms/tomcat/bin/shutdown.sh</text:p>
      <text:p text:style-name="P1">hadoop-2.9.0/share/hadoop/kms/tomcat/bin/commons-daemon-native.tar.gz</text:p>
      <text:p text:style-name="P1">hadoop-2.9.0/share/hadoop/kms/tomcat/bin/bootstrap.jar</text:p>
      <text:p text:style-name="P1"><text:soft-page-break/>hadoop-2.9.0/share/hadoop/kms/tomcat/bin/tomcat-native.tar.gz</text:p>
      <text:p text:style-name="P1">hadoop-2.9.0/share/hadoop/kms/tomcat/bin/catalina.sh</text:p>
      <text:p text:style-name="P1">hadoop-2.9.0/share/hadoop/kms/tomcat/bin/startup.sh</text:p>
      <text:p text:style-name="P1">hadoop-2.9.0/share/hadoop/kms/tomcat/bin/daemon.sh</text:p>
      <text:p text:style-name="P1">hadoop-2.9.0/share/hadoop/kms/tomcat/bin/digest.sh</text:p>
      <text:p text:style-name="P1">hadoop-2.9.0/share/hadoop/kms/tomcat/bin/tool-wrapper.bat</text:p>
      <text:p text:style-name="P1">hadoop-2.9.0/share/hadoop/kms/tomcat/bin/tool-wrapper.sh</text:p>
      <text:p text:style-name="P1">hadoop-2.9.0/share/hadoop/kms/tomcat/bin/commons-daemon.jar</text:p>
      <text:p text:style-name="P1">hadoop-2.9.0/share/hadoop/kms/tomcat/bin/cpappend.bat</text:p>
      <text:p text:style-name="P1">hadoop-2.9.0/share/hadoop/kms/tomcat/bin/digest.bat</text:p>
      <text:p text:style-name="P1">hadoop-2.9.0/share/hadoop/kms/tomcat/bin/version.bat</text:p>
      <text:p text:style-name="P1">hadoop-2.9.0/share/hadoop/kms/tomcat/bin/startup.bat</text:p>
      <text:p text:style-name="P1">hadoop-2.9.0/share/hadoop/kms/tomcat/bin/shutdown.bat</text:p>
      <text:p text:style-name="P1">hadoop-2.9.0/share/hadoop/kms/tomcat/bin/setclasspath.bat</text:p>
      <text:p text:style-name="P1">hadoop-2.9.0/share/hadoop/kms/tomcat/NOTICE</text:p>
      <text:p text:style-name="P1">hadoop-2.9.0/share/hadoop/kms/tomcat/RUNNING.txt</text:p>
      <text:p text:style-name="P1">hadoop-2.9.0/share/hadoop/hdfs/</text:p>
      <text:p text:style-name="P1">hadoop-2.9.0/share/hadoop/hdfs/hadoop-hdfs-client-2.9.0-tests.jar</text:p>
      <text:p text:style-name="P1">hadoop-2.9.0/share/hadoop/hdfs/webapps/</text:p>
      <text:p text:style-name="P1">hadoop-2.9.0/share/hadoop/hdfs/webapps/static/</text:p>
      <text:p text:style-name="P1">hadoop-2.9.0/share/hadoop/hdfs/webapps/static/bootstrap-3.0.2/</text:p>
      <text:p text:style-name="P1">hadoop-2.9.0/share/hadoop/hdfs/webapps/static/bootstrap-3.0.2/img/</text:p>
      <text:p text:style-name="P1">hadoop-2.9.0/share/hadoop/hdfs/webapps/static/bootstrap-3.0.2/img/clear.png</text:p>
      <text:p text:style-name="P1">hadoop-2.9.0/share/hadoop/hdfs/webapps/static/bootstrap-3.0.2/img/loading.gif</text:p>
      <text:p text:style-name="P1">hadoop-2.9.0/share/hadoop/hdfs/webapps/static/bootstrap-3.0.2/fonts/</text:p>
      <text:p text:style-name="P1">hadoop-2.9.0/share/hadoop/hdfs/webapps/static/bootstrap-3.0.2/fonts/glyphicons-halflings-regular.ttf</text:p>
      <text:p text:style-name="P1">hadoop-2.9.0/share/hadoop/hdfs/webapps/static/bootstrap-3.0.2/fonts/glyphicons-halflings-regular.woff</text:p>
      <text:p text:style-name="P1">hadoop-2.9.0/share/hadoop/hdfs/webapps/static/bootstrap-3.0.2/fonts/glyphicons-halflings-regular.svg</text:p>
      <text:p text:style-name="P1">hadoop-2.9.0/share/hadoop/hdfs/webapps/static/bootstrap-3.0.2/fonts/glyphicons-halflings-regular.eot</text:p>
      <text:p text:style-name="P1">hadoop-2.9.0/share/hadoop/hdfs/webapps/static/bootstrap-3.0.2/css/</text:p>
      <text:p text:style-name="P1">hadoop-2.9.0/share/hadoop/hdfs/webapps/static/bootstrap-3.0.2/css/bootstrap-editable.css</text:p>
      <text:p text:style-name="P1">hadoop-2.9.0/share/hadoop/hdfs/webapps/static/bootstrap-3.0.2/css/bootstrap.min.css</text:p>
      <text:p text:style-name="P1">hadoop-2.9.0/share/hadoop/hdfs/webapps/static/bootstrap-3.0.2/js/</text:p>
      <text:p text:style-name="P1">hadoop-2.9.0/share/hadoop/hdfs/webapps/static/bootstrap-3.0.2/js/bootstrap.min.js</text:p>
      <text:p text:style-name="P1">hadoop-2.9.0/share/hadoop/hdfs/webapps/static/bootstrap-3.0.2/js/bootstrap-editable.min.js</text:p>
      <text:p text:style-name="P1">hadoop-2.9.0/share/hadoop/hdfs/webapps/static/json-bignum.js</text:p>
      <text:p text:style-name="P1">hadoop-2.9.0/share/hadoop/hdfs/webapps/static/jquery-1.10.2.min.js</text:p>
      <text:p text:style-name="P1">hadoop-2.9.0/share/hadoop/hdfs/webapps/static/rest-csrf.js</text:p>
      <text:p text:style-name="P1">hadoop-2.9.0/share/hadoop/hdfs/webapps/static/dust-helpers-1.1.1.min.js</text:p>
      <text:p text:style-name="P1">hadoop-2.9.0/share/hadoop/hdfs/webapps/static/d3-v4.1.1.min.js</text:p>
      <text:p text:style-name="P1">hadoop-2.9.0/share/hadoop/hdfs/webapps/static/jquery.dataTables.min.js</text:p>
      <text:p text:style-name="P1">hadoop-2.9.0/share/hadoop/hdfs/webapps/static/hadoop.css</text:p>
      <text:p text:style-name="P1">hadoop-2.9.0/share/hadoop/hdfs/webapps/static/moment.min.js</text:p>
      <text:p text:style-name="P1">hadoop-2.9.0/share/hadoop/hdfs/webapps/static/dfs-dust.js</text:p>
      <text:p text:style-name="P1">hadoop-2.9.0/share/hadoop/hdfs/webapps/static/dust-full-2.0.0.min.js</text:p>
      <text:p text:style-name="P1">hadoop-2.9.0/share/hadoop/hdfs/webapps/static/dataTables.bootstrap.css</text:p>
      <text:p text:style-name="P1">hadoop-2.9.0/share/hadoop/hdfs/webapps/static/dataTables.bootstrap.js</text:p>
      <text:p text:style-name="P1">hadoop-2.9.0/share/hadoop/hdfs/webapps/datanode/</text:p>
      <text:p text:style-name="P1"><text:soft-page-break/>hadoop-2.9.0/share/hadoop/hdfs/webapps/datanode/datanode.html</text:p>
      <text:p text:style-name="P1">hadoop-2.9.0/share/hadoop/hdfs/webapps/datanode/WEB-INF/</text:p>
      <text:p text:style-name="P1">hadoop-2.9.0/share/hadoop/hdfs/webapps/datanode/WEB-INF/web.xml</text:p>
      <text:p text:style-name="P1">hadoop-2.9.0/share/hadoop/hdfs/webapps/datanode/index.html</text:p>
      <text:p text:style-name="P1">hadoop-2.9.0/share/hadoop/hdfs/webapps/datanode/robots.txt</text:p>
      <text:p text:style-name="P1">hadoop-2.9.0/share/hadoop/hdfs/webapps/datanode/dn.js</text:p>
      <text:p text:style-name="P1">hadoop-2.9.0/share/hadoop/hdfs/webapps/hdfs/</text:p>
      <text:p text:style-name="P1">hadoop-2.9.0/share/hadoop/hdfs/webapps/hdfs/dfshealth.html</text:p>
      <text:p text:style-name="P1">hadoop-2.9.0/share/hadoop/hdfs/webapps/hdfs/WEB-INF/</text:p>
      <text:p text:style-name="P1">hadoop-2.9.0/share/hadoop/hdfs/webapps/hdfs/WEB-INF/web.xml</text:p>
      <text:p text:style-name="P1">hadoop-2.9.0/share/hadoop/hdfs/webapps/hdfs/dfshealth.js</text:p>
      <text:p text:style-name="P1">hadoop-2.9.0/share/hadoop/hdfs/webapps/hdfs/explorer.html</text:p>
      <text:p text:style-name="P1">hadoop-2.9.0/share/hadoop/hdfs/webapps/hdfs/index.html</text:p>
      <text:p text:style-name="P1">hadoop-2.9.0/share/hadoop/hdfs/webapps/hdfs/explorer.js</text:p>
      <text:p text:style-name="P1">hadoop-2.9.0/share/hadoop/hdfs/webapps/hdfs/robots.txt</text:p>
      <text:p text:style-name="P1">hadoop-2.9.0/share/hadoop/hdfs/webapps/journal/</text:p>
      <text:p text:style-name="P1">hadoop-2.9.0/share/hadoop/hdfs/webapps/journal/WEB-INF/</text:p>
      <text:p text:style-name="P1">hadoop-2.9.0/share/hadoop/hdfs/webapps/journal/WEB-INF/web.xml</text:p>
      <text:p text:style-name="P1">hadoop-2.9.0/share/hadoop/hdfs/webapps/journal/index.html</text:p>
      <text:p text:style-name="P1">hadoop-2.9.0/share/hadoop/hdfs/webapps/journal/robots.txt</text:p>
      <text:p text:style-name="P1">hadoop-2.9.0/share/hadoop/hdfs/webapps/secondary/</text:p>
      <text:p text:style-name="P1">hadoop-2.9.0/share/hadoop/hdfs/webapps/secondary/status.html</text:p>
      <text:p text:style-name="P1">hadoop-2.9.0/share/hadoop/hdfs/webapps/secondary/WEB-INF/</text:p>
      <text:p text:style-name="P1">hadoop-2.9.0/share/hadoop/hdfs/webapps/secondary/WEB-INF/web.xml</text:p>
      <text:p text:style-name="P1">hadoop-2.9.0/share/hadoop/hdfs/webapps/secondary/snn.js</text:p>
      <text:p text:style-name="P1">hadoop-2.9.0/share/hadoop/hdfs/webapps/secondary/index.html</text:p>
      <text:p text:style-name="P1">hadoop-2.9.0/share/hadoop/hdfs/webapps/secondary/robots.txt</text:p>
      <text:p text:style-name="P1">hadoop-2.9.0/share/hadoop/hdfs/webapps/nfs3/</text:p>
      <text:p text:style-name="P1">hadoop-2.9.0/share/hadoop/hdfs/webapps/nfs3/WEB-INF/</text:p>
      <text:p text:style-name="P1">hadoop-2.9.0/share/hadoop/hdfs/webapps/nfs3/WEB-INF/web.xml</text:p>
      <text:p text:style-name="P1">hadoop-2.9.0/share/hadoop/hdfs/webapps/router/</text:p>
      <text:p text:style-name="P1">hadoop-2.9.0/share/hadoop/hdfs/webapps/router/federationhealth.html</text:p>
      <text:p text:style-name="P1">hadoop-2.9.0/share/hadoop/hdfs/webapps/router/WEB-INF/</text:p>
      <text:p text:style-name="P1">hadoop-2.9.0/share/hadoop/hdfs/webapps/router/WEB-INF/web.xml</text:p>
      <text:p text:style-name="P1">hadoop-2.9.0/share/hadoop/hdfs/webapps/router/federationhealth.js</text:p>
      <text:p text:style-name="P1">hadoop-2.9.0/share/hadoop/hdfs/webapps/router/index.html</text:p>
      <text:p text:style-name="P1">hadoop-2.9.0/share/hadoop/hdfs/lib/</text:p>
      <text:p text:style-name="P1">hadoop-2.9.0/share/hadoop/hdfs/lib/okhttp-2.4.0.jar</text:p>
      <text:p text:style-name="P1">hadoop-2.9.0/share/hadoop/hdfs/lib/commons-cli-1.2.jar</text:p>
      <text:p text:style-name="P1">hadoop-2.9.0/share/hadoop/hdfs/lib/jersey-core-1.9.jar</text:p>
      <text:p text:style-name="P1">hadoop-2.9.0/share/hadoop/hdfs/lib/guava-11.0.2.jar</text:p>
      <text:p text:style-name="P1">hadoop-2.9.0/share/hadoop/hdfs/lib/xml-apis-1.3.04.jar</text:p>
      <text:p text:style-name="P1">hadoop-2.9.0/share/hadoop/hdfs/lib/jackson-core-2.7.8.jar</text:p>
      <text:p text:style-name="P1">hadoop-2.9.0/share/hadoop/hdfs/lib/jackson-core-asl-1.9.13.jar</text:p>
      <text:p text:style-name="P1">hadoop-2.9.0/share/hadoop/hdfs/lib/log4j-1.2.17.jar</text:p>
      <text:p text:style-name="P1">hadoop-2.9.0/share/hadoop/hdfs/lib/netty-all-4.0.23.Final.jar</text:p>
      <text:p text:style-name="P1">hadoop-2.9.0/share/hadoop/hdfs/lib/jackson-annotations-2.7.8.jar</text:p>
      <text:p text:style-name="P1">hadoop-2.9.0/share/hadoop/hdfs/lib/leveldbjni-all-1.8.jar</text:p>
      <text:p text:style-name="P1">hadoop-2.9.0/share/hadoop/hdfs/lib/jetty-6.1.26.jar</text:p>
      <text:p text:style-name="P1">hadoop-2.9.0/share/hadoop/hdfs/lib/commons-daemon-1.0.13.jar</text:p>
      <text:p text:style-name="P1">hadoop-2.9.0/share/hadoop/hdfs/lib/protobuf-java-2.5.0.jar</text:p>
      <text:p text:style-name="P1">hadoop-2.9.0/share/hadoop/hdfs/lib/commons-io-2.4.jar</text:p>
      <text:p text:style-name="P1"><text:soft-page-break/>hadoop-2.9.0/share/hadoop/hdfs/lib/commons-lang-2.6.jar</text:p>
      <text:p text:style-name="P1">hadoop-2.9.0/share/hadoop/hdfs/lib/jersey-server-1.9.jar</text:p>
      <text:p text:style-name="P1">hadoop-2.9.0/share/hadoop/hdfs/lib/xmlenc-0.52.jar</text:p>
      <text:p text:style-name="P1">hadoop-2.9.0/share/hadoop/hdfs/lib/servlet-api-2.5.jar</text:p>
      <text:p text:style-name="P1">hadoop-2.9.0/share/hadoop/hdfs/lib/commons-logging-1.1.3.jar</text:p>
      <text:p text:style-name="P1">hadoop-2.9.0/share/hadoop/hdfs/lib/commons-codec-1.4.jar</text:p>
      <text:p text:style-name="P1">hadoop-2.9.0/share/hadoop/hdfs/lib/jackson-databind-2.7.8.jar</text:p>
      <text:p text:style-name="P1">hadoop-2.9.0/share/hadoop/hdfs/lib/okio-1.4.0.jar</text:p>
      <text:p text:style-name="P1">hadoop-2.9.0/share/hadoop/hdfs/lib/htrace-core4-4.1.0-incubating.jar</text:p>
      <text:p text:style-name="P1">hadoop-2.9.0/share/hadoop/hdfs/lib/hadoop-hdfs-client-2.9.0.jar</text:p>
      <text:p text:style-name="P1">hadoop-2.9.0/share/hadoop/hdfs/lib/jackson-mapper-asl-1.9.13.jar</text:p>
      <text:p text:style-name="P1">hadoop-2.9.0/share/hadoop/hdfs/lib/jetty-util-6.1.26.jar</text:p>
      <text:p text:style-name="P1">hadoop-2.9.0/share/hadoop/hdfs/lib/xercesImpl-2.9.1.jar</text:p>
      <text:p text:style-name="P1">hadoop-2.9.0/share/hadoop/hdfs/lib/asm-3.2.jar</text:p>
      <text:p text:style-name="P1">hadoop-2.9.0/share/hadoop/hdfs/lib/jsr305-3.0.0.jar</text:p>
      <text:p text:style-name="P1">hadoop-2.9.0/share/hadoop/hdfs/lib/netty-3.6.2.Final.jar</text:p>
      <text:p text:style-name="P1">hadoop-2.9.0/share/hadoop/hdfs/templates/</text:p>
      <text:p text:style-name="P1">hadoop-2.9.0/share/hadoop/hdfs/templates/hdfs-site.xml</text:p>
      <text:p text:style-name="P1">hadoop-2.9.0/share/hadoop/hdfs/hadoop-hdfs-2.9.0.jar</text:p>
      <text:p text:style-name="P1">hadoop-2.9.0/share/hadoop/hdfs/hadoop-hdfs-nfs-2.9.0.jar</text:p>
      <text:p text:style-name="P1">hadoop-2.9.0/share/hadoop/hdfs/hadoop-hdfs-native-client-2.9.0-tests.jar</text:p>
      <text:p text:style-name="P1">hadoop-2.9.0/share/hadoop/hdfs/hadoop-hdfs-client-2.9.0.jar</text:p>
      <text:p text:style-name="P1">hadoop-2.9.0/share/hadoop/hdfs/hadoop-hdfs-2.9.0-tests.jar</text:p>
      <text:p text:style-name="P1">hadoop-2.9.0/share/hadoop/hdfs/jdiff/</text:p>
      <text:p text:style-name="P1">hadoop-2.9.0/share/hadoop/hdfs/jdiff/Apache_Hadoop_HDFS_2.6.0.xml</text:p>
      <text:p text:style-name="P1">hadoop-2.9.0/share/hadoop/hdfs/jdiff/hadoop-hdfs_0.22.0.xml</text:p>
      <text:p text:style-name="P1">hadoop-2.9.0/share/hadoop/hdfs/jdiff/Null.java</text:p>
      <text:p text:style-name="P1">hadoop-2.9.0/share/hadoop/hdfs/jdiff/Apache_Hadoop_HDFS_2.7.2.xml</text:p>
      <text:p text:style-name="P1">hadoop-2.9.0/share/hadoop/hdfs/jdiff/Apache_Hadoop_HDFS_2.8.2.xml</text:p>
      <text:p text:style-name="P1">hadoop-2.9.0/share/hadoop/hdfs/jdiff/Apache_Hadoop_HDFS_2.8.0.xml</text:p>
      <text:p text:style-name="P1">hadoop-2.9.0/share/hadoop/hdfs/jdiff/hadoop-hdfs_0.20.0.xml</text:p>
      <text:p text:style-name="P1">hadoop-2.9.0/share/hadoop/hdfs/jdiff/hadoop-hdfs_0.21.0.xml</text:p>
      <text:p text:style-name="P1">hadoop-2.9.0/share/hadoop/hdfs/sources/</text:p>
      <text:p text:style-name="P1">hadoop-2.9.0/share/hadoop/hdfs/sources/hadoop-hdfs-client-2.9.0-sources.jar</text:p>
      <text:p text:style-name="P1">hadoop-2.9.0/share/hadoop/hdfs/sources/hadoop-hdfs-2.9.0-test-sources.jar</text:p>
      <text:p text:style-name="P1">hadoop-2.9.0/share/hadoop/hdfs/sources/hadoop-hdfs-native-client-2.9.0-sources.jar</text:p>
      <text:p text:style-name="P1">hadoop-2.9.0/share/hadoop/hdfs/sources/hadoop-hdfs-2.9.0-sources.jar</text:p>
      <text:p text:style-name="P1">hadoop-2.9.0/share/hadoop/hdfs/sources/hadoop-hdfs-client-2.9.0-test-sources.jar</text:p>
      <text:p text:style-name="P1">hadoop-2.9.0/share/hadoop/hdfs/sources/hadoop-hdfs-native-client-2.9.0-test-sources.jar</text:p>
      <text:p text:style-name="P1">hadoop-2.9.0/share/hadoop/hdfs/hadoop-hdfs-native-client-2.9.0.jar</text:p>
      <text:p text:style-name="P1">hadoop-2.9.0/share/hadoop/yarn/</text:p>
      <text:p text:style-name="P1">hadoop-2.9.0/share/hadoop/yarn/hadoop-yarn-server-tests-2.9.0.jar</text:p>
      <text:p text:style-name="P1">hadoop-2.9.0/share/hadoop/yarn/hadoop-yarn-api-2.9.0.jar</text:p>
      <text:p text:style-name="P1">hadoop-2.9.0/share/hadoop/yarn/webapps/</text:p>
      <text:p text:style-name="P1">hadoop-2.9.0/share/hadoop/yarn/webapps/ui2/</text:p>
      <text:p text:style-name="P1">hadoop-2.9.0/share/hadoop/yarn/webapps/ui2/config/</text:p>
      <text:p text:style-name="P1">hadoop-2.9.0/share/hadoop/yarn/webapps/ui2/config/configs.env</text:p>
      <text:p text:style-name="P1">hadoop-2.9.0/share/hadoop/yarn/webapps/ui2/META-INF/</text:p>
      <text:p text:style-name="P1">hadoop-2.9.0/share/hadoop/yarn/webapps/ui2/WEB-INF/</text:p>
      <text:p text:style-name="P1">hadoop-2.9.0/share/hadoop/yarn/webapps/ui2/WEB-INF/classes/</text:p>
      <text:p text:style-name="P1">hadoop-2.9.0/share/hadoop/yarn/webapps/ui2/WEB-INF/classes/META-INF/</text:p>
      <text:p text:style-name="P1">hadoop-2.9.0/share/hadoop/yarn/webapps/ui2/WEB-INF/classes/META-INF/NOTICE.txt</text:p>
      <text:p text:style-name="P1"><text:soft-page-break/>hadoop-2.9.0/share/hadoop/yarn/webapps/ui2/WEB-INF/classes/META-INF/LICENSE.txt</text:p>
      <text:p text:style-name="P1">hadoop-2.9.0/share/hadoop/yarn/webapps/ui2/WEB-INF/web.xml</text:p>
      <text:p text:style-name="P1">hadoop-2.9.0/share/hadoop/yarn/webapps/ui2/crossdomain.xml</text:p>
      <text:p text:style-name="P1">hadoop-2.9.0/share/hadoop/yarn/webapps/ui2/index.html</text:p>
      <text:p text:style-name="P1">hadoop-2.9.0/share/hadoop/yarn/webapps/ui2/assets/</text:p>
      <text:p text:style-name="P1">hadoop-2.9.0/share/hadoop/yarn/webapps/ui2/assets/vendor.css</text:p>
      <text:p text:style-name="P1">hadoop-2.9.0/share/hadoop/yarn/webapps/ui2/assets/ember-data.js.map</text:p>
      <text:p text:style-name="P1">hadoop-2.9.0/share/hadoop/yarn/webapps/ui2/assets/images/</text:p>
      <text:p text:style-name="P1">hadoop-2.9.0/share/hadoop/yarn/webapps/ui2/assets/images/spinner.gif</text:p>
      <text:p text:style-name="P1">hadoop-2.9.0/share/hadoop/yarn/webapps/ui2/assets/images/ui-icons_444444_256x240.png</text:p>
      <text:p text:style-name="P1">hadoop-2.9.0/share/hadoop/yarn/webapps/ui2/assets/images/ui-icons_ffffff_256x240.png</text:p>
      <text:p text:style-name="P1">hadoop-2.9.0/share/hadoop/yarn/webapps/ui2/assets/images/ui-icons_2e83ff_256x240.png</text:p>
      <text:p text:style-name="P1">hadoop-2.9.0/share/hadoop/yarn/webapps/ui2/assets/images/ui-icons_888888_256x240.png</text:p>
      <text:p text:style-name="P1">hadoop-2.9.0/share/hadoop/yarn/webapps/ui2/assets/images/ui-bg_flat_75_ffffff_40x100.png</text:p>
      <text:p text:style-name="P1">hadoop-2.9.0/share/hadoop/yarn/webapps/ui2/assets/images/ui-icons_222222_256x240.png</text:p>
      <text:p text:style-name="P1">hadoop-2.9.0/share/hadoop/yarn/webapps/ui2/assets/images/datatables/</text:p>
      <text:p text:style-name="P1">hadoop-2.9.0/share/hadoop/yarn/webapps/ui2/assets/images/datatables/Sorting icons.psd</text:p>
      <text:p text:style-name="P1">hadoop-2.9.0/share/hadoop/yarn/webapps/ui2/assets/images/datatables/sort_desc.png</text:p>
      <text:p text:style-name="P1">hadoop-2.9.0/share/hadoop/yarn/webapps/ui2/assets/images/datatables/favicon.ico</text:p>
      <text:p text:style-name="P1">hadoop-2.9.0/share/hadoop/yarn/webapps/ui2/assets/images/datatables/sort_asc_disabled.png</text:p>
      <text:p text:style-name="P1">hadoop-2.9.0/share/hadoop/yarn/webapps/ui2/assets/images/datatables/sort_desc_disabled.png</text:p>
      <text:p text:style-name="P1">hadoop-2.9.0/share/hadoop/yarn/webapps/ui2/assets/images/datatables/sort_both.png</text:p>
      <text:p text:style-name="P1">hadoop-2.9.0/share/hadoop/yarn/webapps/ui2/assets/images/datatables/sort_asc.png</text:p>
      <text:p text:style-name="P1">hadoop-2.9.0/share/hadoop/yarn/webapps/ui2/assets/images/ui-icons_555555_256x240.png</text:p>
      <text:p text:style-name="P1">hadoop-2.9.0/share/hadoop/yarn/webapps/ui2/assets/images/hadoop_logo.png</text:p>
      <text:p text:style-name="P1">hadoop-2.9.0/share/hadoop/yarn/webapps/ui2/assets/images/ui-bg_glass_95_fef1ec_1x400.png</text:p>
      <text:p text:style-name="P1">hadoop-2.9.0/share/hadoop/yarn/webapps/ui2/assets/images/ui-bg_glass_65_ffffff_1x400.png</text:p>
      <text:p text:style-name="P1">hadoop-2.9.0/share/hadoop/yarn/webapps/ui2/assets/images/ui-bg_flat_0_aaaaaa_40x100.png</text:p>
      <text:p text:style-name="P1">hadoop-2.9.0/share/hadoop/yarn/webapps/ui2/assets/images/ui-bg_glass_75_e6e6e6_1x400.png</text:p>
      <text:p text:style-name="P1">hadoop-2.9.0/share/hadoop/yarn/webapps/ui2/assets/images/ui-icons_cc0000_256x240.png</text:p>
      <text:p text:style-name="P1">hadoop-2.9.0/share/hadoop/yarn/webapps/ui2/assets/images/ui-icons_454545_256x240.png</text:p>
      <text:p text:style-name="P1">hadoop-2.9.0/share/hadoop/yarn/webapps/ui2/assets/images/ui-icons_cd0a0a_256x240.png</text:p>
      <text:p text:style-name="P1">hadoop-2.9.0/share/hadoop/yarn/webapps/ui2/assets/images/ui-icons_777777_256x240.png</text:p>
      <text:p text:style-name="P1">hadoop-2.9.0/share/hadoop/yarn/webapps/ui2/assets/images/ui-bg_highlight-soft_75_cccccc_1x100.png</text:p>
      <text:p text:style-name="P1">hadoop-2.9.0/share/hadoop/yarn/webapps/ui2/assets/images/ui-bg_glass_75_dadada_1x400.png</text:p>
      <text:p text:style-name="P1">hadoop-2.9.0/share/hadoop/yarn/webapps/ui2/assets/images/ui-bg_glass_55_fbf9ee_1x400.png</text:p>
      <text:p text:style-name="P1">hadoop-2.9.0/share/hadoop/yarn/webapps/ui2/assets/images/ui-icons_777620_256x240.png</text:p>
      <text:p text:style-name="P1">hadoop-2.9.0/share/hadoop/yarn/webapps/ui2/assets/yarn-ui.css</text:p>
      <text:p text:style-name="P1">hadoop-2.9.0/share/hadoop/yarn/webapps/ui2/assets/yarn-ui.js</text:p>
      <text:p text:style-name="P1">hadoop-2.9.0/share/hadoop/yarn/webapps/ui2/assets/vendor.js</text:p>
      <text:p text:style-name="P1">hadoop-2.9.0/share/hadoop/yarn/webapps/ui2/assets/bootstrap.css.map</text:p>
      <text:p text:style-name="P1">hadoop-2.9.0/share/hadoop/yarn/webapps/ui2/fonts/</text:p>
      <text:p text:style-name="P1">hadoop-2.9.0/share/hadoop/yarn/webapps/ui2/fonts/glyphicons-halflings-regular.woff2</text:p>
      <text:p text:style-name="P1">hadoop-2.9.0/share/hadoop/yarn/webapps/ui2/fonts/glyphicons-halflings-regular.ttf</text:p>
      <text:p text:style-name="P1">hadoop-2.9.0/share/hadoop/yarn/webapps/ui2/fonts/glyphicons-halflings-regular.woff</text:p>
      <text:p text:style-name="P1">hadoop-2.9.0/share/hadoop/yarn/webapps/ui2/fonts/glyphicons-halflings-regular.svg</text:p>
      <text:p text:style-name="P1">hadoop-2.9.0/share/hadoop/yarn/webapps/ui2/fonts/glyphicons-halflings-regular.eot</text:p>
      <text:p text:style-name="P1">hadoop-2.9.0/share/hadoop/yarn/hadoop-yarn-server-nodemanager-2.9.0.jar</text:p>
      <text:p text:style-name="P1">hadoop-2.9.0/share/hadoop/yarn/hadoop-yarn-ui-2.9.0.war</text:p>
      <text:p text:style-name="P1">hadoop-2.9.0/share/hadoop/yarn/timelineservice/</text:p>
      <text:p text:style-name="P1">hadoop-2.9.0/share/hadoop/yarn/timelineservice/hadoop-yarn-server-timelineservice-hbase-2.9.0.jar</text:p>
      <text:p text:style-name="P1"><text:soft-page-break/>hadoop-2.9.0/share/hadoop/yarn/timelineservice/hadoop-yarn-server-timelineservice-2.9.0.jar</text:p>
      <text:p text:style-name="P1">hadoop-2.9.0/share/hadoop/yarn/timelineservice/lib/</text:p>
      <text:p text:style-name="P1">hadoop-2.9.0/share/hadoop/yarn/timelineservice/lib/metrics-core-2.2.0.jar</text:p>
      <text:p text:style-name="P1">hadoop-2.9.0/share/hadoop/yarn/timelineservice/lib/netty-all-4.0.23.Final.jar</text:p>
      <text:p text:style-name="P1">hadoop-2.9.0/share/hadoop/yarn/timelineservice/lib/commons-csv-1.0.jar</text:p>
      <text:p text:style-name="P1">hadoop-2.9.0/share/hadoop/yarn/timelineservice/lib/hbase-client-1.2.6.jar</text:p>
      <text:p text:style-name="P1">hadoop-2.9.0/share/hadoop/yarn/timelineservice/lib/joni-2.1.2.jar</text:p>
      <text:p text:style-name="P1">hadoop-2.9.0/share/hadoop/yarn/timelineservice/lib/hbase-protocol-1.2.6.jar</text:p>
      <text:p text:style-name="P1">hadoop-2.9.0/share/hadoop/yarn/timelineservice/lib/htrace-core-3.1.0-incubating.jar</text:p>
      <text:p text:style-name="P1">hadoop-2.9.0/share/hadoop/yarn/timelineservice/lib/jcodings-1.0.8.jar</text:p>
      <text:p text:style-name="P1">hadoop-2.9.0/share/hadoop/yarn/timelineservice/lib/hbase-annotations-1.2.6.jar</text:p>
      <text:p text:style-name="P1">hadoop-2.9.0/share/hadoop/yarn/timelineservice/lib/hbase-common-1.2.6.jar</text:p>
      <text:p text:style-name="P1">hadoop-2.9.0/share/hadoop/yarn/timelineservice/lib/jsr311-api-1.1.1.jar</text:p>
      <text:p text:style-name="P1">hadoop-2.9.0/share/hadoop/yarn/timelineservice/test/</text:p>
      <text:p text:style-name="P1">hadoop-2.9.0/share/hadoop/yarn/timelineservice/test/hadoop-yarn-server-timelineservice-hbase-tests-2.9.0.jar</text:p>
      <text:p text:style-name="P1">hadoop-2.9.0/share/hadoop/yarn/lib/</text:p>
      <text:p text:style-name="P1">hadoop-2.9.0/share/hadoop/yarn/lib/nimbus-jose-jwt-3.9.jar</text:p>
      <text:p text:style-name="P1">hadoop-2.9.0/share/hadoop/yarn/lib/javassist-3.18.1-GA.jar</text:p>
      <text:p text:style-name="P1">hadoop-2.9.0/share/hadoop/yarn/lib/java-xmlbuilder-0.4.jar</text:p>
      <text:p text:style-name="P1">hadoop-2.9.0/share/hadoop/yarn/lib/guice-servlet-3.0.jar</text:p>
      <text:p text:style-name="P1">hadoop-2.9.0/share/hadoop/yarn/lib/commons-configuration-1.6.jar</text:p>
      <text:p text:style-name="P1">hadoop-2.9.0/share/hadoop/yarn/lib/commons-cli-1.2.jar</text:p>
      <text:p text:style-name="P1">hadoop-2.9.0/share/hadoop/yarn/lib/commons-net-3.1.jar</text:p>
      <text:p text:style-name="P1">hadoop-2.9.0/share/hadoop/yarn/lib/jersey-core-1.9.jar</text:p>
      <text:p text:style-name="P1">hadoop-2.9.0/share/hadoop/yarn/lib/guava-11.0.2.jar</text:p>
      <text:p text:style-name="P1">hadoop-2.9.0/share/hadoop/yarn/lib/gson-2.2.4.jar</text:p>
      <text:p text:style-name="P1">hadoop-2.9.0/share/hadoop/yarn/lib/jackson-core-asl-1.9.13.jar</text:p>
      <text:p text:style-name="P1">hadoop-2.9.0/share/hadoop/yarn/lib/log4j-1.2.17.jar</text:p>
      <text:p text:style-name="P1">hadoop-2.9.0/share/hadoop/yarn/lib/woodstox-core-5.0.3.jar</text:p>
      <text:p text:style-name="P1">hadoop-2.9.0/share/hadoop/yarn/lib/jettison-1.1.jar</text:p>
      <text:p text:style-name="P1">hadoop-2.9.0/share/hadoop/yarn/lib/commons-digester-1.8.jar</text:p>
      <text:p text:style-name="P1">hadoop-2.9.0/share/hadoop/yarn/lib/HikariCP-java7-2.4.12.jar</text:p>
      <text:p text:style-name="P1">hadoop-2.9.0/share/hadoop/yarn/lib/stax2-api-3.1.4.jar</text:p>
      <text:p text:style-name="P1">hadoop-2.9.0/share/hadoop/yarn/lib/xz-1.0.jar</text:p>
      <text:p text:style-name="P1">hadoop-2.9.0/share/hadoop/yarn/lib/curator-test-2.7.1.jar</text:p>
      <text:p text:style-name="P1">hadoop-2.9.0/share/hadoop/yarn/lib/jackson-jaxrs-1.9.13.jar</text:p>
      <text:p text:style-name="P1">hadoop-2.9.0/share/hadoop/yarn/lib/geronimo-jcache_1.0_spec-1.0-alpha-1.jar</text:p>
      <text:p text:style-name="P1">hadoop-2.9.0/share/hadoop/yarn/lib/leveldbjni-all-1.8.jar</text:p>
      <text:p text:style-name="P1">hadoop-2.9.0/share/hadoop/yarn/lib/apacheds-i18n-2.0.0-M15.jar</text:p>
      <text:p text:style-name="P1">hadoop-2.9.0/share/hadoop/yarn/lib/stax-api-1.0-2.jar</text:p>
      <text:p text:style-name="P1">hadoop-2.9.0/share/hadoop/yarn/lib/jetty-6.1.26.jar</text:p>
      <text:p text:style-name="P1">hadoop-2.9.0/share/hadoop/yarn/lib/api-asn1-api-1.0.0-M20.jar</text:p>
      <text:p text:style-name="P1">hadoop-2.9.0/share/hadoop/yarn/lib/protobuf-java-2.5.0.jar</text:p>
      <text:p text:style-name="P1">hadoop-2.9.0/share/hadoop/yarn/lib/curator-recipes-2.7.1.jar</text:p>
      <text:p text:style-name="P1">hadoop-2.9.0/share/hadoop/yarn/lib/jersey-client-1.9.jar</text:p>
      <text:p text:style-name="P1">hadoop-2.9.0/share/hadoop/yarn/lib/commons-io-2.4.jar</text:p>
      <text:p text:style-name="P1">hadoop-2.9.0/share/hadoop/yarn/lib/curator-framework-2.7.1.jar</text:p>
      <text:p text:style-name="P1">hadoop-2.9.0/share/hadoop/yarn/lib/api-util-1.0.0-M20.jar</text:p>
      <text:p text:style-name="P1">hadoop-2.9.0/share/hadoop/yarn/lib/json-smart-1.1.1.jar</text:p>
      <text:p text:style-name="P1">hadoop-2.9.0/share/hadoop/yarn/lib/commons-math-2.2.jar</text:p>
      <text:p text:style-name="P1">hadoop-2.9.0/share/hadoop/yarn/lib/commons-lang-2.6.jar</text:p>
      <text:p text:style-name="P1"><text:soft-page-break/>hadoop-2.9.0/share/hadoop/yarn/lib/apacheds-kerberos-codec-2.0.0-M15.jar</text:p>
      <text:p text:style-name="P1">hadoop-2.9.0/share/hadoop/yarn/lib/commons-collections-3.2.2.jar</text:p>
      <text:p text:style-name="P1">hadoop-2.9.0/share/hadoop/yarn/lib/jersey-server-1.9.jar</text:p>
      <text:p text:style-name="P1">hadoop-2.9.0/share/hadoop/yarn/lib/ehcache-3.3.1.jar</text:p>
      <text:p text:style-name="P1">hadoop-2.9.0/share/hadoop/yarn/lib/jets3t-0.9.0.jar</text:p>
      <text:p text:style-name="P1">hadoop-2.9.0/share/hadoop/yarn/lib/xmlenc-0.52.jar</text:p>
      <text:p text:style-name="P1">hadoop-2.9.0/share/hadoop/yarn/lib/servlet-api-2.5.jar</text:p>
      <text:p text:style-name="P1">hadoop-2.9.0/share/hadoop/yarn/lib/commons-logging-1.1.3.jar</text:p>
      <text:p text:style-name="P1">hadoop-2.9.0/share/hadoop/yarn/lib/commons-codec-1.4.jar</text:p>
      <text:p text:style-name="P1">hadoop-2.9.0/share/hadoop/yarn/lib/paranamer-2.3.jar</text:p>
      <text:p text:style-name="P1">hadoop-2.9.0/share/hadoop/yarn/lib/java-util-1.9.0.jar</text:p>
      <text:p text:style-name="P1">hadoop-2.9.0/share/hadoop/yarn/lib/javax.inject-1.jar</text:p>
      <text:p text:style-name="P1">hadoop-2.9.0/share/hadoop/yarn/lib/zookeeper-3.4.6-tests.jar</text:p>
      <text:p text:style-name="P1">hadoop-2.9.0/share/hadoop/yarn/lib/jcip-annotations-1.0.jar</text:p>
      <text:p text:style-name="P1">hadoop-2.9.0/share/hadoop/yarn/lib/zookeeper-3.4.6.jar</text:p>
      <text:p text:style-name="P1">hadoop-2.9.0/share/hadoop/yarn/lib/activation-1.1.jar</text:p>
      <text:p text:style-name="P1">hadoop-2.9.0/share/hadoop/yarn/lib/json-io-2.5.1.jar</text:p>
      <text:p text:style-name="P1">hadoop-2.9.0/share/hadoop/yarn/lib/jsch-0.1.54.jar</text:p>
      <text:p text:style-name="P1">hadoop-2.9.0/share/hadoop/yarn/lib/jersey-guice-1.9.jar</text:p>
      <text:p text:style-name="P1">hadoop-2.9.0/share/hadoop/yarn/lib/commons-beanutils-core-1.8.0.jar</text:p>
      <text:p text:style-name="P1">hadoop-2.9.0/share/hadoop/yarn/lib/mssql-jdbc-6.2.1.jre7.jar</text:p>
      <text:p text:style-name="P1">hadoop-2.9.0/share/hadoop/yarn/lib/jersey-json-1.9.jar</text:p>
      <text:p text:style-name="P1">hadoop-2.9.0/share/hadoop/yarn/lib/htrace-core4-4.1.0-incubating.jar</text:p>
      <text:p text:style-name="P1">hadoop-2.9.0/share/hadoop/yarn/lib/guice-3.0.jar</text:p>
      <text:p text:style-name="P1">hadoop-2.9.0/share/hadoop/yarn/lib/jackson-mapper-asl-1.9.13.jar</text:p>
      <text:p text:style-name="P1">hadoop-2.9.0/share/hadoop/yarn/lib/jetty-util-6.1.26.jar</text:p>
      <text:p text:style-name="P1">hadoop-2.9.0/share/hadoop/yarn/lib/commons-math3-3.1.1.jar</text:p>
      <text:p text:style-name="P1">hadoop-2.9.0/share/hadoop/yarn/lib/metrics-core-3.0.1.jar</text:p>
      <text:p text:style-name="P1">hadoop-2.9.0/share/hadoop/yarn/lib/httpcore-4.4.4.jar</text:p>
      <text:p text:style-name="P1">hadoop-2.9.0/share/hadoop/yarn/lib/fst-2.50.jar</text:p>
      <text:p text:style-name="P1">hadoop-2.9.0/share/hadoop/yarn/lib/commons-compress-1.4.1.jar</text:p>
      <text:p text:style-name="P1">hadoop-2.9.0/share/hadoop/yarn/lib/commons-lang3-3.4.jar</text:p>
      <text:p text:style-name="P1">hadoop-2.9.0/share/hadoop/yarn/lib/asm-3.2.jar</text:p>
      <text:p text:style-name="P1">hadoop-2.9.0/share/hadoop/yarn/lib/jetty-sslengine-6.1.26.jar</text:p>
      <text:p text:style-name="P1">hadoop-2.9.0/share/hadoop/yarn/lib/jaxb-api-2.2.2.jar</text:p>
      <text:p text:style-name="P1">hadoop-2.9.0/share/hadoop/yarn/lib/jaxb-impl-2.2.3-1.jar</text:p>
      <text:p text:style-name="P1">hadoop-2.9.0/share/hadoop/yarn/lib/commons-beanutils-1.7.0.jar</text:p>
      <text:p text:style-name="P1">hadoop-2.9.0/share/hadoop/yarn/lib/avro-1.7.7.jar</text:p>
      <text:p text:style-name="P1">hadoop-2.9.0/share/hadoop/yarn/lib/httpclient-4.5.2.jar</text:p>
      <text:p text:style-name="P1">hadoop-2.9.0/share/hadoop/yarn/lib/jsp-api-2.1.jar</text:p>
      <text:p text:style-name="P1">hadoop-2.9.0/share/hadoop/yarn/lib/curator-client-2.7.1.jar</text:p>
      <text:p text:style-name="P1">hadoop-2.9.0/share/hadoop/yarn/lib/jsr305-3.0.0.jar</text:p>
      <text:p text:style-name="P1">hadoop-2.9.0/share/hadoop/yarn/lib/netty-3.6.2.Final.jar</text:p>
      <text:p text:style-name="P1">hadoop-2.9.0/share/hadoop/yarn/lib/snappy-java-1.0.5.jar</text:p>
      <text:p text:style-name="P1">hadoop-2.9.0/share/hadoop/yarn/lib/jackson-xc-1.9.13.jar</text:p>
      <text:p text:style-name="P1">hadoop-2.9.0/share/hadoop/yarn/lib/aopalliance-1.0.jar</text:p>
      <text:p text:style-name="P1">hadoop-2.9.0/share/hadoop/yarn/hadoop-yarn-server-sharedcachemanager-2.9.0.jar</text:p>
      <text:p text:style-name="P1">hadoop-2.9.0/share/hadoop/yarn/hadoop-yarn-registry-2.9.0.jar</text:p>
      <text:p text:style-name="P1">hadoop-2.9.0/share/hadoop/yarn/test/</text:p>
      <text:p text:style-name="P1">hadoop-2.9.0/share/hadoop/yarn/test/hadoop-yarn-server-tests-2.9.0-tests.jar</text:p>
      <text:p text:style-name="P1">hadoop-2.9.0/share/hadoop/yarn/hadoop-yarn-applications-distributedshell-2.9.0.jar</text:p>
      <text:p text:style-name="P1">hadoop-2.9.0/share/hadoop/yarn/hadoop-yarn-server-common-2.9.0.jar</text:p>
      <text:p text:style-name="P1"><text:soft-page-break/>hadoop-2.9.0/share/hadoop/yarn/hadoop-yarn-server-timeline-pluginstorage-2.9.0.jar</text:p>
      <text:p text:style-name="P1">hadoop-2.9.0/share/hadoop/yarn/hadoop-yarn-applications-unmanaged-am-launcher-2.9.0.jar</text:p>
      <text:p text:style-name="P1">hadoop-2.9.0/share/hadoop/yarn/hadoop-yarn-server-web-proxy-2.9.0.jar</text:p>
      <text:p text:style-name="P1">hadoop-2.9.0/share/hadoop/yarn/hadoop-yarn-server-applicationhistoryservice-2.9.0.jar</text:p>
      <text:p text:style-name="P1">hadoop-2.9.0/share/hadoop/yarn/hadoop-yarn-server-router-2.9.0.jar</text:p>
      <text:p text:style-name="P1">hadoop-2.9.0/share/hadoop/yarn/sources/</text:p>
      <text:p text:style-name="P1">hadoop-2.9.0/share/hadoop/yarn/sources/hadoop-yarn-common-2.9.0-test-sources.jar</text:p>
      <text:p text:style-name="P1">hadoop-2.9.0/share/hadoop/yarn/sources/hadoop-yarn-applications-distributedshell-2.9.0-sources.jar</text:p>
      <text:p text:style-name="P1">hadoop-2.9.0/share/hadoop/yarn/sources/hadoop-yarn-server-common-2.9.0-test-sources.jar</text:p>
      <text:p text:style-name="P1">hadoop-2.9.0/share/hadoop/yarn/sources/hadoop-yarn-server-resourcemanager-2.9.0-sources.jar</text:p>
      <text:p text:style-name="P1">hadoop-2.9.0/share/hadoop/yarn/sources/hadoop-yarn-server-web-proxy-2.9.0-sources.jar</text:p>
      <text:p text:style-name="P1">hadoop-2.9.0/share/hadoop/yarn/sources/hadoop-yarn-server-applicationhistoryservice-2.9.0-sources.jar</text:p>
      <text:p text:style-name="P1">hadoop-2.9.0/share/hadoop/yarn/sources/hadoop-yarn-api-2.9.0-sources.jar</text:p>
      <text:p text:style-name="P1">hadoop-2.9.0/share/hadoop/yarn/sources/hadoop-yarn-client-2.9.0-test-sources.jar</text:p>
      <text:p text:style-name="P1">hadoop-2.9.0/share/hadoop/yarn/sources/hadoop-yarn-server-tests-2.9.0-sources.jar</text:p>
      <text:p text:style-name="P1">hadoop-2.9.0/share/hadoop/yarn/sources/hadoop-yarn-api-2.9.0-test-sources.jar</text:p>
      <text:p text:style-name="P1">hadoop-2.9.0/share/hadoop/yarn/sources/hadoop-yarn-server-applicationhistoryservice-2.9.0-test-sources.jar</text:p>
      <text:p text:style-name="P1">hadoop-2.9.0/share/hadoop/yarn/sources/hadoop-yarn-server-tests-2.9.0-test-sources.jar</text:p>
      <text:p text:style-name="P1">hadoop-2.9.0/share/hadoop/yarn/sources/hadoop-yarn-server-nodemanager-2.9.0-test-sources.jar</text:p>
      <text:p text:style-name="P1">hadoop-2.9.0/share/hadoop/yarn/sources/hadoop-yarn-applications-unmanaged-am-launcher-2.9.0-sources.jar</text:p>
      <text:p text:style-name="P1">hadoop-2.9.0/share/hadoop/yarn/sources/hadoop-yarn-server-web-proxy-2.9.0-test-sources.jar</text:p>
      <text:p text:style-name="P1">hadoop-2.9.0/share/hadoop/yarn/sources/hadoop-yarn-applications-distributedshell-2.9.0-test-sources.jar</text:p>
      <text:p text:style-name="P1">hadoop-2.9.0/share/hadoop/yarn/sources/hadoop-yarn-server-common-2.9.0-sources.jar</text:p>
      <text:p text:style-name="P1">hadoop-2.9.0/share/hadoop/yarn/sources/hadoop-yarn-applications-unmanaged-am-launcher-2.9.0-test-sources.jar</text:p>
      <text:p text:style-name="P1">hadoop-2.9.0/share/hadoop/yarn/sources/hadoop-yarn-server-resourcemanager-2.9.0-test-sources.jar</text:p>
      <text:p text:style-name="P1">hadoop-2.9.0/share/hadoop/yarn/sources/hadoop-yarn-server-nodemanager-2.9.0-sources.jar</text:p>
      <text:p text:style-name="P1">hadoop-2.9.0/share/hadoop/yarn/sources/hadoop-yarn-client-2.9.0-sources.jar</text:p>
      <text:p text:style-name="P1">hadoop-2.9.0/share/hadoop/yarn/sources/hadoop-yarn-common-2.9.0-sources.jar</text:p>
      <text:p text:style-name="P1">hadoop-2.9.0/share/hadoop/yarn/hadoop-yarn-common-2.9.0.jar</text:p>
      <text:p text:style-name="P1">hadoop-2.9.0/share/hadoop/yarn/hadoop-yarn-client-2.9.0.jar</text:p>
      <text:p text:style-name="P1">hadoop-2.9.0/share/hadoop/yarn/hadoop-yarn-server-resourcemanager-2.9.0.jar</text:p>
      <text:p text:style-name="P1">hadoop-2.9.0/share/hadoop/tools/</text:p>
      <text:p text:style-name="P1">hadoop-2.9.0/share/hadoop/tools/resourceestimator/</text:p>
      <text:p text:style-name="P1">hadoop-2.9.0/share/hadoop/tools/resourceestimator/conf/</text:p>
      <text:p text:style-name="P1">hadoop-2.9.0/share/hadoop/tools/resourceestimator/conf/resourceestimator-config.xml</text:p>
      <text:p text:style-name="P1">hadoop-2.9.0/share/hadoop/tools/resourceestimator/bin/</text:p>
      <text:p text:style-name="P1">hadoop-2.9.0/share/hadoop/tools/resourceestimator/bin/estimator-daemon.sh</text:p>
      <text:p text:style-name="P1">hadoop-2.9.0/share/hadoop/tools/resourceestimator/bin/stop-estimator.sh</text:p>
      <text:p text:style-name="P1">hadoop-2.9.0/share/hadoop/tools/resourceestimator/bin/estimator.sh</text:p>
      <text:p text:style-name="P1">hadoop-2.9.0/share/hadoop/tools/resourceestimator/bin/stop-estimator.cmd</text:p>
      <text:p text:style-name="P1">hadoop-2.9.0/share/hadoop/tools/resourceestimator/bin/start-estimator.sh</text:p>
      <text:p text:style-name="P1">hadoop-2.9.0/share/hadoop/tools/resourceestimator/bin/estimator.cmd</text:p>
      <text:p text:style-name="P1">hadoop-2.9.0/share/hadoop/tools/resourceestimator/bin/start-estimator.cmd</text:p>
      <text:p text:style-name="P1">hadoop-2.9.0/share/hadoop/tools/resourceestimator/data/</text:p>
      <text:p text:style-name="P1">hadoop-2.9.0/share/hadoop/tools/resourceestimator/data/resourceEstimatorService.txt</text:p>
      <text:p text:style-name="P1">hadoop-2.9.0/share/hadoop/tools/lib/</text:p>
      <text:p text:style-name="P1"><text:soft-page-break/>hadoop-2.9.0/share/hadoop/tools/lib/nimbus-jose-jwt-3.9.jar</text:p>
      <text:p text:style-name="P1">hadoop-2.9.0/share/hadoop/tools/lib/javassist-3.18.1-GA.jar</text:p>
      <text:p text:style-name="P1">hadoop-2.9.0/share/hadoop/tools/lib/hadoop-yarn-api-2.9.0.jar</text:p>
      <text:p text:style-name="P1">hadoop-2.9.0/share/hadoop/tools/lib/java-xmlbuilder-0.4.jar</text:p>
      <text:p text:style-name="P1">hadoop-2.9.0/share/hadoop/tools/lib/guice-servlet-3.0.jar</text:p>
      <text:p text:style-name="P1">hadoop-2.9.0/share/hadoop/tools/lib/okhttp-2.4.0.jar</text:p>
      <text:p text:style-name="P1">hadoop-2.9.0/share/hadoop/tools/lib/commons-configuration-1.6.jar</text:p>
      <text:p text:style-name="P1">hadoop-2.9.0/share/hadoop/tools/lib/commons-cli-1.2.jar</text:p>
      <text:p text:style-name="P1">hadoop-2.9.0/share/hadoop/tools/lib/commons-net-3.1.jar</text:p>
      <text:p text:style-name="P1">hadoop-2.9.0/share/hadoop/tools/lib/jersey-core-1.9.jar</text:p>
      <text:p text:style-name="P1">hadoop-2.9.0/share/hadoop/tools/lib/guava-11.0.2.jar</text:p>
      <text:p text:style-name="P1">hadoop-2.9.0/share/hadoop/tools/lib/gson-2.2.4.jar</text:p>
      <text:p text:style-name="P1">hadoop-2.9.0/share/hadoop/tools/lib/hadoop-rumen-2.9.0.jar</text:p>
      <text:p text:style-name="P1">hadoop-2.9.0/share/hadoop/tools/lib/jackson-core-2.7.8.jar</text:p>
      <text:p text:style-name="P1">hadoop-2.9.0/share/hadoop/tools/lib/jackson-core-asl-1.9.13.jar</text:p>
      <text:p text:style-name="P1">hadoop-2.9.0/share/hadoop/tools/lib/log4j-1.2.17.jar</text:p>
      <text:p text:style-name="P1">hadoop-2.9.0/share/hadoop/tools/lib/woodstox-core-5.0.3.jar</text:p>
      <text:p text:style-name="P1">hadoop-2.9.0/share/hadoop/tools/lib/azure-storage-5.4.0.jar</text:p>
      <text:p text:style-name="P1">hadoop-2.9.0/share/hadoop/tools/lib/jettison-1.1.jar</text:p>
      <text:p text:style-name="P1">hadoop-2.9.0/share/hadoop/tools/lib/commons-digester-1.8.jar</text:p>
      <text:p text:style-name="P1">hadoop-2.9.0/share/hadoop/tools/lib/hadoop-resourceestimator-2.9.0.jar</text:p>
      <text:p text:style-name="P1">hadoop-2.9.0/share/hadoop/tools/lib/hadoop-archive-logs-2.9.0.jar</text:p>
      <text:p text:style-name="P1">hadoop-2.9.0/share/hadoop/tools/lib/hadoop-openstack-2.9.0.jar</text:p>
      <text:p text:style-name="P1">hadoop-2.9.0/share/hadoop/tools/lib/HikariCP-java7-2.4.12.jar</text:p>
      <text:p text:style-name="P1">hadoop-2.9.0/share/hadoop/tools/lib/stax2-api-3.1.4.jar</text:p>
      <text:p text:style-name="P1">hadoop-2.9.0/share/hadoop/tools/lib/jackson-annotations-2.7.8.jar</text:p>
      <text:p text:style-name="P1">hadoop-2.9.0/share/hadoop/tools/lib/azure-keyvault-core-0.8.0.jar</text:p>
      <text:p text:style-name="P1">hadoop-2.9.0/share/hadoop/tools/lib/xz-1.0.jar</text:p>
      <text:p text:style-name="P1">hadoop-2.9.0/share/hadoop/tools/lib/curator-test-2.7.1.jar</text:p>
      <text:p text:style-name="P1">hadoop-2.9.0/share/hadoop/tools/lib/jackson-jaxrs-1.9.13.jar</text:p>
      <text:p text:style-name="P1">hadoop-2.9.0/share/hadoop/tools/lib/hadoop-aws-2.9.0.jar</text:p>
      <text:p text:style-name="P1">hadoop-2.9.0/share/hadoop/tools/lib/geronimo-jcache_1.0_spec-1.0-alpha-1.jar</text:p>
      <text:p text:style-name="P1">hadoop-2.9.0/share/hadoop/tools/lib/aws-java-sdk-bundle-1.11.199.jar</text:p>
      <text:p text:style-name="P1">hadoop-2.9.0/share/hadoop/tools/lib/leveldbjni-all-1.8.jar</text:p>
      <text:p text:style-name="P1">hadoop-2.9.0/share/hadoop/tools/lib/hadoop-auth-2.9.0.jar</text:p>
      <text:p text:style-name="P1">hadoop-2.9.0/share/hadoop/tools/lib/azure-data-lake-store-sdk-2.2.3.jar</text:p>
      <text:p text:style-name="P1">hadoop-2.9.0/share/hadoop/tools/lib/apacheds-i18n-2.0.0-M15.jar</text:p>
      <text:p text:style-name="P1">hadoop-2.9.0/share/hadoop/tools/lib/stax-api-1.0-2.jar</text:p>
      <text:p text:style-name="P1">hadoop-2.9.0/share/hadoop/tools/lib/jetty-6.1.26.jar</text:p>
      <text:p text:style-name="P1">hadoop-2.9.0/share/hadoop/tools/lib/api-asn1-api-1.0.0-M20.jar</text:p>
      <text:p text:style-name="P1">hadoop-2.9.0/share/hadoop/tools/lib/protobuf-java-2.5.0.jar</text:p>
      <text:p text:style-name="P1">hadoop-2.9.0/share/hadoop/tools/lib/curator-recipes-2.7.1.jar</text:p>
      <text:p text:style-name="P1">hadoop-2.9.0/share/hadoop/tools/lib/jersey-client-1.9.jar</text:p>
      <text:p text:style-name="P1">hadoop-2.9.0/share/hadoop/tools/lib/hadoop-gridmix-2.9.0.jar</text:p>
      <text:p text:style-name="P1">hadoop-2.9.0/share/hadoop/tools/lib/commons-io-2.4.jar</text:p>
      <text:p text:style-name="P1">hadoop-2.9.0/share/hadoop/tools/lib/curator-framework-2.7.1.jar</text:p>
      <text:p text:style-name="P1">hadoop-2.9.0/share/hadoop/tools/lib/api-util-1.0.0-M20.jar</text:p>
      <text:p text:style-name="P1">hadoop-2.9.0/share/hadoop/tools/lib/json-smart-1.1.1.jar</text:p>
      <text:p text:style-name="P1">hadoop-2.9.0/share/hadoop/tools/lib/hadoop-azure-2.9.0.jar</text:p>
      <text:p text:style-name="P1">hadoop-2.9.0/share/hadoop/tools/lib/commons-math-2.2.jar</text:p>
      <text:p text:style-name="P1">hadoop-2.9.0/share/hadoop/tools/lib/commons-lang-2.6.jar</text:p>
      <text:p text:style-name="P1">hadoop-2.9.0/share/hadoop/tools/lib/apacheds-kerberos-codec-2.0.0-M15.jar</text:p>
      <text:p text:style-name="P1"><text:soft-page-break/>hadoop-2.9.0/share/hadoop/tools/lib/commons-collections-3.2.2.jar</text:p>
      <text:p text:style-name="P1">hadoop-2.9.0/share/hadoop/tools/lib/jersey-server-1.9.jar</text:p>
      <text:p text:style-name="P1">hadoop-2.9.0/share/hadoop/tools/lib/ehcache-3.3.1.jar</text:p>
      <text:p text:style-name="P1">hadoop-2.9.0/share/hadoop/tools/lib/jets3t-0.9.0.jar</text:p>
      <text:p text:style-name="P1">hadoop-2.9.0/share/hadoop/tools/lib/xmlenc-0.52.jar</text:p>
      <text:p text:style-name="P1">hadoop-2.9.0/share/hadoop/tools/lib/servlet-api-2.5.jar</text:p>
      <text:p text:style-name="P1">hadoop-2.9.0/share/hadoop/tools/lib/commons-logging-1.1.3.jar</text:p>
      <text:p text:style-name="P1">hadoop-2.9.0/share/hadoop/tools/lib/commons-codec-1.4.jar</text:p>
      <text:p text:style-name="P1">hadoop-2.9.0/share/hadoop/tools/lib/paranamer-2.3.jar</text:p>
      <text:p text:style-name="P1">hadoop-2.9.0/share/hadoop/tools/lib/hadoop-archives-2.9.0.jar</text:p>
      <text:p text:style-name="P1">hadoop-2.9.0/share/hadoop/tools/lib/java-util-1.9.0.jar</text:p>
      <text:p text:style-name="P1">hadoop-2.9.0/share/hadoop/tools/lib/javax.inject-1.jar</text:p>
      <text:p text:style-name="P1">hadoop-2.9.0/share/hadoop/tools/lib/hadoop-yarn-server-common-2.9.0.jar</text:p>
      <text:p text:style-name="P1">hadoop-2.9.0/share/hadoop/tools/lib/zookeeper-3.4.6-tests.jar</text:p>
      <text:p text:style-name="P1">hadoop-2.9.0/share/hadoop/tools/lib/jcip-annotations-1.0.jar</text:p>
      <text:p text:style-name="P1">hadoop-2.9.0/share/hadoop/tools/lib/zookeeper-3.4.6.jar</text:p>
      <text:p text:style-name="P1">hadoop-2.9.0/share/hadoop/tools/lib/activation-1.1.jar</text:p>
      <text:p text:style-name="P1">hadoop-2.9.0/share/hadoop/tools/lib/json-io-2.5.1.jar</text:p>
      <text:p text:style-name="P1">hadoop-2.9.0/share/hadoop/tools/lib/jackson-databind-2.7.8.jar</text:p>
      <text:p text:style-name="P1">hadoop-2.9.0/share/hadoop/tools/lib/jsch-0.1.54.jar</text:p>
      <text:p text:style-name="P1">hadoop-2.9.0/share/hadoop/tools/lib/jersey-guice-1.9.jar</text:p>
      <text:p text:style-name="P1">hadoop-2.9.0/share/hadoop/tools/lib/commons-beanutils-core-1.8.0.jar</text:p>
      <text:p text:style-name="P1">hadoop-2.9.0/share/hadoop/tools/lib/okio-1.4.0.jar</text:p>
      <text:p text:style-name="P1">hadoop-2.9.0/share/hadoop/tools/lib/mssql-jdbc-6.2.1.jre7.jar</text:p>
      <text:p text:style-name="P1">hadoop-2.9.0/share/hadoop/tools/lib/jersey-json-1.9.jar</text:p>
      <text:p text:style-name="P1">hadoop-2.9.0/share/hadoop/tools/lib/htrace-core4-4.1.0-incubating.jar</text:p>
      <text:p text:style-name="P1">hadoop-2.9.0/share/hadoop/tools/lib/hadoop-azure-datalake-2.9.0.jar</text:p>
      <text:p text:style-name="P1">hadoop-2.9.0/share/hadoop/tools/lib/guice-3.0.jar</text:p>
      <text:p text:style-name="P1">hadoop-2.9.0/share/hadoop/tools/lib/hadoop-sls-2.9.0.jar</text:p>
      <text:p text:style-name="P1">hadoop-2.9.0/share/hadoop/tools/lib/jackson-mapper-asl-1.9.13.jar</text:p>
      <text:p text:style-name="P1">hadoop-2.9.0/share/hadoop/tools/lib/jetty-util-6.1.26.jar</text:p>
      <text:p text:style-name="P1">hadoop-2.9.0/share/hadoop/tools/lib/commons-math3-3.1.1.jar</text:p>
      <text:p text:style-name="P1">hadoop-2.9.0/share/hadoop/tools/lib/metrics-core-3.0.1.jar</text:p>
      <text:p text:style-name="P1">hadoop-2.9.0/share/hadoop/tools/lib/hadoop-datajoin-2.9.0.jar</text:p>
      <text:p text:style-name="P1">hadoop-2.9.0/share/hadoop/tools/lib/hadoop-distcp-2.9.0.jar</text:p>
      <text:p text:style-name="P1">hadoop-2.9.0/share/hadoop/tools/lib/httpcore-4.4.4.jar</text:p>
      <text:p text:style-name="P1">hadoop-2.9.0/share/hadoop/tools/lib/fst-2.50.jar</text:p>
      <text:p text:style-name="P1">hadoop-2.9.0/share/hadoop/tools/lib/hadoop-yarn-server-web-proxy-2.9.0.jar</text:p>
      <text:p text:style-name="P1">hadoop-2.9.0/share/hadoop/tools/lib/hadoop-yarn-server-applicationhistoryservice-2.9.0.jar</text:p>
      <text:p text:style-name="P1">hadoop-2.9.0/share/hadoop/tools/lib/hadoop-extras-2.9.0.jar</text:p>
      <text:p text:style-name="P1">hadoop-2.9.0/share/hadoop/tools/lib/ojalgo-43.0.jar</text:p>
      <text:p text:style-name="P1">hadoop-2.9.0/share/hadoop/tools/lib/commons-compress-1.4.1.jar</text:p>
      <text:p text:style-name="P1">hadoop-2.9.0/share/hadoop/tools/lib/hadoop-streaming-2.9.0.jar</text:p>
      <text:p text:style-name="P1">hadoop-2.9.0/share/hadoop/tools/lib/hadoop-ant-2.9.0.jar</text:p>
      <text:p text:style-name="P1">hadoop-2.9.0/share/hadoop/tools/lib/commons-lang3-3.4.jar</text:p>
      <text:p text:style-name="P1">hadoop-2.9.0/share/hadoop/tools/lib/asm-3.2.jar</text:p>
      <text:p text:style-name="P1">hadoop-2.9.0/share/hadoop/tools/lib/jetty-sslengine-6.1.26.jar</text:p>
      <text:p text:style-name="P1">hadoop-2.9.0/share/hadoop/tools/lib/jaxb-api-2.2.2.jar</text:p>
      <text:p text:style-name="P1">hadoop-2.9.0/share/hadoop/tools/lib/jaxb-impl-2.2.3-1.jar</text:p>
      <text:p text:style-name="P1">hadoop-2.9.0/share/hadoop/tools/lib/commons-beanutils-1.7.0.jar</text:p>
      <text:p text:style-name="P1">hadoop-2.9.0/share/hadoop/tools/lib/avro-1.7.7.jar</text:p>
      <text:p text:style-name="P1">hadoop-2.9.0/share/hadoop/tools/lib/hadoop-yarn-common-2.9.0.jar</text:p>
      <text:p text:style-name="P1"><text:soft-page-break/>hadoop-2.9.0/share/hadoop/tools/lib/httpclient-4.5.2.jar</text:p>
      <text:p text:style-name="P1">hadoop-2.9.0/share/hadoop/tools/lib/jsp-api-2.1.jar</text:p>
      <text:p text:style-name="P1">hadoop-2.9.0/share/hadoop/tools/lib/commons-httpclient-3.1.jar</text:p>
      <text:p text:style-name="P1">hadoop-2.9.0/share/hadoop/tools/lib/curator-client-2.7.1.jar</text:p>
      <text:p text:style-name="P1">hadoop-2.9.0/share/hadoop/tools/lib/jsr305-3.0.0.jar</text:p>
      <text:p text:style-name="P1">hadoop-2.9.0/share/hadoop/tools/lib/netty-3.6.2.Final.jar</text:p>
      <text:p text:style-name="P1">hadoop-2.9.0/share/hadoop/tools/lib/snappy-java-1.0.5.jar</text:p>
      <text:p text:style-name="P1">hadoop-2.9.0/share/hadoop/tools/lib/hadoop-yarn-server-resourcemanager-2.9.0.jar</text:p>
      <text:p text:style-name="P1">hadoop-2.9.0/share/hadoop/tools/lib/jackson-xc-1.9.13.jar</text:p>
      <text:p text:style-name="P1">hadoop-2.9.0/share/hadoop/tools/lib/aopalliance-1.0.jar</text:p>
      <text:p text:style-name="P1">hadoop-2.9.0/share/hadoop/tools/sls/</text:p>
      <text:p text:style-name="P1">hadoop-2.9.0/share/hadoop/tools/sls/sample-conf/</text:p>
      <text:p text:style-name="P1">hadoop-2.9.0/share/hadoop/tools/sls/sample-conf/capacity-scheduler.xml</text:p>
      <text:p text:style-name="P1">hadoop-2.9.0/share/hadoop/tools/sls/sample-conf/log4j.properties</text:p>
      <text:p text:style-name="P1">hadoop-2.9.0/share/hadoop/tools/sls/sample-conf/sls-runner.xml</text:p>
      <text:p text:style-name="P1">hadoop-2.9.0/share/hadoop/tools/sls/sample-conf/yarn-site.xml</text:p>
      <text:p text:style-name="P1">hadoop-2.9.0/share/hadoop/tools/sls/sample-conf/fair-scheduler.xml</text:p>
      <text:p text:style-name="P1">hadoop-2.9.0/share/hadoop/tools/sls/sample-data/</text:p>
      <text:p text:style-name="P1">hadoop-2.9.0/share/hadoop/tools/sls/sample-data/2jobs2min-rumen-jh.json</text:p>
      <text:p text:style-name="P1">hadoop-2.9.0/share/hadoop/tools/sls/html/</text:p>
      <text:p text:style-name="P1">hadoop-2.9.0/share/hadoop/tools/sls/html/simulate.html.template</text:p>
      <text:p text:style-name="P1">hadoop-2.9.0/share/hadoop/tools/sls/html/track.html.template</text:p>
      <text:p text:style-name="P1">hadoop-2.9.0/share/hadoop/tools/sls/html/showSimulationTrace.html</text:p>
      <text:p text:style-name="P1">hadoop-2.9.0/share/hadoop/tools/sls/html/css/</text:p>
      <text:p text:style-name="P1">hadoop-2.9.0/share/hadoop/tools/sls/html/css/bootstrap-responsive.min.css</text:p>
      <text:p text:style-name="P1">hadoop-2.9.0/share/hadoop/tools/sls/html/css/bootstrap.min.css</text:p>
      <text:p text:style-name="P1">hadoop-2.9.0/share/hadoop/tools/sls/html/js/</text:p>
      <text:p text:style-name="P1">hadoop-2.9.0/share/hadoop/tools/sls/html/js/thirdparty/</text:p>
      <text:p text:style-name="P1">hadoop-2.9.0/share/hadoop/tools/sls/html/js/thirdparty/jquery.js</text:p>
      <text:p text:style-name="P1">hadoop-2.9.0/share/hadoop/tools/sls/html/js/thirdparty/d3-LICENSE</text:p>
      <text:p text:style-name="P1">hadoop-2.9.0/share/hadoop/tools/sls/html/js/thirdparty/bootstrap.min.js</text:p>
      <text:p text:style-name="P1">hadoop-2.9.0/share/hadoop/tools/sls/html/js/thirdparty/d3.v3.js</text:p>
      <text:p text:style-name="P1">hadoop-2.9.0/share/hadoop/tools/sls/html/simulate.info.html.template</text:p>
      <text:p text:style-name="P1">hadoop-2.9.0/share/hadoop/tools/sls/bin/</text:p>
      <text:p text:style-name="P1">hadoop-2.9.0/share/hadoop/tools/sls/bin/rumen2sls.sh</text:p>
      <text:p text:style-name="P1">hadoop-2.9.0/share/hadoop/tools/sls/bin/slsrun.sh</text:p>
      <text:p text:style-name="P1">hadoop-2.9.0/share/hadoop/tools/sources/</text:p>
      <text:p text:style-name="P1">hadoop-2.9.0/share/hadoop/tools/sources/hadoop-datajoin-2.9.0-test-sources.jar</text:p>
      <text:p text:style-name="P1">hadoop-2.9.0/share/hadoop/tools/sources/hadoop-sls-2.9.0-sources.jar</text:p>
      <text:p text:style-name="P1">hadoop-2.9.0/share/hadoop/tools/sources/hadoop-archives-2.9.0-test-sources.jar</text:p>
      <text:p text:style-name="P1">hadoop-2.9.0/share/hadoop/tools/sources/hadoop-gridmix-2.9.0-sources.jar</text:p>
      <text:p text:style-name="P1">hadoop-2.9.0/share/hadoop/tools/sources/hadoop-streaming-2.9.0-sources.jar</text:p>
      <text:p text:style-name="P1">hadoop-2.9.0/share/hadoop/tools/sources/hadoop-distcp-2.9.0-test-sources.jar</text:p>
      <text:p text:style-name="P1">hadoop-2.9.0/share/hadoop/tools/sources/hadoop-sls-2.9.0-test-sources.jar</text:p>
      <text:p text:style-name="P1">hadoop-2.9.0/share/hadoop/tools/sources/hadoop-extras-2.9.0-test-sources.jar</text:p>
      <text:p text:style-name="P1">hadoop-2.9.0/share/hadoop/tools/sources/hadoop-distcp-2.9.0-sources.jar</text:p>
      <text:p text:style-name="P1">hadoop-2.9.0/share/hadoop/tools/sources/hadoop-datajoin-2.9.0-sources.jar</text:p>
      <text:p text:style-name="P1">hadoop-2.9.0/share/hadoop/tools/sources/hadoop-resourceestimator-2.9.0-sources.jar</text:p>
      <text:p text:style-name="P1">hadoop-2.9.0/share/hadoop/tools/sources/hadoop-extras-2.9.0-sources.jar</text:p>
      <text:p text:style-name="P1">hadoop-2.9.0/share/hadoop/tools/sources/hadoop-rumen-2.9.0-sources.jar</text:p>
      <text:p text:style-name="P1">hadoop-2.9.0/share/hadoop/tools/sources/hadoop-archives-2.9.0-sources.jar</text:p>
      <text:p text:style-name="P1">hadoop-2.9.0/share/hadoop/tools/sources/hadoop-rumen-2.9.0-test-sources.jar</text:p>
      <text:p text:style-name="P1"><text:soft-page-break/>hadoop-2.9.0/share/hadoop/tools/sources/hadoop-resourceestimator-2.9.0-test-sources.jar</text:p>
      <text:p text:style-name="P1">hadoop-2.9.0/share/hadoop/tools/sources/hadoop-archive-logs-2.9.0-sources.jar</text:p>
      <text:p text:style-name="P1">hadoop-2.9.0/share/hadoop/tools/sources/hadoop-streaming-2.9.0-test-sources.jar</text:p>
      <text:p text:style-name="P1">hadoop-2.9.0/share/hadoop/tools/sources/hadoop-gridmix-2.9.0-test-sources.jar</text:p>
      <text:p text:style-name="P1">hadoop-2.9.0/share/hadoop/tools/sources/hadoop-archive-logs-2.9.0-test-sources.jar</text:p>
      <text:p text:style-name="P1">hadoop-2.9.0/share/hadoop/mapreduce/</text:p>
      <text:p text:style-name="P1">hadoop-2.9.0/share/hadoop/mapreduce/hadoop-mapreduce-client-hs-plugins-2.9.0.jar</text:p>
      <text:p text:style-name="P1">hadoop-2.9.0/share/hadoop/mapreduce/hadoop-mapreduce-client-common-2.9.0.jar</text:p>
      <text:p text:style-name="P1">hadoop-2.9.0/share/hadoop/mapreduce/lib/</text:p>
      <text:p text:style-name="P1">hadoop-2.9.0/share/hadoop/mapreduce/lib/guice-servlet-3.0.jar</text:p>
      <text:p text:style-name="P1">hadoop-2.9.0/share/hadoop/mapreduce/lib/jersey-core-1.9.jar</text:p>
      <text:p text:style-name="P1">hadoop-2.9.0/share/hadoop/mapreduce/lib/jackson-core-asl-1.9.13.jar</text:p>
      <text:p text:style-name="P1">hadoop-2.9.0/share/hadoop/mapreduce/lib/log4j-1.2.17.jar</text:p>
      <text:p text:style-name="P1">hadoop-2.9.0/share/hadoop/mapreduce/lib/xz-1.0.jar</text:p>
      <text:p text:style-name="P1">hadoop-2.9.0/share/hadoop/mapreduce/lib/leveldbjni-all-1.8.jar</text:p>
      <text:p text:style-name="P1">hadoop-2.9.0/share/hadoop/mapreduce/lib/protobuf-java-2.5.0.jar</text:p>
      <text:p text:style-name="P1">hadoop-2.9.0/share/hadoop/mapreduce/lib/commons-io-2.4.jar</text:p>
      <text:p text:style-name="P1">hadoop-2.9.0/share/hadoop/mapreduce/lib/jersey-server-1.9.jar</text:p>
      <text:p text:style-name="P1">hadoop-2.9.0/share/hadoop/mapreduce/lib/hamcrest-core-1.3.jar</text:p>
      <text:p text:style-name="P1">hadoop-2.9.0/share/hadoop/mapreduce/lib/paranamer-2.3.jar</text:p>
      <text:p text:style-name="P1">hadoop-2.9.0/share/hadoop/mapreduce/lib/javax.inject-1.jar</text:p>
      <text:p text:style-name="P1">hadoop-2.9.0/share/hadoop/mapreduce/lib/jersey-guice-1.9.jar</text:p>
      <text:p text:style-name="P1">hadoop-2.9.0/share/hadoop/mapreduce/lib/guice-3.0.jar</text:p>
      <text:p text:style-name="P1">hadoop-2.9.0/share/hadoop/mapreduce/lib/jackson-mapper-asl-1.9.13.jar</text:p>
      <text:p text:style-name="P1">hadoop-2.9.0/share/hadoop/mapreduce/lib/junit-4.11.jar</text:p>
      <text:p text:style-name="P1">hadoop-2.9.0/share/hadoop/mapreduce/lib/hadoop-annotations-2.9.0.jar</text:p>
      <text:p text:style-name="P1">hadoop-2.9.0/share/hadoop/mapreduce/lib/commons-compress-1.4.1.jar</text:p>
      <text:p text:style-name="P1">hadoop-2.9.0/share/hadoop/mapreduce/lib/asm-3.2.jar</text:p>
      <text:p text:style-name="P1">hadoop-2.9.0/share/hadoop/mapreduce/lib/avro-1.7.7.jar</text:p>
      <text:p text:style-name="P1">hadoop-2.9.0/share/hadoop/mapreduce/lib/netty-3.6.2.Final.jar</text:p>
      <text:p text:style-name="P1">hadoop-2.9.0/share/hadoop/mapreduce/lib/snappy-java-1.0.5.jar</text:p>
      <text:p text:style-name="P1">hadoop-2.9.0/share/hadoop/mapreduce/lib/aopalliance-1.0.jar</text:p>
      <text:p text:style-name="P1">hadoop-2.9.0/share/hadoop/mapreduce/hadoop-mapreduce-client-app-2.9.0.jar</text:p>
      <text:p text:style-name="P1">hadoop-2.9.0/share/hadoop/mapreduce/hadoop-mapreduce-client-jobclient-2.9.0-tests.jar</text:p>
      <text:p text:style-name="P1">hadoop-2.9.0/share/hadoop/mapreduce/hadoop-mapreduce-client-hs-2.9.0.jar</text:p>
      <text:p text:style-name="P1">hadoop-2.9.0/share/hadoop/mapreduce/hadoop-mapreduce-client-jobclient-2.9.0.jar</text:p>
      <text:p text:style-name="P1">hadoop-2.9.0/share/hadoop/mapreduce/hadoop-mapreduce-client-core-2.9.0.jar</text:p>
      <text:p text:style-name="P1">hadoop-2.9.0/share/hadoop/mapreduce/hadoop-mapreduce-examples-2.9.0.jar</text:p>
      <text:p text:style-name="P1">hadoop-2.9.0/share/hadoop/mapreduce/hadoop-mapreduce-client-shuffle-2.9.0.jar</text:p>
      <text:p text:style-name="P1">hadoop-2.9.0/share/hadoop/mapreduce/lib-examples/</text:p>
      <text:p text:style-name="P1">hadoop-2.9.0/share/hadoop/mapreduce/lib-examples/hsqldb-2.3.4.jar</text:p>
      <text:p text:style-name="P1">hadoop-2.9.0/share/hadoop/mapreduce/jdiff/</text:p>
      <text:p text:style-name="P1">hadoop-2.9.0/share/hadoop/mapreduce/jdiff/Apache_Hadoop_MapReduce_JobClient_2.8.0.xml</text:p>
      <text:p text:style-name="P1">hadoop-2.9.0/share/hadoop/mapreduce/jdiff/Apache_Hadoop_MapReduce_Core_2.8.2.xml</text:p>
      <text:p text:style-name="P1">hadoop-2.9.0/share/hadoop/mapreduce/jdiff/Null.java</text:p>
      <text:p text:style-name="P1">hadoop-2.9.0/share/hadoop/mapreduce/jdiff/Apache_Hadoop_MapReduce_Core_2.8.0.xml</text:p>
      <text:p text:style-name="P1">hadoop-2.9.0/share/hadoop/mapreduce/jdiff/Apache_Hadoop_MapReduce_Core_2.7.2.xml</text:p>
      <text:p text:style-name="P1">hadoop-2.9.0/share/hadoop/mapreduce/jdiff/Apache_Hadoop_MapReduce_Common_2.6.0.xml</text:p>
      <text:p text:style-name="P1">hadoop-2.9.0/share/hadoop/mapreduce/jdiff/Apache_Hadoop_MapReduce_JobClient_2.7.2.xml</text:p>
      <text:p text:style-name="P1">hadoop-2.9.0/share/hadoop/mapreduce/jdiff/Apache_Hadoop_MapReduce_Common_2.7.2.xml</text:p>
      <text:p text:style-name="P1">hadoop-2.9.0/share/hadoop/mapreduce/jdiff/Apache_Hadoop_MapReduce_Core_2.6.0.xml</text:p>
      <text:p text:style-name="P1">hadoop-2.9.0/share/hadoop/mapreduce/jdiff/Apache_Hadoop_MapReduce_JobClient_2.8.2.xml</text:p>
      <text:p text:style-name="P1"><text:soft-page-break/>hadoop-2.9.0/share/hadoop/mapreduce/jdiff/Apache_Hadoop_MapReduce_JobClient_2.6.0.xml</text:p>
      <text:p text:style-name="P1">hadoop-2.9.0/share/hadoop/mapreduce/jdiff/Apache_Hadoop_MapReduce_Common_2.8.0.xml</text:p>
      <text:p text:style-name="P1">hadoop-2.9.0/share/hadoop/mapreduce/jdiff/Apache_Hadoop_MapReduce_Common_2.8.2.xml</text:p>
      <text:p text:style-name="P1">hadoop-2.9.0/share/hadoop/mapreduce/sources/</text:p>
      <text:p text:style-name="P1">hadoop-2.9.0/share/hadoop/mapreduce/sources/hadoop-mapreduce-client-hs-plugins-2.9.0-sources.jar</text:p>
      <text:p text:style-name="P1">hadoop-2.9.0/share/hadoop/mapreduce/sources/hadoop-mapreduce-client-app-2.9.0-test-sources.jar</text:p>
      <text:p text:style-name="P1">hadoop-2.9.0/share/hadoop/mapreduce/sources/hadoop-mapreduce-client-common-2.9.0-test-sources.jar</text:p>
      <text:p text:style-name="P1">hadoop-2.9.0/share/hadoop/mapreduce/sources/hadoop-mapreduce-client-jobclient-2.9.0-sources.jar</text:p>
      <text:p text:style-name="P1">hadoop-2.9.0/share/hadoop/mapreduce/sources/hadoop-mapreduce-examples-2.9.0-test-sources.jar</text:p>
      <text:p text:style-name="P1">hadoop-2.9.0/share/hadoop/mapreduce/sources/hadoop-mapreduce-client-shuffle-2.9.0-sources.jar</text:p>
      <text:p text:style-name="P1">hadoop-2.9.0/share/hadoop/mapreduce/sources/hadoop-mapreduce-client-shuffle-2.9.0-test-sources.jar</text:p>
      <text:p text:style-name="P1">hadoop-2.9.0/share/hadoop/mapreduce/sources/hadoop-mapreduce-client-common-2.9.0-sources.jar</text:p>
      <text:p text:style-name="P1">hadoop-2.9.0/share/hadoop/mapreduce/sources/hadoop-mapreduce-client-hs-2.9.0-sources.jar</text:p>
      <text:p text:style-name="P1">hadoop-2.9.0/share/hadoop/mapreduce/sources/hadoop-mapreduce-client-core-2.9.0-test-sources.jar</text:p>
      <text:p text:style-name="P1">hadoop-2.9.0/share/hadoop/mapreduce/sources/hadoop-mapreduce-client-jobclient-2.9.0-test-sources.jar</text:p>
      <text:p text:style-name="P1">hadoop-2.9.0/share/hadoop/mapreduce/sources/hadoop-mapreduce-client-app-2.9.0-sources.jar</text:p>
      <text:p text:style-name="P1">hadoop-2.9.0/share/hadoop/mapreduce/sources/hadoop-mapreduce-examples-2.9.0-sources.jar</text:p>
      <text:p text:style-name="P1">hadoop-2.9.0/share/hadoop/mapreduce/sources/hadoop-mapreduce-client-hs-2.9.0-test-sources.jar</text:p>
      <text:p text:style-name="P1">hadoop-2.9.0/share/hadoop/mapreduce/sources/hadoop-mapreduce-client-hs-plugins-2.9.0-test-sources.jar</text:p>
      <text:p text:style-name="P1">hadoop-2.9.0/share/hadoop/mapreduce/sources/hadoop-mapreduce-client-core-2.9.0-sources.jar</text:p>
      <text:p text:style-name="P1">hadoop-2.9.0/share/hadoop/httpfs/</text:p>
      <text:p text:style-name="P1">hadoop-2.9.0/share/hadoop/httpfs/tomcat/</text:p>
      <text:p text:style-name="P1">hadoop-2.9.0/share/hadoop/httpfs/tomcat/work/</text:p>
      <text:p text:style-name="P1">hadoop-2.9.0/share/hadoop/httpfs/tomcat/temp/</text:p>
      <text:p text:style-name="P1">hadoop-2.9.0/share/hadoop/httpfs/tomcat/temp/safeToDelete.tmp</text:p>
      <text:p text:style-name="P1">hadoop-2.9.0/share/hadoop/httpfs/tomcat/webapps/</text:p>
      <text:p text:style-name="P1">hadoop-2.9.0/share/hadoop/httpfs/tomcat/webapps/webhdfs/</text:p>
      <text:p text:style-name="P1">hadoop-2.9.0/share/hadoop/httpfs/tomcat/webapps/webhdfs/META-INF/</text:p>
      <text:p text:style-name="P1">hadoop-2.9.0/share/hadoop/httpfs/tomcat/webapps/webhdfs/WEB-INF/</text:p>
      <text:p text:style-name="P1">hadoop-2.9.0/share/hadoop/httpfs/tomcat/webapps/webhdfs/WEB-INF/lib/</text:p>
      <text:p text:style-name="P1">hadoop-2.9.0/share/hadoop/httpfs/tomcat/webapps/webhdfs/WEB-INF/lib/nimbus-jose-jwt-3.9.jar</text:p>
      <text:p text:style-name="P1">hadoop-2.9.0/share/hadoop/httpfs/tomcat/webapps/webhdfs/WEB-INF/lib/okhttp-2.4.0.jar</text:p>
      <text:p text:style-name="P1">hadoop-2.9.0/share/hadoop/httpfs/tomcat/webapps/webhdfs/WEB-INF/lib/commons-configuration-1.6.jar</text:p>
      <text:p text:style-name="P1">hadoop-2.9.0/share/hadoop/httpfs/tomcat/webapps/webhdfs/WEB-INF/lib/commons-cli-1.2.jar</text:p>
      <text:p text:style-name="P1">hadoop-2.9.0/share/hadoop/httpfs/tomcat/webapps/webhdfs/WEB-INF/lib/commons-net-3.1.jar</text:p>
      <text:p text:style-name="P1">hadoop-2.9.0/share/hadoop/httpfs/tomcat/webapps/webhdfs/WEB-INF/lib/jersey-core-1.9.jar</text:p>
      <text:p text:style-name="P1">hadoop-2.9.0/share/hadoop/httpfs/tomcat/webapps/webhdfs/WEB-INF/lib/guava-11.0.2.jar</text:p>
      <text:p text:style-name="P1">hadoop-2.9.0/share/hadoop/httpfs/tomcat/webapps/webhdfs/WEB-INF/lib/gson-2.2.4.jar</text:p>
      <text:p text:style-name="P1">hadoop-2.9.0/share/hadoop/httpfs/tomcat/webapps/webhdfs/WEB-INF/lib/xml-apis-1.3.04.jar</text:p>
      <text:p text:style-name="P1">hadoop-2.9.0/share/hadoop/httpfs/tomcat/webapps/webhdfs/WEB-INF/lib/jackson-core-2.7.8.jar</text:p>
      <text:p text:style-name="P1">hadoop-2.9.0/share/hadoop/httpfs/tomcat/webapps/webhdfs/WEB-INF/lib/jackson-core-asl-1.9.13.jar</text:p>
      <text:p text:style-name="P1">hadoop-2.9.0/share/hadoop/httpfs/tomcat/webapps/webhdfs/WEB-INF/lib/log4j-1.2.17.jar</text:p>
      <text:p text:style-name="P1">hadoop-2.9.0/share/hadoop/httpfs/tomcat/webapps/webhdfs/WEB-INF/lib/woodstox-core-5.0.3.jar</text:p>
      <text:p text:style-name="P1">hadoop-2.9.0/share/hadoop/httpfs/tomcat/webapps/webhdfs/WEB-INF/lib/jettison-1.1.jar</text:p>
      <text:p text:style-name="P1"><text:soft-page-break/>hadoop-2.9.0/share/hadoop/httpfs/tomcat/webapps/webhdfs/WEB-INF/lib/commons-digester-1.8.jar</text:p>
      <text:p text:style-name="P1">hadoop-2.9.0/share/hadoop/httpfs/tomcat/webapps/webhdfs/WEB-INF/lib/netty-all-4.0.23.Final.jar</text:p>
      <text:p text:style-name="P1">hadoop-2.9.0/share/hadoop/httpfs/tomcat/webapps/webhdfs/WEB-INF/lib/stax2-api-3.1.4.jar</text:p>
      <text:p text:style-name="P1">hadoop-2.9.0/share/hadoop/httpfs/tomcat/webapps/webhdfs/WEB-INF/lib/jackson-annotations-2.7.8.jar</text:p>
      <text:p text:style-name="P1">hadoop-2.9.0/share/hadoop/httpfs/tomcat/webapps/webhdfs/WEB-INF/lib/slf4j-log4j12-1.7.25.jar</text:p>
      <text:p text:style-name="P1">hadoop-2.9.0/share/hadoop/httpfs/tomcat/webapps/webhdfs/WEB-INF/lib/xz-1.0.jar</text:p>
      <text:p text:style-name="P1">hadoop-2.9.0/share/hadoop/httpfs/tomcat/webapps/webhdfs/WEB-INF/lib/jackson-jaxrs-1.9.13.jar</text:p>
      <text:p text:style-name="P1">hadoop-2.9.0/share/hadoop/httpfs/tomcat/webapps/webhdfs/WEB-INF/lib/leveldbjni-all-1.8.jar</text:p>
      <text:p text:style-name="P1">hadoop-2.9.0/share/hadoop/httpfs/tomcat/webapps/webhdfs/WEB-INF/lib/hadoop-auth-2.9.0.jar</text:p>
      <text:p text:style-name="P1">hadoop-2.9.0/share/hadoop/httpfs/tomcat/webapps/webhdfs/WEB-INF/lib/apacheds-i18n-2.0.0-M15.jar</text:p>
      <text:p text:style-name="P1">hadoop-2.9.0/share/hadoop/httpfs/tomcat/webapps/webhdfs/WEB-INF/lib/commons-daemon-1.0.13.jar</text:p>
      <text:p text:style-name="P1">hadoop-2.9.0/share/hadoop/httpfs/tomcat/webapps/webhdfs/WEB-INF/lib/api-asn1-api-1.0.0-M20.jar</text:p>
      <text:p text:style-name="P1">hadoop-2.9.0/share/hadoop/httpfs/tomcat/webapps/webhdfs/WEB-INF/lib/hadoop-hdfs-2.9.0.jar</text:p>
      <text:p text:style-name="P1">hadoop-2.9.0/share/hadoop/httpfs/tomcat/webapps/webhdfs/WEB-INF/lib/protobuf-java-2.5.0.jar</text:p>
      <text:p text:style-name="P1">hadoop-2.9.0/share/hadoop/httpfs/tomcat/webapps/webhdfs/WEB-INF/lib/curator-recipes-2.7.1.jar</text:p>
      <text:p text:style-name="P1">hadoop-2.9.0/share/hadoop/httpfs/tomcat/webapps/webhdfs/WEB-INF/lib/commons-io-2.4.jar</text:p>
      <text:p text:style-name="P1">hadoop-2.9.0/share/hadoop/httpfs/tomcat/webapps/webhdfs/WEB-INF/lib/curator-framework-2.7.1.jar</text:p>
      <text:p text:style-name="P1">hadoop-2.9.0/share/hadoop/httpfs/tomcat/webapps/webhdfs/WEB-INF/lib/api-util-1.0.0-M20.jar</text:p>
      <text:p text:style-name="P1">hadoop-2.9.0/share/hadoop/httpfs/tomcat/webapps/webhdfs/WEB-INF/lib/json-smart-1.1.1.jar</text:p>
      <text:p text:style-name="P1">hadoop-2.9.0/share/hadoop/httpfs/tomcat/webapps/webhdfs/WEB-INF/lib/hadoop-common-2.9.0.jar</text:p>
      <text:p text:style-name="P1">hadoop-2.9.0/share/hadoop/httpfs/tomcat/webapps/webhdfs/WEB-INF/lib/commons-lang-2.6.jar</text:p>
      <text:p text:style-name="P1">hadoop-2.9.0/share/hadoop/httpfs/tomcat/webapps/webhdfs/WEB-INF/lib/apacheds-kerberos-codec-2.0.0-M15.jar</text:p>
      <text:p text:style-name="P1">hadoop-2.9.0/share/hadoop/httpfs/tomcat/webapps/webhdfs/WEB-INF/lib/commons-collections-3.2.2.jar</text:p>
      <text:p text:style-name="P1">hadoop-2.9.0/share/hadoop/httpfs/tomcat/webapps/webhdfs/WEB-INF/lib/jline-0.9.94.jar</text:p>
      <text:p text:style-name="P1">hadoop-2.9.0/share/hadoop/httpfs/tomcat/webapps/webhdfs/WEB-INF/lib/jersey-server-1.9.jar</text:p>
      <text:p text:style-name="P1">hadoop-2.9.0/share/hadoop/httpfs/tomcat/webapps/webhdfs/WEB-INF/lib/xmlenc-0.52.jar</text:p>
      <text:p text:style-name="P1">hadoop-2.9.0/share/hadoop/httpfs/tomcat/webapps/webhdfs/WEB-INF/lib/commons-logging-1.1.3.jar</text:p>
      <text:p text:style-name="P1">hadoop-2.9.0/share/hadoop/httpfs/tomcat/webapps/webhdfs/WEB-INF/lib/commons-codec-1.4.jar</text:p>
      <text:p text:style-name="P1">hadoop-2.9.0/share/hadoop/httpfs/tomcat/webapps/webhdfs/WEB-INF/lib/paranamer-2.3.jar</text:p>
      <text:p text:style-name="P1">hadoop-2.9.0/share/hadoop/httpfs/tomcat/webapps/webhdfs/WEB-INF/lib/jcip-annotations-1.0.jar</text:p>
      <text:p text:style-name="P1">hadoop-2.9.0/share/hadoop/httpfs/tomcat/webapps/webhdfs/WEB-INF/lib/zookeeper-3.4.6.jar</text:p>
      <text:p text:style-name="P1">hadoop-2.9.0/share/hadoop/httpfs/tomcat/webapps/webhdfs/WEB-INF/lib/activation-1.1.jar</text:p>
      <text:p text:style-name="P1">hadoop-2.9.0/share/hadoop/httpfs/tomcat/webapps/webhdfs/WEB-INF/lib/jackson-databind-2.7.8.jar</text:p>
      <text:p text:style-name="P1">hadoop-2.9.0/share/hadoop/httpfs/tomcat/webapps/webhdfs/WEB-INF/lib/jsch-0.1.54.jar</text:p>
      <text:p text:style-name="P1">hadoop-2.9.0/share/hadoop/httpfs/tomcat/webapps/webhdfs/WEB-INF/lib/commons-beanutils-core-1.8.0.jar</text:p>
      <text:p text:style-name="P1">hadoop-2.9.0/share/hadoop/httpfs/tomcat/webapps/webhdfs/WEB-INF/lib/okio-1.4.0.jar</text:p>
      <text:p text:style-name="P1">hadoop-2.9.0/share/hadoop/httpfs/tomcat/webapps/webhdfs/WEB-INF/lib/jersey-json-1.9.jar</text:p>
      <text:p text:style-name="P1">hadoop-2.9.0/share/hadoop/httpfs/tomcat/webapps/webhdfs/WEB-INF/lib/htrace-core4-4.1.0-incubating.jar</text:p>
      <text:p text:style-name="P1"><text:soft-page-break/>hadoop-2.9.0/share/hadoop/httpfs/tomcat/webapps/webhdfs/WEB-INF/lib/hadoop-hdfs-client-2.9.0.jar</text:p>
      <text:p text:style-name="P1">hadoop-2.9.0/share/hadoop/httpfs/tomcat/webapps/webhdfs/WEB-INF/lib/jackson-mapper-asl-1.9.13.jar</text:p>
      <text:p text:style-name="P1">hadoop-2.9.0/share/hadoop/httpfs/tomcat/webapps/webhdfs/WEB-INF/lib/commons-math3-3.1.1.jar</text:p>
      <text:p text:style-name="P1">hadoop-2.9.0/share/hadoop/httpfs/tomcat/webapps/webhdfs/WEB-INF/lib/hadoop-annotations-2.9.0.jar</text:p>
      <text:p text:style-name="P1">hadoop-2.9.0/share/hadoop/httpfs/tomcat/webapps/webhdfs/WEB-INF/lib/xercesImpl-2.9.1.jar</text:p>
      <text:p text:style-name="P1">hadoop-2.9.0/share/hadoop/httpfs/tomcat/webapps/webhdfs/WEB-INF/lib/slf4j-api-1.7.25.jar</text:p>
      <text:p text:style-name="P1">hadoop-2.9.0/share/hadoop/httpfs/tomcat/webapps/webhdfs/WEB-INF/lib/httpcore-4.4.4.jar</text:p>
      <text:p text:style-name="P1">hadoop-2.9.0/share/hadoop/httpfs/tomcat/webapps/webhdfs/WEB-INF/lib/commons-compress-1.4.1.jar</text:p>
      <text:p text:style-name="P1">hadoop-2.9.0/share/hadoop/httpfs/tomcat/webapps/webhdfs/WEB-INF/lib/commons-lang3-3.4.jar</text:p>
      <text:p text:style-name="P1">hadoop-2.9.0/share/hadoop/httpfs/tomcat/webapps/webhdfs/WEB-INF/lib/asm-3.2.jar</text:p>
      <text:p text:style-name="P1">hadoop-2.9.0/share/hadoop/httpfs/tomcat/webapps/webhdfs/WEB-INF/lib/jetty-sslengine-6.1.26.jar</text:p>
      <text:p text:style-name="P1">hadoop-2.9.0/share/hadoop/httpfs/tomcat/webapps/webhdfs/WEB-INF/lib/jaxb-api-2.2.2.jar</text:p>
      <text:p text:style-name="P1">hadoop-2.9.0/share/hadoop/httpfs/tomcat/webapps/webhdfs/WEB-INF/lib/jaxb-impl-2.2.3-1.jar</text:p>
      <text:p text:style-name="P1">hadoop-2.9.0/share/hadoop/httpfs/tomcat/webapps/webhdfs/WEB-INF/lib/commons-beanutils-1.7.0.jar</text:p>
      <text:p text:style-name="P1">hadoop-2.9.0/share/hadoop/httpfs/tomcat/webapps/webhdfs/WEB-INF/lib/avro-1.7.7.jar</text:p>
      <text:p text:style-name="P1">hadoop-2.9.0/share/hadoop/httpfs/tomcat/webapps/webhdfs/WEB-INF/lib/httpclient-4.5.2.jar</text:p>
      <text:p text:style-name="P1">hadoop-2.9.0/share/hadoop/httpfs/tomcat/webapps/webhdfs/WEB-INF/lib/curator-client-2.7.1.jar</text:p>
      <text:p text:style-name="P1">hadoop-2.9.0/share/hadoop/httpfs/tomcat/webapps/webhdfs/WEB-INF/lib/jsr305-3.0.0.jar</text:p>
      <text:p text:style-name="P1">hadoop-2.9.0/share/hadoop/httpfs/tomcat/webapps/webhdfs/WEB-INF/lib/netty-3.6.2.Final.jar</text:p>
      <text:p text:style-name="P1">hadoop-2.9.0/share/hadoop/httpfs/tomcat/webapps/webhdfs/WEB-INF/lib/snappy-java-1.0.5.jar</text:p>
      <text:p text:style-name="P1">hadoop-2.9.0/share/hadoop/httpfs/tomcat/webapps/webhdfs/WEB-INF/lib/json-simple-1.1.jar</text:p>
      <text:p text:style-name="P1">hadoop-2.9.0/share/hadoop/httpfs/tomcat/webapps/webhdfs/WEB-INF/lib/jackson-xc-1.9.13.jar</text:p>
      <text:p text:style-name="P1">hadoop-2.9.0/share/hadoop/httpfs/tomcat/webapps/webhdfs/WEB-INF/classes/</text:p>
      <text:p text:style-name="P1">hadoop-2.9.0/share/hadoop/httpfs/tomcat/webapps/webhdfs/WEB-INF/classes/default-log4j.properties</text:p>
      <text:p text:style-name="P1">hadoop-2.9.0/share/hadoop/httpfs/tomcat/webapps/webhdfs/WEB-INF/classes/META-INF/</text:p>
      <text:p text:style-name="P1">hadoop-2.9.0/share/hadoop/httpfs/tomcat/webapps/webhdfs/WEB-INF/classes/META-INF/NOTICE.txt</text:p>
      <text:p text:style-name="P1">hadoop-2.9.0/share/hadoop/httpfs/tomcat/webapps/webhdfs/WEB-INF/classes/META-INF/LICENSE.txt</text:p>
      <text:p text:style-name="P1">hadoop-2.9.0/share/hadoop/httpfs/tomcat/webapps/webhdfs/WEB-INF/classes/httpfs.properties</text:p>
      <text:p text:style-name="P1">hadoop-2.9.0/share/hadoop/httpfs/tomcat/webapps/webhdfs/WEB-INF/classes/httpfs-default.xml</text:p>
      <text:p text:style-name="P1">hadoop-2.9.0/share/hadoop/httpfs/tomcat/webapps/webhdfs/WEB-INF/classes/org/</text:p>
      <text:p text:style-name="P1">hadoop-2.9.0/share/hadoop/httpfs/tomcat/webapps/webhdfs/WEB-INF/classes/org/apache/</text:p>
      <text:p text:style-name="P1">hadoop-2.9.0/share/hadoop/httpfs/tomcat/webapps/webhdfs/WEB-INF/classes/org/apache/hadoop/</text:p>
      <text:p text:style-name="P1">hadoop-2.9.0/share/hadoop/httpfs/tomcat/webapps/webhdfs/WEB-INF/classes/org/apache/hadoop/lib/</text:p>
      <text:p text:style-name="P1">hadoop-2.9.0/share/hadoop/httpfs/tomcat/webapps/webhdfs/WEB-INF/classes/org/apache/hadoop/lib/service/</text:p>
      <text:p text:style-name="P1">hadoop-2.9.0/share/hadoop/httpfs/tomcat/webapps/webhdfs/WEB-INF/classes/org/apache/hadoop/lib/service/FileSystemAccessException.class</text:p>
      <text:p text:style-name="P1">hadoop-2.9.0/share/hadoop/httpfs/tomcat/webapps/webhdfs/WEB-INF/classes/org/apache/hadoop/lib/service/hadoop/</text:p>
      <text:p text:style-name="P1">hadoop-2.9.0/share/hadoop/httpfs/tomcat/webapps/webhdfs/WEB-INF/classes/org/apache/hadoop/lib/service/hadoop/FileSystemAccessService$2.class</text:p>
      <text:p text:style-name="P1"><text:soft-page-break/>hadoop-2.9.0/share/hadoop/httpfs/tomcat/webapps/webhdfs/WEB-INF/classes/org/apache/hadoop/lib/service/hadoop/FileSystemAccessService$4.class</text:p>
      <text:p text:style-name="P1">hadoop-2.9.0/share/hadoop/httpfs/tomcat/webapps/webhdfs/WEB-INF/classes/org/apache/hadoop/lib/service/hadoop/FileSystemAccessService$3.class</text:p>
      <text:p text:style-name="P1">hadoop-2.9.0/share/hadoop/httpfs/tomcat/webapps/webhdfs/WEB-INF/classes/org/apache/hadoop/lib/service/hadoop/FileSystemAccessService.class</text:p>
      <text:p text:style-name="P1">hadoop-2.9.0/share/hadoop/httpfs/tomcat/webapps/webhdfs/WEB-INF/classes/org/apache/hadoop/lib/service/hadoop/FileSystemAccessService$FileSystemCachePurger.class</text:p>
      <text:p text:style-name="P1">hadoop-2.9.0/share/hadoop/httpfs/tomcat/webapps/webhdfs/WEB-INF/classes/org/apache/hadoop/lib/service/hadoop/FileSystemAccessService$1.class</text:p>
      <text:p text:style-name="P1">hadoop-2.9.0/share/hadoop/httpfs/tomcat/webapps/webhdfs/WEB-INF/classes/org/apache/hadoop/lib/service/hadoop/FileSystemAccessService$CachedFileSystem.class</text:p>
      <text:p text:style-name="P1">hadoop-2.9.0/share/hadoop/httpfs/tomcat/webapps/webhdfs/WEB-INF/classes/org/apache/hadoop/lib/service/Instrumentation$Cron.class</text:p>
      <text:p text:style-name="P1">hadoop-2.9.0/share/hadoop/httpfs/tomcat/webapps/webhdfs/WEB-INF/classes/org/apache/hadoop/lib/service/scheduler/</text:p>
      <text:p text:style-name="P1">hadoop-2.9.0/share/hadoop/httpfs/tomcat/webapps/webhdfs/WEB-INF/classes/org/apache/hadoop/lib/service/scheduler/SchedulerService$1.class</text:p>
      <text:p text:style-name="P1">hadoop-2.9.0/share/hadoop/httpfs/tomcat/webapps/webhdfs/WEB-INF/classes/org/apache/hadoop/lib/service/scheduler/SchedulerService.class</text:p>
      <text:p text:style-name="P1">hadoop-2.9.0/share/hadoop/httpfs/tomcat/webapps/webhdfs/WEB-INF/classes/org/apache/hadoop/lib/service/Instrumentation.class</text:p>
      <text:p text:style-name="P1">hadoop-2.9.0/share/hadoop/httpfs/tomcat/webapps/webhdfs/WEB-INF/classes/org/apache/hadoop/lib/service/FileSystemAccessException$ERROR.class</text:p>
      <text:p text:style-name="P1">hadoop-2.9.0/share/hadoop/httpfs/tomcat/webapps/webhdfs/WEB-INF/classes/org/apache/hadoop/lib/service/instrumentation/</text:p>
      <text:p text:style-name="P1">hadoop-2.9.0/share/hadoop/httpfs/tomcat/webapps/webhdfs/WEB-INF/classes/org/apache/hadoop/lib/service/instrumentation/InstrumentationService$VariableHolder.class</text:p>
      <text:p text:style-name="P1">hadoop-2.9.0/share/hadoop/httpfs/tomcat/webapps/webhdfs/WEB-INF/classes/org/apache/hadoop/lib/service/instrumentation/InstrumentationService$3.class</text:p>
      <text:p text:style-name="P1">hadoop-2.9.0/share/hadoop/httpfs/tomcat/webapps/webhdfs/WEB-INF/classes/org/apache/hadoop/lib/service/instrumentation/InstrumentationService$Cron.class</text:p>
      <text:p text:style-name="P1">hadoop-2.9.0/share/hadoop/httpfs/tomcat/webapps/webhdfs/WEB-INF/classes/org/apache/hadoop/lib/service/instrumentation/InstrumentationService.class</text:p>
      <text:p text:style-name="P1">hadoop-2.9.0/share/hadoop/httpfs/tomcat/webapps/webhdfs/WEB-INF/classes/org/apache/hadoop/lib/service/instrumentation/InstrumentationService$1.class</text:p>
      <text:p text:style-name="P1">hadoop-2.9.0/share/hadoop/httpfs/tomcat/webapps/webhdfs/WEB-INF/classes/org/apache/hadoop/lib/service/instrumentation/InstrumentationService$SamplersRunnable.class</text:p>
      <text:p text:style-name="P1">hadoop-2.9.0/share/hadoop/httpfs/tomcat/webapps/webhdfs/WEB-INF/classes/org/apache/hadoop/lib/service/instrumentation/InstrumentationService$2.class</text:p>
      <text:p text:style-name="P1">hadoop-2.9.0/share/hadoop/httpfs/tomcat/webapps/webhdfs/WEB-INF/classes/org/apache/hadoop/lib/service/instrumentation/InstrumentationService$Timer.class</text:p>
      <text:p text:style-name="P1">hadoop-2.9.0/share/hadoop/httpfs/tomcat/webapps/webhdfs/WEB-INF/classes/org/apache/hadoop/lib/service/instrumentation/InstrumentationService$Sampler.class</text:p>
      <text:p text:style-name="P1">hadoop-2.9.0/share/hadoop/httpfs/tomcat/webapps/webhdfs/WEB-INF/classes/org/apache/hadoop/lib/service/Instrumentation$Variable.class</text:p>
      <text:p text:style-name="P1">hadoop-2.9.0/share/hadoop/httpfs/tomcat/webapps/webhdfs/WEB-INF/classes/org/apache/hadoop/lib/service/FileSystemAccess.class</text:p>
      <text:p text:style-name="P1"><text:soft-page-break/>hadoop-2.9.0/share/hadoop/httpfs/tomcat/webapps/webhdfs/WEB-INF/classes/org/apache/hadoop/lib/service/Groups.class</text:p>
      <text:p text:style-name="P1">hadoop-2.9.0/share/hadoop/httpfs/tomcat/webapps/webhdfs/WEB-INF/classes/org/apache/hadoop/lib/service/Scheduler.class</text:p>
      <text:p text:style-name="P1">hadoop-2.9.0/share/hadoop/httpfs/tomcat/webapps/webhdfs/WEB-INF/classes/org/apache/hadoop/lib/service/security/</text:p>
      <text:p text:style-name="P1">hadoop-2.9.0/share/hadoop/httpfs/tomcat/webapps/webhdfs/WEB-INF/classes/org/apache/hadoop/lib/service/security/GroupsService.class</text:p>
      <text:p text:style-name="P1">hadoop-2.9.0/share/hadoop/httpfs/tomcat/webapps/webhdfs/WEB-INF/classes/org/apache/hadoop/lib/service/FileSystemAccess$FileSystemExecutor.class</text:p>
      <text:p text:style-name="P1">hadoop-2.9.0/share/hadoop/httpfs/tomcat/webapps/webhdfs/WEB-INF/classes/org/apache/hadoop/lib/lang/</text:p>
      <text:p text:style-name="P1">hadoop-2.9.0/share/hadoop/httpfs/tomcat/webapps/webhdfs/WEB-INF/classes/org/apache/hadoop/lib/lang/XException.class</text:p>
      <text:p text:style-name="P1">hadoop-2.9.0/share/hadoop/httpfs/tomcat/webapps/webhdfs/WEB-INF/classes/org/apache/hadoop/lib/lang/RunnableCallable.class</text:p>
      <text:p text:style-name="P1">hadoop-2.9.0/share/hadoop/httpfs/tomcat/webapps/webhdfs/WEB-INF/classes/org/apache/hadoop/lib/lang/XException$ERROR.class</text:p>
      <text:p text:style-name="P1">hadoop-2.9.0/share/hadoop/httpfs/tomcat/webapps/webhdfs/WEB-INF/classes/org/apache/hadoop/lib/servlet/</text:p>
      <text:p text:style-name="P1">hadoop-2.9.0/share/hadoop/httpfs/tomcat/webapps/webhdfs/WEB-INF/classes/org/apache/hadoop/lib/servlet/ServerWebApp.class</text:p>
      <text:p text:style-name="P1">hadoop-2.9.0/share/hadoop/httpfs/tomcat/webapps/webhdfs/WEB-INF/classes/org/apache/hadoop/lib/servlet/FileSystemReleaseFilter.class</text:p>
      <text:p text:style-name="P1">hadoop-2.9.0/share/hadoop/httpfs/tomcat/webapps/webhdfs/WEB-INF/classes/org/apache/hadoop/lib/servlet/HostnameFilter.class</text:p>
      <text:p text:style-name="P1">hadoop-2.9.0/share/hadoop/httpfs/tomcat/webapps/webhdfs/WEB-INF/classes/org/apache/hadoop/lib/servlet/MDCFilter.class</text:p>
      <text:p text:style-name="P1">hadoop-2.9.0/share/hadoop/httpfs/tomcat/webapps/webhdfs/WEB-INF/classes/org/apache/hadoop/lib/server/</text:p>
      <text:p text:style-name="P1">hadoop-2.9.0/share/hadoop/httpfs/tomcat/webapps/webhdfs/WEB-INF/classes/org/apache/hadoop/lib/server/ServiceException.class</text:p>
      <text:p text:style-name="P1">hadoop-2.9.0/share/hadoop/httpfs/tomcat/webapps/webhdfs/WEB-INF/classes/org/apache/hadoop/lib/server/Server$Status.class</text:p>
      <text:p text:style-name="P1">hadoop-2.9.0/share/hadoop/httpfs/tomcat/webapps/webhdfs/WEB-INF/classes/org/apache/hadoop/lib/server/ServerException$ERROR.class</text:p>
      <text:p text:style-name="P1">hadoop-2.9.0/share/hadoop/httpfs/tomcat/webapps/webhdfs/WEB-INF/classes/org/apache/hadoop/lib/server/Server.class</text:p>
      <text:p text:style-name="P1">hadoop-2.9.0/share/hadoop/httpfs/tomcat/webapps/webhdfs/WEB-INF/classes/org/apache/hadoop/lib/server/ServerException.class</text:p>
      <text:p text:style-name="P1">hadoop-2.9.0/share/hadoop/httpfs/tomcat/webapps/webhdfs/WEB-INF/classes/org/apache/hadoop/lib/server/Service.class</text:p>
      <text:p text:style-name="P1">hadoop-2.9.0/share/hadoop/httpfs/tomcat/webapps/webhdfs/WEB-INF/classes/org/apache/hadoop/lib/server/BaseService.class</text:p>
      <text:p text:style-name="P1">hadoop-2.9.0/share/hadoop/httpfs/tomcat/webapps/webhdfs/WEB-INF/classes/org/apache/hadoop/lib/util/</text:p>
      <text:p text:style-name="P1">hadoop-2.9.0/share/hadoop/httpfs/tomcat/webapps/webhdfs/WEB-INF/classes/org/apache/hadoop/lib/util/ConfigurationUtils.class</text:p>
      <text:p text:style-name="P1">hadoop-2.9.0/share/hadoop/httpfs/tomcat/webapps/webhdfs/WEB-INF/classes/org/apache/hadoop/lib/util/Check.class</text:p>
      <text:p text:style-name="P1">hadoop-2.9.0/share/hadoop/httpfs/tomcat/webapps/webhdfs/WEB-INF/classes/org/apache/hadoop/lib/wsrs/</text:p>
      <text:p text:style-name="P1"><text:soft-page-break/>hadoop-2.9.0/share/hadoop/httpfs/tomcat/webapps/webhdfs/WEB-INF/classes/org/apache/hadoop/lib/wsrs/ExceptionProvider.class</text:p>
      <text:p text:style-name="P1">hadoop-2.9.0/share/hadoop/httpfs/tomcat/webapps/webhdfs/WEB-INF/classes/org/apache/hadoop/lib/wsrs/JSONMapProvider.class</text:p>
      <text:p text:style-name="P1">hadoop-2.9.0/share/hadoop/httpfs/tomcat/webapps/webhdfs/WEB-INF/classes/org/apache/hadoop/lib/wsrs/ParametersProvider.class</text:p>
      <text:p text:style-name="P1">hadoop-2.9.0/share/hadoop/httpfs/tomcat/webapps/webhdfs/WEB-INF/classes/org/apache/hadoop/lib/wsrs/ByteParam.class</text:p>
      <text:p text:style-name="P1">hadoop-2.9.0/share/hadoop/httpfs/tomcat/webapps/webhdfs/WEB-INF/classes/org/apache/hadoop/lib/wsrs/BooleanParam.class</text:p>
      <text:p text:style-name="P1">hadoop-2.9.0/share/hadoop/httpfs/tomcat/webapps/webhdfs/WEB-INF/classes/org/apache/hadoop/lib/wsrs/ShortParam.class</text:p>
      <text:p text:style-name="P1">hadoop-2.9.0/share/hadoop/httpfs/tomcat/webapps/webhdfs/WEB-INF/classes/org/apache/hadoop/lib/wsrs/StringParam.class</text:p>
      <text:p text:style-name="P1">hadoop-2.9.0/share/hadoop/httpfs/tomcat/webapps/webhdfs/WEB-INF/classes/org/apache/hadoop/lib/wsrs/IntegerParam.class</text:p>
      <text:p text:style-name="P1">hadoop-2.9.0/share/hadoop/httpfs/tomcat/webapps/webhdfs/WEB-INF/classes/org/apache/hadoop/lib/wsrs/EnumParam.class</text:p>
      <text:p text:style-name="P1">hadoop-2.9.0/share/hadoop/httpfs/tomcat/webapps/webhdfs/WEB-INF/classes/org/apache/hadoop/lib/wsrs/Param.class</text:p>
      <text:p text:style-name="P1">hadoop-2.9.0/share/hadoop/httpfs/tomcat/webapps/webhdfs/WEB-INF/classes/org/apache/hadoop/lib/wsrs/LongParam.class</text:p>
      <text:p text:style-name="P1">hadoop-2.9.0/share/hadoop/httpfs/tomcat/webapps/webhdfs/WEB-INF/classes/org/apache/hadoop/lib/wsrs/JSONProvider.class</text:p>
      <text:p text:style-name="P1">hadoop-2.9.0/share/hadoop/httpfs/tomcat/webapps/webhdfs/WEB-INF/classes/org/apache/hadoop/lib/wsrs/InputStreamEntity.class</text:p>
      <text:p text:style-name="P1">hadoop-2.9.0/share/hadoop/httpfs/tomcat/webapps/webhdfs/WEB-INF/classes/org/apache/hadoop/lib/wsrs/Parameters.class</text:p>
      <text:p text:style-name="P1">hadoop-2.9.0/share/hadoop/httpfs/tomcat/webapps/webhdfs/WEB-INF/classes/org/apache/hadoop/lib/wsrs/EnumSetParam.class</text:p>
      <text:p text:style-name="P1">hadoop-2.9.0/share/hadoop/httpfs/tomcat/webapps/webhdfs/WEB-INF/classes/org/apache/hadoop/fs/</text:p>
      <text:p text:style-name="P1">hadoop-2.9.0/share/hadoop/httpfs/tomcat/webapps/webhdfs/WEB-INF/classes/org/apache/hadoop/fs/http/</text:p>
      <text:p text:style-name="P1">hadoop-2.9.0/share/hadoop/httpfs/tomcat/webapps/webhdfs/WEB-INF/classes/org/apache/hadoop/fs/http/client/</text:p>
      <text:p text:style-name="P1">hadoop-2.9.0/share/hadoop/httpfs/tomcat/webapps/webhdfs/WEB-INF/classes/org/apache/hadoop/fs/http/client/HttpFSFileSystem$HttpFSDataInputStream.class</text:p>
      <text:p text:style-name="P1">hadoop-2.9.0/share/hadoop/httpfs/tomcat/webapps/webhdfs/WEB-INF/classes/org/apache/hadoop/fs/http/client/HttpFSFileSystem$FILE_TYPE.class</text:p>
      <text:p text:style-name="P1">hadoop-2.9.0/share/hadoop/httpfs/tomcat/webapps/webhdfs/WEB-INF/classes/org/apache/hadoop/fs/http/client/HttpFSFileSystem$Operation.class</text:p>
      <text:p text:style-name="P1">hadoop-2.9.0/share/hadoop/httpfs/tomcat/webapps/webhdfs/WEB-INF/classes/org/apache/hadoop/fs/http/client/HttpsFSFileSystem.class</text:p>
      <text:p text:style-name="P1">hadoop-2.9.0/share/hadoop/httpfs/tomcat/webapps/webhdfs/WEB-INF/classes/org/apache/hadoop/fs/http/client/HttpFSFileSystem$1.class</text:p>
      <text:p text:style-name="P1">hadoop-2.9.0/share/hadoop/httpfs/tomcat/webapps/webhdfs/WEB-INF/classes/org/apache/hadoop/fs/http/client/HttpFSFileSystem$5.class</text:p>
      <text:p text:style-name="P1">hadoop-2.9.0/share/hadoop/httpfs/tomcat/webapps/webhdfs/WEB-INF/classes/org/apache/hadoop/fs/http/client/HttpFSFileSystem.class</text:p>
      <text:p text:style-name="P1">hadoop-2.9.0/share/hadoop/httpfs/tomcat/webapps/webhdfs/WEB-INF/classes/org/apache/hadoop/fs/http/client/HttpFSFileSystem$2.class</text:p>
      <text:p text:style-name="P1"><text:soft-page-break/>hadoop-2.9.0/share/hadoop/httpfs/tomcat/webapps/webhdfs/WEB-INF/classes/org/apache/hadoop/fs/http/client/HttpFSFileSystem$HttpFSDataOutputStream.class</text:p>
      <text:p text:style-name="P1">hadoop-2.9.0/share/hadoop/httpfs/tomcat/webapps/webhdfs/WEB-INF/classes/org/apache/hadoop/fs/http/client/HttpFSFileSystem$4.class</text:p>
      <text:p text:style-name="P1">hadoop-2.9.0/share/hadoop/httpfs/tomcat/webapps/webhdfs/WEB-INF/classes/org/apache/hadoop/fs/http/client/HttpFSFileSystem$3.class</text:p>
      <text:p text:style-name="P1">hadoop-2.9.0/share/hadoop/httpfs/tomcat/webapps/webhdfs/WEB-INF/classes/org/apache/hadoop/fs/http/client/HttpFSUtils.class</text:p>
      <text:p text:style-name="P1">hadoop-2.9.0/share/hadoop/httpfs/tomcat/webapps/webhdfs/WEB-INF/classes/org/apache/hadoop/fs/http/server/</text:p>
      <text:p text:style-name="P1">hadoop-2.9.0/share/hadoop/httpfs/tomcat/webapps/webhdfs/WEB-INF/classes/org/apache/hadoop/fs/http/server/FSOperations$FSRename.class</text:p>
      <text:p text:style-name="P1">hadoop-2.9.0/share/hadoop/httpfs/tomcat/webapps/webhdfs/WEB-INF/classes/org/apache/hadoop/fs/http/server/HttpFSParametersProvider$LenParam.class</text:p>
      <text:p text:style-name="P1">hadoop-2.9.0/share/hadoop/httpfs/tomcat/webapps/webhdfs/WEB-INF/classes/org/apache/hadoop/fs/http/server/FSOperations$FSListStatusBatch$WrappedFileSystem.class</text:p>
      <text:p text:style-name="P1">hadoop-2.9.0/share/hadoop/httpfs/tomcat/webapps/webhdfs/WEB-INF/classes/org/apache/hadoop/fs/http/server/FSOperations$FSHomeDir.class</text:p>
      <text:p text:style-name="P1">hadoop-2.9.0/share/hadoop/httpfs/tomcat/webapps/webhdfs/WEB-INF/classes/org/apache/hadoop/fs/http/server/FSOperations$FSFileBlockLocations.class</text:p>
      <text:p text:style-name="P1">hadoop-2.9.0/share/hadoop/httpfs/tomcat/webapps/webhdfs/WEB-INF/classes/org/apache/hadoop/fs/http/server/FSOperations$FSRemoveAcl.class</text:p>
      <text:p text:style-name="P1">hadoop-2.9.0/share/hadoop/httpfs/tomcat/webapps/webhdfs/WEB-INF/classes/org/apache/hadoop/fs/http/server/HttpFSParametersProvider$XAttrValueParam.class</text:p>
      <text:p text:style-name="P1">hadoop-2.9.0/share/hadoop/httpfs/tomcat/webapps/webhdfs/WEB-INF/classes/org/apache/hadoop/fs/http/server/HttpFSParametersProvider$XAttrNameParam.class</text:p>
      <text:p text:style-name="P1">hadoop-2.9.0/share/hadoop/httpfs/tomcat/webapps/webhdfs/WEB-INF/classes/org/apache/hadoop/fs/http/server/HttpFSParametersProvider$NewLengthParam.class</text:p>
      <text:p text:style-name="P1">hadoop-2.9.0/share/hadoop/httpfs/tomcat/webapps/webhdfs/WEB-INF/classes/org/apache/hadoop/fs/http/server/HttpFSParametersProvider$OldSnapshotNameParam.class</text:p>
      <text:p text:style-name="P1">hadoop-2.9.0/share/hadoop/httpfs/tomcat/webapps/webhdfs/WEB-INF/classes/org/apache/hadoop/fs/http/server/HttpFSParametersProvider$FilterParam.class</text:p>
      <text:p text:style-name="P1">hadoop-2.9.0/share/hadoop/httpfs/tomcat/webapps/webhdfs/WEB-INF/classes/org/apache/hadoop/fs/http/server/HttpFSParametersProvider$BlockSizeParam.class</text:p>
      <text:p text:style-name="P1">hadoop-2.9.0/share/hadoop/httpfs/tomcat/webapps/webhdfs/WEB-INF/classes/org/apache/hadoop/fs/http/server/HttpFSParametersProvider$DestinationParam.class</text:p>
      <text:p text:style-name="P1">hadoop-2.9.0/share/hadoop/httpfs/tomcat/webapps/webhdfs/WEB-INF/classes/org/apache/hadoop/fs/http/server/HttpFSParametersProvider$PolicyNameParam.class</text:p>
      <text:p text:style-name="P1">hadoop-2.9.0/share/hadoop/httpfs/tomcat/webapps/webhdfs/WEB-INF/classes/org/apache/hadoop/fs/http/server/FSOperations$FSRemoveAclEntries.class</text:p>
      <text:p text:style-name="P1">hadoop-2.9.0/share/hadoop/httpfs/tomcat/webapps/webhdfs/WEB-INF/classes/org/apache/hadoop/fs/http/server/HttpFSServer$2.class</text:p>
      <text:p text:style-name="P1">hadoop-2.9.0/share/hadoop/httpfs/tomcat/webapps/webhdfs/WEB-INF/classes/org/apache/hadoop/fs/http/server/FSOperations$FSOpen.class</text:p>
      <text:p text:style-name="P1">hadoop-2.9.0/share/hadoop/httpfs/tomcat/webapps/webhdfs/WEB-INF/classes/org/apache/hadoop/fs/http/server/HttpFSParametersProvider$AclPermissionParam.class</text:p>
      <text:p text:style-name="P1">hadoop-2.9.0/share/hadoop/httpfs/tomcat/webapps/webhdfs/WEB-INF/classes/org/apache/hadoop/fs/http/server/HttpFSParametersProvider$SnapshotNameParam.class</text:p>
      <text:p text:style-name="P1"><text:soft-page-break/>hadoop-2.9.0/share/hadoop/httpfs/tomcat/webapps/webhdfs/WEB-INF/classes/org/apache/hadoop/fs/http/server/FSOperations$FSCreate.class</text:p>
      <text:p text:style-name="P1">hadoop-2.9.0/share/hadoop/httpfs/tomcat/webapps/webhdfs/WEB-INF/classes/org/apache/hadoop/fs/http/server/FSOperations$FSDeleteSnapshot.class</text:p>
      <text:p text:style-name="P1">hadoop-2.9.0/share/hadoop/httpfs/tomcat/webapps/webhdfs/WEB-INF/classes/org/apache/hadoop/fs/http/server/FSOperations$FSRemoveXAttr.class</text:p>
      <text:p text:style-name="P1">hadoop-2.9.0/share/hadoop/httpfs/tomcat/webapps/webhdfs/WEB-INF/classes/org/apache/hadoop/fs/http/server/FSOperations$FSUnsetStoragePolicy.class</text:p>
      <text:p text:style-name="P1">hadoop-2.9.0/share/hadoop/httpfs/tomcat/webapps/webhdfs/WEB-INF/classes/org/apache/hadoop/fs/http/server/HttpFSServer$1.class</text:p>
      <text:p text:style-name="P1">hadoop-2.9.0/share/hadoop/httpfs/tomcat/webapps/webhdfs/WEB-INF/classes/org/apache/hadoop/fs/http/server/HttpFSParametersProvider$GroupParam.class</text:p>
      <text:p text:style-name="P1">hadoop-2.9.0/share/hadoop/httpfs/tomcat/webapps/webhdfs/WEB-INF/classes/org/apache/hadoop/fs/http/server/FSOperations$FSTrashRoot.class</text:p>
      <text:p text:style-name="P1">hadoop-2.9.0/share/hadoop/httpfs/tomcat/webapps/webhdfs/WEB-INF/classes/org/apache/hadoop/fs/http/server/HttpFSParametersProvider$OwnerParam.class</text:p>
      <text:p text:style-name="P1">hadoop-2.9.0/share/hadoop/httpfs/tomcat/webapps/webhdfs/WEB-INF/classes/org/apache/hadoop/fs/http/server/FSOperations$FSGetAllStoragePolicies.class</text:p>
      <text:p text:style-name="P1">hadoop-2.9.0/share/hadoop/httpfs/tomcat/webapps/webhdfs/WEB-INF/classes/org/apache/hadoop/fs/http/server/FSOperations$FSSetStoragePolicy.class</text:p>
      <text:p text:style-name="P1">hadoop-2.9.0/share/hadoop/httpfs/tomcat/webapps/webhdfs/WEB-INF/classes/org/apache/hadoop/fs/http/server/FSOperations$FSModifyAclEntries.class</text:p>
      <text:p text:style-name="P1">hadoop-2.9.0/share/hadoop/httpfs/tomcat/webapps/webhdfs/WEB-INF/classes/org/apache/hadoop/fs/http/server/FSOperations$FSGetStoragePolicy.class</text:p>
      <text:p text:style-name="P1">hadoop-2.9.0/share/hadoop/httpfs/tomcat/webapps/webhdfs/WEB-INF/classes/org/apache/hadoop/fs/http/server/FSOperations$FSSetPermission.class</text:p>
      <text:p text:style-name="P1">hadoop-2.9.0/share/hadoop/httpfs/tomcat/webapps/webhdfs/WEB-INF/classes/org/apache/hadoop/fs/http/server/HttpFSParametersProvider$XAttrSetFlagParam.class</text:p>
      <text:p text:style-name="P1">hadoop-2.9.0/share/hadoop/httpfs/tomcat/webapps/webhdfs/WEB-INF/classes/org/apache/hadoop/fs/http/server/HttpFSParametersProvider$DataParam.class</text:p>
      <text:p text:style-name="P1">hadoop-2.9.0/share/hadoop/httpfs/tomcat/webapps/webhdfs/WEB-INF/classes/org/apache/hadoop/fs/http/server/FSOperations$FSSetAcl.class</text:p>
      <text:p text:style-name="P1">hadoop-2.9.0/share/hadoop/httpfs/tomcat/webapps/webhdfs/WEB-INF/classes/org/apache/hadoop/fs/http/server/HttpFSServer.class</text:p>
      <text:p text:style-name="P1">hadoop-2.9.0/share/hadoop/httpfs/tomcat/webapps/webhdfs/WEB-INF/classes/org/apache/hadoop/fs/http/server/FSOperations$FSTruncate.class</text:p>
      <text:p text:style-name="P1">hadoop-2.9.0/share/hadoop/httpfs/tomcat/webapps/webhdfs/WEB-INF/classes/org/apache/hadoop/fs/http/server/FSOperations$FSSetOwner.class</text:p>
      <text:p text:style-name="P1">hadoop-2.9.0/share/hadoop/httpfs/tomcat/webapps/webhdfs/WEB-INF/classes/org/apache/hadoop/fs/http/server/HttpFSParametersProvider$AccessTimeParam.class</text:p>
      <text:p text:style-name="P1">hadoop-2.9.0/share/hadoop/httpfs/tomcat/webapps/webhdfs/WEB-INF/classes/org/apache/hadoop/fs/http/server/FSOperations$FSMkdirs.class</text:p>
      <text:p text:style-name="P1">hadoop-2.9.0/share/hadoop/httpfs/tomcat/webapps/webhdfs/WEB-INF/classes/org/apache/hadoop/fs/http/server/HttpFSExceptionProvider.class</text:p>
      <text:p text:style-name="P1">hadoop-2.9.0/share/hadoop/httpfs/tomcat/webapps/webhdfs/WEB-INF/classes/org/apache/hadoop/fs/http/server/HttpFSReleaseFilter.class</text:p>
      <text:p text:style-name="P1">hadoop-2.9.0/share/hadoop/httpfs/tomcat/webapps/webhdfs/WEB-INF/classes/org/apache/hadoop/fs/http/server/FSOperations.class</text:p>
      <text:p text:style-name="P1">hadoop-2.9.0/share/hadoop/httpfs/tomcat/webapps/webhdfs/WEB-INF/classes/org/apache/hadoop/fs/http/server/FSOperations$FSContentSummary.class</text:p>
      <text:p text:style-name="P1">hadoop-2.9.0/share/hadoop/httpfs/tomcat/webapps/webhdfs/WEB-INF/classes/org/apache/hadoop/fs/http/server/FSOperations$FSCreateSnapshot.class</text:p>
      <text:p text:style-name="P1"><text:soft-page-break/>hadoop-2.9.0/share/hadoop/httpfs/tomcat/webapps/webhdfs/WEB-INF/classes/org/apache/hadoop/fs/http/server/HttpFSParametersProvider$SourcesParam.class</text:p>
      <text:p text:style-name="P1">hadoop-2.9.0/share/hadoop/httpfs/tomcat/webapps/webhdfs/WEB-INF/classes/org/apache/hadoop/fs/http/server/HttpFSParametersProvider.class</text:p>
      <text:p text:style-name="P1">hadoop-2.9.0/share/hadoop/httpfs/tomcat/webapps/webhdfs/WEB-INF/classes/org/apache/hadoop/fs/http/server/HttpFSParametersProvider$ReplicationParam.class</text:p>
      <text:p text:style-name="P1">hadoop-2.9.0/share/hadoop/httpfs/tomcat/webapps/webhdfs/WEB-INF/classes/org/apache/hadoop/fs/http/server/HttpFSServerWebApp.class</text:p>
      <text:p text:style-name="P1">hadoop-2.9.0/share/hadoop/httpfs/tomcat/webapps/webhdfs/WEB-INF/classes/org/apache/hadoop/fs/http/server/HttpFSParametersProvider$RecursiveParam.class</text:p>
      <text:p text:style-name="P1">hadoop-2.9.0/share/hadoop/httpfs/tomcat/webapps/webhdfs/WEB-INF/classes/org/apache/hadoop/fs/http/server/FSOperations$FSFileChecksum.class</text:p>
      <text:p text:style-name="P1">hadoop-2.9.0/share/hadoop/httpfs/tomcat/webapps/webhdfs/WEB-INF/classes/org/apache/hadoop/fs/http/server/FSOperations$FSConcat.class</text:p>
      <text:p text:style-name="P1">hadoop-2.9.0/share/hadoop/httpfs/tomcat/webapps/webhdfs/WEB-INF/classes/org/apache/hadoop/fs/http/server/FSOperations$FSGetXAttrs.class</text:p>
      <text:p text:style-name="P1">hadoop-2.9.0/share/hadoop/httpfs/tomcat/webapps/webhdfs/WEB-INF/classes/org/apache/hadoop/fs/http/server/HttpFSParametersProvider$XAttrEncodingParam.class</text:p>
      <text:p text:style-name="P1">hadoop-2.9.0/share/hadoop/httpfs/tomcat/webapps/webhdfs/WEB-INF/classes/org/apache/hadoop/fs/http/server/FSOperations$FSListStatusBatch.class</text:p>
      <text:p text:style-name="P1">hadoop-2.9.0/share/hadoop/httpfs/tomcat/webapps/webhdfs/WEB-INF/classes/org/apache/hadoop/fs/http/server/FSOperations$FSSetReplication.class</text:p>
      <text:p text:style-name="P1">hadoop-2.9.0/share/hadoop/httpfs/tomcat/webapps/webhdfs/WEB-INF/classes/org/apache/hadoop/fs/http/server/HttpFSParametersProvider$OverwriteParam.class</text:p>
      <text:p text:style-name="P1">hadoop-2.9.0/share/hadoop/httpfs/tomcat/webapps/webhdfs/WEB-INF/classes/org/apache/hadoop/fs/http/server/CheckUploadContentTypeFilter.class</text:p>
      <text:p text:style-name="P1">hadoop-2.9.0/share/hadoop/httpfs/tomcat/webapps/webhdfs/WEB-INF/classes/org/apache/hadoop/fs/http/server/FSOperations$FSDelete.class</text:p>
      <text:p text:style-name="P1">hadoop-2.9.0/share/hadoop/httpfs/tomcat/webapps/webhdfs/WEB-INF/classes/org/apache/hadoop/fs/http/server/HttpFSParametersProvider$OffsetParam.class</text:p>
      <text:p text:style-name="P1">hadoop-2.9.0/share/hadoop/httpfs/tomcat/webapps/webhdfs/WEB-INF/classes/org/apache/hadoop/fs/http/server/FSOperations$FSRenameSnapshot.class</text:p>
      <text:p text:style-name="P1">hadoop-2.9.0/share/hadoop/httpfs/tomcat/webapps/webhdfs/WEB-INF/classes/org/apache/hadoop/fs/http/server/FSOperations$FSAclStatus.class</text:p>
      <text:p text:style-name="P1">hadoop-2.9.0/share/hadoop/httpfs/tomcat/webapps/webhdfs/WEB-INF/classes/org/apache/hadoop/fs/http/server/HttpFSParametersProvider$OperationParam.class</text:p>
      <text:p text:style-name="P1">hadoop-2.9.0/share/hadoop/httpfs/tomcat/webapps/webhdfs/WEB-INF/classes/org/apache/hadoop/fs/http/server/FSOperations$FSAppend.class</text:p>
      <text:p text:style-name="P1">hadoop-2.9.0/share/hadoop/httpfs/tomcat/webapps/webhdfs/WEB-INF/classes/org/apache/hadoop/fs/http/server/HttpFSAuthenticationFilter.class</text:p>
      <text:p text:style-name="P1">hadoop-2.9.0/share/hadoop/httpfs/tomcat/webapps/webhdfs/WEB-INF/classes/org/apache/hadoop/fs/http/server/FSOperations$FSRemoveDefaultAcl.class</text:p>
      <text:p text:style-name="P1">hadoop-2.9.0/share/hadoop/httpfs/tomcat/webapps/webhdfs/WEB-INF/classes/org/apache/hadoop/fs/http/server/FSOperations$FSSetTimes.class</text:p>
      <text:p text:style-name="P1">hadoop-2.9.0/share/hadoop/httpfs/tomcat/webapps/webhdfs/WEB-INF/classes/org/apache/hadoop/fs/http/server/HttpFSParametersProvider$ModifiedTimeParam.class</text:p>
      <text:p text:style-name="P1">hadoop-2.9.0/share/hadoop/httpfs/tomcat/webapps/webhdfs/WEB-INF/classes/org/apache/hadoop/fs/http/server/FSOperations$FSListXAttrs.class</text:p>
      <text:p text:style-name="P1">hadoop-2.9.0/share/hadoop/httpfs/tomcat/webapps/webhdfs/WEB-INF/classes/org/apache/hadoop/fs/http/server/FSOperations$FSFileStatus.class</text:p>
      <text:p text:style-name="P1"><text:soft-page-break/>hadoop-2.9.0/share/hadoop/httpfs/tomcat/webapps/webhdfs/WEB-INF/classes/org/apache/hadoop/fs/http/server/HttpFSParametersProvider$PermissionParam.class</text:p>
      <text:p text:style-name="P1">hadoop-2.9.0/share/hadoop/httpfs/tomcat/webapps/webhdfs/WEB-INF/classes/org/apache/hadoop/fs/http/server/FSOperations$FSSetXAttr.class</text:p>
      <text:p text:style-name="P1">hadoop-2.9.0/share/hadoop/httpfs/tomcat/webapps/webhdfs/WEB-INF/classes/org/apache/hadoop/fs/http/server/HttpFSParametersProvider$StartAfterParam.class</text:p>
      <text:p text:style-name="P1">hadoop-2.9.0/share/hadoop/httpfs/tomcat/webapps/webhdfs/WEB-INF/classes/org/apache/hadoop/fs/http/server/FSOperations$FSListStatus.class</text:p>
      <text:p text:style-name="P1">hadoop-2.9.0/share/hadoop/httpfs/tomcat/webapps/webhdfs/WEB-INF/web.xml</text:p>
      <text:p text:style-name="P1">hadoop-2.9.0/share/hadoop/httpfs/tomcat/webapps/ROOT/</text:p>
      <text:p text:style-name="P1">hadoop-2.9.0/share/hadoop/httpfs/tomcat/webapps/ROOT/WEB-INF/</text:p>
      <text:p text:style-name="P1">hadoop-2.9.0/share/hadoop/httpfs/tomcat/webapps/ROOT/WEB-INF/web.xml</text:p>
      <text:p text:style-name="P1">hadoop-2.9.0/share/hadoop/httpfs/tomcat/webapps/ROOT/index.html</text:p>
      <text:p text:style-name="P1">hadoop-2.9.0/share/hadoop/httpfs/tomcat/lib/</text:p>
      <text:p text:style-name="P1">hadoop-2.9.0/share/hadoop/httpfs/tomcat/lib/jasper-el.jar</text:p>
      <text:p text:style-name="P1">hadoop-2.9.0/share/hadoop/httpfs/tomcat/lib/jsp-api.jar</text:p>
      <text:p text:style-name="P1">hadoop-2.9.0/share/hadoop/httpfs/tomcat/lib/catalina.jar</text:p>
      <text:p text:style-name="P1">hadoop-2.9.0/share/hadoop/httpfs/tomcat/lib/tomcat-coyote.jar</text:p>
      <text:p text:style-name="P1">hadoop-2.9.0/share/hadoop/httpfs/tomcat/lib/catalina-ant.jar</text:p>
      <text:p text:style-name="P1">hadoop-2.9.0/share/hadoop/httpfs/tomcat/lib/tomcat-i18n-fr.jar</text:p>
      <text:p text:style-name="P1">hadoop-2.9.0/share/hadoop/httpfs/tomcat/lib/catalina-tribes.jar</text:p>
      <text:p text:style-name="P1">hadoop-2.9.0/share/hadoop/httpfs/tomcat/lib/catalina-ha.jar</text:p>
      <text:p text:style-name="P1">hadoop-2.9.0/share/hadoop/httpfs/tomcat/lib/tomcat-i18n-es.jar</text:p>
      <text:p text:style-name="P1">hadoop-2.9.0/share/hadoop/httpfs/tomcat/lib/annotations-api.jar</text:p>
      <text:p text:style-name="P1">hadoop-2.9.0/share/hadoop/httpfs/tomcat/lib/servlet-api.jar</text:p>
      <text:p text:style-name="P1">hadoop-2.9.0/share/hadoop/httpfs/tomcat/lib/el-api.jar</text:p>
      <text:p text:style-name="P1">hadoop-2.9.0/share/hadoop/httpfs/tomcat/lib/ecj-4.3.1.jar</text:p>
      <text:p text:style-name="P1">hadoop-2.9.0/share/hadoop/httpfs/tomcat/lib/jasper.jar</text:p>
      <text:p text:style-name="P1">hadoop-2.9.0/share/hadoop/httpfs/tomcat/lib/tomcat-i18n-ja.jar</text:p>
      <text:p text:style-name="P1">hadoop-2.9.0/share/hadoop/httpfs/tomcat/lib/tomcat-dbcp.jar</text:p>
      <text:p text:style-name="P1">hadoop-2.9.0/share/hadoop/httpfs/tomcat/RELEASE-NOTES</text:p>
      <text:p text:style-name="P1">hadoop-2.9.0/share/hadoop/httpfs/tomcat/conf/</text:p>
      <text:p text:style-name="P1">hadoop-2.9.0/share/hadoop/httpfs/tomcat/conf/server.xml</text:p>
      <text:p text:style-name="P1">hadoop-2.9.0/share/hadoop/httpfs/tomcat/conf/context.xml</text:p>
      <text:p text:style-name="P1">hadoop-2.9.0/share/hadoop/httpfs/tomcat/conf/ssl-server.xml</text:p>
      <text:p text:style-name="P1">hadoop-2.9.0/share/hadoop/httpfs/tomcat/conf/catalina.policy</text:p>
      <text:p text:style-name="P1">hadoop-2.9.0/share/hadoop/httpfs/tomcat/conf/catalina.properties</text:p>
      <text:p text:style-name="P1">hadoop-2.9.0/share/hadoop/httpfs/tomcat/conf/catalina-default.properties</text:p>
      <text:p text:style-name="P1">hadoop-2.9.0/share/hadoop/httpfs/tomcat/conf/web.xml</text:p>
      <text:p text:style-name="P1">hadoop-2.9.0/share/hadoop/httpfs/tomcat/conf/tomcat-users.xml</text:p>
      <text:p text:style-name="P1">hadoop-2.9.0/share/hadoop/httpfs/tomcat/conf/logging.properties</text:p>
      <text:p text:style-name="P1">hadoop-2.9.0/share/hadoop/httpfs/tomcat/logs/</text:p>
      <text:p text:style-name="P1">hadoop-2.9.0/share/hadoop/httpfs/tomcat/LICENSE</text:p>
      <text:p text:style-name="P1">hadoop-2.9.0/share/hadoop/httpfs/tomcat/bin/</text:p>
      <text:p text:style-name="P1">hadoop-2.9.0/share/hadoop/httpfs/tomcat/bin/catalina-tasks.xml</text:p>
      <text:p text:style-name="P1">hadoop-2.9.0/share/hadoop/httpfs/tomcat/bin/catalina.bat</text:p>
      <text:p text:style-name="P1">hadoop-2.9.0/share/hadoop/httpfs/tomcat/bin/version.sh</text:p>
      <text:p text:style-name="P1">hadoop-2.9.0/share/hadoop/httpfs/tomcat/bin/setclasspath.sh</text:p>
      <text:p text:style-name="P1">hadoop-2.9.0/share/hadoop/httpfs/tomcat/bin/tomcat-juli.jar</text:p>
      <text:p text:style-name="P1">hadoop-2.9.0/share/hadoop/httpfs/tomcat/bin/shutdown.sh</text:p>
      <text:p text:style-name="P1">hadoop-2.9.0/share/hadoop/httpfs/tomcat/bin/commons-daemon-native.tar.gz</text:p>
      <text:p text:style-name="P1">hadoop-2.9.0/share/hadoop/httpfs/tomcat/bin/bootstrap.jar</text:p>
      <text:p text:style-name="P1"><text:soft-page-break/>hadoop-2.9.0/share/hadoop/httpfs/tomcat/bin/tomcat-native.tar.gz</text:p>
      <text:p text:style-name="P1">hadoop-2.9.0/share/hadoop/httpfs/tomcat/bin/catalina.sh</text:p>
      <text:p text:style-name="P1">hadoop-2.9.0/share/hadoop/httpfs/tomcat/bin/startup.sh</text:p>
      <text:p text:style-name="P1">hadoop-2.9.0/share/hadoop/httpfs/tomcat/bin/daemon.sh</text:p>
      <text:p text:style-name="P1">hadoop-2.9.0/share/hadoop/httpfs/tomcat/bin/digest.sh</text:p>
      <text:p text:style-name="P1">hadoop-2.9.0/share/hadoop/httpfs/tomcat/bin/tool-wrapper.bat</text:p>
      <text:p text:style-name="P1">hadoop-2.9.0/share/hadoop/httpfs/tomcat/bin/tool-wrapper.sh</text:p>
      <text:p text:style-name="P1">hadoop-2.9.0/share/hadoop/httpfs/tomcat/bin/commons-daemon.jar</text:p>
      <text:p text:style-name="P1">hadoop-2.9.0/share/hadoop/httpfs/tomcat/bin/cpappend.bat</text:p>
      <text:p text:style-name="P1">hadoop-2.9.0/share/hadoop/httpfs/tomcat/bin/digest.bat</text:p>
      <text:p text:style-name="P1">hadoop-2.9.0/share/hadoop/httpfs/tomcat/bin/version.bat</text:p>
      <text:p text:style-name="P1">hadoop-2.9.0/share/hadoop/httpfs/tomcat/bin/startup.bat</text:p>
      <text:p text:style-name="P1">hadoop-2.9.0/share/hadoop/httpfs/tomcat/bin/shutdown.bat</text:p>
      <text:p text:style-name="P1">hadoop-2.9.0/share/hadoop/httpfs/tomcat/bin/setclasspath.bat</text:p>
      <text:p text:style-name="P1">hadoop-2.9.0/share/hadoop/httpfs/tomcat/NOTICE</text:p>
      <text:p text:style-name="P1">hadoop-2.9.0/share/hadoop/httpfs/tomcat/RUNNING.txt</text:p>
      <text:p text:style-name="P1">hadoop-2.9.0/share/hadoop/common/</text:p>
      <text:p text:style-name="P1">hadoop-2.9.0/share/hadoop/common/lib/</text:p>
      <text:p text:style-name="P1">hadoop-2.9.0/share/hadoop/common/lib/nimbus-jose-jwt-3.9.jar</text:p>
      <text:p text:style-name="P1">hadoop-2.9.0/share/hadoop/common/lib/java-xmlbuilder-0.4.jar</text:p>
      <text:p text:style-name="P1">hadoop-2.9.0/share/hadoop/common/lib/commons-configuration-1.6.jar</text:p>
      <text:p text:style-name="P1">hadoop-2.9.0/share/hadoop/common/lib/commons-cli-1.2.jar</text:p>
      <text:p text:style-name="P1">hadoop-2.9.0/share/hadoop/common/lib/commons-net-3.1.jar</text:p>
      <text:p text:style-name="P1">hadoop-2.9.0/share/hadoop/common/lib/jersey-core-1.9.jar</text:p>
      <text:p text:style-name="P1">hadoop-2.9.0/share/hadoop/common/lib/guava-11.0.2.jar</text:p>
      <text:p text:style-name="P1">hadoop-2.9.0/share/hadoop/common/lib/gson-2.2.4.jar</text:p>
      <text:p text:style-name="P1">hadoop-2.9.0/share/hadoop/common/lib/jackson-core-asl-1.9.13.jar</text:p>
      <text:p text:style-name="P1">hadoop-2.9.0/share/hadoop/common/lib/log4j-1.2.17.jar</text:p>
      <text:p text:style-name="P1">hadoop-2.9.0/share/hadoop/common/lib/woodstox-core-5.0.3.jar</text:p>
      <text:p text:style-name="P1">hadoop-2.9.0/share/hadoop/common/lib/mockito-all-1.8.5.jar</text:p>
      <text:p text:style-name="P1">hadoop-2.9.0/share/hadoop/common/lib/jettison-1.1.jar</text:p>
      <text:p text:style-name="P1">hadoop-2.9.0/share/hadoop/common/lib/commons-digester-1.8.jar</text:p>
      <text:p text:style-name="P1">hadoop-2.9.0/share/hadoop/common/lib/stax2-api-3.1.4.jar</text:p>
      <text:p text:style-name="P1">hadoop-2.9.0/share/hadoop/common/lib/slf4j-log4j12-1.7.25.jar</text:p>
      <text:p text:style-name="P1">hadoop-2.9.0/share/hadoop/common/lib/xz-1.0.jar</text:p>
      <text:p text:style-name="P1">hadoop-2.9.0/share/hadoop/common/lib/jackson-jaxrs-1.9.13.jar</text:p>
      <text:p text:style-name="P1">hadoop-2.9.0/share/hadoop/common/lib/hadoop-auth-2.9.0.jar</text:p>
      <text:p text:style-name="P1">hadoop-2.9.0/share/hadoop/common/lib/apacheds-i18n-2.0.0-M15.jar</text:p>
      <text:p text:style-name="P1">hadoop-2.9.0/share/hadoop/common/lib/stax-api-1.0-2.jar</text:p>
      <text:p text:style-name="P1">hadoop-2.9.0/share/hadoop/common/lib/jetty-6.1.26.jar</text:p>
      <text:p text:style-name="P1">hadoop-2.9.0/share/hadoop/common/lib/api-asn1-api-1.0.0-M20.jar</text:p>
      <text:p text:style-name="P1">hadoop-2.9.0/share/hadoop/common/lib/protobuf-java-2.5.0.jar</text:p>
      <text:p text:style-name="P1">hadoop-2.9.0/share/hadoop/common/lib/curator-recipes-2.7.1.jar</text:p>
      <text:p text:style-name="P1">hadoop-2.9.0/share/hadoop/common/lib/commons-io-2.4.jar</text:p>
      <text:p text:style-name="P1">hadoop-2.9.0/share/hadoop/common/lib/curator-framework-2.7.1.jar</text:p>
      <text:p text:style-name="P1">hadoop-2.9.0/share/hadoop/common/lib/api-util-1.0.0-M20.jar</text:p>
      <text:p text:style-name="P1">hadoop-2.9.0/share/hadoop/common/lib/json-smart-1.1.1.jar</text:p>
      <text:p text:style-name="P1">hadoop-2.9.0/share/hadoop/common/lib/commons-lang-2.6.jar</text:p>
      <text:p text:style-name="P1">hadoop-2.9.0/share/hadoop/common/lib/apacheds-kerberos-codec-2.0.0-M15.jar</text:p>
      <text:p text:style-name="P1">hadoop-2.9.0/share/hadoop/common/lib/commons-collections-3.2.2.jar</text:p>
      <text:p text:style-name="P1">hadoop-2.9.0/share/hadoop/common/lib/jersey-server-1.9.jar</text:p>
      <text:p text:style-name="P1">hadoop-2.9.0/share/hadoop/common/lib/jets3t-0.9.0.jar</text:p>
      <text:p text:style-name="P1"><text:soft-page-break/>hadoop-2.9.0/share/hadoop/common/lib/xmlenc-0.52.jar</text:p>
      <text:p text:style-name="P1">hadoop-2.9.0/share/hadoop/common/lib/hamcrest-core-1.3.jar</text:p>
      <text:p text:style-name="P1">hadoop-2.9.0/share/hadoop/common/lib/servlet-api-2.5.jar</text:p>
      <text:p text:style-name="P1">hadoop-2.9.0/share/hadoop/common/lib/commons-logging-1.1.3.jar</text:p>
      <text:p text:style-name="P1">hadoop-2.9.0/share/hadoop/common/lib/commons-codec-1.4.jar</text:p>
      <text:p text:style-name="P1">hadoop-2.9.0/share/hadoop/common/lib/paranamer-2.3.jar</text:p>
      <text:p text:style-name="P1">hadoop-2.9.0/share/hadoop/common/lib/jcip-annotations-1.0.jar</text:p>
      <text:p text:style-name="P1">hadoop-2.9.0/share/hadoop/common/lib/zookeeper-3.4.6.jar</text:p>
      <text:p text:style-name="P1">hadoop-2.9.0/share/hadoop/common/lib/activation-1.1.jar</text:p>
      <text:p text:style-name="P1">hadoop-2.9.0/share/hadoop/common/lib/jsch-0.1.54.jar</text:p>
      <text:p text:style-name="P1">hadoop-2.9.0/share/hadoop/common/lib/commons-beanutils-core-1.8.0.jar</text:p>
      <text:p text:style-name="P1">hadoop-2.9.0/share/hadoop/common/lib/jersey-json-1.9.jar</text:p>
      <text:p text:style-name="P1">hadoop-2.9.0/share/hadoop/common/lib/htrace-core4-4.1.0-incubating.jar</text:p>
      <text:p text:style-name="P1">hadoop-2.9.0/share/hadoop/common/lib/jackson-mapper-asl-1.9.13.jar</text:p>
      <text:p text:style-name="P1">hadoop-2.9.0/share/hadoop/common/lib/jetty-util-6.1.26.jar</text:p>
      <text:p text:style-name="P1">hadoop-2.9.0/share/hadoop/common/lib/commons-math3-3.1.1.jar</text:p>
      <text:p text:style-name="P1">hadoop-2.9.0/share/hadoop/common/lib/junit-4.11.jar</text:p>
      <text:p text:style-name="P1">hadoop-2.9.0/share/hadoop/common/lib/hadoop-annotations-2.9.0.jar</text:p>
      <text:p text:style-name="P1">hadoop-2.9.0/share/hadoop/common/lib/slf4j-api-1.7.25.jar</text:p>
      <text:p text:style-name="P1">hadoop-2.9.0/share/hadoop/common/lib/httpcore-4.4.4.jar</text:p>
      <text:p text:style-name="P1">hadoop-2.9.0/share/hadoop/common/lib/commons-compress-1.4.1.jar</text:p>
      <text:p text:style-name="P1">hadoop-2.9.0/share/hadoop/common/lib/commons-lang3-3.4.jar</text:p>
      <text:p text:style-name="P1">hadoop-2.9.0/share/hadoop/common/lib/asm-3.2.jar</text:p>
      <text:p text:style-name="P1">hadoop-2.9.0/share/hadoop/common/lib/jetty-sslengine-6.1.26.jar</text:p>
      <text:p text:style-name="P1">hadoop-2.9.0/share/hadoop/common/lib/jaxb-api-2.2.2.jar</text:p>
      <text:p text:style-name="P1">hadoop-2.9.0/share/hadoop/common/lib/jaxb-impl-2.2.3-1.jar</text:p>
      <text:p text:style-name="P1">hadoop-2.9.0/share/hadoop/common/lib/commons-beanutils-1.7.0.jar</text:p>
      <text:p text:style-name="P1">hadoop-2.9.0/share/hadoop/common/lib/avro-1.7.7.jar</text:p>
      <text:p text:style-name="P1">hadoop-2.9.0/share/hadoop/common/lib/httpclient-4.5.2.jar</text:p>
      <text:p text:style-name="P1">hadoop-2.9.0/share/hadoop/common/lib/jsp-api-2.1.jar</text:p>
      <text:p text:style-name="P1">hadoop-2.9.0/share/hadoop/common/lib/curator-client-2.7.1.jar</text:p>
      <text:p text:style-name="P1">hadoop-2.9.0/share/hadoop/common/lib/jsr305-3.0.0.jar</text:p>
      <text:p text:style-name="P1">hadoop-2.9.0/share/hadoop/common/lib/netty-3.6.2.Final.jar</text:p>
      <text:p text:style-name="P1">hadoop-2.9.0/share/hadoop/common/lib/snappy-java-1.0.5.jar</text:p>
      <text:p text:style-name="P1">hadoop-2.9.0/share/hadoop/common/lib/jackson-xc-1.9.13.jar</text:p>
      <text:p text:style-name="P1">hadoop-2.9.0/share/hadoop/common/templates/</text:p>
      <text:p text:style-name="P1">hadoop-2.9.0/share/hadoop/common/templates/core-site.xml</text:p>
      <text:p text:style-name="P1">hadoop-2.9.0/share/hadoop/common/hadoop-common-2.9.0.jar</text:p>
      <text:p text:style-name="P1">hadoop-2.9.0/share/hadoop/common/hadoop-nfs-2.9.0.jar</text:p>
      <text:p text:style-name="P1">hadoop-2.9.0/share/hadoop/common/hadoop-common-2.9.0-tests.jar</text:p>
      <text:p text:style-name="P1">hadoop-2.9.0/share/hadoop/common/jdiff/</text:p>
      <text:p text:style-name="P1">hadoop-2.9.0/share/hadoop/common/jdiff/hadoop_0.19.0.xml</text:p>
      <text:p text:style-name="P1">hadoop-2.9.0/share/hadoop/common/jdiff/Apache_Hadoop_Common_2.8.2.xml</text:p>
      <text:p text:style-name="P1">hadoop-2.9.0/share/hadoop/common/jdiff/Apache_Hadoop_Common_2.8.0.xml</text:p>
      <text:p text:style-name="P1">hadoop-2.9.0/share/hadoop/common/jdiff/hadoop_0.18.2.xml</text:p>
      <text:p text:style-name="P1">hadoop-2.9.0/share/hadoop/common/jdiff/hadoop-core_0.22.0.xml</text:p>
      <text:p text:style-name="P1">hadoop-2.9.0/share/hadoop/common/jdiff/hadoop_0.18.1.xml</text:p>
      <text:p text:style-name="P1">hadoop-2.9.0/share/hadoop/common/jdiff/Null.java</text:p>
      <text:p text:style-name="P1">hadoop-2.9.0/share/hadoop/common/jdiff/hadoop_0.20.2.xml</text:p>
      <text:p text:style-name="P1">hadoop-2.9.0/share/hadoop/common/jdiff/hadoop_0.20.0.xml</text:p>
      <text:p text:style-name="P1">hadoop-2.9.0/share/hadoop/common/jdiff/hadoop_0.18.3.xml</text:p>
      <text:p text:style-name="P1">hadoop-2.9.0/share/hadoop/common/jdiff/hadoop_0.20.1.xml</text:p>
      <text:p text:style-name="P1"><text:soft-page-break/>hadoop-2.9.0/share/hadoop/common/jdiff/hadoop_0.17.0.xml</text:p>
      <text:p text:style-name="P1">hadoop-2.9.0/share/hadoop/common/jdiff/hadoop_0.19.1.xml</text:p>
      <text:p text:style-name="P1">hadoop-2.9.0/share/hadoop/common/jdiff/hadoop-core_0.20.0.xml</text:p>
      <text:p text:style-name="P1">hadoop-2.9.0/share/hadoop/common/jdiff/hadoop-core_0.21.0.xml</text:p>
      <text:p text:style-name="P1">hadoop-2.9.0/share/hadoop/common/jdiff/hadoop_0.19.2.xml</text:p>
      <text:p text:style-name="P1">hadoop-2.9.0/share/hadoop/common/jdiff/Apache_Hadoop_Common_2.6.0.xml</text:p>
      <text:p text:style-name="P1">hadoop-2.9.0/share/hadoop/common/jdiff/Apache_Hadoop_Common_2.7.2.xml</text:p>
      <text:p text:style-name="P1">hadoop-2.9.0/share/hadoop/common/sources/</text:p>
      <text:p text:style-name="P1">hadoop-2.9.0/share/hadoop/common/sources/hadoop-common-2.9.0-test-sources.jar</text:p>
      <text:p text:style-name="P1">hadoop-2.9.0/share/hadoop/common/sources/hadoop-common-2.9.0-sources.jar</text:p>
      <text:p text:style-name="P1">hduser@info21-HP-280-G2-MT:/home/info21/Desktop$ ls</text:p>
      <text:p text:style-name="P1">1.c <text:s text:c="6"/>Connection.class <text:s text:c="4"/>input.txt <text:s/>rsg <text:s text:c="13"/>TCPServer.class</text:p>
      <text:p text:style-name="P1">a.out <text:s text:c="4"/>hadoop-2.9.0 <text:s text:c="8"/>lex.l <text:s text:c="5"/>TCPClient.class <text:s/>TCPServer.java</text:p>
      <text:p text:style-name="P1">client.c <text:s/>hadoop-2.9.0.tar.gz <text:s/>lex.yy.c <text:s text:c="2"/>TCPClient.java <text:s text:c="2"/>udp.c</text:p>
      <text:p text:style-name="P1">hduser@info21-HP-280-G2-MT:/home/info21/Desktop$ sudo mv hadoop-2.9.0 /usr/local/hadoop</text:p>
      <text:p text:style-name="P1">hduser@info21-HP-280-G2-MT:/home/info21/Desktop$ ls</text:p>
      <text:p text:style-name="P1">1.c <text:s text:c="6"/>Connection.class <text:s text:c="4"/>lex.l <text:s text:c="4"/>TCPClient.class <text:s/>TCPServer.java</text:p>
      <text:p text:style-name="P1">a.out <text:s text:c="4"/>hadoop-2.9.0.tar.gz <text:s/>lex.yy.c <text:s/>TCPClient.java <text:s text:c="2"/>udp.c</text:p>
      <text:p text:style-name="P1">client.c <text:s/>input.txt <text:s text:c="11"/>rsg <text:s text:c="6"/>TCPServer.class</text:p>
      <text:p text:style-name="P1">hduser@info21-HP-280-G2-MT:/home/info21/Desktop$ ls</text:p>
      <text:p text:style-name="P1">1.c <text:s text:c="17"/>hadoop-file-for-configuration <text:s/>TCPClient.class</text:p>
      <text:p text:style-name="P1">a.out <text:s text:c="15"/>input.txt <text:s text:c="21"/>TCPClient.java</text:p>
      <text:p text:style-name="P1">client.c <text:s text:c="12"/>lex.l <text:s text:c="25"/>TCPServer.class</text:p>
      <text:p text:style-name="P1">Connection.class <text:s text:c="4"/>lex.yy.c <text:s text:c="22"/>TCPServer.java</text:p>
      <text:p text:style-name="P1">hadoop-2.9.0.tar.gz <text:s/>rsg <text:s text:c="27"/>udp.c</text:p>
      <text:p text:style-name="P1">hduser@info21-HP-280-G2-MT:/home/info21/Desktop$ sudo chown -R duser /usr/local</text:p>
      <text:p text:style-name="P1">chown: invalid user: ‘duser’</text:p>
      <text:p text:style-name="P1">hduser@info21-HP-280-G2-MT:/home/info21/Desktop$ sudo chown -R hduser /usr/local </text:p>
      <text:p text:style-name="P1">hduser@info21-HP-280-G2-MT:/home/info21/Desktop$ sudo nano ~/.bashrc</text:p>
      <text:p text:style-name="P1">hduser@info21-HP-280-G2-MT:/home/info21/Desktop$ source ~/.bashrc</text:p>
      <text:p text:style-name="P1">hduser@info21-HP-280-G2-MT:/home/info21/Desktop$ udo gedit /usr/local/hadoop/etc/hadoop/hadoop-env.sh</text:p>
      <text:p text:style-name="P1">The program 'udo' is currently not installed. You can install it by typing:</text:p>
      <text:p text:style-name="P1">sudo apt install udo</text:p>
      <text:p text:style-name="P1">hduser@info21-HP-280-G2-MT:/home/info21/Desktop$ sudo gedit /usr/local/hadoop/etc/hadoop/hadoop-env.sh</text:p>
      <text:p text:style-name="P1"/>
      <text:p text:style-name="P1">(gedit:3659): Gtk-WARNING **: Calling Inhibit failed: GDBus.Error:org.freedesktop.DBus.Error.ServiceUnknown: The name org.gnome.SessionManager was not provided by any .service files</text:p>
      <text:p text:style-name="P1"/>
      <text:p text:style-name="P1">** (gedit:3659): WARNING **: Set document metadata failed: Setting attribute metadata::gedit-spell-enabled not supported</text:p>
      <text:p text:style-name="P1"/>
      <text:p text:style-name="P1">** (gedit:3659): WARNING **: Set document metadata failed: Setting attribute metadata::gedit-encoding not supported</text:p>
      <text:p text:style-name="P1"/>
      <text:p text:style-name="P1">** (gedit:3659): WARNING **: Set document metadata failed: Setting attribute metadata::gedit-position not supported</text:p>
      <text:p text:style-name="P1">hduser@info21-HP-280-G2-MT:/home/info21/Desktop$ sudo gedit /usr/local/hadoop/etc/hadoop/hadoop-env.sh</text:p>
      <text:p text:style-name="P1"/>
      <text:p text:style-name="P1"><text:soft-page-break/>** (gedit:3704): WARNING **: Set document metadata failed: Setting attribute metadata::gedit-spell-enabled not supported</text:p>
      <text:p text:style-name="P1"/>
      <text:p text:style-name="P1">** (gedit:3704): WARNING **: Set document metadata failed: Setting attribute metadata::gedit-encoding not supported</text:p>
      <text:p text:style-name="P1"/>
      <text:p text:style-name="P1">** (gedit:3704): WARNING **: Set document metadata failed: Setting attribute metadata::gedit-position not supported</text:p>
      <text:p text:style-name="P1">hduser@info21-HP-280-G2-MT:/home/info21/Desktop$ sudo gedit /usr/local/hadoop/etc/hadoop/core-site.xml</text:p>
      <text:p text:style-name="P1"/>
      <text:p text:style-name="P1">(gedit:3737): Gtk-WARNING **: Calling Inhibit failed: GDBus.Error:org.freedesktop.DBus.Error.ServiceUnknown: The name org.gnome.SessionManager was not provided by any .service files</text:p>
      <text:p text:style-name="P1"/>
      <text:p text:style-name="P1">** (gedit:3737): WARNING **: Set document metadata failed: Setting attribute metadata::gedit-spell-enabled not supported</text:p>
      <text:p text:style-name="P1"/>
      <text:p text:style-name="P1">** (gedit:3737): WARNING **: Set document metadata failed: Setting attribute metadata::gedit-encoding not supported</text:p>
      <text:p text:style-name="P1"/>
      <text:p text:style-name="P1">** (gedit:3737): WARNING **: Set document metadata failed: Setting attribute metadata::gedit-position not supported</text:p>
      <text:p text:style-name="P1">hduser@info21-HP-280-G2-MT:/home/info21/Desktop$ sudo gedit /usr/local/hadoop/etc/hadoop/core-site.xml</text:p>
      <text:p text:style-name="P1"/>
      <text:p text:style-name="P1">(gedit:3751): Gtk-WARNING **: Calling Inhibit failed: GDBus.Error:org.freedesktop.DBus.Error.ServiceUnknown: The name org.gnome.SessionManager was not provided by any .service files</text:p>
      <text:p text:style-name="P1"/>
      <text:p text:style-name="P1">** (gedit:3751): WARNING **: Set document metadata failed: Setting attribute metadata::gedit-spell-enabled not supported</text:p>
      <text:p text:style-name="P1"/>
      <text:p text:style-name="P1">** (gedit:3751): WARNING **: Set document metadata failed: Setting attribute metadata::gedit-encoding not supported</text:p>
      <text:p text:style-name="P1"/>
      <text:p text:style-name="P1">** (gedit:3751): WARNING **: Set document metadata failed: Setting attribute metadata::gedit-position not supported</text:p>
      <text:p text:style-name="P1">hduser@info21-HP-280-G2-MT:/home/info21/Desktop$ sudo gedit /usr/local/hadoop/etc/hadoop/hdfs-site.xml</text:p>
      <text:p text:style-name="P1"/>
      <text:p text:style-name="P1">(gedit:3769): Gtk-WARNING **: Calling Inhibit failed: GDBus.Error:org.freedesktop.DBus.Error.ServiceUnknown: The name org.gnome.SessionManager was not provided by any .service files</text:p>
      <text:p text:style-name="P1"/>
      <text:p text:style-name="P1">** (gedit:3769): WARNING **: Set document metadata failed: Setting attribute metadata::gedit-spell-enabled not supported</text:p>
      <text:p text:style-name="P1"/>
      <text:p text:style-name="P1">** (gedit:3769): WARNING **: Set document metadata failed: Setting attribute metadata::gedit-encoding not supported</text:p>
      <text:p text:style-name="P1"/>
      <text:p text:style-name="P1"><text:soft-page-break/>** (gedit:3769): WARNING **: Set document metadata failed: Setting attribute metadata::gedit-position not supported</text:p>
      <text:p text:style-name="P1">hduser@info21-HP-280-G2-MT:/home/info21/Desktop$ sudo gedit /usr/local/hadoop/etc/hadoop/yarn-site.xml</text:p>
      <text:p text:style-name="P1"/>
      <text:p text:style-name="P1">(gedit:3788): Gtk-WARNING **: Calling Inhibit failed: GDBus.Error:org.freedesktop.DBus.Error.ServiceUnknown: The name org.gnome.SessionManager was not provided by any .service files</text:p>
      <text:p text:style-name="P1"/>
      <text:p text:style-name="P1">** (gedit:3788): WARNING **: Set document metadata failed: Setting attribute metadata::gedit-spell-enabled not supported</text:p>
      <text:p text:style-name="P1"/>
      <text:p text:style-name="P1">** (gedit:3788): WARNING **: Set document metadata failed: Setting attribute metadata::gedit-encoding not supported</text:p>
      <text:p text:style-name="P1"/>
      <text:p text:style-name="P1">** (gedit:3788): WARNING **: Set document metadata failed: Setting attribute metadata::gedit-position not supported</text:p>
      <text:p text:style-name="P1">hduser@info21-HP-280-G2-MT:/home/info21/Desktop$ sudo cp /usr/local/hadoop/etc/hadoop/mapred-site.xml.template /usr/local/hadoop/etc/hadoop/mapred-site.xml</text:p>
      <text:p text:style-name="P1">hduser@info21-HP-280-G2-MT:/home/info21/Desktop$ sudo gedit /usr/local/hadoop/etc/hadoop/mapred-site.xml</text:p>
      <text:p text:style-name="P1"/>
      <text:p text:style-name="P1">(gedit:3822): Gtk-WARNING **: Calling Inhibit failed: GDBus.Error:org.freedesktop.DBus.Error.ServiceUnknown: The name org.gnome.SessionManager was not provided by any .service files</text:p>
      <text:p text:style-name="P1"/>
      <text:p text:style-name="P1">** (gedit:3822): WARNING **: Set document metadata failed: Setting attribute metadata::gedit-spell-enabled not supported</text:p>
      <text:p text:style-name="P1"/>
      <text:p text:style-name="P1">** (gedit:3822): WARNING **: Set document metadata failed: Setting attribute metadata::gedit-encoding not supported</text:p>
      <text:p text:style-name="P1"/>
      <text:p text:style-name="P1">** (gedit:3822): WARNING **: Set document metadata failed: Setting attribute metadata::gedit-position not supported</text:p>
      <text:p text:style-name="P1">hduser@info21-HP-280-G2-MT:/home/info21/Desktop$ sudo mkdir -p /usr/local/hadoop_tmp</text:p>
      <text:p text:style-name="P1">hduser@info21-HP-280-G2-MT:/home/info21/Desktop$ sudo mkdir -p /usr/local/hadoop_tmp/hdfs/namenode</text:p>
      <text:p text:style-name="P1">hduser@info21-HP-280-G2-MT:/home/info21/Desktop$ sudo mkdir -p /usr/local/hadoop_tmp/hdfs/datanode</text:p>
      <text:p text:style-name="P1">hduser@info21-HP-280-G2-MT:/home/info21/Desktop$ sudo chown -R hduser /usr/local/hadoop_tmp</text:p>
      <text:p text:style-name="P1">hduser@info21-HP-280-G2-MT:/home/info21/Desktop$ hdfs</text:p>
      <text:p text:style-name="P1">Usage: hdfs [--config confdir] [--loglevel loglevel] COMMAND</text:p>
      <text:p text:style-name="P1"><text:s text:c="7"/>where COMMAND is one of:</text:p>
      <text:p text:style-name="P1"><text:s text:c="2"/>dfs <text:s text:c="17"/>run a filesystem command on the file systems supported in Hadoop.</text:p>
      <text:p text:style-name="P1"><text:s text:c="2"/>classpath <text:s text:c="11"/>prints the classpath</text:p>
      <text:p text:style-name="P1"><text:s text:c="2"/>namenode -format <text:s text:c="4"/>format the DFS filesystem</text:p>
      <text:p text:style-name="P1"><text:s text:c="2"/>secondarynamenode <text:s text:c="3"/>run the DFS secondary namenode</text:p>
      <text:p text:style-name="P1"><text:s text:c="2"/>namenode <text:s text:c="12"/>run the DFS namenode</text:p>
      <text:p text:style-name="P1"><text:s text:c="2"/>journalnode <text:s text:c="9"/>run the DFS journalnode</text:p>
      <text:p text:style-name="P1"><text:s text:c="2"/>zkfc <text:s text:c="16"/>run the ZK Failover Controller daemon</text:p>
      <text:p text:style-name="P1"><text:soft-page-break/><text:s text:c="2"/>datanode <text:s text:c="12"/>run a DFS datanode</text:p>
      <text:p text:style-name="P1"><text:s text:c="2"/>debug <text:s text:c="15"/>run a Debug Admin to execute HDFS debug commands</text:p>
      <text:p text:style-name="P1"><text:s text:c="2"/>dfsadmin <text:s text:c="12"/>run a DFS admin client</text:p>
      <text:p text:style-name="P1"><text:s text:c="2"/>dfsrouter <text:s text:c="11"/>run the DFS router</text:p>
      <text:p text:style-name="P1"><text:s text:c="2"/>dfsrouteradmin <text:s text:c="6"/>manage Router-based federation</text:p>
      <text:p text:style-name="P1"><text:s text:c="2"/>haadmin <text:s text:c="13"/>run a DFS HA admin client</text:p>
      <text:p text:style-name="P1"><text:s text:c="2"/>fsck <text:s text:c="16"/>run a DFS filesystem checking utility</text:p>
      <text:p text:style-name="P1"><text:s text:c="2"/>balancer <text:s text:c="12"/>run a cluster balancing utility</text:p>
      <text:p text:style-name="P1"><text:s text:c="2"/>jmxget <text:s text:c="14"/>get JMX exported values from NameNode or DataNode.</text:p>
      <text:p text:style-name="P1"><text:s text:c="2"/>mover <text:s text:c="15"/>run a utility to move block replicas across</text:p>
      <text:p text:style-name="P1"><text:s text:c="23"/>storage types</text:p>
      <text:p text:style-name="P1"><text:s text:c="2"/>oiv <text:s text:c="17"/>apply the offline fsimage viewer to an fsimage</text:p>
      <text:p text:style-name="P1"><text:s text:c="2"/>oiv_legacy <text:s text:c="10"/>apply the offline fsimage viewer to an legacy fsimage</text:p>
      <text:p text:style-name="P1"><text:s text:c="2"/>oev <text:s text:c="17"/>apply the offline edits viewer to an edits file</text:p>
      <text:p text:style-name="P1"><text:s text:c="2"/>fetchdt <text:s text:c="13"/>fetch a delegation token from the NameNode</text:p>
      <text:p text:style-name="P1"><text:s text:c="2"/>getconf <text:s text:c="13"/>get config values from configuration</text:p>
      <text:p text:style-name="P1"><text:s text:c="2"/>groups <text:s text:c="14"/>get the groups which users belong to</text:p>
      <text:p text:style-name="P1"><text:s text:c="2"/>snapshotDiff <text:s text:c="8"/>diff two snapshots of a directory or diff the</text:p>
      <text:p text:style-name="P1"><text:s text:c="23"/>current directory contents with a snapshot</text:p>
      <text:p text:style-name="P1"><text:s text:c="2"/>lsSnapshottableDir <text:s text:c="2"/>list all snapshottable dirs owned by the current user</text:p>
      <text:p text:style-name="P1"><text:tab/><text:tab/><text:tab/><text:tab/><text:tab/><text:tab/>Use -help to see options</text:p>
      <text:p text:style-name="P1"><text:s text:c="2"/>portmap <text:s text:c="13"/>run a portmap service</text:p>
      <text:p text:style-name="P1"><text:s text:c="2"/>nfs3 <text:s text:c="16"/>run an NFS version 3 gateway</text:p>
      <text:p text:style-name="P1"><text:s text:c="2"/>cacheadmin <text:s text:c="10"/>configure the HDFS cache</text:p>
      <text:p text:style-name="P1"><text:s text:c="2"/>crypto <text:s text:c="14"/>configure HDFS encryption zones</text:p>
      <text:p text:style-name="P1"><text:s text:c="2"/>storagepolicies <text:s text:c="5"/>list/get/set block storage policies</text:p>
      <text:p text:style-name="P1"><text:s text:c="2"/>version <text:s text:c="13"/>print the version</text:p>
      <text:p text:style-name="P1"/>
      <text:p text:style-name="P1">Most commands print help when invoked w/o parameters.</text:p>
      <text:p text:style-name="P1">hduser@info21-HP-280-G2-MT:/home/info21/Desktop$ cd</text:p>
      <text:p text:style-name="P1">hduser@info21-HP-280-G2-MT:~$ hdfs namenode -format</text:p>
      <text:p text:style-name="P1">18/02/27 20:50:44 INFO namenode.NameNode: STARTUP_MSG: </text:p>
      <text:p text:style-name="P1">/************************************************************</text:p>
      <text:p text:style-name="P1">STARTUP_MSG: Starting NameNode</text:p>
      <text:p text:style-name="P1">STARTUP_MSG: <text:s text:c="2"/>host = info21-HP-280-G2-MT/127.0.1.1</text:p>
      <text:p text:style-name="P1">STARTUP_MSG: <text:s text:c="2"/>args = [-format]</text:p>
      <text:p text:style-name="P1">STARTUP_MSG: <text:s text:c="2"/>version = 2.9.0</text:p>
      <text:p text:style-name="P1">STARTUP_MSG: <text:s text:c="2"/>classpath = /usr/local/hadoop/etc/hadoop:/usr/local/hadoop/share/hadoop/common/lib/asm-3.2.jar:/usr/local/hadoop/share/hadoop/common/lib/commons-codec-1.4.jar:/usr/local/hadoop/share/hadoop/common/lib/log4j-1.2.17.jar:/usr/local/hadoop/share/hadoop/common/lib/jsr305-3.0.0.jar:/usr/local/hadoop/share/hadoop/common/lib/junit-4.11.jar:/usr/local/hadoop/share/hadoop/common/lib/hamcrest-core-1.3.jar:/usr/local/hadoop/share/hadoop/common/lib/zookeeper-3.4.6.jar:/usr/local/hadoop/share/hadoop/common/lib/commons-logging-1.1.3.jar:/usr/local/hadoop/share/hadoop/common/lib/api-util-1.0.0-M20.jar:/usr/local/hadoop/share/hadoop/common/lib/jackson-xc-1.9.13.jar:/usr/local/hadoop/share/hadoop/common/lib/commons-lang3-3.4.jar:/usr/local/hadoop/share/hadoop/common/lib/java-xmlbuilder-0.4.jar:/usr/local/hadoop/share/hadoop/common/lib/commons-compress-1.4.1.jar:/usr/local/hadoop/share/hadoop/common/lib/activation-<text:soft-page-break/>1.1.jar:/usr/local/hadoop/share/hadoop/common/lib/guava-11.0.2.jar:/usr/local/hadoop/share/hadoop/common/lib/hadoop-auth-2.9.0.jar:/usr/local/hadoop/share/hadoop/common/lib/commons-digester-1.8.jar:/usr/local/hadoop/share/hadoop/common/lib/jaxb-impl-2.2.3-1.jar:/usr/local/hadoop/share/hadoop/common/lib/jetty-6.1.26.jar:/usr/local/hadoop/share/hadoop/common/lib/htrace-core4-4.1.0-incubating.jar:/usr/local/hadoop/share/hadoop/common/lib/jersey-json-1.9.jar:/usr/local/hadoop/share/hadoop/common/lib/httpclient-4.5.2.jar:/usr/local/hadoop/share/hadoop/common/lib/xz-1.0.jar:/usr/local/hadoop/share/hadoop/common/lib/servlet-api-2.5.jar:/usr/local/hadoop/share/hadoop/common/lib/jsch-0.1.54.jar:/usr/local/hadoop/share/hadoop/common/lib/commons-math3-3.1.1.jar:/usr/local/hadoop/share/hadoop/common/lib/commons-collections-3.2.2.jar:/usr/local/hadoop/share/hadoop/common/lib/apacheds-i18n-2.0.0-M15.jar:/usr/local/hadoop/share/hadoop/common/lib/snappy-java-1.0.5.jar:/usr/local/hadoop/share/hadoop/common/lib/commons-cli-1.2.jar:/usr/local/hadoop/share/hadoop/common/lib/jackson-mapper-asl-1.9.13.jar:/usr/local/hadoop/share/hadoop/common/lib/paranamer-2.3.jar:/usr/local/hadoop/share/hadoop/common/lib/jetty-util-6.1.26.jar:/usr/local/hadoop/share/hadoop/common/lib/jsp-api-2.1.jar:/usr/local/hadoop/share/hadoop/common/lib/stax2-api-3.1.4.jar:/usr/local/hadoop/share/hadoop/common/lib/netty-3.6.2.Final.jar:/usr/local/hadoop/share/hadoop/common/lib/jackson-core-asl-1.9.13.jar:/usr/local/hadoop/share/hadoop/common/lib/apacheds-kerberos-codec-2.0.0-M15.jar:/usr/local/hadoop/share/hadoop/common/lib/protobuf-java-2.5.0.jar:/usr/local/hadoop/share/hadoop/common/lib/jaxb-api-2.2.2.jar:/usr/local/hadoop/share/hadoop/common/lib/jetty-sslengine-6.1.26.jar:/usr/local/hadoop/share/hadoop/common/lib/commons-beanutils-core-1.8.0.jar:/usr/local/hadoop/share/hadoop/common/lib/jettison-1.1.jar:/usr/local/hadoop/share/hadoop/common/lib/jcip-annotations-1.0.jar:/usr/local/hadoop/share/hadoop/common/lib/commons-beanutils-1.7.0.jar:/usr/local/hadoop/share/hadoop/common/lib/hadoop-annotations-2.9.0.jar:/usr/local/hadoop/share/hadoop/common/lib/commons-lang-2.6.jar:/usr/local/hadoop/share/hadoop/common/lib/httpcore-4.4.4.jar:/usr/local/hadoop/share/hadoop/common/lib/stax-api-1.0-2.jar:/usr/local/hadoop/share/hadoop/common/lib/curator-recipes-2.7.1.jar:/usr/local/hadoop/share/hadoop/common/lib/json-smart-1.1.1.jar:/usr/local/hadoop/share/hadoop/common/lib/woodstox-core-5.0.3.jar:/usr/local/hadoop/share/hadoop/common/lib/gson-2.2.4.jar:/usr/local/hadoop/share/hadoop/common/lib/commons-net-3.1.jar:/usr/local/hadoop/share/hadoop/common/lib/mockito-all-1.8.5.jar:/usr/local/hadoop/share/hadoop/common/lib/avro-1.7.7.jar:/usr/local/hadoop/share/hadoop/common/lib/api-asn1-api-1.0.0-M20.jar:/usr/local/hadoop/share/hadoop/common/lib/slf4j-log4j12-1.7.25.jar:/usr/local/hadoop/share/hadoop/common/lib/commons-configuration-1.6.jar:/usr/local/hadoop/share/hadoop/common/lib/xmlenc-0.52.jar:/usr/local/hadoop/share/hadoop/common/lib/jackson-jaxrs-1.9.13.jar:/usr/local/hadoop/share/hadoop/common/lib/curator-framework-2.7.1.jar:/usr/local/hadoop/share/hadoop/common/lib/jersey-server-1.9.jar:/usr/local/hadoop/share/hadoop/common/lib/jets3t-0.9.0.jar:/usr/local/hadoop/share/hadoop/common/lib/slf4j-api-1.7.25.jar:/usr/local/hadoop/share/hadoop/common/lib/nimbus-jose-jwt-<text:soft-page-break/>3.9.jar:/usr/local/hadoop/share/hadoop/common/lib/commons-io-2.4.jar:/usr/local/hadoop/share/hadoop/common/lib/jersey-core-1.9.jar:/usr/local/hadoop/share/hadoop/common/lib/curator-client-2.7.1.jar:/usr/local/hadoop/share/hadoop/common/hadoop-common-2.9.0-tests.jar:/usr/local/hadoop/share/hadoop/common/hadoop-nfs-2.9.0.jar:/usr/local/hadoop/share/hadoop/common/hadoop-common-2.9.0.jar:/usr/local/hadoop/share/hadoop/hdfs:/usr/local/hadoop/share/hadoop/hdfs/lib/asm-3.2.jar:/usr/local/hadoop/share/hadoop/hdfs/lib/commons-codec-1.4.jar:/usr/local/hadoop/share/hadoop/hdfs/lib/log4j-1.2.17.jar:/usr/local/hadoop/share/hadoop/hdfs/lib/jsr305-3.0.0.jar:/usr/local/hadoop/share/hadoop/hdfs/lib/commons-logging-1.1.3.jar:/usr/local/hadoop/share/hadoop/hdfs/lib/hadoop-hdfs-client-2.9.0.jar:/usr/local/hadoop/share/hadoop/hdfs/lib/jackson-core-2.7.8.jar:/usr/local/hadoop/share/hadoop/hdfs/lib/jackson-annotations-2.7.8.jar:/usr/local/hadoop/share/hadoop/hdfs/lib/guava-11.0.2.jar:/usr/local/hadoop/share/hadoop/hdfs/lib/commons-daemon-1.0.13.jar:/usr/local/hadoop/share/hadoop/hdfs/lib/jetty-6.1.26.jar:/usr/local/hadoop/share/hadoop/hdfs/lib/htrace-core4-4.1.0-incubating.jar:/usr/local/hadoop/share/hadoop/hdfs/lib/jackson-databind-2.7.8.jar:/usr/local/hadoop/share/hadoop/hdfs/lib/servlet-api-2.5.jar:/usr/local/hadoop/share/hadoop/hdfs/lib/leveldbjni-all-1.8.jar:/usr/local/hadoop/share/hadoop/hdfs/lib/netty-all-4.0.23.Final.jar:/usr/local/hadoop/share/hadoop/hdfs/lib/commons-cli-1.2.jar:/usr/local/hadoop/share/hadoop/hdfs/lib/jackson-mapper-asl-1.9.13.jar:/usr/local/hadoop/share/hadoop/hdfs/lib/jetty-util-6.1.26.jar:/usr/local/hadoop/share/hadoop/hdfs/lib/netty-3.6.2.Final.jar:/usr/local/hadoop/share/hadoop/hdfs/lib/jackson-core-asl-1.9.13.jar:/usr/local/hadoop/share/hadoop/hdfs/lib/protobuf-java-2.5.0.jar:/usr/local/hadoop/share/hadoop/hdfs/lib/xml-apis-1.3.04.jar:/usr/local/hadoop/share/hadoop/hdfs/lib/commons-lang-2.6.jar:/usr/local/hadoop/share/hadoop/hdfs/lib/okio-1.4.0.jar:/usr/local/hadoop/share/hadoop/hdfs/lib/xercesImpl-2.9.1.jar:/usr/local/hadoop/share/hadoop/hdfs/lib/xmlenc-0.52.jar:/usr/local/hadoop/share/hadoop/hdfs/lib/jersey-server-1.9.jar:/usr/local/hadoop/share/hadoop/hdfs/lib/okhttp-2.4.0.jar:/usr/local/hadoop/share/hadoop/hdfs/lib/commons-io-2.4.jar:/usr/local/hadoop/share/hadoop/hdfs/lib/jersey-core-1.9.jar:/usr/local/hadoop/share/hadoop/hdfs/hadoop-hdfs-nfs-2.9.0.jar:/usr/local/hadoop/share/hadoop/hdfs/hadoop-hdfs-client-2.9.0.jar:/usr/local/hadoop/share/hadoop/hdfs/hadoop-hdfs-native-client-2.9.0.jar:/usr/local/hadoop/share/hadoop/hdfs/hadoop-hdfs-native-client-2.9.0-tests.jar:/usr/local/hadoop/share/hadoop/hdfs/hadoop-hdfs-2.9.0.jar:/usr/local/hadoop/share/hadoop/hdfs/hadoop-hdfs-client-2.9.0-tests.jar:/usr/local/hadoop/share/hadoop/hdfs/hadoop-hdfs-2.9.0-tests.jar:/usr/local/hadoop/share/hadoop/yarn:/usr/local/hadoop/share/hadoop/yarn/lib/javassist-3.18.1-GA.jar:/usr/local/hadoop/share/hadoop/yarn/lib/asm-3.2.jar:/usr/local/hadoop/share/hadoop/yarn/lib/commons-codec-1.4.jar:/usr/local/hadoop/share/hadoop/yarn/lib/log4j-1.2.17.jar:/usr/local/hadoop/share/hadoop/yarn/lib/jsr305-3.0.0.jar:/usr/local/hadoop/share/hadoop/yarn/lib/metrics-core-3.0.1.jar:/usr/local/hadoop/share/hadoop/yarn/lib/zookeeper-3.4.6.jar:/usr/local/hadoop/share/hadoop/yarn/lib/commons-logging-<text:soft-page-break/>1.1.3.jar:/usr/local/hadoop/share/hadoop/yarn/lib/api-util-1.0.0-M20.jar:/usr/local/hadoop/share/hadoop/yarn/lib/jackson-xc-1.9.13.jar:/usr/local/hadoop/share/hadoop/yarn/lib/commons-lang3-3.4.jar:/usr/local/hadoop/share/hadoop/yarn/lib/java-xmlbuilder-0.4.jar:/usr/local/hadoop/share/hadoop/yarn/lib/commons-compress-1.4.1.jar:/usr/local/hadoop/share/hadoop/yarn/lib/zookeeper-3.4.6-tests.jar:/usr/local/hadoop/share/hadoop/yarn/lib/activation-1.1.jar:/usr/local/hadoop/share/hadoop/yarn/lib/curator-test-2.7.1.jar:/usr/local/hadoop/share/hadoop/yarn/lib/guava-11.0.2.jar:/usr/local/hadoop/share/hadoop/yarn/lib/jersey-guice-1.9.jar:/usr/local/hadoop/share/hadoop/yarn/lib/java-util-1.9.0.jar:/usr/local/hadoop/share/hadoop/yarn/lib/commons-digester-1.8.jar:/usr/local/hadoop/share/hadoop/yarn/lib/jaxb-impl-2.2.3-1.jar:/usr/local/hadoop/share/hadoop/yarn/lib/jetty-6.1.26.jar:/usr/local/hadoop/share/hadoop/yarn/lib/htrace-core4-4.1.0-incubating.jar:/usr/local/hadoop/share/hadoop/yarn/lib/guice-3.0.jar:/usr/local/hadoop/share/hadoop/yarn/lib/jersey-json-1.9.jar:/usr/local/hadoop/share/hadoop/yarn/lib/httpclient-4.5.2.jar:/usr/local/hadoop/share/hadoop/yarn/lib/xz-1.0.jar:/usr/local/hadoop/share/hadoop/yarn/lib/javax.inject-1.jar:/usr/local/hadoop/share/hadoop/yarn/lib/commons-math-2.2.jar:/usr/local/hadoop/share/hadoop/yarn/lib/servlet-api-2.5.jar:/usr/local/hadoop/share/hadoop/yarn/lib/jsch-0.1.54.jar:/usr/local/hadoop/share/hadoop/yarn/lib/commons-math3-3.1.1.jar:/usr/local/hadoop/share/hadoop/yarn/lib/commons-collections-3.2.2.jar:/usr/local/hadoop/share/hadoop/yarn/lib/leveldbjni-all-1.8.jar:/usr/local/hadoop/share/hadoop/yarn/lib/apacheds-i18n-2.0.0-M15.jar:/usr/local/hadoop/share/hadoop/yarn/lib/snappy-java-1.0.5.jar:/usr/local/hadoop/share/hadoop/yarn/lib/commons-cli-1.2.jar:/usr/local/hadoop/share/hadoop/yarn/lib/jackson-mapper-asl-1.9.13.jar:/usr/local/hadoop/share/hadoop/yarn/lib/paranamer-2.3.jar:/usr/local/hadoop/share/hadoop/yarn/lib/geronimo-jcache_1.0_spec-1.0-alpha-1.jar:/usr/local/hadoop/share/hadoop/yarn/lib/jetty-util-6.1.26.jar:/usr/local/hadoop/share/hadoop/yarn/lib/jsp-api-2.1.jar:/usr/local/hadoop/share/hadoop/yarn/lib/stax2-api-3.1.4.jar:/usr/local/hadoop/share/hadoop/yarn/lib/netty-3.6.2.Final.jar:/usr/local/hadoop/share/hadoop/yarn/lib/jackson-core-asl-1.9.13.jar:/usr/local/hadoop/share/hadoop/yarn/lib/HikariCP-java7-2.4.12.jar:/</text:p>
      <text:p text:style-name="P1">usr/local/hadoop/share/hadoop/yarn/lib/apacheds-kerberos-codec-2.0.0-M15.jar:/usr/local/hadoop/share/hadoop/yarn/lib/protobuf-java-2.5.0.jar:/usr/local/hadoop/share/hadoop/yarn/lib/jaxb-api-2.2.2.jar:/usr/local/hadoop/share/hadoop/yarn/lib/mssql-jdbc-6.2.1.jre7.jar:/usr/local/hadoop/share/hadoop/yarn/lib/json-io-2.5.1.jar:/usr/local/hadoop/share/hadoop/yarn/lib/jetty-sslengine-6.1.26.jar:/usr/local/hadoop/share/hadoop/yarn/lib/jersey-client-1.9.jar:/usr/local/hadoop/share/hadoop/yarn/lib/commons-beanutils-core-1.8.0.jar:/usr/local/hadoop/share/hadoop/yarn/lib/jettison-1.1.jar:/usr/local/hadoop/share/hadoop/yarn/lib/jcip-annotations-1.0.jar:/usr/local/hadoop/share/hadoop/yarn/lib/commons-beanutils-1.7.0.jar:/usr/local/hadoop/share/hadoop/yarn/lib/commons-lang-2.6.jar:/usr/local/hadoop/share/hadoop/yarn/lib/httpcore-4.4.4.jar:/usr/local/hadoop/share/hadoop/yarn/lib/stax-api-1.0-<text:soft-page-break/>2.jar:/usr/local/hadoop/share/hadoop/yarn/lib/curator-recipes-2.7.1.jar:/usr/local/hadoop/share/hadoop/yarn/lib/json-smart-1.1.1.jar:/usr/local/hadoop/share/hadoop/yarn/lib/woodstox-core-5.0.3.jar:/usr/local/hadoop/share/hadoop/yarn/lib/gson-2.2.4.jar:/usr/local/hadoop/share/hadoop/yarn/lib/commons-net-3.1.jar:/usr/local/hadoop/share/hadoop/yarn/lib/fst-2.50.jar:/usr/local/hadoop/share/hadoop/yarn/lib/avro-1.7.7.jar:/usr/local/hadoop/share/hadoop/yarn/lib/guice-servlet-3.0.jar:/usr/local/hadoop/share/hadoop/yarn/lib/api-asn1-api-1.0.0-M20.jar:/usr/local/hadoop/share/hadoop/yarn/lib/commons-configuration-1.6.jar:/usr/local/hadoop/share/hadoop/yarn/lib/xmlenc-0.52.jar:/usr/local/hadoop/share/hadoop/yarn/lib/jackson-jaxrs-1.9.13.jar:/usr/local/hadoop/share/hadoop/yarn/lib/curator-framework-2.7.1.jar:/usr/local/hadoop/share/hadoop/yarn/lib/jersey-server-1.9.jar:/usr/local/hadoop/share/hadoop/yarn/lib/jets3t-0.9.0.jar:/usr/local/hadoop/share/hadoop/yarn/lib/ehcache-3.3.1.jar:/usr/local/hadoop/share/hadoop/yarn/lib/nimbus-jose-jwt-3.9.jar:/usr/local/hadoop/share/hadoop/yarn/lib/commons-io-2.4.jar:/usr/local/hadoop/share/hadoop/yarn/lib/jersey-core-1.9.jar:/usr/local/hadoop/share/hadoop/yarn/lib/curator-client-2.7.1.jar:/usr/local/hadoop/share/hadoop/yarn/lib/aopalliance-1.0.jar:/usr/local/hadoop/share/hadoop/yarn/hadoop-yarn-server-sharedcachemanager-2.9.0.jar:/usr/local/hadoop/share/hadoop/yarn/hadoop-yarn-applications-unmanaged-am-launcher-2.9.0.jar:/usr/local/hadoop/share/hadoop/yarn/hadoop-yarn-server-router-2.9.0.jar:/usr/local/hadoop/share/hadoop/yarn/hadoop-yarn-client-2.9.0.jar:/usr/local/hadoop/share/hadoop/yarn/hadoop-yarn-server-resourcemanager-2.9.0.jar:/usr/local/hadoop/share/hadoop/yarn/hadoop-yarn-server-web-proxy-2.9.0.jar:/usr/local/hadoop/share/hadoop/yarn/hadoop-yarn-server-timeline-pluginstorage-2.9.0.jar:/usr/local/hadoop/share/hadoop/yarn/hadoop-yarn-registry-2.9.0.jar:/usr/local/hadoop/share/hadoop/yarn/hadoop-yarn-server-tests-2.9.0.jar:/usr/local/hadoop/share/hadoop/yarn/hadoop-yarn-applications-distributedshell-2.9.0.jar:/usr/local/hadoop/share/hadoop/yarn/hadoop-yarn-server-applicationhistoryservice-2.9.0.jar:/usr/local/hadoop/share/hadoop/yarn/hadoop-yarn-common-2.9.0.jar:/usr/local/hadoop/share/hadoop/yarn/hadoop-yarn-server-nodemanager-2.9.0.jar:/usr/local/hadoop/share/hadoop/yarn/hadoop-yarn-api-2.9.0.jar:/usr/local/hadoop/share/hadoop/yarn/hadoop-yarn-server-common-2.9.0.jar:/usr/local/hadoop/share/hadoop/mapreduce/lib/asm-3.2.jar:/usr/local/hadoop/share/hadoop/mapreduce/lib/log4j-1.2.17.jar:/usr/local/hadoop/share/hadoop/mapreduce/lib/junit-4.11.jar:/usr/local/hadoop/share/hadoop/mapreduce/lib/hamcrest-core-1.3.jar:/usr/local/hadoop/share/hadoop/mapreduce/lib/commons-compress-1.4.1.jar:/usr/local/hadoop/share/hadoop/mapreduce/lib/jersey-guice-1.9.jar:/usr/local/hadoop/share/hadoop/mapreduce/lib/guice-3.0.jar:/usr/local/hadoop/share/hadoop/mapreduce/lib/xz-1.0.jar:/usr/local/hadoop/share/hadoop/mapreduce/lib/javax.inject-1.jar:/usr/local/hadoop/share/hadoop/mapreduce/lib/leveldbjni-all-1.8.jar:/usr/local/hadoop/share/hadoop/mapreduce/lib/snappy-java-1.0.5.jar:/usr/local/hadoop/share/hadoop/mapreduce/lib/jackson-mapper-asl-1.9.13.jar:/usr/local/hadoop/share/hadoop/mapreduce/lib/paranamer-2.3.jar:/usr/local/hadoop/share/hadoop/mapreduce/lib/netty-3.6.2.Final.jar:/usr/local/hadoop/share/hadoop/mapreduce/lib/jackson-core-asl-1.9.13.jar:/usr/local/hadoop/share/hadoop/mapreduce/lib/protobuf-java-<text:soft-page-break/>2.5.0.jar:/usr/local/hadoop/share/hadoop/mapreduce/lib/hadoop-annotations-2.9.0.jar:/usr/local/hadoop/share/hadoop/mapreduce/lib/avro-1.7.7.jar:/usr/local/hadoop/share/hadoop/mapreduce/lib/guice-servlet-3.0.jar:/usr/local/hadoop/share/hadoop/mapreduce/lib/jersey-server-1.9.jar:/usr/local/hadoop/share/hadoop/mapreduce/lib/commons-io-2.4.jar:/usr/local/hadoop/share/hadoop/mapreduce/lib/jersey-core-1.9.jar:/usr/local/hadoop/share/hadoop/mapreduce/lib/aopalliance-1.0.jar:/usr/local/hadoop/share/hadoop/mapreduce/hadoop-mapreduce-client-jobclient-2.9.0.jar:/usr/local/hadoop/share/hadoop/mapreduce/hadoop-mapreduce-examples-2.9.0.jar:/usr/local/hadoop/share/hadoop/mapreduce/hadoop-mapreduce-client-hs-plugins-2.9.0.jar:/usr/local/hadoop/share/hadoop/mapreduce/hadoop-mapreduce-client-app-2.9.0.jar:/usr/local/hadoop/share/hadoop/mapreduce/hadoop-mapreduce-client-jobclient-2.9.0-tests.jar:/usr/local/hadoop/share/hadoop/mapreduce/hadoop-mapreduce-client-common-2.9.0.jar:/usr/local/hadoop/share/hadoop/mapreduce/hadoop-mapreduce-client-shuffle-2.9.0.jar:/usr/local/hadoop/share/hadoop/mapreduce/hadoop-mapreduce-client-core-2.9.0.jar:/usr/local/hadoop/share/hadoop/mapreduce/hadoop-mapreduce-client-hs-2.9.0.jar:/usr/local/hadoop/contrib/capacity-scheduler/*.jar</text:p>
      <text:p text:style-name="P1">STARTUP_MSG: <text:s text:c="2"/>build = https://git-wip-us.apache.org/repos/asf/hadoop.git -r 756ebc8394e473ac25feac05fa493f6d612e6c50; compiled by 'arsuresh' on 2017-11-13T23:15Z</text:p>
      <text:p text:style-name="P1">STARTUP_MSG: <text:s text:c="2"/>java = 1.8.0_151</text:p>
      <text:p text:style-name="P1">************************************************************/</text:p>
      <text:p text:style-name="P1">18/02/27 20:50:44 INFO namenode.NameNode: registered UNIX signal handlers for [TERM, HUP, INT]</text:p>
      <text:p text:style-name="P1">18/02/27 20:50:44 INFO namenode.NameNode: createNameNode [-format]</text:p>
      <text:p text:style-name="P1">18/02/27 20:50:44 WARN util.NativeCodeLoader: Unable to load native-hadoop library for your platform... using builtin-java classes where applicable</text:p>
      <text:p text:style-name="P1">Formatting using clusterid: CID-f23965b0-1634-4561-841b-154dc21ffd79</text:p>
      <text:p text:style-name="P1">18/02/27 20:50:45 INFO namenode.FSEditLog: Edit logging is async:true</text:p>
      <text:p text:style-name="P1">18/02/27 20:50:45 INFO namenode.FSNamesystem: KeyProvider: null</text:p>
      <text:p text:style-name="P1">18/02/27 20:50:45 INFO namenode.FSNamesystem: fsLock is fair: true</text:p>
      <text:p text:style-name="P1">18/02/27 20:50:45 INFO namenode.FSNamesystem: Detailed lock hold time metrics enabled: false</text:p>
      <text:p text:style-name="P1">18/02/27 20:50:45 INFO namenode.FSNamesystem: fsOwner <text:s text:c="12"/>= hduser (auth:SIMPLE)</text:p>
      <text:p text:style-name="P1">18/02/27 20:50:45 INFO namenode.FSNamesystem: supergroup <text:s text:c="9"/>= supergroup</text:p>
      <text:p text:style-name="P1">18/02/27 20:50:45 INFO namenode.FSNamesystem: isPermissionEnabled = true</text:p>
      <text:p text:style-name="P1">18/02/27 20:50:45 INFO namenode.FSNamesystem: HA Enabled: false</text:p>
      <text:p text:style-name="P1">18/02/27 20:50:45 INFO common.Util: dfs.datanode.fileio.profiling.sampling.percentage set to 0. Disabling file IO profiling</text:p>
      <text:p text:style-name="P1">18/02/27 20:50:45 INFO blockmanagement.DatanodeManager: dfs.block.invalidate.limit: configured=1000, counted=60, effected=1000</text:p>
      <text:p text:style-name="P1">18/02/27 20:50:45 INFO blockmanagement.DatanodeManager: dfs.namenode.datanode.registration.ip-hostname-check=true</text:p>
      <text:p text:style-name="P1">18/02/27 20:50:45 INFO blockmanagement.BlockManager: dfs.namenode.startup.delay.block.deletion.sec is set to 000:00:00:00.000</text:p>
      <text:p text:style-name="P1">18/02/27 20:50:45 INFO blockmanagement.BlockManager: The block deletion will start around 2018 Feb 27 20:50:45</text:p>
      <text:p text:style-name="P1">18/02/27 20:50:45 INFO util.GSet: Computing capacity for map BlocksMap</text:p>
      <text:p text:style-name="P1">18/02/27 20:50:45 INFO util.GSet: VM type <text:s text:c="6"/>= 64-bit</text:p>
      <text:p text:style-name="P1">18/02/27 20:50:45 INFO util.GSet: 2.0% max memory 889 MB = 17.8 MB</text:p>
      <text:p text:style-name="P1">18/02/27 20:50:45 INFO util.GSet: capacity <text:s text:c="5"/>= 2^21 = 2097152 entries</text:p>
      <text:p text:style-name="P1">18/02/27 20:50:45 INFO blockmanagement.BlockManager: dfs.block.access.token.enable=false</text:p>
      <text:p text:style-name="P1">18/02/27 20:50:45 WARN conf.Configuration: No unit for dfs.namenode.safemode.extension(30000) assuming MILLISECONDS</text:p>
      <text:p text:style-name="P1"><text:soft-page-break/>18/02/27 20:50:45 INFO blockmanagement.BlockManagerSafeMode: dfs.namenode.safemode.threshold-pct = 0.9990000128746033</text:p>
      <text:p text:style-name="P1">18/02/27 20:50:45 INFO blockmanagement.BlockManagerSafeMode: dfs.namenode.safemode.min.datanodes = 0</text:p>
      <text:p text:style-name="P1">18/02/27 20:50:45 INFO blockmanagement.BlockManagerSafeMode: dfs.namenode.safemode.extension = 30000</text:p>
      <text:p text:style-name="P1">18/02/27 20:50:45 INFO blockmanagement.BlockManager: defaultReplication <text:s text:c="8"/>= 1</text:p>
      <text:p text:style-name="P1">18/02/27 20:50:45 INFO blockmanagement.BlockManager: maxReplication <text:s text:c="12"/>= 512</text:p>
      <text:p text:style-name="P1">18/02/27 20:50:45 INFO blockmanagement.BlockManager: minReplication <text:s text:c="12"/>= 1</text:p>
      <text:p text:style-name="P1">18/02/27 20:50:45 INFO blockmanagement.BlockManager: maxReplicationStreams <text:s text:c="5"/>= 2</text:p>
      <text:p text:style-name="P1">18/02/27 20:50:45 INFO blockmanagement.BlockManager: replicationRecheckInterval = 3000</text:p>
      <text:p text:style-name="P1">18/02/27 20:50:45 INFO blockmanagement.BlockManager: encryptDataTransfer <text:s text:c="7"/>= false</text:p>
      <text:p text:style-name="P1">18/02/27 20:50:45 INFO blockmanagement.BlockManager: maxNumBlocksToLog <text:s text:c="9"/>= 1000</text:p>
      <text:p text:style-name="P1">18/02/27 20:50:45 INFO namenode.FSNamesystem: Append Enabled: true</text:p>
      <text:p text:style-name="P1">18/02/27 20:50:45 INFO util.GSet: Computing capacity for map INodeMap</text:p>
      <text:p text:style-name="P1">18/02/27 20:50:45 INFO util.GSet: VM type <text:s text:c="6"/>= 64-bit</text:p>
      <text:p text:style-name="P1">18/02/27 20:50:45 INFO util.GSet: 1.0% max memory 889 MB = 8.9 MB</text:p>
      <text:p text:style-name="P1">18/02/27 20:50:45 INFO util.GSet: capacity <text:s text:c="5"/>= 2^20 = 1048576 entries</text:p>
      <text:p text:style-name="P1">18/02/27 20:50:45 INFO namenode.FSDirectory: ACLs enabled? false</text:p>
      <text:p text:style-name="P1">18/02/27 20:50:45 INFO namenode.FSDirectory: XAttrs enabled? true</text:p>
      <text:p text:style-name="P1">18/02/27 20:50:45 INFO namenode.NameNode: Caching file names occurring more than 10 times</text:p>
      <text:p text:style-name="P1">18/02/27 20:50:45 INFO snapshot.SnapshotManager: Loaded config captureOpenFiles: falseskipCaptureAccessTimeOnlyChange: false</text:p>
      <text:p text:style-name="P1">18/02/27 20:50:45 INFO util.GSet: Computing capacity for map cachedBlocks</text:p>
      <text:p text:style-name="P1">18/02/27 20:50:45 INFO util.GSet: VM type <text:s text:c="6"/>= 64-bit</text:p>
      <text:p text:style-name="P1">18/02/27 20:50:45 INFO util.GSet: 0.25% max memory 889 MB = 2.2 MB</text:p>
      <text:p text:style-name="P1">18/02/27 20:50:45 INFO util.GSet: capacity <text:s text:c="5"/>= 2^18 = 262144 entries</text:p>
      <text:p text:style-name="P1">18/02/27 20:50:45 INFO metrics.TopMetrics: NNTop conf: dfs.namenode.top.window.num.buckets = 10</text:p>
      <text:p text:style-name="P1">18/02/27 20:50:45 INFO metrics.TopMetrics: NNTop conf: dfs.namenode.top.num.users = 10</text:p>
      <text:p text:style-name="P1">18/02/27 20:50:45 INFO metrics.TopMetrics: NNTop conf: dfs.namenode.top.windows.minutes = 1,5,25</text:p>
      <text:p text:style-name="P1">18/02/27 20:50:45 INFO namenode.FSNamesystem: Retry cache on namenode is enabled</text:p>
      <text:p text:style-name="P1">18/02/27 20:50:45 INFO namenode.FSNamesystem: Retry cache will use 0.03 of total heap and retry cache entry expiry time is 600000 millis</text:p>
      <text:p text:style-name="P1">18/02/27 20:50:45 INFO util.GSet: Computing capacity for map NameNodeRetryCache</text:p>
      <text:p text:style-name="P1">18/02/27 20:50:45 INFO util.GSet: VM type <text:s text:c="6"/>= 64-bit</text:p>
      <text:p text:style-name="P1">18/02/27 20:50:45 INFO util.GSet: 0.029999999329447746% max memory 889 MB = 273.1 KB</text:p>
      <text:p text:style-name="P1">18/02/27 20:50:45 INFO util.GSet: capacity <text:s text:c="5"/>= 2^15 = 32768 entries</text:p>
      <text:p text:style-name="P1">18/02/27 20:50:45 INFO namenode.FSImage: Allocated new BlockPoolId: BP-2090959684-127.0.1.1-1519744845460</text:p>
      <text:p text:style-name="P1">18/02/27 20:50:45 INFO common.Storage: Storage directory /usr/local/hadoop_tmp/hdfs/namenode has been successfully formatted.</text:p>
      <text:p text:style-name="P1">18/02/27 20:50:45 INFO namenode.FSImageFormatProtobuf: Saving image file /usr/local/hadoop_tmp/hdfs/namenode/current/fsimage.ckpt_0000000000000000000 using no compression</text:p>
      <text:p text:style-name="P1">18/02/27 20:50:45 INFO namenode.FSImageFormatProtobuf: Image file /usr/local/hadoop_tmp/hdfs/namenode/current/fsimage.ckpt_0000000000000000000 of size 323 bytes saved in 0 seconds.</text:p>
      <text:p text:style-name="P1">18/02/27 20:50:45 INFO namenode.NNStorageRetentionManager: Going to retain 1 images with txid &gt;= 0</text:p>
      <text:p text:style-name="P1">18/02/27 20:50:45 INFO namenode.NameNode: SHUTDOWN_MSG: </text:p>
      <text:p text:style-name="P1"><text:soft-page-break/>/************************************************************</text:p>
      <text:p text:style-name="P1">SHUTDOWN_MSG: Shutting down NameNode at info21-HP-280-G2-MT/127.0.1.1</text:p>
      <text:p text:style-name="P1">************************************************************/</text:p>
      <text:p text:style-name="P1">hduser@info21-HP-280-G2-MT:~$ start-dfs.sh</text:p>
      <text:p text:style-name="P1">18/02/27 20:51:46 WARN util.NativeCodeLoader: Unable to load native-hadoop library for your platform... using builtin-java classes where applicable</text:p>
      <text:p text:style-name="P1">Starting namenodes on [localhost]</text:p>
      <text:p text:style-name="P1">localhost: starting namenode, logging to /usr/local/hadoop/logs/hadoop-hduser-namenode-info21-HP-280-G2-MT.out</text:p>
      <text:p text:style-name="P1">localhost: starting datanode, logging to /usr/local/hadoop/logs/hadoop-hduser-datanode-info21-HP-280-G2-MT.out</text:p>
      <text:p text:style-name="P1">Starting secondary namenodes [0.0.0.0]</text:p>
      <text:p text:style-name="P1">The authenticity of host '0.0.0.0 (0.0.0.0)' can't be established.</text:p>
      <text:p text:style-name="P1">ECDSA key fingerprint is SHA256:tJcdxs43xH6zwGkD8WonI1o6aw7W200RSkxSJil2850.</text:p>
      <text:p text:style-name="P1">Are you sure you want to continue connecting (yes/no)? yes</text:p>
      <text:p text:style-name="P1">0.0.0.0: Warning: Permanently added '0.0.0.0' (ECDSA) to the list of known hosts.</text:p>
      <text:p text:style-name="P1">0.0.0.0: starting secondarynamenode, logging to /usr/local/hadoop/logs/hadoop-hduser-secondarynamenode-info21-HP-280-G2-MT.out</text:p>
      <text:p text:style-name="P1">18/02/27 20:52:56 WARN util.NativeCodeLoader: Unable to load native-hadoop library for your platform... using builtin-java classes where applicable</text:p>
      <text:p text:style-name="P1">hduser@info21-HP-280-G2-MT:~$ start-yarn.sh</text:p>
      <text:p text:style-name="P1">starting yarn daemons</text:p>
      <text:p text:style-name="P1">starting resourcemanager, logging to /usr/local/hadoop/logs/yarn-hduser-resourcemanager-info21-HP-280-G2-MT.out</text:p>
      <text:p text:style-name="P1">localhost: starting nodemanager, logging to /usr/local/hadoop/logs/yarn-hduser-nodemanager-info21-HP-280-G2-MT.out</text:p>
      <text:p text:style-name="P1">hduser@info21-HP-280-G2-MT:~$ jps</text:p>
      <text:p text:style-name="P1">4096 NameNode</text:p>
      <text:p text:style-name="P1">5095 Jps</text:p>
      <text:p text:style-name="P1">4456 SecondaryNameNode</text:p>
      <text:p text:style-name="P1">4635 ResourceManager</text:p>
      <text:p text:style-name="P1">4251 DataNode</text:p>
      <text:p text:style-name="P1">4763 NodeManager</text:p>
      <text:p text:style-name="P1">hduser@info21-HP-280-G2-MT:~$ su -hduser</text:p>
      <text:p text:style-name="P1">Usage: su [options] [LOGIN]</text:p>
      <text:p text:style-name="P1"/>
      <text:p text:style-name="P1">Options:</text:p>
      <text:p text:style-name="P1"><text:s text:c="2"/>-c, --command COMMAND <text:s text:c="8"/>pass COMMAND to the invoked shell</text:p>
      <text:p text:style-name="P1"><text:s text:c="2"/>-h, --help <text:s text:c="19"/>display this help message and exit</text:p>
      <text:p text:style-name="P1"><text:s text:c="2"/>-, -l, --login <text:s text:c="15"/>make the shell a login shell</text:p>
      <text:p text:style-name="P1"><text:s text:c="2"/>-m, -p,</text:p>
      <text:p text:style-name="P1"><text:s text:c="2"/>--preserve-environment <text:s text:c="7"/>do not reset environment variables, and</text:p>
      <text:p text:style-name="P1"><text:s text:c="32"/>keep the same shell</text:p>
      <text:p text:style-name="P1"><text:s text:c="2"/>-s, --shell SHELL <text:s text:c="12"/>use SHELL instead of the default in passwd</text:p>
      <text:p text:style-name="P1"/>
      <text:p text:style-name="P1">hduser@info21-HP-280-G2-MT:~$ sudo mkdir mapeduce</text:p>
      <text:p text:style-name="P1">[sudo] password for hduser: </text:p>
      <text:p text:style-name="P1">hduser@info21-HP-280-G2-MT:~$ ls</text:p>
      <text:p text:style-name="P1">examples.desktop <text:s/>mapeduce</text:p>
      <text:p text:style-name="P1">hduser@info21-HP-280-G2-MT:~$ cd mapreduce</text:p>
      <text:p text:style-name="P1">-su: cd: mapreduce: No such file or directory</text:p>
      <text:p text:style-name="P1">hduser@info21-HP-280-G2-MT:~$ <text:s/>cd /home/hduser/mapeduce</text:p>
      <text:p text:style-name="P1"><text:soft-page-break/>hduser@info21-HP-280-G2-MT:~/mapeduce$ ls</text:p>
      <text:p text:style-name="P1">hduser@info21-HP-280-G2-MT:~/mapeduce$ cd ..</text:p>
      <text:p text:style-name="P1">hduser@info21-HP-280-G2-MT:~$ sudo chown -R hduser mapreduce/</text:p>
      <text:p text:style-name="P1">chown: cannot access 'mapreduce/': No such file or directory</text:p>
      <text:p text:style-name="P1">hduser@info21-HP-280-G2-MT:~$ sudo chown -R hduser mapreduce</text:p>
      <text:p text:style-name="P1">chown: cannot access 'mapreduce': No such file or directory</text:p>
      <text:p text:style-name="P1">hduser@info21-HP-280-G2-MT:~$ sudo chown -R hduser /home/hduser/mapreduce</text:p>
      <text:p text:style-name="P1">chown: cannot access '/home/hduser/mapreduce': No such file or directory</text:p>
      <text:p text:style-name="P1">hduser@info21-HP-280-G2-MT:~$ sudo chown -R hduser /home/hduser/mapreduce</text:p>
      <text:p text:style-name="P1">chown: cannot access '/home/hduser/mapreduce': No such file or directory</text:p>
      <text:p text:style-name="P1">hduser@info21-HP-280-G2-MT:~$ sudo chown -R hduser /home/hduser/mapeduce</text:p>
      <text:p text:style-name="P1">hduser@info21-HP-280-G2-MT:~$ sudo chown -R hduser mapeduce</text:p>
      <text:p text:style-name="P1">hduser@info21-HP-280-G2-MT:~$ sudo cp /home/info21/Desktop/map/* /home/hduser/mapeduce/ </text:p>
      <text:p text:style-name="P1">hduser@info21-HP-280-G2-MT:~$ cd mapeduce/</text:p>
      <text:p text:style-name="P1">hduser@info21-HP-280-G2-MT:~/mapeduce$ ls</text:p>
      <text:p text:style-name="P1">hadoop-mapreduce-example-file.txt <text:s/>SalesCountryReducer.java <text:s/>SalesMapper.java</text:p>
      <text:p text:style-name="P1">SalesCountryDriver.java <text:s text:c="11"/>SalesJan2009.csv</text:p>
      <text:p text:style-name="P1">hduser@info21-HP-280-G2-MT:~/mapeduce$ ls -ltr</text:p>
      <text:p text:style-name="P1">total 140</text:p>
      <text:p text:style-name="P1">-rw-r--r-- 1 root root <text:s text:c="3"/>659 Feb 27 21:27 SalesMapper.java</text:p>
      <text:p text:style-name="P1">-rw-r--r-- 1 root root 123637 Feb 27 21:27 SalesJan2009.csv</text:p>
      <text:p text:style-name="P1">-rw-r--r-- 1 root root <text:s text:c="3"/>749 Feb 27 21:27 SalesCountryReducer.java</text:p>
      <text:p text:style-name="P1">-rw-r--r-- 1 root root <text:s text:c="2"/>1367 Feb 27 21:27 SalesCountryDriver.java</text:p>
      <text:p text:style-name="P1">-rw-r--r-- 1 root root <text:s text:c="3"/>391 Feb 27 21:27 hadoop-mapreduce-example-file.txt</text:p>
      <text:p text:style-name="P1">hduser@info21-HP-280-G2-MT:~/mapeduce$ sudo chmod +r "."</text:p>
      <text:p text:style-name="P1">hduser@info21-HP-280-G2-MT:~/mapeduce$ export CLASSPATH="$HADOOP_HOME/share/hadoop/mapreduce/hadoop-mapreduce-client-core-2.9.0.jar:$HADOOP_HOME/share/hadoop/mapreduce/hadoop-mapreduce-client-common-2.9.0.jar:$HADOOP_HOME/share/hadoop/common/hadoop-common-2.9.0.jar:~/mapeduce/SalesCountry/*:$HADOOP_HOME/lib/*"</text:p>
      <text:p text:style-name="P1">hduser@info21-HP-280-G2-MT:~/mapeduce$ javac -d . SalesMapper.java SalesCountryReducer.java SalesCountryDriver.java</text:p>
      <text:p text:style-name="P1">hduser@info21-HP-280-G2-MT:~/mapeduce$ ls</text:p>
      <text:p text:style-name="P1">hadoop-mapreduce-example-file.txt <text:s/>SalesCountryDriver.java <text:s text:c="2"/>SalesJan2009.csv</text:p>
      <text:p text:style-name="P1">SalesCountry <text:s text:c="22"/>SalesCountryReducer.java <text:s/>SalesMapper.java</text:p>
      <text:p text:style-name="P1">hduser@info21-HP-280-G2-MT:~/mapeduce$ cd SalesCountry/</text:p>
      <text:p text:style-name="P1">hduser@info21-HP-280-G2-MT:~/mapeduce/SalesCountry$ ls</text:p>
      <text:p text:style-name="P1">SalesCountryDriver.class <text:s/>SalesCountryReducer.class <text:s/>SalesMapper.class</text:p>
      <text:p text:style-name="P1">hduser@info21-HP-280-G2-MT:~/mapeduce/SalesCountry$ cd ..</text:p>
      <text:p text:style-name="P1">hduser@info21-HP-280-G2-MT:~/mapeduce$ sudo gedit Manifest.txt</text:p>
      <text:p text:style-name="P1"/>
      <text:p text:style-name="P1">(gedit:5887): Gtk-WARNING **: Calling Inhibit failed: GDBus.Error:org.freedesktop.DBus.Error.ServiceUnknown: The name org.gnome.SessionManager was not provided by any .service files</text:p>
      <text:p text:style-name="P1"/>
      <text:p text:style-name="P1">** (gedit:5887): WARNING **: Set document metadata failed: Setting attribute metadata::gedit-spell-enabled not supported</text:p>
      <text:p text:style-name="P1"/>
      <text:p text:style-name="P1">** (gedit:5887): WARNING **: Set document metadata failed: Setting attribute metadata::gedit-encoding not supported</text:p>
      <text:p text:style-name="P1"/>
      <text:p text:style-name="P1"><text:soft-page-break/>** (gedit:5887): WARNING **: Set document metadata failed: Setting attribute metadata::gedit-spell-enabled not supported</text:p>
      <text:p text:style-name="P1"/>
      <text:p text:style-name="P1">** (gedit:5887): WARNING **: Set document metadata failed: Setting attribute metadata::gedit-encoding not supported</text:p>
      <text:p text:style-name="P1"/>
      <text:p text:style-name="P1">** (gedit:5887): WARNING **: Set document metadata failed: Setting attribute metadata::gedit-spell-enabled not supported</text:p>
      <text:p text:style-name="P1"/>
      <text:p text:style-name="P1">** (gedit:5887): WARNING **: Set document metadata failed: Setting attribute metadata::gedit-encoding not supported</text:p>
      <text:p text:style-name="P1"/>
      <text:p text:style-name="P1">** (gedit:5887): WARNING **: Set document metadata failed: Setting attribute metadata::gedit-spell-enabled not supported</text:p>
      <text:p text:style-name="P1"/>
      <text:p text:style-name="P1">** (gedit:5887): WARNING **: Set document metadata failed: Setting attribute metadata::gedit-encoding not supported</text:p>
      <text:p text:style-name="P1"/>
      <text:p text:style-name="P1">** (gedit:5887): WARNING **: Set document metadata failed: Setting attribute metadata::gedit-spell-enabled not supported</text:p>
      <text:p text:style-name="P1"/>
      <text:p text:style-name="P1">** (gedit:5887): WARNING **: Set document metadata failed: Setting attribute metadata::gedit-encoding not supported</text:p>
      <text:p text:style-name="P1"/>
      <text:p text:style-name="P1">** (gedit:5887): WARNING **: Set document metadata failed: Setting attribute metadata::gedit-spell-enabled not supported</text:p>
      <text:p text:style-name="P1"/>
      <text:p text:style-name="P1">** (gedit:5887): WARNING **: Set document metadata failed: Setting attribute metadata::gedit-encoding not supported</text:p>
      <text:p text:style-name="P1"/>
      <text:p text:style-name="P1">** (gedit:5887): WARNING **: Set document metadata failed: Setting attribute metadata::gedit-spell-enabled not supported</text:p>
      <text:p text:style-name="P1"/>
      <text:p text:style-name="P1">** (gedit:5887): WARNING **: Set document metadata failed: Setting attribute metadata::gedit-encoding not supported</text:p>
      <text:p text:style-name="P1"/>
      <text:p text:style-name="P1">** (gedit:5887): WARNING **: Set document metadata failed: Setting attribute metadata::gedit-position not supported</text:p>
      <text:p text:style-name="P1">hduser@info21-HP-280-G2-MT:~/mapeduce$ jar -cfm ProductSalePerCountry.jar Manifest.txt SalesCountry/*.class</text:p>
      <text:p text:style-name="P1">hduser@info21-HP-280-G2-MT:~/mapeduce$ ls </text:p>
      <text:p text:style-name="P1">hadoop-mapreduce-example-file.txt <text:s/>SalesCountry <text:s text:c="13"/>SalesJan2009.csv</text:p>
      <text:p text:style-name="P1">Manifest.txt <text:s text:c="22"/>SalesCountryDriver.java <text:s text:c="2"/>SalesMapper.java</text:p>
      <text:p text:style-name="P1">ProductSalePerCountry.jar <text:s text:c="9"/>SalesCountryReducer.java</text:p>
      <text:p text:style-name="P1">hduser@info21-HP-280-G2-MT:~/mapeduce$ cd</text:p>
      <text:p text:style-name="P1">hduser@info21-HP-280-G2-MT:~$ start-dfs.sh</text:p>
      <text:p text:style-name="P1">18/02/27 21:36:04 WARN util.NativeCodeLoader: Unable to load native-hadoop library for your platform... using builtin-java classes where applicable</text:p>
      <text:p text:style-name="P1">Starting namenodes on [localhost]</text:p>
      <text:p text:style-name="P1">localhost: namenode running as process 4096. Stop it first.</text:p>
      <text:p text:style-name="P1">localhost: datanode running as process 4251. Stop it first.</text:p>
      <text:p text:style-name="P1">Starting secondary namenodes [0.0.0.0]</text:p>
      <text:p text:style-name="P1"><text:soft-page-break/>0.0.0.0: secondarynamenode running as process 4456. Stop it first.</text:p>
      <text:p text:style-name="P1">18/02/27 21:36:07 WARN util.NativeCodeLoader: Unable to load native-hadoop library for your platform... using builtin-java classes where applicable</text:p>
      <text:p text:style-name="P1">hduser@info21-HP-280-G2-MT:~$ start-yarn.sh</text:p>
      <text:p text:style-name="P1">starting yarn daemons</text:p>
      <text:p text:style-name="P1">resourcemanager running as process 4635. Stop it first.</text:p>
      <text:p text:style-name="P1">localhost: nodemanager running as process 4763. Stop it first.</text:p>
      <text:p text:style-name="P1">hduser@info21-HP-280-G2-MT:~$ jps</text:p>
      <text:p text:style-name="P1">4096 NameNode</text:p>
      <text:p text:style-name="P1">6484 Jps</text:p>
      <text:p text:style-name="P1">4456 SecondaryNameNode</text:p>
      <text:p text:style-name="P1">4635 ResourceManager</text:p>
      <text:p text:style-name="P1">4251 DataNode</text:p>
      <text:p text:style-name="P1">4763 NodeManager</text:p>
      <text:p text:style-name="P1">hduser@info21-HP-280-G2-MT:~$ cd mapeduce/</text:p>
      <text:p text:style-name="P1">hduser@info21-HP-280-G2-MT:~/mapeduce$ ls</text:p>
      <text:p text:style-name="P1">hadoop-mapreduce-example-file.txt <text:s/>SalesCountry <text:s text:c="13"/>SalesJan2009.csv</text:p>
      <text:p text:style-name="P1">Manifest.txt <text:s text:c="22"/>SalesCountryDriver.java <text:s text:c="2"/>SalesMapper.java</text:p>
      <text:p text:style-name="P1">ProductSalePerCountry.jar <text:s text:c="9"/>SalesCountryReducer.java</text:p>
      <text:p text:style-name="P1">hduser@info21-HP-280-G2-MT:~/mapeduce$ sudo mkdir ~/input</text:p>
      <text:p text:style-name="P1">hduser@info21-HP-280-G2-MT:~/mapeduce$ $HADOOP_HOME/bin/hdfs dfs -put ~/input /</text:p>
      <text:p text:style-name="P1">18/02/27 21:40:14 WARN util.NativeCodeLoader: Unable to load native-hadoop library for your platform... using builtin-java classes where applicable</text:p>
      <text:p text:style-name="P1">hduser@info21-HP-280-G2-MT:~/mapeduce$ $HADOOP_HOME/bin/hadoop jar ProductSalePerCountry.jar /input /output_info21</text:p>
      <text:p text:style-name="P1">18/02/27 21:42:43 WARN util.NativeCodeLoader: Unable to load native-hadoop library for your platform... using builtin-java classes where applicable</text:p>
      <text:p text:style-name="P1">18/02/27 21:42:43 INFO client.RMProxy: Connecting to ResourceManager at /0.0.0.0:8032</text:p>
      <text:p text:style-name="P1">18/02/27 21:42:44 INFO client.RMProxy: Connecting to ResourceManager at /0.0.0.0:8032</text:p>
      <text:p text:style-name="P1">18/02/27 21:42:44 WARN mapreduce.JobResourceUploader: Hadoop command-line option parsing not performed. Implement the Tool interface and execute your application with ToolRunner to remedy this.</text:p>
      <text:p text:style-name="P1">18/02/27 21:42:44 INFO mapred.FileInputFormat: Total input files to process : 1</text:p>
      <text:p text:style-name="P1">18/02/27 21:42:44 INFO mapreduce.JobSubmitter: number of splits:2</text:p>
      <text:p text:style-name="P1">18/02/27 21:42:44 INFO Configuration.deprecation: yarn.resourcemanager.system-metrics-publisher.enabled is deprecated. Instead, use yarn.system-metrics-publisher.enabled</text:p>
      <text:p text:style-name="P1">18/02/27 21:42:45 INFO mapreduce.JobSubmitter: Submitting tokens for job: job_1519745015509_0001</text:p>
      <text:p text:style-name="P1">18/02/27 21:42:45 INFO impl.YarnClientImpl: Submitted application application_1519745015509_0001</text:p>
      <text:p text:style-name="P1">18/02/27 21:42:45 INFO mapreduce.Job: The url to track the job: http://info21-HP-280-G2-MT:8088/proxy/application_1519745015509_0001/</text:p>
      <text:p text:style-name="P1">18/02/27 21:42:45 INFO mapreduce.Job: Running job: job_1519745015509_0001</text:p>
      <text:p text:style-name="P1">18/02/27 21:42:54 INFO mapreduce.Job: Job job_1519745015509_0001 running in uber mode : false</text:p>
      <text:p text:style-name="P1">18/02/27 21:42:54 INFO mapreduce.Job: <text:s/>map 0% reduce 0%</text:p>
      <text:p text:style-name="P1">18/02/27 21:43:01 INFO mapreduce.Job: <text:s/>map 100% reduce 0%</text:p>
      <text:p text:style-name="P1">18/02/27 21:43:06 INFO mapreduce.Job: <text:s/>map 100% reduce 100%</text:p>
      <text:p text:style-name="P1">18/02/27 21:43:08 INFO mapreduce.Job: Job job_1519745015509_0001 completed successfully</text:p>
      <text:p text:style-name="P1">18/02/27 21:43:08 INFO mapreduce.Job: Counters: 49</text:p>
      <text:p text:style-name="P1"><text:tab/>File System Counters</text:p>
      <text:p text:style-name="P1"><text:tab/><text:tab/>FILE: Number of bytes read=17747</text:p>
      <text:p text:style-name="P1"><text:soft-page-break/><text:tab/><text:tab/>FILE: Number of bytes written=641283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127547</text:p>
      <text:p text:style-name="P1"><text:tab/><text:tab/>HDFS: Number of bytes written=661</text:p>
      <text:p text:style-name="P1"><text:tab/><text:tab/>HDFS: Number of read operations=9</text:p>
      <text:p text:style-name="P1"><text:tab/><text:tab/>HDFS: Number of large read operations=0</text:p>
      <text:p text:style-name="P1"><text:tab/><text:tab/>HDFS: Number of write operations=2</text:p>
      <text:p text:style-name="P1"><text:tab/>Job Counters </text:p>
      <text:p text:style-name="P1"><text:tab/><text:tab/>Launched map tasks=2</text:p>
      <text:p text:style-name="P1"><text:tab/><text:tab/>Launched reduce tasks=1</text:p>
      <text:p text:style-name="P1"><text:tab/><text:tab/>Data-local map tasks=2</text:p>
      <text:p text:style-name="P1"><text:tab/><text:tab/>Total time spent by all maps in occupied slots (ms)=8443</text:p>
      <text:p text:style-name="P1"><text:tab/><text:tab/>Total time spent by all reduces in occupied slots (ms)=3154</text:p>
      <text:p text:style-name="P1"><text:tab/><text:tab/>Total time spent by all map tasks (ms)=8443</text:p>
      <text:p text:style-name="P1"><text:tab/><text:tab/>Total time spent by all reduce tasks (ms)=3154</text:p>
      <text:p text:style-name="P1"><text:tab/><text:tab/>Total vcore-milliseconds taken by all map tasks=8443</text:p>
      <text:p text:style-name="P1"><text:tab/><text:tab/>Total vcore-milliseconds taken by all reduce tasks=3154</text:p>
      <text:p text:style-name="P1"><text:tab/><text:tab/>Total megabyte-milliseconds taken by all map tasks=8645632</text:p>
      <text:p text:style-name="P1"><text:tab/><text:tab/>Total megabyte-milliseconds taken by all reduce tasks=3229696</text:p>
      <text:p text:style-name="P1"><text:tab/>Map-Reduce Framework</text:p>
      <text:p text:style-name="P1"><text:tab/><text:tab/>Map input records=999</text:p>
      <text:p text:style-name="P1"><text:tab/><text:tab/>Map output records=999</text:p>
      <text:p text:style-name="P1"><text:tab/><text:tab/>Map output bytes=15743</text:p>
      <text:p text:style-name="P1"><text:tab/><text:tab/>Map output materialized bytes=17753</text:p>
      <text:p text:style-name="P1"><text:tab/><text:tab/>Input split bytes=192</text:p>
      <text:p text:style-name="P1"><text:tab/><text:tab/>Combine input records=0</text:p>
      <text:p text:style-name="P1"><text:tab/><text:tab/>Combine output records=0</text:p>
      <text:p text:style-name="P1"><text:tab/><text:tab/>Reduce input groups=58</text:p>
      <text:p text:style-name="P1"><text:tab/><text:tab/>Reduce shuffle bytes=17753</text:p>
      <text:p text:style-name="P1"><text:tab/><text:tab/>Reduce input records=999</text:p>
      <text:p text:style-name="P1"><text:tab/><text:tab/>Reduce output records=58</text:p>
      <text:p text:style-name="P1"><text:tab/><text:tab/>Spilled Records=1998</text:p>
      <text:p text:style-name="P1"><text:tab/><text:tab/>Shuffled Maps =2</text:p>
      <text:p text:style-name="P1"><text:tab/><text:tab/>Failed Shuffles=0</text:p>
      <text:p text:style-name="P1"><text:tab/><text:tab/>Merged Map outputs=2</text:p>
      <text:p text:style-name="P1"><text:tab/><text:tab/>GC time elapsed (ms)=170</text:p>
      <text:p text:style-name="P1"><text:tab/><text:tab/>CPU time spent (ms)=1930</text:p>
      <text:p text:style-name="P1"><text:tab/><text:tab/>Physical memory (bytes) snapshot=797171712</text:p>
      <text:p text:style-name="P1"><text:tab/><text:tab/>Virtual memory (bytes) snapshot=5840809984</text:p>
      <text:p text:style-name="P1"><text:tab/><text:tab/>Total committed heap usage (bytes)=511180800</text:p>
      <text:p text:style-name="P1"><text:tab/>Shuffle Errors</text:p>
      <text:p text:style-name="P1"><text:tab/><text:tab/>BAD_ID=0</text:p>
      <text:p text:style-name="P1"><text:tab/><text:tab/>CONNECTION=0</text:p>
      <text:p text:style-name="P1"><text:tab/><text:tab/>IO_ERROR=0</text:p>
      <text:p text:style-name="P1"><text:tab/><text:tab/>WRONG_LENGTH=0</text:p>
      <text:p text:style-name="P1"><text:tab/><text:tab/>WRONG_MAP=0</text:p>
      <text:p text:style-name="P1"><text:tab/><text:tab/>WRONG_REDUCE=0</text:p>
      <text:p text:style-name="P1"><text:tab/>File Input Format Counters </text:p>
      <text:p text:style-name="P1"><text:tab/><text:tab/>Bytes Read=127355</text:p>
      <text:p text:style-name="P1"><text:tab/>File Output Format Counters </text:p>
      <text:p text:style-name="P1"><text:soft-page-break/><text:tab/><text:tab/>Bytes Written=661</text:p>
      <text:p text:style-name="P1">hduser@info21-HP-280-G2-MT:~/mapeduce$ $HADOOP_HOME/bin/hdfs dfs -cat /output_info21/part-00000</text:p>
      <text:p text:style-name="P1">18/02/27 21:44:38 WARN util.NativeCodeLoader: Unable to load native-hadoop library for your platform... using builtin-java classes where applicable</text:p>
      <text:p text:style-name="P1">Argentina<text:tab/>1</text:p>
      <text:p text:style-name="P1">Australia<text:tab/>38</text:p>
      <text:p text:style-name="P1">Austria<text:tab/>7</text:p>
      <text:p text:style-name="P1">Bahrain<text:tab/>1</text:p>
      <text:p text:style-name="P1">Belgium<text:tab/>8</text:p>
      <text:p text:style-name="P1">Bermuda<text:tab/>1</text:p>
      <text:p text:style-name="P1">Brazil<text:tab/>5</text:p>
      <text:p text:style-name="P1">Bulgaria<text:tab/>1</text:p>
      <text:p text:style-name="P1">CO<text:tab/>1</text:p>
      <text:p text:style-name="P1">Canada<text:tab/>76</text:p>
      <text:p text:style-name="P1">Cayman Isls<text:tab/>1</text:p>
      <text:p text:style-name="P1">China<text:tab/>1</text:p>
      <text:p text:style-name="P1">Costa Rica<text:tab/>1</text:p>
      <text:p text:style-name="P1">Country<text:tab/>1</text:p>
      <text:p text:style-name="P1">Czech Republic<text:tab/>3</text:p>
      <text:p text:style-name="P1">Denmark<text:tab/>15</text:p>
      <text:p text:style-name="P1">Dominican Republic<text:tab/>1</text:p>
      <text:p text:style-name="P1">Finland<text:tab/>2</text:p>
      <text:p text:style-name="P1">France<text:tab/>27</text:p>
      <text:p text:style-name="P1">Germany<text:tab/>25</text:p>
      <text:p text:style-name="P1">Greece<text:tab/>1</text:p>
      <text:p text:style-name="P1">Guatemala<text:tab/>1</text:p>
      <text:p text:style-name="P1">Hong Kong<text:tab/>1</text:p>
      <text:p text:style-name="P1">Hungary<text:tab/>3</text:p>
      <text:p text:style-name="P1">Iceland<text:tab/>1</text:p>
      <text:p text:style-name="P1">India<text:tab/>2</text:p>
      <text:p text:style-name="P1">Ireland<text:tab/>49</text:p>
      <text:p text:style-name="P1">Israel<text:tab/>1</text:p>
      <text:p text:style-name="P1">Italy<text:tab/>15</text:p>
      <text:p text:style-name="P1">Japan<text:tab/>2</text:p>
      <text:p text:style-name="P1">Jersey<text:tab/>1</text:p>
      <text:p text:style-name="P1">Kuwait<text:tab/>1</text:p>
      <text:p text:style-name="P1">Latvia<text:tab/>1</text:p>
      <text:p text:style-name="P1">Luxembourg<text:tab/>1</text:p>
      <text:p text:style-name="P1">Malaysia<text:tab/>1</text:p>
      <text:p text:style-name="P1">Malta<text:tab/>2</text:p>
      <text:p text:style-name="P1">Mauritius<text:tab/>1</text:p>
      <text:p text:style-name="P1">Moldova<text:tab/>1</text:p>
      <text:p text:style-name="P1">Monaco<text:tab/>2</text:p>
      <text:p text:style-name="P1">Netherlands<text:tab/>22</text:p>
      <text:p text:style-name="P1">New Zealand<text:tab/>6</text:p>
      <text:p text:style-name="P1">Norway<text:tab/>16</text:p>
      <text:p text:style-name="P1">Philippines<text:tab/>2</text:p>
      <text:p text:style-name="P1">Poland<text:tab/>2</text:p>
      <text:p text:style-name="P1">Romania<text:tab/>1</text:p>
      <text:p text:style-name="P1">Russia<text:tab/>1</text:p>
      <text:p text:style-name="P1">South Africa<text:tab/>5</text:p>
      <text:p text:style-name="P1"><text:soft-page-break/>South Korea<text:tab/>1</text:p>
      <text:p text:style-name="P1">Spain<text:tab/>12</text:p>
      <text:p text:style-name="P1">Sweden<text:tab/>13</text:p>
      <text:p text:style-name="P1">Switzerland<text:tab/>36</text:p>
      <text:p text:style-name="P1">Thailand<text:tab/>2</text:p>
      <text:p text:style-name="P1">The Bahamas<text:tab/>2</text:p>
      <text:p text:style-name="P1">Turkey<text:tab/>6</text:p>
      <text:p text:style-name="P1">Ukraine<text:tab/>1</text:p>
      <text:p text:style-name="P1">United Arab Emirates<text:tab/>6</text:p>
      <text:p text:style-name="P1">United Kingdom<text:tab/>100</text:p>
      <text:p text:style-name="P1">United States<text:tab/>462</text:p>
      <text:p text:style-name="P1">hduser@info21-HP-280-G2-MT:~/mapeduce$ ^C</text:p>
      <text:p text:style-name="P1">hduser@info21-HP-280-G2-MT:~/mapeduce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1:47:35.944141534</meta:creation-date>
    <dc:date>2018-02-27T21:48:32.693116437</dc:date>
    <meta:editing-duration>PT57S</meta:editing-duration>
    <meta:editing-cycles>1</meta:editing-cycles>
    <meta:document-statistic meta:table-count="0" meta:image-count="0" meta:object-count="0" meta:page-count="145" meta:paragraph-count="4890" meta:word-count="7170" meta:character-count="444862" meta:non-whitespace-character-count="441376"/>
    <meta:generator>LibreOffice/5.1.6.2$Linux_X86_64 LibreOffice_project/10m0$Build-2</meta:generator>
  </office:meta>
</office:document-meta>
</file>